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</style:style>
    <style:style style:name="ce4" style:family="table-cell" style:parent-style-name="Default" style:data-style-name="N129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Orp wiki import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okres</text:p>
          </table:table-cell>
          <table:table-cell office:value-type="string" calcext:value-type="string">
            <text:p>orp</text:p>
          </table:table-cell>
        </table:table-row>
        <table:table-row table:style-name="ro1">
          <table:table-cell office:value-type="string" calcext:value-type="string">
            <text:p>Benešov</text:p>
          </table:table-cell>
          <table:table-cell/>
          <table:table-cell table:formula="of:=[.A2]" office:value-type="string" office:string-value="Benešov" calcext:value-type="string">
            <text:p>Benešov</text:p>
          </table:table-cell>
          <table:table-cell/>
        </table:table-row>
        <table:table-row table:style-name="ro1">
          <table:table-cell office:value-type="string" calcext:value-type="string">
            <text:p>Benešov</text:p>
          </table:table-cell>
          <table:table-cell office:value-type="string" calcext:value-type="string">
            <text:p>správní obvod</text:p>
          </table:table-cell>
          <table:table-cell table:formula="of:=IF([.B3]=&quot;správní obvod&quot;;[.C2];[.A3])" office:value-type="string" office:string-value="Benešov" calcext:value-type="string">
            <text:p>Benešov</text:p>
          </table:table-cell>
          <table:table-cell table:formula="of:=IF([.B3]=&quot;správní obvod&quot;;[.A3];&quot;&quot;)" office:value-type="string" office:string-value="Benešov" calcext:value-type="string">
            <text:p>Benešov</text:p>
          </table:table-cell>
        </table:table-row>
        <table:table-row table:style-name="ro1">
          <table:table-cell office:value-type="string" calcext:value-type="string">
            <text:p>Vlašim</text:p>
          </table:table-cell>
          <table:table-cell office:value-type="string" calcext:value-type="string">
            <text:p>správní obvod</text:p>
          </table:table-cell>
          <table:table-cell table:formula="of:=IF([.B4]=&quot;správní obvod&quot;;[.C3];[.A4])" office:value-type="string" office:string-value="Benešov" calcext:value-type="string">
            <text:p>Benešov</text:p>
          </table:table-cell>
          <table:table-cell table:formula="of:=IF([.B4]=&quot;správní obvod&quot;;[.A4];&quot;&quot;)" office:value-type="string" office:string-value="Vlašim" calcext:value-type="string">
            <text:p>Vlašim</text:p>
          </table:table-cell>
        </table:table-row>
        <table:table-row table:style-name="ro1">
          <table:table-cell office:value-type="string" calcext:value-type="string">
            <text:p>Votice</text:p>
          </table:table-cell>
          <table:table-cell office:value-type="string" calcext:value-type="string">
            <text:p>správní obvod</text:p>
          </table:table-cell>
          <table:table-cell table:formula="of:=IF([.B5]=&quot;správní obvod&quot;;[.C4];[.A5])" office:value-type="string" office:string-value="Benešov" calcext:value-type="string">
            <text:p>Benešov</text:p>
          </table:table-cell>
          <table:table-cell table:formula="of:=IF([.B5]=&quot;správní obvod&quot;;[.A5];&quot;&quot;)" office:value-type="string" office:string-value="Votice" calcext:value-type="string">
            <text:p>Votice</text:p>
          </table:table-cell>
        </table:table-row>
        <table:table-row table:style-name="ro1">
          <table:table-cell office:value-type="string" calcext:value-type="string">
            <text:p>Beroun</text:p>
          </table:table-cell>
          <table:table-cell/>
          <table:table-cell table:formula="of:=IF([.B6]=&quot;správní obvod&quot;;[.C5];[.A6])" office:value-type="string" office:string-value="Beroun" calcext:value-type="string">
            <text:p>Beroun</text:p>
          </table:table-cell>
          <table:table-cell table:formula="of:=IF([.B6]=&quot;správní obvod&quot;;[.A6];&quot;&quot;)">
            <text:p/>
          </table:table-cell>
        </table:table-row>
        <table:table-row table:style-name="ro1">
          <table:table-cell office:value-type="string" calcext:value-type="string">
            <text:p>Beroun</text:p>
          </table:table-cell>
          <table:table-cell office:value-type="string" calcext:value-type="string">
            <text:p>správní obvod</text:p>
          </table:table-cell>
          <table:table-cell table:formula="of:=IF([.B7]=&quot;správní obvod&quot;;[.C6];[.A7])" office:value-type="string" office:string-value="Beroun" calcext:value-type="string">
            <text:p>Beroun</text:p>
          </table:table-cell>
          <table:table-cell table:formula="of:=IF([.B7]=&quot;správní obvod&quot;;[.A7];&quot;&quot;)" office:value-type="string" office:string-value="Beroun" calcext:value-type="string">
            <text:p>Beroun</text:p>
          </table:table-cell>
        </table:table-row>
        <table:table-row table:style-name="ro1">
          <table:table-cell office:value-type="string" calcext:value-type="string">
            <text:p>Hořovice</text:p>
          </table:table-cell>
          <table:table-cell office:value-type="string" calcext:value-type="string">
            <text:p>správní obvod</text:p>
          </table:table-cell>
          <table:table-cell table:formula="of:=IF([.B8]=&quot;správní obvod&quot;;[.C7];[.A8])" office:value-type="string" office:string-value="Beroun" calcext:value-type="string">
            <text:p>Beroun</text:p>
          </table:table-cell>
          <table:table-cell table:formula="of:=IF([.B8]=&quot;správní obvod&quot;;[.A8];&quot;&quot;)" office:value-type="string" office:string-value="Hořovice" calcext:value-type="string">
            <text:p>Hořovice</text:p>
          </table:table-cell>
        </table:table-row>
        <table:table-row table:style-name="ro1">
          <table:table-cell office:value-type="string" calcext:value-type="string">
            <text:p>Kladno</text:p>
          </table:table-cell>
          <table:table-cell/>
          <table:table-cell table:formula="of:=IF([.B9]=&quot;správní obvod&quot;;[.C8];[.A9])" office:value-type="string" office:string-value="Kladno" calcext:value-type="string">
            <text:p>Kladno</text:p>
          </table:table-cell>
          <table:table-cell table:formula="of:=IF([.B9]=&quot;správní obvod&quot;;[.A9];&quot;&quot;)">
            <text:p/>
          </table:table-cell>
        </table:table-row>
        <table:table-row table:style-name="ro1">
          <table:table-cell office:value-type="string" calcext:value-type="string">
            <text:p>Kladno</text:p>
          </table:table-cell>
          <table:table-cell office:value-type="string" calcext:value-type="string">
            <text:p>správní obvod</text:p>
          </table:table-cell>
          <table:table-cell table:formula="of:=IF([.B10]=&quot;správní obvod&quot;;[.C9];[.A10])" office:value-type="string" office:string-value="Kladno" calcext:value-type="string">
            <text:p>Kladno</text:p>
          </table:table-cell>
          <table:table-cell table:formula="of:=IF([.B10]=&quot;správní obvod&quot;;[.A10];&quot;&quot;)" office:value-type="string" office:string-value="Kladno" calcext:value-type="string">
            <text:p>Kladno</text:p>
          </table:table-cell>
        </table:table-row>
        <table:table-row table:style-name="ro1">
          <table:table-cell office:value-type="string" calcext:value-type="string">
            <text:p>Slaný</text:p>
          </table:table-cell>
          <table:table-cell office:value-type="string" calcext:value-type="string">
            <text:p>správní obvod</text:p>
          </table:table-cell>
          <table:table-cell table:formula="of:=IF([.B11]=&quot;správní obvod&quot;;[.C10];[.A11])" office:value-type="string" office:string-value="Kladno" calcext:value-type="string">
            <text:p>Kladno</text:p>
          </table:table-cell>
          <table:table-cell table:formula="of:=IF([.B11]=&quot;správní obvod&quot;;[.A11];&quot;&quot;)" office:value-type="string" office:string-value="Slaný" calcext:value-type="string">
            <text:p>Slaný</text:p>
          </table:table-cell>
        </table:table-row>
        <table:table-row table:style-name="ro1">
          <table:table-cell office:value-type="string" calcext:value-type="string">
            <text:p>Kolín</text:p>
          </table:table-cell>
          <table:table-cell/>
          <table:table-cell table:formula="of:=IF([.B12]=&quot;správní obvod&quot;;[.C11];[.A12])" office:value-type="string" office:string-value="Kolín" calcext:value-type="string">
            <text:p>Kolín</text:p>
          </table:table-cell>
          <table:table-cell table:formula="of:=IF([.B12]=&quot;správní obvod&quot;;[.A12];&quot;&quot;)">
            <text:p/>
          </table:table-cell>
        </table:table-row>
        <table:table-row table:style-name="ro1">
          <table:table-cell office:value-type="string" calcext:value-type="string">
            <text:p>Kolín</text:p>
          </table:table-cell>
          <table:table-cell office:value-type="string" calcext:value-type="string">
            <text:p>správní obvod</text:p>
          </table:table-cell>
          <table:table-cell table:formula="of:=IF([.B13]=&quot;správní obvod&quot;;[.C12];[.A13])" office:value-type="string" office:string-value="Kolín" calcext:value-type="string">
            <text:p>Kolín</text:p>
          </table:table-cell>
          <table:table-cell table:formula="of:=IF([.B13]=&quot;správní obvod&quot;;[.A13];&quot;&quot;)" office:value-type="string" office:string-value="Kolín" calcext:value-type="string">
            <text:p>Kolín</text:p>
          </table:table-cell>
        </table:table-row>
        <table:table-row table:style-name="ro1">
          <table:table-cell office:value-type="string" calcext:value-type="string">
            <text:p>Český Brod</text:p>
          </table:table-cell>
          <table:table-cell office:value-type="string" calcext:value-type="string">
            <text:p>správní obvod</text:p>
          </table:table-cell>
          <table:table-cell table:formula="of:=IF([.B14]=&quot;správní obvod&quot;;[.C13];[.A14])" office:value-type="string" office:string-value="Kolín" calcext:value-type="string">
            <text:p>Kolín</text:p>
          </table:table-cell>
          <table:table-cell table:formula="of:=IF([.B14]=&quot;správní obvod&quot;;[.A14];&quot;&quot;)" office:value-type="string" office:string-value="Český Brod" calcext:value-type="string">
            <text:p>Český Brod</text:p>
          </table:table-cell>
        </table:table-row>
        <table:table-row table:style-name="ro1">
          <table:table-cell office:value-type="string" calcext:value-type="string">
            <text:p>Kutná Hora</text:p>
          </table:table-cell>
          <table:table-cell/>
          <table:table-cell table:formula="of:=IF([.B15]=&quot;správní obvod&quot;;[.C14];[.A15])" office:value-type="string" office:string-value="Kutná Hora" calcext:value-type="string">
            <text:p>Kutná Hora</text:p>
          </table:table-cell>
          <table:table-cell table:formula="of:=IF([.B15]=&quot;správní obvod&quot;;[.A15];&quot;&quot;)">
            <text:p/>
          </table:table-cell>
        </table:table-row>
        <table:table-row table:style-name="ro1">
          <table:table-cell office:value-type="string" calcext:value-type="string">
            <text:p>Kutná Hora</text:p>
          </table:table-cell>
          <table:table-cell office:value-type="string" calcext:value-type="string">
            <text:p>správní obvod</text:p>
          </table:table-cell>
          <table:table-cell table:formula="of:=IF([.B16]=&quot;správní obvod&quot;;[.C15];[.A16])" office:value-type="string" office:string-value="Kutná Hora" calcext:value-type="string">
            <text:p>Kutná Hora</text:p>
          </table:table-cell>
          <table:table-cell table:formula="of:=IF([.B16]=&quot;správní obvod&quot;;[.A16];&quot;&quot;)" office:value-type="string" office:string-value="Kutná Hora" calcext:value-type="string">
            <text:p>Kutná Hora</text:p>
          </table:table-cell>
        </table:table-row>
        <table:table-row table:style-name="ro1">
          <table:table-cell office:value-type="string" calcext:value-type="string">
            <text:p>Čáslav</text:p>
          </table:table-cell>
          <table:table-cell office:value-type="string" calcext:value-type="string">
            <text:p>správní obvod</text:p>
          </table:table-cell>
          <table:table-cell table:formula="of:=IF([.B17]=&quot;správní obvod&quot;;[.C16];[.A17])" office:value-type="string" office:string-value="Kutná Hora" calcext:value-type="string">
            <text:p>Kutná Hora</text:p>
          </table:table-cell>
          <table:table-cell table:formula="of:=IF([.B17]=&quot;správní obvod&quot;;[.A17];&quot;&quot;)" office:value-type="string" office:string-value="Čáslav" calcext:value-type="string">
            <text:p>Čáslav</text:p>
          </table:table-cell>
        </table:table-row>
        <table:table-row table:style-name="ro1">
          <table:table-cell office:value-type="string" calcext:value-type="string">
            <text:p>Mělník</text:p>
          </table:table-cell>
          <table:table-cell/>
          <table:table-cell table:formula="of:=IF([.B18]=&quot;správní obvod&quot;;[.C17];[.A18])" office:value-type="string" office:string-value="Mělník" calcext:value-type="string">
            <text:p>Mělník</text:p>
          </table:table-cell>
          <table:table-cell table:formula="of:=IF([.B18]=&quot;správní obvod&quot;;[.A18];&quot;&quot;)">
            <text:p/>
          </table:table-cell>
        </table:table-row>
        <table:table-row table:style-name="ro1">
          <table:table-cell office:value-type="string" calcext:value-type="string">
            <text:p>Mělník</text:p>
          </table:table-cell>
          <table:table-cell office:value-type="string" calcext:value-type="string">
            <text:p>správní obvod</text:p>
          </table:table-cell>
          <table:table-cell table:formula="of:=IF([.B19]=&quot;správní obvod&quot;;[.C18];[.A19])" office:value-type="string" office:string-value="Mělník" calcext:value-type="string">
            <text:p>Mělník</text:p>
          </table:table-cell>
          <table:table-cell table:formula="of:=IF([.B19]=&quot;správní obvod&quot;;[.A19];&quot;&quot;)" office:value-type="string" office:string-value="Mělník" calcext:value-type="string">
            <text:p>Mělník</text:p>
          </table:table-cell>
        </table:table-row>
        <table:table-row table:style-name="ro1">
          <table:table-cell office:value-type="string" calcext:value-type="string">
            <text:p>Kralupy nad Vltavou</text:p>
          </table:table-cell>
          <table:table-cell office:value-type="string" calcext:value-type="string">
            <text:p>správní obvod</text:p>
          </table:table-cell>
          <table:table-cell table:formula="of:=IF([.B20]=&quot;správní obvod&quot;;[.C19];[.A20])" office:value-type="string" office:string-value="Mělník" calcext:value-type="string">
            <text:p>Mělník</text:p>
          </table:table-cell>
          <table:table-cell table:formula="of:=IF([.B20]=&quot;správní obvod&quot;;[.A20];&quot;&quot;)" office:value-type="string" office:string-value="Kralupy nad Vltavou" calcext:value-type="string">
            <text:p>Kralupy nad Vltavou</text:p>
          </table:table-cell>
        </table:table-row>
        <table:table-row table:style-name="ro1">
          <table:table-cell office:value-type="string" calcext:value-type="string">
            <text:p>Neratovice</text:p>
          </table:table-cell>
          <table:table-cell office:value-type="string" calcext:value-type="string">
            <text:p>správní obvod</text:p>
          </table:table-cell>
          <table:table-cell table:formula="of:=IF([.B21]=&quot;správní obvod&quot;;[.C20];[.A21])" office:value-type="string" office:string-value="Mělník" calcext:value-type="string">
            <text:p>Mělník</text:p>
          </table:table-cell>
          <table:table-cell table:formula="of:=IF([.B21]=&quot;správní obvod&quot;;[.A21];&quot;&quot;)" office:value-type="string" office:string-value="Neratovice" calcext:value-type="string">
            <text:p>Neratovice</text:p>
          </table:table-cell>
        </table:table-row>
        <table:table-row table:style-name="ro1">
          <table:table-cell office:value-type="string" calcext:value-type="string">
            <text:p>Mladá Boleslav</text:p>
          </table:table-cell>
          <table:table-cell/>
          <table:table-cell table:formula="of:=IF([.B22]=&quot;správní obvod&quot;;[.C21];[.A22])" office:value-type="string" office:string-value="Mladá Boleslav" calcext:value-type="string">
            <text:p>Mladá Boleslav</text:p>
          </table:table-cell>
          <table:table-cell table:formula="of:=IF([.B22]=&quot;správní obvod&quot;;[.A22];&quot;&quot;)">
            <text:p/>
          </table:table-cell>
        </table:table-row>
        <table:table-row table:style-name="ro1">
          <table:table-cell office:value-type="string" calcext:value-type="string">
            <text:p>Mladá Boleslav</text:p>
          </table:table-cell>
          <table:table-cell office:value-type="string" calcext:value-type="string">
            <text:p>správní obvod</text:p>
          </table:table-cell>
          <table:table-cell table:formula="of:=IF([.B23]=&quot;správní obvod&quot;;[.C22];[.A23])" office:value-type="string" office:string-value="Mladá Boleslav" calcext:value-type="string">
            <text:p>Mladá Boleslav</text:p>
          </table:table-cell>
          <table:table-cell table:formula="of:=IF([.B23]=&quot;správní obvod&quot;;[.A23];&quot;&quot;)" office:value-type="string" office:string-value="Mladá Boleslav" calcext:value-type="string">
            <text:p>Mladá Boleslav</text:p>
          </table:table-cell>
        </table:table-row>
        <table:table-row table:style-name="ro1">
          <table:table-cell office:value-type="string" calcext:value-type="string">
            <text:p>Mnichovo Hradiště</text:p>
          </table:table-cell>
          <table:table-cell office:value-type="string" calcext:value-type="string">
            <text:p>správní obvod</text:p>
          </table:table-cell>
          <table:table-cell table:formula="of:=IF([.B24]=&quot;správní obvod&quot;;[.C23];[.A24])" office:value-type="string" office:string-value="Mladá Boleslav" calcext:value-type="string">
            <text:p>Mladá Boleslav</text:p>
          </table:table-cell>
          <table:table-cell table:formula="of:=IF([.B24]=&quot;správní obvod&quot;;[.A24];&quot;&quot;)" office:value-type="string" office:string-value="Mnichovo Hradiště" calcext:value-type="string">
            <text:p>Mnichovo Hradiště</text:p>
          </table:table-cell>
        </table:table-row>
        <table:table-row table:style-name="ro1">
          <table:table-cell office:value-type="string" calcext:value-type="string">
            <text:p>Nymburk</text:p>
          </table:table-cell>
          <table:table-cell/>
          <table:table-cell table:formula="of:=IF([.B25]=&quot;správní obvod&quot;;[.C24];[.A25])" office:value-type="string" office:string-value="Nymburk" calcext:value-type="string">
            <text:p>Nymburk</text:p>
          </table:table-cell>
          <table:table-cell table:formula="of:=IF([.B25]=&quot;správní obvod&quot;;[.A25];&quot;&quot;)">
            <text:p/>
          </table:table-cell>
        </table:table-row>
        <table:table-row table:style-name="ro1">
          <table:table-cell office:value-type="string" calcext:value-type="string">
            <text:p>Nymburk</text:p>
          </table:table-cell>
          <table:table-cell office:value-type="string" calcext:value-type="string">
            <text:p>správní obvod</text:p>
          </table:table-cell>
          <table:table-cell table:formula="of:=IF([.B26]=&quot;správní obvod&quot;;[.C25];[.A26])" office:value-type="string" office:string-value="Nymburk" calcext:value-type="string">
            <text:p>Nymburk</text:p>
          </table:table-cell>
          <table:table-cell table:formula="of:=IF([.B26]=&quot;správní obvod&quot;;[.A26];&quot;&quot;)" office:value-type="string" office:string-value="Nymburk" calcext:value-type="string">
            <text:p>Nymburk</text:p>
          </table:table-cell>
        </table:table-row>
        <table:table-row table:style-name="ro1">
          <table:table-cell office:value-type="string" calcext:value-type="string">
            <text:p>Lysá nad Labem</text:p>
          </table:table-cell>
          <table:table-cell office:value-type="string" calcext:value-type="string">
            <text:p>správní obvod</text:p>
          </table:table-cell>
          <table:table-cell table:formula="of:=IF([.B27]=&quot;správní obvod&quot;;[.C26];[.A27])" office:value-type="string" office:string-value="Nymburk" calcext:value-type="string">
            <text:p>Nymburk</text:p>
          </table:table-cell>
          <table:table-cell table:formula="of:=IF([.B27]=&quot;správní obvod&quot;;[.A27];&quot;&quot;)" office:value-type="string" office:string-value="Lysá nad Labem" calcext:value-type="string">
            <text:p>Lysá nad Labem</text:p>
          </table:table-cell>
        </table:table-row>
        <table:table-row table:style-name="ro1">
          <table:table-cell office:value-type="string" calcext:value-type="string">
            <text:p>Poděbrady</text:p>
          </table:table-cell>
          <table:table-cell office:value-type="string" calcext:value-type="string">
            <text:p>správní obvod</text:p>
          </table:table-cell>
          <table:table-cell table:formula="of:=IF([.B28]=&quot;správní obvod&quot;;[.C27];[.A28])" office:value-type="string" office:string-value="Nymburk" calcext:value-type="string">
            <text:p>Nymburk</text:p>
          </table:table-cell>
          <table:table-cell table:formula="of:=IF([.B28]=&quot;správní obvod&quot;;[.A28];&quot;&quot;)" office:value-type="string" office:string-value="Poděbrady" calcext:value-type="string">
            <text:p>Poděbrady</text:p>
          </table:table-cell>
        </table:table-row>
        <table:table-row table:style-name="ro1">
          <table:table-cell office:value-type="string" calcext:value-type="string">
            <text:p>Praha-východ</text:p>
          </table:table-cell>
          <table:table-cell/>
          <table:table-cell table:formula="of:=IF([.B29]=&quot;správní obvod&quot;;[.C28];[.A29])" office:value-type="string" office:string-value="Praha-východ" calcext:value-type="string">
            <text:p>Praha-východ</text:p>
          </table:table-cell>
          <table:table-cell table:formula="of:=IF([.B29]=&quot;správní obvod&quot;;[.A29];&quot;&quot;)">
            <text:p/>
          </table:table-cell>
        </table:table-row>
        <table:table-row table:style-name="ro1">
          <table:table-cell office:value-type="string" calcext:value-type="string">
            <text:p>Brandýs nad Labem-Stará Boleslav</text:p>
          </table:table-cell>
          <table:table-cell office:value-type="string" calcext:value-type="string">
            <text:p>správní obvod</text:p>
          </table:table-cell>
          <table:table-cell table:formula="of:=IF([.B30]=&quot;správní obvod&quot;;[.C29];[.A30])" office:value-type="string" office:string-value="Praha-východ" calcext:value-type="string">
            <text:p>Praha-východ</text:p>
          </table:table-cell>
          <table:table-cell table:formula="of:=IF([.B30]=&quot;správní obvod&quot;;[.A30];&quot;&quot;)" office:value-type="string" office:string-value="Brandýs nad Labem-Stará Boleslav" calcext:value-type="string">
            <text:p>Brandýs nad Labem-Stará Boleslav</text:p>
          </table:table-cell>
        </table:table-row>
        <table:table-row table:style-name="ro1">
          <table:table-cell office:value-type="string" calcext:value-type="string">
            <text:p>Říčany</text:p>
          </table:table-cell>
          <table:table-cell office:value-type="string" calcext:value-type="string">
            <text:p>správní obvod</text:p>
          </table:table-cell>
          <table:table-cell table:formula="of:=IF([.B31]=&quot;správní obvod&quot;;[.C30];[.A31])" office:value-type="string" office:string-value="Praha-východ" calcext:value-type="string">
            <text:p>Praha-východ</text:p>
          </table:table-cell>
          <table:table-cell table:formula="of:=IF([.B31]=&quot;správní obvod&quot;;[.A31];&quot;&quot;)" office:value-type="string" office:string-value="Říčany" calcext:value-type="string">
            <text:p>Říčany</text:p>
          </table:table-cell>
        </table:table-row>
        <table:table-row table:style-name="ro1">
          <table:table-cell office:value-type="string" calcext:value-type="string">
            <text:p>Praha-západ</text:p>
          </table:table-cell>
          <table:table-cell/>
          <table:table-cell table:formula="of:=IF([.B32]=&quot;správní obvod&quot;;[.C31];[.A32])" office:value-type="string" office:string-value="Praha-západ" calcext:value-type="string">
            <text:p>Praha-západ</text:p>
          </table:table-cell>
          <table:table-cell table:formula="of:=IF([.B32]=&quot;správní obvod&quot;;[.A32];&quot;&quot;)">
            <text:p/>
          </table:table-cell>
        </table:table-row>
        <table:table-row table:style-name="ro1">
          <table:table-cell office:value-type="string" calcext:value-type="string">
            <text:p>Černošice</text:p>
          </table:table-cell>
          <table:table-cell office:value-type="string" calcext:value-type="string">
            <text:p>správní obvod</text:p>
          </table:table-cell>
          <table:table-cell table:formula="of:=IF([.B33]=&quot;správní obvod&quot;;[.C32];[.A33])" office:value-type="string" office:string-value="Praha-západ" calcext:value-type="string">
            <text:p>Praha-západ</text:p>
          </table:table-cell>
          <table:table-cell table:formula="of:=IF([.B33]=&quot;správní obvod&quot;;[.A33];&quot;&quot;)" office:value-type="string" office:string-value="Černošice" calcext:value-type="string">
            <text:p>Černošice</text:p>
          </table:table-cell>
        </table:table-row>
        <table:table-row table:style-name="ro1">
          <table:table-cell office:value-type="string" calcext:value-type="string">
            <text:p>Příbram</text:p>
          </table:table-cell>
          <table:table-cell/>
          <table:table-cell table:formula="of:=IF([.B34]=&quot;správní obvod&quot;;[.C33];[.A34])" office:value-type="string" office:string-value="Příbram" calcext:value-type="string">
            <text:p>Příbram</text:p>
          </table:table-cell>
          <table:table-cell table:formula="of:=IF([.B34]=&quot;správní obvod&quot;;[.A34];&quot;&quot;)">
            <text:p/>
          </table:table-cell>
        </table:table-row>
        <table:table-row table:style-name="ro1">
          <table:table-cell office:value-type="string" calcext:value-type="string">
            <text:p>Příbram</text:p>
          </table:table-cell>
          <table:table-cell office:value-type="string" calcext:value-type="string">
            <text:p>správní obvod</text:p>
          </table:table-cell>
          <table:table-cell table:formula="of:=IF([.B35]=&quot;správní obvod&quot;;[.C34];[.A35])" office:value-type="string" office:string-value="Příbram" calcext:value-type="string">
            <text:p>Příbram</text:p>
          </table:table-cell>
          <table:table-cell table:formula="of:=IF([.B35]=&quot;správní obvod&quot;;[.A35];&quot;&quot;)" office:value-type="string" office:string-value="Příbram" calcext:value-type="string">
            <text:p>Příbram</text:p>
          </table:table-cell>
        </table:table-row>
        <table:table-row table:style-name="ro1">
          <table:table-cell office:value-type="string" calcext:value-type="string">
            <text:p>Dobříš</text:p>
          </table:table-cell>
          <table:table-cell office:value-type="string" calcext:value-type="string">
            <text:p>správní obvod</text:p>
          </table:table-cell>
          <table:table-cell table:formula="of:=IF([.B36]=&quot;správní obvod&quot;;[.C35];[.A36])" office:value-type="string" office:string-value="Příbram" calcext:value-type="string">
            <text:p>Příbram</text:p>
          </table:table-cell>
          <table:table-cell table:formula="of:=IF([.B36]=&quot;správní obvod&quot;;[.A36];&quot;&quot;)" office:value-type="string" office:string-value="Dobříš" calcext:value-type="string">
            <text:p>Dobříš</text:p>
          </table:table-cell>
        </table:table-row>
        <table:table-row table:style-name="ro1">
          <table:table-cell office:value-type="string" calcext:value-type="string">
            <text:p>Sedlčany</text:p>
          </table:table-cell>
          <table:table-cell office:value-type="string" calcext:value-type="string">
            <text:p>správní obvod</text:p>
          </table:table-cell>
          <table:table-cell table:formula="of:=IF([.B37]=&quot;správní obvod&quot;;[.C36];[.A37])" office:value-type="string" office:string-value="Příbram" calcext:value-type="string">
            <text:p>Příbram</text:p>
          </table:table-cell>
          <table:table-cell table:formula="of:=IF([.B37]=&quot;správní obvod&quot;;[.A37];&quot;&quot;)" office:value-type="string" office:string-value="Sedlčany" calcext:value-type="string">
            <text:p>Sedlčany</text:p>
          </table:table-cell>
        </table:table-row>
        <table:table-row table:style-name="ro1">
          <table:table-cell office:value-type="string" calcext:value-type="string">
            <text:p>Rakovník</text:p>
          </table:table-cell>
          <table:table-cell/>
          <table:table-cell table:formula="of:=IF([.B38]=&quot;správní obvod&quot;;[.C37];[.A38])" office:value-type="string" office:string-value="Rakovník" calcext:value-type="string">
            <text:p>Rakovník</text:p>
          </table:table-cell>
          <table:table-cell table:formula="of:=IF([.B38]=&quot;správní obvod&quot;;[.A38];&quot;&quot;)">
            <text:p/>
          </table:table-cell>
        </table:table-row>
        <table:table-row table:style-name="ro1">
          <table:table-cell office:value-type="string" calcext:value-type="string">
            <text:p>Rakovník</text:p>
          </table:table-cell>
          <table:table-cell office:value-type="string" calcext:value-type="string">
            <text:p>správní obvod</text:p>
          </table:table-cell>
          <table:table-cell table:formula="of:=IF([.B39]=&quot;správní obvod&quot;;[.C38];[.A39])" office:value-type="string" office:string-value="Rakovník" calcext:value-type="string">
            <text:p>Rakovník</text:p>
          </table:table-cell>
          <table:table-cell table:formula="of:=IF([.B39]=&quot;správní obvod&quot;;[.A39];&quot;&quot;)" office:value-type="string" office:string-value="Rakovník" calcext:value-type="string">
            <text:p>Rakovník</text:p>
          </table:table-cell>
        </table:table-row>
        <table:table-row table:style-name="ro1">
          <table:table-cell office:value-type="string" calcext:value-type="string">
            <text:p>Jihočeský kraj</text:p>
          </table:table-cell>
          <table:table-cell/>
          <table:table-cell table:formula="of:=IF([.B40]=&quot;správní obvod&quot;;[.C39];[.A40])" office:value-type="string" office:string-value="Jihočeský kraj" calcext:value-type="string">
            <text:p>Jihočeský kraj</text:p>
          </table:table-cell>
          <table:table-cell table:formula="of:=IF([.B40]=&quot;správní obvod&quot;;[.A40];&quot;&quot;)">
            <text:p/>
          </table:table-cell>
        </table:table-row>
        <table:table-row table:style-name="ro1">
          <table:table-cell office:value-type="string" calcext:value-type="string">
            <text:p>České Budějovice</text:p>
          </table:table-cell>
          <table:table-cell/>
          <table:table-cell table:formula="of:=IF([.B41]=&quot;správní obvod&quot;;[.C40];[.A41])" office:value-type="string" office:string-value="České Budějovice" calcext:value-type="string">
            <text:p>České Budějovice</text:p>
          </table:table-cell>
          <table:table-cell table:formula="of:=IF([.B41]=&quot;správní obvod&quot;;[.A41];&quot;&quot;)">
            <text:p/>
          </table:table-cell>
        </table:table-row>
        <table:table-row table:style-name="ro1">
          <table:table-cell office:value-type="string" calcext:value-type="string">
            <text:p>České Budějovice</text:p>
          </table:table-cell>
          <table:table-cell office:value-type="string" calcext:value-type="string">
            <text:p>správní obvod</text:p>
          </table:table-cell>
          <table:table-cell table:formula="of:=IF([.B42]=&quot;správní obvod&quot;;[.C41];[.A42])" office:value-type="string" office:string-value="České Budějovice" calcext:value-type="string">
            <text:p>České Budějovice</text:p>
          </table:table-cell>
          <table:table-cell table:formula="of:=IF([.B42]=&quot;správní obvod&quot;;[.A42];&quot;&quot;)" office:value-type="string" office:string-value="České Budějovice" calcext:value-type="string">
            <text:p>České Budějovice</text:p>
          </table:table-cell>
        </table:table-row>
        <table:table-row table:style-name="ro1">
          <table:table-cell office:value-type="string" calcext:value-type="string">
            <text:p>Trhové Sviny</text:p>
          </table:table-cell>
          <table:table-cell office:value-type="string" calcext:value-type="string">
            <text:p>správní obvod</text:p>
          </table:table-cell>
          <table:table-cell table:formula="of:=IF([.B43]=&quot;správní obvod&quot;;[.C42];[.A43])" office:value-type="string" office:string-value="České Budějovice" calcext:value-type="string">
            <text:p>České Budějovice</text:p>
          </table:table-cell>
          <table:table-cell table:formula="of:=IF([.B43]=&quot;správní obvod&quot;;[.A43];&quot;&quot;)" office:value-type="string" office:string-value="Trhové Sviny" calcext:value-type="string">
            <text:p>Trhové Sviny</text:p>
          </table:table-cell>
        </table:table-row>
        <table:table-row table:style-name="ro1">
          <table:table-cell office:value-type="string" calcext:value-type="string">
            <text:p>Týn nad Vltavou</text:p>
          </table:table-cell>
          <table:table-cell office:value-type="string" calcext:value-type="string">
            <text:p>správní obvod</text:p>
          </table:table-cell>
          <table:table-cell table:formula="of:=IF([.B44]=&quot;správní obvod&quot;;[.C43];[.A44])" office:value-type="string" office:string-value="České Budějovice" calcext:value-type="string">
            <text:p>České Budějovice</text:p>
          </table:table-cell>
          <table:table-cell table:formula="of:=IF([.B44]=&quot;správní obvod&quot;;[.A44];&quot;&quot;)" office:value-type="string" office:string-value="Týn nad Vltavou" calcext:value-type="string">
            <text:p>Týn nad Vltavou</text:p>
          </table:table-cell>
        </table:table-row>
        <table:table-row table:style-name="ro1">
          <table:table-cell office:value-type="string" calcext:value-type="string">
            <text:p>Český Krumlov</text:p>
          </table:table-cell>
          <table:table-cell/>
          <table:table-cell table:formula="of:=IF([.B45]=&quot;správní obvod&quot;;[.C44];[.A45])" office:value-type="string" office:string-value="Český Krumlov" calcext:value-type="string">
            <text:p>Český Krumlov</text:p>
          </table:table-cell>
          <table:table-cell table:formula="of:=IF([.B45]=&quot;správní obvod&quot;;[.A45];&quot;&quot;)">
            <text:p/>
          </table:table-cell>
        </table:table-row>
        <table:table-row table:style-name="ro1">
          <table:table-cell office:value-type="string" calcext:value-type="string">
            <text:p>Český Krumlov</text:p>
          </table:table-cell>
          <table:table-cell office:value-type="string" calcext:value-type="string">
            <text:p>správní obvod</text:p>
          </table:table-cell>
          <table:table-cell table:formula="of:=IF([.B46]=&quot;správní obvod&quot;;[.C45];[.A46])" office:value-type="string" office:string-value="Český Krumlov" calcext:value-type="string">
            <text:p>Český Krumlov</text:p>
          </table:table-cell>
          <table:table-cell table:formula="of:=IF([.B46]=&quot;správní obvod&quot;;[.A46];&quot;&quot;)" office:value-type="string" office:string-value="Český Krumlov" calcext:value-type="string">
            <text:p>Český Krumlov</text:p>
          </table:table-cell>
        </table:table-row>
        <table:table-row table:style-name="ro1">
          <table:table-cell office:value-type="string" calcext:value-type="string">
            <text:p>Kaplice</text:p>
          </table:table-cell>
          <table:table-cell office:value-type="string" calcext:value-type="string">
            <text:p>správní obvod</text:p>
          </table:table-cell>
          <table:table-cell table:formula="of:=IF([.B47]=&quot;správní obvod&quot;;[.C46];[.A47])" office:value-type="string" office:string-value="Český Krumlov" calcext:value-type="string">
            <text:p>Český Krumlov</text:p>
          </table:table-cell>
          <table:table-cell table:formula="of:=IF([.B47]=&quot;správní obvod&quot;;[.A47];&quot;&quot;)" office:value-type="string" office:string-value="Kaplice" calcext:value-type="string">
            <text:p>Kaplice</text:p>
          </table:table-cell>
        </table:table-row>
        <table:table-row table:style-name="ro1">
          <table:table-cell office:value-type="string" calcext:value-type="string">
            <text:p>Jindřichův Hradec</text:p>
          </table:table-cell>
          <table:table-cell/>
          <table:table-cell table:formula="of:=IF([.B48]=&quot;správní obvod&quot;;[.C47];[.A48])" office:value-type="string" office:string-value="Jindřichův Hradec" calcext:value-type="string">
            <text:p>Jindřichův Hradec</text:p>
          </table:table-cell>
          <table:table-cell table:formula="of:=IF([.B48]=&quot;správní obvod&quot;;[.A48];&quot;&quot;)">
            <text:p/>
          </table:table-cell>
        </table:table-row>
        <table:table-row table:style-name="ro1">
          <table:table-cell office:value-type="string" calcext:value-type="string">
            <text:p>Dačice</text:p>
          </table:table-cell>
          <table:table-cell office:value-type="string" calcext:value-type="string">
            <text:p>správní obvod</text:p>
          </table:table-cell>
          <table:table-cell table:formula="of:=IF([.B49]=&quot;správní obvod&quot;;[.C48];[.A49])" office:value-type="string" office:string-value="Jindřichův Hradec" calcext:value-type="string">
            <text:p>Jindřichův Hradec</text:p>
          </table:table-cell>
          <table:table-cell table:formula="of:=IF([.B49]=&quot;správní obvod&quot;;[.A49];&quot;&quot;)" office:value-type="string" office:string-value="Dačice" calcext:value-type="string">
            <text:p>Dačice</text:p>
          </table:table-cell>
        </table:table-row>
        <table:table-row table:style-name="ro1">
          <table:table-cell office:value-type="string" calcext:value-type="string">
            <text:p>Jindřichův Hradec</text:p>
          </table:table-cell>
          <table:table-cell office:value-type="string" calcext:value-type="string">
            <text:p>správní obvod</text:p>
          </table:table-cell>
          <table:table-cell table:formula="of:=IF([.B50]=&quot;správní obvod&quot;;[.C49];[.A50])" office:value-type="string" office:string-value="Jindřichův Hradec" calcext:value-type="string">
            <text:p>Jindřichův Hradec</text:p>
          </table:table-cell>
          <table:table-cell table:formula="of:=IF([.B50]=&quot;správní obvod&quot;;[.A50];&quot;&quot;)" office:value-type="string" office:string-value="Jindřichův Hradec" calcext:value-type="string">
            <text:p>Jindřichův Hradec</text:p>
          </table:table-cell>
        </table:table-row>
        <table:table-row table:style-name="ro1">
          <table:table-cell office:value-type="string" calcext:value-type="string">
            <text:p>Třeboň</text:p>
          </table:table-cell>
          <table:table-cell office:value-type="string" calcext:value-type="string">
            <text:p>správní obvod</text:p>
          </table:table-cell>
          <table:table-cell table:formula="of:=IF([.B51]=&quot;správní obvod&quot;;[.C50];[.A51])" office:value-type="string" office:string-value="Jindřichův Hradec" calcext:value-type="string">
            <text:p>Jindřichův Hradec</text:p>
          </table:table-cell>
          <table:table-cell table:formula="of:=IF([.B51]=&quot;správní obvod&quot;;[.A51];&quot;&quot;)" office:value-type="string" office:string-value="Třeboň" calcext:value-type="string">
            <text:p>Třeboň</text:p>
          </table:table-cell>
        </table:table-row>
        <table:table-row table:style-name="ro1">
          <table:table-cell office:value-type="string" calcext:value-type="string">
            <text:p>Písek</text:p>
          </table:table-cell>
          <table:table-cell/>
          <table:table-cell table:formula="of:=IF([.B52]=&quot;správní obvod&quot;;[.C51];[.A52])" office:value-type="string" office:string-value="Písek" calcext:value-type="string">
            <text:p>Písek</text:p>
          </table:table-cell>
          <table:table-cell table:formula="of:=IF([.B52]=&quot;správní obvod&quot;;[.A52];&quot;&quot;)">
            <text:p/>
          </table:table-cell>
        </table:table-row>
        <table:table-row table:style-name="ro1">
          <table:table-cell office:value-type="string" calcext:value-type="string">
            <text:p>Milevsko</text:p>
          </table:table-cell>
          <table:table-cell office:value-type="string" calcext:value-type="string">
            <text:p>správní obvod</text:p>
          </table:table-cell>
          <table:table-cell table:formula="of:=IF([.B53]=&quot;správní obvod&quot;;[.C52];[.A53])" office:value-type="string" office:string-value="Písek" calcext:value-type="string">
            <text:p>Písek</text:p>
          </table:table-cell>
          <table:table-cell table:formula="of:=IF([.B53]=&quot;správní obvod&quot;;[.A53];&quot;&quot;)" office:value-type="string" office:string-value="Milevsko" calcext:value-type="string">
            <text:p>Milevsko</text:p>
          </table:table-cell>
        </table:table-row>
        <table:table-row table:style-name="ro1">
          <table:table-cell office:value-type="string" calcext:value-type="string">
            <text:p>Písek</text:p>
          </table:table-cell>
          <table:table-cell office:value-type="string" calcext:value-type="string">
            <text:p>správní obvod</text:p>
          </table:table-cell>
          <table:table-cell table:formula="of:=IF([.B54]=&quot;správní obvod&quot;;[.C53];[.A54])" office:value-type="string" office:string-value="Písek" calcext:value-type="string">
            <text:p>Písek</text:p>
          </table:table-cell>
          <table:table-cell table:formula="of:=IF([.B54]=&quot;správní obvod&quot;;[.A54];&quot;&quot;)" office:value-type="string" office:string-value="Písek" calcext:value-type="string">
            <text:p>Písek</text:p>
          </table:table-cell>
        </table:table-row>
        <table:table-row table:style-name="ro1">
          <table:table-cell office:value-type="string" calcext:value-type="string">
            <text:p>Prachatice</text:p>
          </table:table-cell>
          <table:table-cell/>
          <table:table-cell table:formula="of:=IF([.B55]=&quot;správní obvod&quot;;[.C54];[.A55])" office:value-type="string" office:string-value="Prachatice" calcext:value-type="string">
            <text:p>Prachatice</text:p>
          </table:table-cell>
          <table:table-cell table:formula="of:=IF([.B55]=&quot;správní obvod&quot;;[.A55];&quot;&quot;)">
            <text:p/>
          </table:table-cell>
        </table:table-row>
        <table:table-row table:style-name="ro1">
          <table:table-cell office:value-type="string" calcext:value-type="string">
            <text:p>Prachatice</text:p>
          </table:table-cell>
          <table:table-cell office:value-type="string" calcext:value-type="string">
            <text:p>správní obvod</text:p>
          </table:table-cell>
          <table:table-cell table:formula="of:=IF([.B56]=&quot;správní obvod&quot;;[.C55];[.A56])" office:value-type="string" office:string-value="Prachatice" calcext:value-type="string">
            <text:p>Prachatice</text:p>
          </table:table-cell>
          <table:table-cell table:formula="of:=IF([.B56]=&quot;správní obvod&quot;;[.A56];&quot;&quot;)" office:value-type="string" office:string-value="Prachatice" calcext:value-type="string">
            <text:p>Prachatice</text:p>
          </table:table-cell>
        </table:table-row>
        <table:table-row table:style-name="ro1">
          <table:table-cell office:value-type="string" calcext:value-type="string">
            <text:p>Vimperk</text:p>
          </table:table-cell>
          <table:table-cell office:value-type="string" calcext:value-type="string">
            <text:p>správní obvod</text:p>
          </table:table-cell>
          <table:table-cell table:formula="of:=IF([.B57]=&quot;správní obvod&quot;;[.C56];[.A57])" office:value-type="string" office:string-value="Prachatice" calcext:value-type="string">
            <text:p>Prachatice</text:p>
          </table:table-cell>
          <table:table-cell table:formula="of:=IF([.B57]=&quot;správní obvod&quot;;[.A57];&quot;&quot;)" office:value-type="string" office:string-value="Vimperk" calcext:value-type="string">
            <text:p>Vimperk</text:p>
          </table:table-cell>
        </table:table-row>
        <table:table-row table:style-name="ro1">
          <table:table-cell office:value-type="string" calcext:value-type="string">
            <text:p>Strakonice</text:p>
          </table:table-cell>
          <table:table-cell/>
          <table:table-cell table:formula="of:=IF([.B58]=&quot;správní obvod&quot;;[.C57];[.A58])" office:value-type="string" office:string-value="Strakonice" calcext:value-type="string">
            <text:p>Strakonice</text:p>
          </table:table-cell>
          <table:table-cell table:formula="of:=IF([.B58]=&quot;správní obvod&quot;;[.A58];&quot;&quot;)">
            <text:p/>
          </table:table-cell>
        </table:table-row>
        <table:table-row table:style-name="ro1">
          <table:table-cell office:value-type="string" calcext:value-type="string">
            <text:p>Blatná</text:p>
          </table:table-cell>
          <table:table-cell office:value-type="string" calcext:value-type="string">
            <text:p>správní obvod</text:p>
          </table:table-cell>
          <table:table-cell table:formula="of:=IF([.B59]=&quot;správní obvod&quot;;[.C58];[.A59])" office:value-type="string" office:string-value="Strakonice" calcext:value-type="string">
            <text:p>Strakonice</text:p>
          </table:table-cell>
          <table:table-cell table:formula="of:=IF([.B59]=&quot;správní obvod&quot;;[.A59];&quot;&quot;)" office:value-type="string" office:string-value="Blatná" calcext:value-type="string">
            <text:p>Blatná</text:p>
          </table:table-cell>
        </table:table-row>
        <table:table-row table:style-name="ro1">
          <table:table-cell office:value-type="string" calcext:value-type="string">
            <text:p>Strakonice</text:p>
          </table:table-cell>
          <table:table-cell office:value-type="string" calcext:value-type="string">
            <text:p>správní obvod</text:p>
          </table:table-cell>
          <table:table-cell table:formula="of:=IF([.B60]=&quot;správní obvod&quot;;[.C59];[.A60])" office:value-type="string" office:string-value="Strakonice" calcext:value-type="string">
            <text:p>Strakonice</text:p>
          </table:table-cell>
          <table:table-cell table:formula="of:=IF([.B60]=&quot;správní obvod&quot;;[.A60];&quot;&quot;)" office:value-type="string" office:string-value="Strakonice" calcext:value-type="string">
            <text:p>Strakonice</text:p>
          </table:table-cell>
        </table:table-row>
        <table:table-row table:style-name="ro1">
          <table:table-cell office:value-type="string" calcext:value-type="string">
            <text:p>Vodňany</text:p>
          </table:table-cell>
          <table:table-cell office:value-type="string" calcext:value-type="string">
            <text:p>správní obvod</text:p>
          </table:table-cell>
          <table:table-cell table:formula="of:=IF([.B61]=&quot;správní obvod&quot;;[.C60];[.A61])" office:value-type="string" office:string-value="Strakonice" calcext:value-type="string">
            <text:p>Strakonice</text:p>
          </table:table-cell>
          <table:table-cell table:formula="of:=IF([.B61]=&quot;správní obvod&quot;;[.A61];&quot;&quot;)" office:value-type="string" office:string-value="Vodňany" calcext:value-type="string">
            <text:p>Vodňany</text:p>
          </table:table-cell>
        </table:table-row>
        <table:table-row table:style-name="ro1">
          <table:table-cell office:value-type="string" calcext:value-type="string">
            <text:p>Tábor</text:p>
          </table:table-cell>
          <table:table-cell/>
          <table:table-cell table:formula="of:=IF([.B62]=&quot;správní obvod&quot;;[.C61];[.A62])" office:value-type="string" office:string-value="Tábor" calcext:value-type="string">
            <text:p>Tábor</text:p>
          </table:table-cell>
          <table:table-cell table:formula="of:=IF([.B62]=&quot;správní obvod&quot;;[.A62];&quot;&quot;)">
            <text:p/>
          </table:table-cell>
        </table:table-row>
        <table:table-row table:style-name="ro1">
          <table:table-cell office:value-type="string" calcext:value-type="string">
            <text:p>Soběslav</text:p>
          </table:table-cell>
          <table:table-cell office:value-type="string" calcext:value-type="string">
            <text:p>správní obvod</text:p>
          </table:table-cell>
          <table:table-cell table:formula="of:=IF([.B63]=&quot;správní obvod&quot;;[.C62];[.A63])" office:value-type="string" office:string-value="Tábor" calcext:value-type="string">
            <text:p>Tábor</text:p>
          </table:table-cell>
          <table:table-cell table:formula="of:=IF([.B63]=&quot;správní obvod&quot;;[.A63];&quot;&quot;)" office:value-type="string" office:string-value="Soběslav" calcext:value-type="string">
            <text:p>Soběslav</text:p>
          </table:table-cell>
        </table:table-row>
        <table:table-row table:style-name="ro1">
          <table:table-cell office:value-type="string" calcext:value-type="string">
            <text:p>Tábor</text:p>
          </table:table-cell>
          <table:table-cell office:value-type="string" calcext:value-type="string">
            <text:p>správní obvod</text:p>
          </table:table-cell>
          <table:table-cell table:formula="of:=IF([.B64]=&quot;správní obvod&quot;;[.C63];[.A64])" office:value-type="string" office:string-value="Tábor" calcext:value-type="string">
            <text:p>Tábor</text:p>
          </table:table-cell>
          <table:table-cell table:formula="of:=IF([.B64]=&quot;správní obvod&quot;;[.A64];&quot;&quot;)" office:value-type="string" office:string-value="Tábor" calcext:value-type="string">
            <text:p>Tábor</text:p>
          </table:table-cell>
        </table:table-row>
        <table:table-row table:style-name="ro1">
          <table:table-cell office:value-type="string" calcext:value-type="string">
            <text:p>Plzeňský kraj</text:p>
          </table:table-cell>
          <table:table-cell/>
          <table:table-cell table:formula="of:=IF([.B65]=&quot;správní obvod&quot;;[.C64];[.A65])" office:value-type="string" office:string-value="Plzeňský kraj" calcext:value-type="string">
            <text:p>Plzeňský kraj</text:p>
          </table:table-cell>
          <table:table-cell table:formula="of:=IF([.B65]=&quot;správní obvod&quot;;[.A65];&quot;&quot;)">
            <text:p/>
          </table:table-cell>
        </table:table-row>
        <table:table-row table:style-name="ro1">
          <table:table-cell office:value-type="string" calcext:value-type="string">
            <text:p>Domažlice</text:p>
          </table:table-cell>
          <table:table-cell/>
          <table:table-cell table:formula="of:=IF([.B66]=&quot;správní obvod&quot;;[.C65];[.A66])" office:value-type="string" office:string-value="Domažlice" calcext:value-type="string">
            <text:p>Domažlice</text:p>
          </table:table-cell>
          <table:table-cell table:formula="of:=IF([.B66]=&quot;správní obvod&quot;;[.A66];&quot;&quot;)">
            <text:p/>
          </table:table-cell>
        </table:table-row>
        <table:table-row table:style-name="ro1">
          <table:table-cell office:value-type="string" calcext:value-type="string">
            <text:p>Domažlice</text:p>
          </table:table-cell>
          <table:table-cell office:value-type="string" calcext:value-type="string">
            <text:p>správní obvod</text:p>
          </table:table-cell>
          <table:table-cell table:formula="of:=IF([.B67]=&quot;správní obvod&quot;;[.C66];[.A67])" office:value-type="string" office:string-value="Domažlice" calcext:value-type="string">
            <text:p>Domažlice</text:p>
          </table:table-cell>
          <table:table-cell table:formula="of:=IF([.B67]=&quot;správní obvod&quot;;[.A67];&quot;&quot;)" office:value-type="string" office:string-value="Domažlice" calcext:value-type="string">
            <text:p>Domažlice</text:p>
          </table:table-cell>
        </table:table-row>
        <table:table-row table:style-name="ro1">
          <table:table-cell office:value-type="string" calcext:value-type="string">
            <text:p>Horšovský Týn</text:p>
          </table:table-cell>
          <table:table-cell office:value-type="string" calcext:value-type="string">
            <text:p>správní obvod</text:p>
          </table:table-cell>
          <table:table-cell table:formula="of:=IF([.B68]=&quot;správní obvod&quot;;[.C67];[.A68])" office:value-type="string" office:string-value="Domažlice" calcext:value-type="string">
            <text:p>Domažlice</text:p>
          </table:table-cell>
          <table:table-cell table:formula="of:=IF([.B68]=&quot;správní obvod&quot;;[.A68];&quot;&quot;)" office:value-type="string" office:string-value="Horšovský Týn" calcext:value-type="string">
            <text:p>Horšovský Týn</text:p>
          </table:table-cell>
        </table:table-row>
        <table:table-row table:style-name="ro1">
          <table:table-cell office:value-type="string" calcext:value-type="string">
            <text:p>Klatovy</text:p>
          </table:table-cell>
          <table:table-cell/>
          <table:table-cell table:formula="of:=IF([.B69]=&quot;správní obvod&quot;;[.C68];[.A69])" office:value-type="string" office:string-value="Klatovy" calcext:value-type="string">
            <text:p>Klatovy</text:p>
          </table:table-cell>
          <table:table-cell table:formula="of:=IF([.B69]=&quot;správní obvod&quot;;[.A69];&quot;&quot;)">
            <text:p/>
          </table:table-cell>
        </table:table-row>
        <table:table-row table:style-name="ro1">
          <table:table-cell office:value-type="string" calcext:value-type="string">
            <text:p>Horažďovice</text:p>
          </table:table-cell>
          <table:table-cell office:value-type="string" calcext:value-type="string">
            <text:p>správní obvod</text:p>
          </table:table-cell>
          <table:table-cell table:formula="of:=IF([.B70]=&quot;správní obvod&quot;;[.C69];[.A70])" office:value-type="string" office:string-value="Klatovy" calcext:value-type="string">
            <text:p>Klatovy</text:p>
          </table:table-cell>
          <table:table-cell table:formula="of:=IF([.B70]=&quot;správní obvod&quot;;[.A70];&quot;&quot;)" office:value-type="string" office:string-value="Horažďovice" calcext:value-type="string">
            <text:p>Horažďovice</text:p>
          </table:table-cell>
        </table:table-row>
        <table:table-row table:style-name="ro1">
          <table:table-cell office:value-type="string" calcext:value-type="string">
            <text:p>Klatovy</text:p>
          </table:table-cell>
          <table:table-cell office:value-type="string" calcext:value-type="string">
            <text:p>správní obvod</text:p>
          </table:table-cell>
          <table:table-cell table:formula="of:=IF([.B71]=&quot;správní obvod&quot;;[.C70];[.A71])" office:value-type="string" office:string-value="Klatovy" calcext:value-type="string">
            <text:p>Klatovy</text:p>
          </table:table-cell>
          <table:table-cell table:formula="of:=IF([.B71]=&quot;správní obvod&quot;;[.A71];&quot;&quot;)" office:value-type="string" office:string-value="Klatovy" calcext:value-type="string">
            <text:p>Klatovy</text:p>
          </table:table-cell>
        </table:table-row>
        <table:table-row table:style-name="ro1">
          <table:table-cell office:value-type="string" calcext:value-type="string">
            <text:p>Sušice</text:p>
          </table:table-cell>
          <table:table-cell office:value-type="string" calcext:value-type="string">
            <text:p>správní obvod</text:p>
          </table:table-cell>
          <table:table-cell table:formula="of:=IF([.B72]=&quot;správní obvod&quot;;[.C71];[.A72])" office:value-type="string" office:string-value="Klatovy" calcext:value-type="string">
            <text:p>Klatovy</text:p>
          </table:table-cell>
          <table:table-cell table:formula="of:=IF([.B72]=&quot;správní obvod&quot;;[.A72];&quot;&quot;)" office:value-type="string" office:string-value="Sušice" calcext:value-type="string">
            <text:p>Sušice</text:p>
          </table:table-cell>
        </table:table-row>
        <table:table-row table:style-name="ro1">
          <table:table-cell office:value-type="string" calcext:value-type="string">
            <text:p>Plzeň-jih</text:p>
          </table:table-cell>
          <table:table-cell/>
          <table:table-cell table:formula="of:=IF([.B73]=&quot;správní obvod&quot;;[.C72];[.A73])" office:value-type="string" office:string-value="Plzeň-jih" calcext:value-type="string">
            <text:p>Plzeň-jih</text:p>
          </table:table-cell>
          <table:table-cell table:formula="of:=IF([.B73]=&quot;správní obvod&quot;;[.A73];&quot;&quot;)">
            <text:p/>
          </table:table-cell>
        </table:table-row>
        <table:table-row table:style-name="ro1">
          <table:table-cell office:value-type="string" calcext:value-type="string">
            <text:p>Blovice</text:p>
          </table:table-cell>
          <table:table-cell office:value-type="string" calcext:value-type="string">
            <text:p>správní obvod</text:p>
          </table:table-cell>
          <table:table-cell table:formula="of:=IF([.B74]=&quot;správní obvod&quot;;[.C73];[.A74])" office:value-type="string" office:string-value="Plzeň-jih" calcext:value-type="string">
            <text:p>Plzeň-jih</text:p>
          </table:table-cell>
          <table:table-cell table:formula="of:=IF([.B74]=&quot;správní obvod&quot;;[.A74];&quot;&quot;)" office:value-type="string" office:string-value="Blovice" calcext:value-type="string">
            <text:p>Blovice</text:p>
          </table:table-cell>
        </table:table-row>
        <table:table-row table:style-name="ro1">
          <table:table-cell office:value-type="string" calcext:value-type="string">
            <text:p>Nepomuk</text:p>
          </table:table-cell>
          <table:table-cell office:value-type="string" calcext:value-type="string">
            <text:p>správní obvod</text:p>
          </table:table-cell>
          <table:table-cell table:formula="of:=IF([.B75]=&quot;správní obvod&quot;;[.C74];[.A75])" office:value-type="string" office:string-value="Plzeň-jih" calcext:value-type="string">
            <text:p>Plzeň-jih</text:p>
          </table:table-cell>
          <table:table-cell table:formula="of:=IF([.B75]=&quot;správní obvod&quot;;[.A75];&quot;&quot;)" office:value-type="string" office:string-value="Nepomuk" calcext:value-type="string">
            <text:p>Nepomuk</text:p>
          </table:table-cell>
        </table:table-row>
        <table:table-row table:style-name="ro1">
          <table:table-cell office:value-type="string" calcext:value-type="string">
            <text:p>Přeštice</text:p>
          </table:table-cell>
          <table:table-cell office:value-type="string" calcext:value-type="string">
            <text:p>správní obvod</text:p>
          </table:table-cell>
          <table:table-cell table:formula="of:=IF([.B76]=&quot;správní obvod&quot;;[.C75];[.A76])" office:value-type="string" office:string-value="Plzeň-jih" calcext:value-type="string">
            <text:p>Plzeň-jih</text:p>
          </table:table-cell>
          <table:table-cell table:formula="of:=IF([.B76]=&quot;správní obvod&quot;;[.A76];&quot;&quot;)" office:value-type="string" office:string-value="Přeštice" calcext:value-type="string">
            <text:p>Přeštice</text:p>
          </table:table-cell>
        </table:table-row>
        <table:table-row table:style-name="ro1">
          <table:table-cell office:value-type="string" calcext:value-type="string">
            <text:p>Stod</text:p>
          </table:table-cell>
          <table:table-cell office:value-type="string" calcext:value-type="string">
            <text:p>správní obvod</text:p>
          </table:table-cell>
          <table:table-cell table:formula="of:=IF([.B77]=&quot;správní obvod&quot;;[.C76];[.A77])" office:value-type="string" office:string-value="Plzeň-jih" calcext:value-type="string">
            <text:p>Plzeň-jih</text:p>
          </table:table-cell>
          <table:table-cell table:formula="of:=IF([.B77]=&quot;správní obvod&quot;;[.A77];&quot;&quot;)" office:value-type="string" office:string-value="Stod" calcext:value-type="string">
            <text:p>Stod</text:p>
          </table:table-cell>
        </table:table-row>
        <table:table-row table:style-name="ro1">
          <table:table-cell office:value-type="string" calcext:value-type="string">
            <text:p>Plzeň-město</text:p>
          </table:table-cell>
          <table:table-cell/>
          <table:table-cell table:formula="of:=IF([.B78]=&quot;správní obvod&quot;;[.C77];[.A78])" office:value-type="string" office:string-value="Plzeň-město" calcext:value-type="string">
            <text:p>Plzeň-město</text:p>
          </table:table-cell>
          <table:table-cell table:formula="of:=IF([.B78]=&quot;správní obvod&quot;;[.A78];&quot;&quot;)">
            <text:p/>
          </table:table-cell>
        </table:table-row>
        <table:table-row table:style-name="ro1">
          <table:table-cell office:value-type="string" calcext:value-type="string">
            <text:p>Plzeň</text:p>
          </table:table-cell>
          <table:table-cell office:value-type="string" calcext:value-type="string">
            <text:p>správní obvod</text:p>
          </table:table-cell>
          <table:table-cell table:formula="of:=IF([.B79]=&quot;správní obvod&quot;;[.C78];[.A79])" office:value-type="string" office:string-value="Plzeň-město" calcext:value-type="string">
            <text:p>Plzeň-město</text:p>
          </table:table-cell>
          <table:table-cell table:formula="of:=IF([.B79]=&quot;správní obvod&quot;;[.A79];&quot;&quot;)" office:value-type="string" office:string-value="Plzeň" calcext:value-type="string">
            <text:p>Plzeň</text:p>
          </table:table-cell>
        </table:table-row>
        <table:table-row table:style-name="ro1">
          <table:table-cell office:value-type="string" calcext:value-type="string">
            <text:p>Plzeň-sever</text:p>
          </table:table-cell>
          <table:table-cell/>
          <table:table-cell table:formula="of:=IF([.B80]=&quot;správní obvod&quot;;[.C79];[.A80])" office:value-type="string" office:string-value="Plzeň-sever" calcext:value-type="string">
            <text:p>Plzeň-sever</text:p>
          </table:table-cell>
          <table:table-cell table:formula="of:=IF([.B80]=&quot;správní obvod&quot;;[.A80];&quot;&quot;)">
            <text:p/>
          </table:table-cell>
        </table:table-row>
        <table:table-row table:style-name="ro1">
          <table:table-cell office:value-type="string" calcext:value-type="string">
            <text:p>Kralovice</text:p>
          </table:table-cell>
          <table:table-cell office:value-type="string" calcext:value-type="string">
            <text:p>správní obvod</text:p>
          </table:table-cell>
          <table:table-cell table:formula="of:=IF([.B81]=&quot;správní obvod&quot;;[.C80];[.A81])" office:value-type="string" office:string-value="Plzeň-sever" calcext:value-type="string">
            <text:p>Plzeň-sever</text:p>
          </table:table-cell>
          <table:table-cell table:formula="of:=IF([.B81]=&quot;správní obvod&quot;;[.A81];&quot;&quot;)" office:value-type="string" office:string-value="Kralovice" calcext:value-type="string">
            <text:p>Kralovice</text:p>
          </table:table-cell>
        </table:table-row>
        <table:table-row table:style-name="ro1">
          <table:table-cell office:value-type="string" calcext:value-type="string">
            <text:p>Nýřany</text:p>
          </table:table-cell>
          <table:table-cell office:value-type="string" calcext:value-type="string">
            <text:p>správní obvod</text:p>
          </table:table-cell>
          <table:table-cell table:formula="of:=IF([.B82]=&quot;správní obvod&quot;;[.C81];[.A82])" office:value-type="string" office:string-value="Plzeň-sever" calcext:value-type="string">
            <text:p>Plzeň-sever</text:p>
          </table:table-cell>
          <table:table-cell table:formula="of:=IF([.B82]=&quot;správní obvod&quot;;[.A82];&quot;&quot;)" office:value-type="string" office:string-value="Nýřany" calcext:value-type="string">
            <text:p>Nýřany</text:p>
          </table:table-cell>
        </table:table-row>
        <table:table-row table:style-name="ro1">
          <table:table-cell office:value-type="string" calcext:value-type="string">
            <text:p>Rokycany</text:p>
          </table:table-cell>
          <table:table-cell/>
          <table:table-cell table:formula="of:=IF([.B83]=&quot;správní obvod&quot;;[.C82];[.A83])" office:value-type="string" office:string-value="Rokycany" calcext:value-type="string">
            <text:p>Rokycany</text:p>
          </table:table-cell>
          <table:table-cell table:formula="of:=IF([.B83]=&quot;správní obvod&quot;;[.A83];&quot;&quot;)">
            <text:p/>
          </table:table-cell>
        </table:table-row>
        <table:table-row table:style-name="ro1">
          <table:table-cell office:value-type="string" calcext:value-type="string">
            <text:p>Rokycany</text:p>
          </table:table-cell>
          <table:table-cell office:value-type="string" calcext:value-type="string">
            <text:p>správní obvod</text:p>
          </table:table-cell>
          <table:table-cell table:formula="of:=IF([.B84]=&quot;správní obvod&quot;;[.C83];[.A84])" office:value-type="string" office:string-value="Rokycany" calcext:value-type="string">
            <text:p>Rokycany</text:p>
          </table:table-cell>
          <table:table-cell table:formula="of:=IF([.B84]=&quot;správní obvod&quot;;[.A84];&quot;&quot;)" office:value-type="string" office:string-value="Rokycany" calcext:value-type="string">
            <text:p>Rokycany</text:p>
          </table:table-cell>
        </table:table-row>
        <table:table-row table:style-name="ro1">
          <table:table-cell office:value-type="string" calcext:value-type="string">
            <text:p>Tachov</text:p>
          </table:table-cell>
          <table:table-cell/>
          <table:table-cell table:formula="of:=IF([.B85]=&quot;správní obvod&quot;;[.C84];[.A85])" office:value-type="string" office:string-value="Tachov" calcext:value-type="string">
            <text:p>Tachov</text:p>
          </table:table-cell>
          <table:table-cell table:formula="of:=IF([.B85]=&quot;správní obvod&quot;;[.A85];&quot;&quot;)">
            <text:p/>
          </table:table-cell>
        </table:table-row>
        <table:table-row table:style-name="ro1">
          <table:table-cell office:value-type="string" calcext:value-type="string">
            <text:p>Stříbro</text:p>
          </table:table-cell>
          <table:table-cell office:value-type="string" calcext:value-type="string">
            <text:p>správní obvod</text:p>
          </table:table-cell>
          <table:table-cell table:formula="of:=IF([.B86]=&quot;správní obvod&quot;;[.C85];[.A86])" office:value-type="string" office:string-value="Tachov" calcext:value-type="string">
            <text:p>Tachov</text:p>
          </table:table-cell>
          <table:table-cell table:formula="of:=IF([.B86]=&quot;správní obvod&quot;;[.A86];&quot;&quot;)" office:value-type="string" office:string-value="Stříbro" calcext:value-type="string">
            <text:p>Stříbro</text:p>
          </table:table-cell>
        </table:table-row>
        <table:table-row table:style-name="ro1">
          <table:table-cell office:value-type="string" calcext:value-type="string">
            <text:p>Tachov</text:p>
          </table:table-cell>
          <table:table-cell office:value-type="string" calcext:value-type="string">
            <text:p>správní obvod</text:p>
          </table:table-cell>
          <table:table-cell table:formula="of:=IF([.B87]=&quot;správní obvod&quot;;[.C86];[.A87])" office:value-type="string" office:string-value="Tachov" calcext:value-type="string">
            <text:p>Tachov</text:p>
          </table:table-cell>
          <table:table-cell table:formula="of:=IF([.B87]=&quot;správní obvod&quot;;[.A87];&quot;&quot;)" office:value-type="string" office:string-value="Tachov" calcext:value-type="string">
            <text:p>Tachov</text:p>
          </table:table-cell>
        </table:table-row>
        <table:table-row table:style-name="ro1">
          <table:table-cell office:value-type="string" calcext:value-type="string">
            <text:p>Karlovarský kraj</text:p>
          </table:table-cell>
          <table:table-cell/>
          <table:table-cell table:formula="of:=IF([.B88]=&quot;správní obvod&quot;;[.C87];[.A88])" office:value-type="string" office:string-value="Karlovarský kraj" calcext:value-type="string">
            <text:p>Karlovarský kraj</text:p>
          </table:table-cell>
          <table:table-cell table:formula="of:=IF([.B88]=&quot;správní obvod&quot;;[.A88];&quot;&quot;)">
            <text:p/>
          </table:table-cell>
        </table:table-row>
        <table:table-row table:style-name="ro1">
          <table:table-cell office:value-type="string" calcext:value-type="string">
            <text:p>Cheb</text:p>
          </table:table-cell>
          <table:table-cell/>
          <table:table-cell table:formula="of:=IF([.B89]=&quot;správní obvod&quot;;[.C88];[.A89])" office:value-type="string" office:string-value="Cheb" calcext:value-type="string">
            <text:p>Cheb</text:p>
          </table:table-cell>
          <table:table-cell table:formula="of:=IF([.B89]=&quot;správní obvod&quot;;[.A89];&quot;&quot;)">
            <text:p/>
          </table:table-cell>
        </table:table-row>
        <table:table-row table:style-name="ro1">
          <table:table-cell office:value-type="string" calcext:value-type="string">
            <text:p>Aš</text:p>
          </table:table-cell>
          <table:table-cell office:value-type="string" calcext:value-type="string">
            <text:p>správní obvod</text:p>
          </table:table-cell>
          <table:table-cell table:formula="of:=IF([.B90]=&quot;správní obvod&quot;;[.C89];[.A90])" office:value-type="string" office:string-value="Cheb" calcext:value-type="string">
            <text:p>Cheb</text:p>
          </table:table-cell>
          <table:table-cell table:formula="of:=IF([.B90]=&quot;správní obvod&quot;;[.A90];&quot;&quot;)" office:value-type="string" office:string-value="Aš" calcext:value-type="string">
            <text:p>Aš</text:p>
          </table:table-cell>
        </table:table-row>
        <table:table-row table:style-name="ro1">
          <table:table-cell office:value-type="string" calcext:value-type="string">
            <text:p>Cheb</text:p>
          </table:table-cell>
          <table:table-cell office:value-type="string" calcext:value-type="string">
            <text:p>správní obvod</text:p>
          </table:table-cell>
          <table:table-cell table:formula="of:=IF([.B91]=&quot;správní obvod&quot;;[.C90];[.A91])" office:value-type="string" office:string-value="Cheb" calcext:value-type="string">
            <text:p>Cheb</text:p>
          </table:table-cell>
          <table:table-cell table:formula="of:=IF([.B91]=&quot;správní obvod&quot;;[.A91];&quot;&quot;)" office:value-type="string" office:string-value="Cheb" calcext:value-type="string">
            <text:p>Cheb</text:p>
          </table:table-cell>
        </table:table-row>
        <table:table-row table:style-name="ro1">
          <table:table-cell office:value-type="string" calcext:value-type="string">
            <text:p>Mariánské Lázně</text:p>
          </table:table-cell>
          <table:table-cell office:value-type="string" calcext:value-type="string">
            <text:p>správní obvod</text:p>
          </table:table-cell>
          <table:table-cell table:formula="of:=IF([.B92]=&quot;správní obvod&quot;;[.C91];[.A92])" office:value-type="string" office:string-value="Cheb" calcext:value-type="string">
            <text:p>Cheb</text:p>
          </table:table-cell>
          <table:table-cell table:formula="of:=IF([.B92]=&quot;správní obvod&quot;;[.A92];&quot;&quot;)" office:value-type="string" office:string-value="Mariánské Lázně" calcext:value-type="string">
            <text:p>Mariánské Lázně</text:p>
          </table:table-cell>
        </table:table-row>
        <table:table-row table:style-name="ro1">
          <table:table-cell office:value-type="string" calcext:value-type="string">
            <text:p>Karlovy Vary</text:p>
          </table:table-cell>
          <table:table-cell/>
          <table:table-cell table:formula="of:=IF([.B93]=&quot;správní obvod&quot;;[.C92];[.A93])" office:value-type="string" office:string-value="Karlovy Vary" calcext:value-type="string">
            <text:p>Karlovy Vary</text:p>
          </table:table-cell>
          <table:table-cell table:formula="of:=IF([.B93]=&quot;správní obvod&quot;;[.A93];&quot;&quot;)">
            <text:p/>
          </table:table-cell>
        </table:table-row>
        <table:table-row table:style-name="ro1">
          <table:table-cell office:value-type="string" calcext:value-type="string">
            <text:p>Karlovy Vary</text:p>
          </table:table-cell>
          <table:table-cell office:value-type="string" calcext:value-type="string">
            <text:p>správní obvod</text:p>
          </table:table-cell>
          <table:table-cell table:formula="of:=IF([.B94]=&quot;správní obvod&quot;;[.C93];[.A94])" office:value-type="string" office:string-value="Karlovy Vary" calcext:value-type="string">
            <text:p>Karlovy Vary</text:p>
          </table:table-cell>
          <table:table-cell table:formula="of:=IF([.B94]=&quot;správní obvod&quot;;[.A94];&quot;&quot;)" office:value-type="string" office:string-value="Karlovy Vary" calcext:value-type="string">
            <text:p>Karlovy Vary</text:p>
          </table:table-cell>
        </table:table-row>
        <table:table-row table:style-name="ro1">
          <table:table-cell office:value-type="string" calcext:value-type="string">
            <text:p>Ostrov</text:p>
          </table:table-cell>
          <table:table-cell office:value-type="string" calcext:value-type="string">
            <text:p>správní obvod</text:p>
          </table:table-cell>
          <table:table-cell table:formula="of:=IF([.B95]=&quot;správní obvod&quot;;[.C94];[.A95])" office:value-type="string" office:string-value="Karlovy Vary" calcext:value-type="string">
            <text:p>Karlovy Vary</text:p>
          </table:table-cell>
          <table:table-cell table:formula="of:=IF([.B95]=&quot;správní obvod&quot;;[.A95];&quot;&quot;)" office:value-type="string" office:string-value="Ostrov" calcext:value-type="string">
            <text:p>Ostrov</text:p>
          </table:table-cell>
        </table:table-row>
        <table:table-row table:style-name="ro1">
          <table:table-cell office:value-type="string" calcext:value-type="string">
            <text:p>Sokolov</text:p>
          </table:table-cell>
          <table:table-cell/>
          <table:table-cell table:formula="of:=IF([.B96]=&quot;správní obvod&quot;;[.C95];[.A96])" office:value-type="string" office:string-value="Sokolov" calcext:value-type="string">
            <text:p>Sokolov</text:p>
          </table:table-cell>
          <table:table-cell table:formula="of:=IF([.B96]=&quot;správní obvod&quot;;[.A96];&quot;&quot;)">
            <text:p/>
          </table:table-cell>
        </table:table-row>
        <table:table-row table:style-name="ro1">
          <table:table-cell office:value-type="string" calcext:value-type="string">
            <text:p>Kraslice</text:p>
          </table:table-cell>
          <table:table-cell office:value-type="string" calcext:value-type="string">
            <text:p>správní obvod</text:p>
          </table:table-cell>
          <table:table-cell table:formula="of:=IF([.B97]=&quot;správní obvod&quot;;[.C96];[.A97])" office:value-type="string" office:string-value="Sokolov" calcext:value-type="string">
            <text:p>Sokolov</text:p>
          </table:table-cell>
          <table:table-cell table:formula="of:=IF([.B97]=&quot;správní obvod&quot;;[.A97];&quot;&quot;)" office:value-type="string" office:string-value="Kraslice" calcext:value-type="string">
            <text:p>Kraslice</text:p>
          </table:table-cell>
        </table:table-row>
        <table:table-row table:style-name="ro1">
          <table:table-cell office:value-type="string" calcext:value-type="string">
            <text:p>Sokolov</text:p>
          </table:table-cell>
          <table:table-cell office:value-type="string" calcext:value-type="string">
            <text:p>správní obvod</text:p>
          </table:table-cell>
          <table:table-cell table:formula="of:=IF([.B98]=&quot;správní obvod&quot;;[.C97];[.A98])" office:value-type="string" office:string-value="Sokolov" calcext:value-type="string">
            <text:p>Sokolov</text:p>
          </table:table-cell>
          <table:table-cell table:formula="of:=IF([.B98]=&quot;správní obvod&quot;;[.A98];&quot;&quot;)" office:value-type="string" office:string-value="Sokolov" calcext:value-type="string">
            <text:p>Sokolov</text:p>
          </table:table-cell>
        </table:table-row>
        <table:table-row table:style-name="ro1">
          <table:table-cell office:value-type="string" calcext:value-type="string">
            <text:p>Ústecký kraj</text:p>
          </table:table-cell>
          <table:table-cell/>
          <table:table-cell table:formula="of:=IF([.B99]=&quot;správní obvod&quot;;[.C98];[.A99])" office:value-type="string" office:string-value="Ústecký kraj" calcext:value-type="string">
            <text:p>Ústecký kraj</text:p>
          </table:table-cell>
          <table:table-cell table:formula="of:=IF([.B99]=&quot;správní obvod&quot;;[.A99];&quot;&quot;)">
            <text:p/>
          </table:table-cell>
        </table:table-row>
        <table:table-row table:style-name="ro1">
          <table:table-cell office:value-type="string" calcext:value-type="string">
            <text:p>Děčín</text:p>
          </table:table-cell>
          <table:table-cell/>
          <table:table-cell table:formula="of:=IF([.B100]=&quot;správní obvod&quot;;[.C99];[.A100])" office:value-type="string" office:string-value="Děčín" calcext:value-type="string">
            <text:p>Děčín</text:p>
          </table:table-cell>
          <table:table-cell table:formula="of:=IF([.B100]=&quot;správní obvod&quot;;[.A100];&quot;&quot;)">
            <text:p/>
          </table:table-cell>
        </table:table-row>
        <table:table-row table:style-name="ro1">
          <table:table-cell office:value-type="string" calcext:value-type="string">
            <text:p>Děčín</text:p>
          </table:table-cell>
          <table:table-cell office:value-type="string" calcext:value-type="string">
            <text:p>správní obvod</text:p>
          </table:table-cell>
          <table:table-cell table:formula="of:=IF([.B101]=&quot;správní obvod&quot;;[.C100];[.A101])" office:value-type="string" office:string-value="Děčín" calcext:value-type="string">
            <text:p>Děčín</text:p>
          </table:table-cell>
          <table:table-cell table:formula="of:=IF([.B101]=&quot;správní obvod&quot;;[.A101];&quot;&quot;)" office:value-type="string" office:string-value="Děčín" calcext:value-type="string">
            <text:p>Děčín</text:p>
          </table:table-cell>
        </table:table-row>
        <table:table-row table:style-name="ro1">
          <table:table-cell office:value-type="string" calcext:value-type="string">
            <text:p>Rumburk</text:p>
          </table:table-cell>
          <table:table-cell office:value-type="string" calcext:value-type="string">
            <text:p>správní obvod</text:p>
          </table:table-cell>
          <table:table-cell table:formula="of:=IF([.B102]=&quot;správní obvod&quot;;[.C101];[.A102])" office:value-type="string" office:string-value="Děčín" calcext:value-type="string">
            <text:p>Děčín</text:p>
          </table:table-cell>
          <table:table-cell table:formula="of:=IF([.B102]=&quot;správní obvod&quot;;[.A102];&quot;&quot;)" office:value-type="string" office:string-value="Rumburk" calcext:value-type="string">
            <text:p>Rumburk</text:p>
          </table:table-cell>
        </table:table-row>
        <table:table-row table:style-name="ro1">
          <table:table-cell office:value-type="string" calcext:value-type="string">
            <text:p>Varnsdorf</text:p>
          </table:table-cell>
          <table:table-cell office:value-type="string" calcext:value-type="string">
            <text:p>správní obvod</text:p>
          </table:table-cell>
          <table:table-cell table:formula="of:=IF([.B103]=&quot;správní obvod&quot;;[.C102];[.A103])" office:value-type="string" office:string-value="Děčín" calcext:value-type="string">
            <text:p>Děčín</text:p>
          </table:table-cell>
          <table:table-cell table:formula="of:=IF([.B103]=&quot;správní obvod&quot;;[.A103];&quot;&quot;)" office:value-type="string" office:string-value="Varnsdorf" calcext:value-type="string">
            <text:p>Varnsdorf</text:p>
          </table:table-cell>
        </table:table-row>
        <table:table-row table:style-name="ro1">
          <table:table-cell office:value-type="string" calcext:value-type="string">
            <text:p>Chomutov</text:p>
          </table:table-cell>
          <table:table-cell/>
          <table:table-cell table:formula="of:=IF([.B104]=&quot;správní obvod&quot;;[.C103];[.A104])" office:value-type="string" office:string-value="Chomutov" calcext:value-type="string">
            <text:p>Chomutov</text:p>
          </table:table-cell>
          <table:table-cell table:formula="of:=IF([.B104]=&quot;správní obvod&quot;;[.A104];&quot;&quot;)">
            <text:p/>
          </table:table-cell>
        </table:table-row>
        <table:table-row table:style-name="ro1">
          <table:table-cell office:value-type="string" calcext:value-type="string">
            <text:p>Chomutov</text:p>
          </table:table-cell>
          <table:table-cell office:value-type="string" calcext:value-type="string">
            <text:p>správní obvod</text:p>
          </table:table-cell>
          <table:table-cell table:formula="of:=IF([.B105]=&quot;správní obvod&quot;;[.C104];[.A105])" office:value-type="string" office:string-value="Chomutov" calcext:value-type="string">
            <text:p>Chomutov</text:p>
          </table:table-cell>
          <table:table-cell table:formula="of:=IF([.B105]=&quot;správní obvod&quot;;[.A105];&quot;&quot;)" office:value-type="string" office:string-value="Chomutov" calcext:value-type="string">
            <text:p>Chomutov</text:p>
          </table:table-cell>
        </table:table-row>
        <table:table-row table:style-name="ro1">
          <table:table-cell office:value-type="string" calcext:value-type="string">
            <text:p>Kadaň</text:p>
          </table:table-cell>
          <table:table-cell office:value-type="string" calcext:value-type="string">
            <text:p>správní obvod</text:p>
          </table:table-cell>
          <table:table-cell table:formula="of:=IF([.B106]=&quot;správní obvod&quot;;[.C105];[.A106])" office:value-type="string" office:string-value="Chomutov" calcext:value-type="string">
            <text:p>Chomutov</text:p>
          </table:table-cell>
          <table:table-cell table:formula="of:=IF([.B106]=&quot;správní obvod&quot;;[.A106];&quot;&quot;)" office:value-type="string" office:string-value="Kadaň" calcext:value-type="string">
            <text:p>Kadaň</text:p>
          </table:table-cell>
        </table:table-row>
        <table:table-row table:style-name="ro1">
          <table:table-cell office:value-type="string" calcext:value-type="string">
            <text:p>Litoměřice</text:p>
          </table:table-cell>
          <table:table-cell/>
          <table:table-cell table:formula="of:=IF([.B107]=&quot;správní obvod&quot;;[.C106];[.A107])" office:value-type="string" office:string-value="Litoměřice" calcext:value-type="string">
            <text:p>Litoměřice</text:p>
          </table:table-cell>
          <table:table-cell table:formula="of:=IF([.B107]=&quot;správní obvod&quot;;[.A107];&quot;&quot;)">
            <text:p/>
          </table:table-cell>
        </table:table-row>
        <table:table-row table:style-name="ro1">
          <table:table-cell office:value-type="string" calcext:value-type="string">
            <text:p>Litoměřice</text:p>
          </table:table-cell>
          <table:table-cell office:value-type="string" calcext:value-type="string">
            <text:p>správní obvod</text:p>
          </table:table-cell>
          <table:table-cell table:formula="of:=IF([.B108]=&quot;správní obvod&quot;;[.C107];[.A108])" office:value-type="string" office:string-value="Litoměřice" calcext:value-type="string">
            <text:p>Litoměřice</text:p>
          </table:table-cell>
          <table:table-cell table:formula="of:=IF([.B108]=&quot;správní obvod&quot;;[.A108];&quot;&quot;)" office:value-type="string" office:string-value="Litoměřice" calcext:value-type="string">
            <text:p>Litoměřice</text:p>
          </table:table-cell>
        </table:table-row>
        <table:table-row table:style-name="ro1">
          <table:table-cell office:value-type="string" calcext:value-type="string">
            <text:p>Lovosice</text:p>
          </table:table-cell>
          <table:table-cell office:value-type="string" calcext:value-type="string">
            <text:p>správní obvod</text:p>
          </table:table-cell>
          <table:table-cell table:formula="of:=IF([.B109]=&quot;správní obvod&quot;;[.C108];[.A109])" office:value-type="string" office:string-value="Litoměřice" calcext:value-type="string">
            <text:p>Litoměřice</text:p>
          </table:table-cell>
          <table:table-cell table:formula="of:=IF([.B109]=&quot;správní obvod&quot;;[.A109];&quot;&quot;)" office:value-type="string" office:string-value="Lovosice" calcext:value-type="string">
            <text:p>Lovosice</text:p>
          </table:table-cell>
        </table:table-row>
        <table:table-row table:style-name="ro1">
          <table:table-cell office:value-type="string" calcext:value-type="string">
            <text:p>Roudnice nad Labem</text:p>
          </table:table-cell>
          <table:table-cell office:value-type="string" calcext:value-type="string">
            <text:p>správní obvod</text:p>
          </table:table-cell>
          <table:table-cell table:formula="of:=IF([.B110]=&quot;správní obvod&quot;;[.C109];[.A110])" office:value-type="string" office:string-value="Litoměřice" calcext:value-type="string">
            <text:p>Litoměřice</text:p>
          </table:table-cell>
          <table:table-cell table:formula="of:=IF([.B110]=&quot;správní obvod&quot;;[.A110];&quot;&quot;)" office:value-type="string" office:string-value="Roudnice nad Labem" calcext:value-type="string">
            <text:p>Roudnice nad Labem</text:p>
          </table:table-cell>
        </table:table-row>
        <table:table-row table:style-name="ro1">
          <table:table-cell office:value-type="string" calcext:value-type="string">
            <text:p>Louny</text:p>
          </table:table-cell>
          <table:table-cell/>
          <table:table-cell table:formula="of:=IF([.B111]=&quot;správní obvod&quot;;[.C110];[.A111])" office:value-type="string" office:string-value="Louny" calcext:value-type="string">
            <text:p>Louny</text:p>
          </table:table-cell>
          <table:table-cell table:formula="of:=IF([.B111]=&quot;správní obvod&quot;;[.A111];&quot;&quot;)">
            <text:p/>
          </table:table-cell>
        </table:table-row>
        <table:table-row table:style-name="ro1">
          <table:table-cell office:value-type="string" calcext:value-type="string">
            <text:p>Louny</text:p>
          </table:table-cell>
          <table:table-cell office:value-type="string" calcext:value-type="string">
            <text:p>správní obvod</text:p>
          </table:table-cell>
          <table:table-cell table:formula="of:=IF([.B112]=&quot;správní obvod&quot;;[.C111];[.A112])" office:value-type="string" office:string-value="Louny" calcext:value-type="string">
            <text:p>Louny</text:p>
          </table:table-cell>
          <table:table-cell table:formula="of:=IF([.B112]=&quot;správní obvod&quot;;[.A112];&quot;&quot;)" office:value-type="string" office:string-value="Louny" calcext:value-type="string">
            <text:p>Louny</text:p>
          </table:table-cell>
        </table:table-row>
        <table:table-row table:style-name="ro1">
          <table:table-cell office:value-type="string" calcext:value-type="string">
            <text:p>Podbořany</text:p>
          </table:table-cell>
          <table:table-cell office:value-type="string" calcext:value-type="string">
            <text:p>správní obvod</text:p>
          </table:table-cell>
          <table:table-cell table:formula="of:=IF([.B113]=&quot;správní obvod&quot;;[.C112];[.A113])" office:value-type="string" office:string-value="Louny" calcext:value-type="string">
            <text:p>Louny</text:p>
          </table:table-cell>
          <table:table-cell table:formula="of:=IF([.B113]=&quot;správní obvod&quot;;[.A113];&quot;&quot;)" office:value-type="string" office:string-value="Podbořany" calcext:value-type="string">
            <text:p>Podbořany</text:p>
          </table:table-cell>
        </table:table-row>
        <table:table-row table:style-name="ro1">
          <table:table-cell office:value-type="string" calcext:value-type="string">
            <text:p>Žatec</text:p>
          </table:table-cell>
          <table:table-cell office:value-type="string" calcext:value-type="string">
            <text:p>správní obvod</text:p>
          </table:table-cell>
          <table:table-cell table:formula="of:=IF([.B114]=&quot;správní obvod&quot;;[.C113];[.A114])" office:value-type="string" office:string-value="Louny" calcext:value-type="string">
            <text:p>Louny</text:p>
          </table:table-cell>
          <table:table-cell table:formula="of:=IF([.B114]=&quot;správní obvod&quot;;[.A114];&quot;&quot;)" office:value-type="string" office:string-value="Žatec" calcext:value-type="string">
            <text:p>Žatec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/>
          <table:table-cell table:formula="of:=IF([.B115]=&quot;správní obvod&quot;;[.C114];[.A115])" office:value-type="string" office:string-value="Most" calcext:value-type="string">
            <text:p>Most</text:p>
          </table:table-cell>
          <table:table-cell table:formula="of:=IF([.B115]=&quot;správní obvod&quot;;[.A115];&quot;&quot;)">
            <text:p/>
          </table:table-cell>
        </table:table-row>
        <table:table-row table:style-name="ro1">
          <table:table-cell office:value-type="string" calcext:value-type="string">
            <text:p>Litvínov</text:p>
          </table:table-cell>
          <table:table-cell office:value-type="string" calcext:value-type="string">
            <text:p>správní obvod</text:p>
          </table:table-cell>
          <table:table-cell table:formula="of:=IF([.B116]=&quot;správní obvod&quot;;[.C115];[.A116])" office:value-type="string" office:string-value="Most" calcext:value-type="string">
            <text:p>Most</text:p>
          </table:table-cell>
          <table:table-cell table:formula="of:=IF([.B116]=&quot;správní obvod&quot;;[.A116];&quot;&quot;)" office:value-type="string" office:string-value="Litvínov" calcext:value-type="string">
            <text:p>Litvínov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string" calcext:value-type="string">
            <text:p>správní obvod</text:p>
          </table:table-cell>
          <table:table-cell table:formula="of:=IF([.B117]=&quot;správní obvod&quot;;[.C116];[.A117])" office:value-type="string" office:string-value="Most" calcext:value-type="string">
            <text:p>Most</text:p>
          </table:table-cell>
          <table:table-cell table:formula="of:=IF([.B117]=&quot;správní obvod&quot;;[.A117];&quot;&quot;)" office:value-type="string" office:string-value="Most" calcext:value-type="string">
            <text:p>Most</text:p>
          </table:table-cell>
        </table:table-row>
        <table:table-row table:style-name="ro1">
          <table:table-cell office:value-type="string" calcext:value-type="string">
            <text:p>Teplice</text:p>
          </table:table-cell>
          <table:table-cell/>
          <table:table-cell table:formula="of:=IF([.B118]=&quot;správní obvod&quot;;[.C117];[.A118])" office:value-type="string" office:string-value="Teplice" calcext:value-type="string">
            <text:p>Teplice</text:p>
          </table:table-cell>
          <table:table-cell table:formula="of:=IF([.B118]=&quot;správní obvod&quot;;[.A118];&quot;&quot;)">
            <text:p/>
          </table:table-cell>
        </table:table-row>
        <table:table-row table:style-name="ro1">
          <table:table-cell office:value-type="string" calcext:value-type="string">
            <text:p>Bílina</text:p>
          </table:table-cell>
          <table:table-cell office:value-type="string" calcext:value-type="string">
            <text:p>správní obvod</text:p>
          </table:table-cell>
          <table:table-cell table:formula="of:=IF([.B119]=&quot;správní obvod&quot;;[.C118];[.A119])" office:value-type="string" office:string-value="Teplice" calcext:value-type="string">
            <text:p>Teplice</text:p>
          </table:table-cell>
          <table:table-cell table:formula="of:=IF([.B119]=&quot;správní obvod&quot;;[.A119];&quot;&quot;)" office:value-type="string" office:string-value="Bílina" calcext:value-type="string">
            <text:p>Bílina</text:p>
          </table:table-cell>
        </table:table-row>
        <table:table-row table:style-name="ro1">
          <table:table-cell office:value-type="string" calcext:value-type="string">
            <text:p>Teplice</text:p>
          </table:table-cell>
          <table:table-cell office:value-type="string" calcext:value-type="string">
            <text:p>správní obvod</text:p>
          </table:table-cell>
          <table:table-cell table:formula="of:=IF([.B120]=&quot;správní obvod&quot;;[.C119];[.A120])" office:value-type="string" office:string-value="Teplice" calcext:value-type="string">
            <text:p>Teplice</text:p>
          </table:table-cell>
          <table:table-cell table:formula="of:=IF([.B120]=&quot;správní obvod&quot;;[.A120];&quot;&quot;)" office:value-type="string" office:string-value="Teplice" calcext:value-type="string">
            <text:p>Teplice</text:p>
          </table:table-cell>
        </table:table-row>
        <table:table-row table:style-name="ro1">
          <table:table-cell office:value-type="string" calcext:value-type="string">
            <text:p>Ústí nad Labem</text:p>
          </table:table-cell>
          <table:table-cell/>
          <table:table-cell table:formula="of:=IF([.B121]=&quot;správní obvod&quot;;[.C120];[.A121])" office:value-type="string" office:string-value="Ústí nad Labem" calcext:value-type="string">
            <text:p>Ústí nad Labem</text:p>
          </table:table-cell>
          <table:table-cell table:formula="of:=IF([.B121]=&quot;správní obvod&quot;;[.A121];&quot;&quot;)">
            <text:p/>
          </table:table-cell>
        </table:table-row>
        <table:table-row table:style-name="ro1">
          <table:table-cell office:value-type="string" calcext:value-type="string">
            <text:p>Ústí nad Labem</text:p>
          </table:table-cell>
          <table:table-cell office:value-type="string" calcext:value-type="string">
            <text:p>správní obvod</text:p>
          </table:table-cell>
          <table:table-cell table:formula="of:=IF([.B122]=&quot;správní obvod&quot;;[.C121];[.A122])" office:value-type="string" office:string-value="Ústí nad Labem" calcext:value-type="string">
            <text:p>Ústí nad Labem</text:p>
          </table:table-cell>
          <table:table-cell table:formula="of:=IF([.B122]=&quot;správní obvod&quot;;[.A122];&quot;&quot;)" office:value-type="string" office:string-value="Ústí nad Labem" calcext:value-type="string">
            <text:p>Ústí nad Labem</text:p>
          </table:table-cell>
        </table:table-row>
        <table:table-row table:style-name="ro1">
          <table:table-cell office:value-type="string" calcext:value-type="string">
            <text:p>Liberecký kraj</text:p>
          </table:table-cell>
          <table:table-cell/>
          <table:table-cell table:formula="of:=IF([.B123]=&quot;správní obvod&quot;;[.C122];[.A123])" office:value-type="string" office:string-value="Liberecký kraj" calcext:value-type="string">
            <text:p>Liberecký kraj</text:p>
          </table:table-cell>
          <table:table-cell table:formula="of:=IF([.B123]=&quot;správní obvod&quot;;[.A123];&quot;&quot;)">
            <text:p/>
          </table:table-cell>
        </table:table-row>
        <table:table-row table:style-name="ro1">
          <table:table-cell office:value-type="string" calcext:value-type="string">
            <text:p>Česká Lípa</text:p>
          </table:table-cell>
          <table:table-cell/>
          <table:table-cell table:formula="of:=IF([.B124]=&quot;správní obvod&quot;;[.C123];[.A124])" office:value-type="string" office:string-value="Česká Lípa" calcext:value-type="string">
            <text:p>Česká Lípa</text:p>
          </table:table-cell>
          <table:table-cell table:formula="of:=IF([.B124]=&quot;správní obvod&quot;;[.A124];&quot;&quot;)">
            <text:p/>
          </table:table-cell>
        </table:table-row>
        <table:table-row table:style-name="ro1">
          <table:table-cell office:value-type="string" calcext:value-type="string">
            <text:p>Česká Lípa</text:p>
          </table:table-cell>
          <table:table-cell office:value-type="string" calcext:value-type="string">
            <text:p>správní obvod</text:p>
          </table:table-cell>
          <table:table-cell table:formula="of:=IF([.B125]=&quot;správní obvod&quot;;[.C124];[.A125])" office:value-type="string" office:string-value="Česká Lípa" calcext:value-type="string">
            <text:p>Česká Lípa</text:p>
          </table:table-cell>
          <table:table-cell table:formula="of:=IF([.B125]=&quot;správní obvod&quot;;[.A125];&quot;&quot;)" office:value-type="string" office:string-value="Česká Lípa" calcext:value-type="string">
            <text:p>Česká Lípa</text:p>
          </table:table-cell>
        </table:table-row>
        <table:table-row table:style-name="ro1">
          <table:table-cell office:value-type="string" calcext:value-type="string">
            <text:p>Nový Bor</text:p>
          </table:table-cell>
          <table:table-cell office:value-type="string" calcext:value-type="string">
            <text:p>správní obvod</text:p>
          </table:table-cell>
          <table:table-cell table:formula="of:=IF([.B126]=&quot;správní obvod&quot;;[.C125];[.A126])" office:value-type="string" office:string-value="Česká Lípa" calcext:value-type="string">
            <text:p>Česká Lípa</text:p>
          </table:table-cell>
          <table:table-cell table:formula="of:=IF([.B126]=&quot;správní obvod&quot;;[.A126];&quot;&quot;)" office:value-type="string" office:string-value="Nový Bor" calcext:value-type="string">
            <text:p>Nový Bor</text:p>
          </table:table-cell>
        </table:table-row>
        <table:table-row table:style-name="ro1">
          <table:table-cell office:value-type="string" calcext:value-type="string">
            <text:p>Jablonec nad Nisou</text:p>
          </table:table-cell>
          <table:table-cell/>
          <table:table-cell table:formula="of:=IF([.B127]=&quot;správní obvod&quot;;[.C126];[.A127])" office:value-type="string" office:string-value="Jablonec nad Nisou" calcext:value-type="string">
            <text:p>Jablonec nad Nisou</text:p>
          </table:table-cell>
          <table:table-cell table:formula="of:=IF([.B127]=&quot;správní obvod&quot;;[.A127];&quot;&quot;)">
            <text:p/>
          </table:table-cell>
        </table:table-row>
        <table:table-row table:style-name="ro1">
          <table:table-cell office:value-type="string" calcext:value-type="string">
            <text:p>Jablonec nad Nisou</text:p>
          </table:table-cell>
          <table:table-cell office:value-type="string" calcext:value-type="string">
            <text:p>správní obvod</text:p>
          </table:table-cell>
          <table:table-cell table:formula="of:=IF([.B128]=&quot;správní obvod&quot;;[.C127];[.A128])" office:value-type="string" office:string-value="Jablonec nad Nisou" calcext:value-type="string">
            <text:p>Jablonec nad Nisou</text:p>
          </table:table-cell>
          <table:table-cell table:formula="of:=IF([.B128]=&quot;správní obvod&quot;;[.A128];&quot;&quot;)" office:value-type="string" office:string-value="Jablonec nad Nisou" calcext:value-type="string">
            <text:p>Jablonec nad Nisou</text:p>
          </table:table-cell>
        </table:table-row>
        <table:table-row table:style-name="ro1">
          <table:table-cell office:value-type="string" calcext:value-type="string">
            <text:p>Tanvald</text:p>
          </table:table-cell>
          <table:table-cell office:value-type="string" calcext:value-type="string">
            <text:p>správní obvod</text:p>
          </table:table-cell>
          <table:table-cell table:formula="of:=IF([.B129]=&quot;správní obvod&quot;;[.C128];[.A129])" office:value-type="string" office:string-value="Jablonec nad Nisou" calcext:value-type="string">
            <text:p>Jablonec nad Nisou</text:p>
          </table:table-cell>
          <table:table-cell table:formula="of:=IF([.B129]=&quot;správní obvod&quot;;[.A129];&quot;&quot;)" office:value-type="string" office:string-value="Tanvald" calcext:value-type="string">
            <text:p>Tanvald</text:p>
          </table:table-cell>
        </table:table-row>
        <table:table-row table:style-name="ro1">
          <table:table-cell office:value-type="string" calcext:value-type="string">
            <text:p>Železný Brod</text:p>
          </table:table-cell>
          <table:table-cell office:value-type="string" calcext:value-type="string">
            <text:p>správní obvod</text:p>
          </table:table-cell>
          <table:table-cell table:formula="of:=IF([.B130]=&quot;správní obvod&quot;;[.C129];[.A130])" office:value-type="string" office:string-value="Jablonec nad Nisou" calcext:value-type="string">
            <text:p>Jablonec nad Nisou</text:p>
          </table:table-cell>
          <table:table-cell table:formula="of:=IF([.B130]=&quot;správní obvod&quot;;[.A130];&quot;&quot;)" office:value-type="string" office:string-value="Železný Brod" calcext:value-type="string">
            <text:p>Železný Brod</text:p>
          </table:table-cell>
        </table:table-row>
        <table:table-row table:style-name="ro1">
          <table:table-cell office:value-type="string" calcext:value-type="string">
            <text:p>Liberec</text:p>
          </table:table-cell>
          <table:table-cell/>
          <table:table-cell table:formula="of:=IF([.B131]=&quot;správní obvod&quot;;[.C130];[.A131])" office:value-type="string" office:string-value="Liberec" calcext:value-type="string">
            <text:p>Liberec</text:p>
          </table:table-cell>
          <table:table-cell table:formula="of:=IF([.B131]=&quot;správní obvod&quot;;[.A131];&quot;&quot;)">
            <text:p/>
          </table:table-cell>
        </table:table-row>
        <table:table-row table:style-name="ro1">
          <table:table-cell office:value-type="string" calcext:value-type="string">
            <text:p>Frýdlant</text:p>
          </table:table-cell>
          <table:table-cell office:value-type="string" calcext:value-type="string">
            <text:p>správní obvod</text:p>
          </table:table-cell>
          <table:table-cell table:formula="of:=IF([.B132]=&quot;správní obvod&quot;;[.C131];[.A132])" office:value-type="string" office:string-value="Liberec" calcext:value-type="string">
            <text:p>Liberec</text:p>
          </table:table-cell>
          <table:table-cell table:formula="of:=IF([.B132]=&quot;správní obvod&quot;;[.A132];&quot;&quot;)" office:value-type="string" office:string-value="Frýdlant" calcext:value-type="string">
            <text:p>Frýdlant</text:p>
          </table:table-cell>
        </table:table-row>
        <table:table-row table:style-name="ro1">
          <table:table-cell office:value-type="string" calcext:value-type="string">
            <text:p>Liberec</text:p>
          </table:table-cell>
          <table:table-cell office:value-type="string" calcext:value-type="string">
            <text:p>správní obvod</text:p>
          </table:table-cell>
          <table:table-cell table:formula="of:=IF([.B133]=&quot;správní obvod&quot;;[.C132];[.A133])" office:value-type="string" office:string-value="Liberec" calcext:value-type="string">
            <text:p>Liberec</text:p>
          </table:table-cell>
          <table:table-cell table:formula="of:=IF([.B133]=&quot;správní obvod&quot;;[.A133];&quot;&quot;)" office:value-type="string" office:string-value="Liberec" calcext:value-type="string">
            <text:p>Liberec</text:p>
          </table:table-cell>
        </table:table-row>
        <table:table-row table:style-name="ro1">
          <table:table-cell office:value-type="string" calcext:value-type="string">
            <text:p>Semily</text:p>
          </table:table-cell>
          <table:table-cell/>
          <table:table-cell table:formula="of:=IF([.B134]=&quot;správní obvod&quot;;[.C133];[.A134])" office:value-type="string" office:string-value="Semily" calcext:value-type="string">
            <text:p>Semily</text:p>
          </table:table-cell>
          <table:table-cell table:formula="of:=IF([.B134]=&quot;správní obvod&quot;;[.A134];&quot;&quot;)">
            <text:p/>
          </table:table-cell>
        </table:table-row>
        <table:table-row table:style-name="ro1">
          <table:table-cell office:value-type="string" calcext:value-type="string">
            <text:p>Jilemnice</text:p>
          </table:table-cell>
          <table:table-cell office:value-type="string" calcext:value-type="string">
            <text:p>správní obvod</text:p>
          </table:table-cell>
          <table:table-cell table:formula="of:=IF([.B135]=&quot;správní obvod&quot;;[.C134];[.A135])" office:value-type="string" office:string-value="Semily" calcext:value-type="string">
            <text:p>Semily</text:p>
          </table:table-cell>
          <table:table-cell table:formula="of:=IF([.B135]=&quot;správní obvod&quot;;[.A135];&quot;&quot;)" office:value-type="string" office:string-value="Jilemnice" calcext:value-type="string">
            <text:p>Jilemnice</text:p>
          </table:table-cell>
        </table:table-row>
        <table:table-row table:style-name="ro1">
          <table:table-cell office:value-type="string" calcext:value-type="string">
            <text:p>Semily</text:p>
          </table:table-cell>
          <table:table-cell office:value-type="string" calcext:value-type="string">
            <text:p>správní obvod</text:p>
          </table:table-cell>
          <table:table-cell table:formula="of:=IF([.B136]=&quot;správní obvod&quot;;[.C135];[.A136])" office:value-type="string" office:string-value="Semily" calcext:value-type="string">
            <text:p>Semily</text:p>
          </table:table-cell>
          <table:table-cell table:formula="of:=IF([.B136]=&quot;správní obvod&quot;;[.A136];&quot;&quot;)" office:value-type="string" office:string-value="Semily" calcext:value-type="string">
            <text:p>Semily</text:p>
          </table:table-cell>
        </table:table-row>
        <table:table-row table:style-name="ro1">
          <table:table-cell office:value-type="string" calcext:value-type="string">
            <text:p>Turnov</text:p>
          </table:table-cell>
          <table:table-cell office:value-type="string" calcext:value-type="string">
            <text:p>správní obvod</text:p>
          </table:table-cell>
          <table:table-cell table:formula="of:=IF([.B137]=&quot;správní obvod&quot;;[.C136];[.A137])" office:value-type="string" office:string-value="Semily" calcext:value-type="string">
            <text:p>Semily</text:p>
          </table:table-cell>
          <table:table-cell table:formula="of:=IF([.B137]=&quot;správní obvod&quot;;[.A137];&quot;&quot;)" office:value-type="string" office:string-value="Turnov" calcext:value-type="string">
            <text:p>Turnov</text:p>
          </table:table-cell>
        </table:table-row>
        <table:table-row table:style-name="ro1">
          <table:table-cell office:value-type="string" calcext:value-type="string">
            <text:p>Královéhradecký kraj</text:p>
          </table:table-cell>
          <table:table-cell/>
          <table:table-cell table:formula="of:=IF([.B138]=&quot;správní obvod&quot;;[.C137];[.A138])" office:value-type="string" office:string-value="Královéhradecký kraj" calcext:value-type="string">
            <text:p>Královéhradecký kraj</text:p>
          </table:table-cell>
          <table:table-cell table:formula="of:=IF([.B138]=&quot;správní obvod&quot;;[.A138];&quot;&quot;)">
            <text:p/>
          </table:table-cell>
        </table:table-row>
        <table:table-row table:style-name="ro1">
          <table:table-cell office:value-type="string" calcext:value-type="string">
            <text:p>Hradec Králové</text:p>
          </table:table-cell>
          <table:table-cell/>
          <table:table-cell table:formula="of:=IF([.B139]=&quot;správní obvod&quot;;[.C138];[.A139])" office:value-type="string" office:string-value="Hradec Králové" calcext:value-type="string">
            <text:p>Hradec Králové</text:p>
          </table:table-cell>
          <table:table-cell table:formula="of:=IF([.B139]=&quot;správní obvod&quot;;[.A139];&quot;&quot;)">
            <text:p/>
          </table:table-cell>
        </table:table-row>
        <table:table-row table:style-name="ro1">
          <table:table-cell office:value-type="string" calcext:value-type="string">
            <text:p>Hradec Králové</text:p>
          </table:table-cell>
          <table:table-cell office:value-type="string" calcext:value-type="string">
            <text:p>správní obvod</text:p>
          </table:table-cell>
          <table:table-cell table:formula="of:=IF([.B140]=&quot;správní obvod&quot;;[.C139];[.A140])" office:value-type="string" office:string-value="Hradec Králové" calcext:value-type="string">
            <text:p>Hradec Králové</text:p>
          </table:table-cell>
          <table:table-cell table:formula="of:=IF([.B140]=&quot;správní obvod&quot;;[.A140];&quot;&quot;)" office:value-type="string" office:string-value="Hradec Králové" calcext:value-type="string">
            <text:p>Hradec Králové</text:p>
          </table:table-cell>
        </table:table-row>
        <table:table-row table:style-name="ro1">
          <table:table-cell office:value-type="string" calcext:value-type="string">
            <text:p>Nový Bydžov</text:p>
          </table:table-cell>
          <table:table-cell office:value-type="string" calcext:value-type="string">
            <text:p>správní obvod</text:p>
          </table:table-cell>
          <table:table-cell table:formula="of:=IF([.B141]=&quot;správní obvod&quot;;[.C140];[.A141])" office:value-type="string" office:string-value="Hradec Králové" calcext:value-type="string">
            <text:p>Hradec Králové</text:p>
          </table:table-cell>
          <table:table-cell table:formula="of:=IF([.B141]=&quot;správní obvod&quot;;[.A141];&quot;&quot;)" office:value-type="string" office:string-value="Nový Bydžov" calcext:value-type="string">
            <text:p>Nový Bydžov</text:p>
          </table:table-cell>
        </table:table-row>
        <table:table-row table:style-name="ro1">
          <table:table-cell office:value-type="string" calcext:value-type="string">
            <text:p>Jičín</text:p>
          </table:table-cell>
          <table:table-cell/>
          <table:table-cell table:formula="of:=IF([.B142]=&quot;správní obvod&quot;;[.C141];[.A142])" office:value-type="string" office:string-value="Jičín" calcext:value-type="string">
            <text:p>Jičín</text:p>
          </table:table-cell>
          <table:table-cell table:formula="of:=IF([.B142]=&quot;správní obvod&quot;;[.A142];&quot;&quot;)">
            <text:p/>
          </table:table-cell>
        </table:table-row>
        <table:table-row table:style-name="ro1">
          <table:table-cell office:value-type="string" calcext:value-type="string">
            <text:p>Hořice</text:p>
          </table:table-cell>
          <table:table-cell office:value-type="string" calcext:value-type="string">
            <text:p>správní obvod</text:p>
          </table:table-cell>
          <table:table-cell table:formula="of:=IF([.B143]=&quot;správní obvod&quot;;[.C142];[.A143])" office:value-type="string" office:string-value="Jičín" calcext:value-type="string">
            <text:p>Jičín</text:p>
          </table:table-cell>
          <table:table-cell table:formula="of:=IF([.B143]=&quot;správní obvod&quot;;[.A143];&quot;&quot;)" office:value-type="string" office:string-value="Hořice" calcext:value-type="string">
            <text:p>Hořice</text:p>
          </table:table-cell>
        </table:table-row>
        <table:table-row table:style-name="ro1">
          <table:table-cell office:value-type="string" calcext:value-type="string">
            <text:p>Jičín</text:p>
          </table:table-cell>
          <table:table-cell office:value-type="string" calcext:value-type="string">
            <text:p>správní obvod</text:p>
          </table:table-cell>
          <table:table-cell table:formula="of:=IF([.B144]=&quot;správní obvod&quot;;[.C143];[.A144])" office:value-type="string" office:string-value="Jičín" calcext:value-type="string">
            <text:p>Jičín</text:p>
          </table:table-cell>
          <table:table-cell table:formula="of:=IF([.B144]=&quot;správní obvod&quot;;[.A144];&quot;&quot;)" office:value-type="string" office:string-value="Jičín" calcext:value-type="string">
            <text:p>Jičín</text:p>
          </table:table-cell>
        </table:table-row>
        <table:table-row table:style-name="ro1">
          <table:table-cell office:value-type="string" calcext:value-type="string">
            <text:p>Nová Paka</text:p>
          </table:table-cell>
          <table:table-cell office:value-type="string" calcext:value-type="string">
            <text:p>správní obvod</text:p>
          </table:table-cell>
          <table:table-cell table:formula="of:=IF([.B145]=&quot;správní obvod&quot;;[.C144];[.A145])" office:value-type="string" office:string-value="Jičín" calcext:value-type="string">
            <text:p>Jičín</text:p>
          </table:table-cell>
          <table:table-cell table:formula="of:=IF([.B145]=&quot;správní obvod&quot;;[.A145];&quot;&quot;)" office:value-type="string" office:string-value="Nová Paka" calcext:value-type="string">
            <text:p>Nová Paka</text:p>
          </table:table-cell>
        </table:table-row>
        <table:table-row table:style-name="ro1">
          <table:table-cell office:value-type="string" calcext:value-type="string">
            <text:p>Náchod</text:p>
          </table:table-cell>
          <table:table-cell/>
          <table:table-cell table:formula="of:=IF([.B146]=&quot;správní obvod&quot;;[.C145];[.A146])" office:value-type="string" office:string-value="Náchod" calcext:value-type="string">
            <text:p>Náchod</text:p>
          </table:table-cell>
          <table:table-cell table:formula="of:=IF([.B146]=&quot;správní obvod&quot;;[.A146];&quot;&quot;)">
            <text:p/>
          </table:table-cell>
        </table:table-row>
        <table:table-row table:style-name="ro1">
          <table:table-cell office:value-type="string" calcext:value-type="string">
            <text:p>Broumov</text:p>
          </table:table-cell>
          <table:table-cell office:value-type="string" calcext:value-type="string">
            <text:p>správní obvod</text:p>
          </table:table-cell>
          <table:table-cell table:formula="of:=IF([.B147]=&quot;správní obvod&quot;;[.C146];[.A147])" office:value-type="string" office:string-value="Náchod" calcext:value-type="string">
            <text:p>Náchod</text:p>
          </table:table-cell>
          <table:table-cell table:formula="of:=IF([.B147]=&quot;správní obvod&quot;;[.A147];&quot;&quot;)" office:value-type="string" office:string-value="Broumov" calcext:value-type="string">
            <text:p>Broumov</text:p>
          </table:table-cell>
        </table:table-row>
        <table:table-row table:style-name="ro1">
          <table:table-cell office:value-type="string" calcext:value-type="string">
            <text:p>Jaroměř</text:p>
          </table:table-cell>
          <table:table-cell office:value-type="string" calcext:value-type="string">
            <text:p>správní obvod</text:p>
          </table:table-cell>
          <table:table-cell table:formula="of:=IF([.B148]=&quot;správní obvod&quot;;[.C147];[.A148])" office:value-type="string" office:string-value="Náchod" calcext:value-type="string">
            <text:p>Náchod</text:p>
          </table:table-cell>
          <table:table-cell table:formula="of:=IF([.B148]=&quot;správní obvod&quot;;[.A148];&quot;&quot;)" office:value-type="string" office:string-value="Jaroměř" calcext:value-type="string">
            <text:p>Jaroměř</text:p>
          </table:table-cell>
        </table:table-row>
        <table:table-row table:style-name="ro1">
          <table:table-cell office:value-type="string" calcext:value-type="string">
            <text:p>Náchod</text:p>
          </table:table-cell>
          <table:table-cell office:value-type="string" calcext:value-type="string">
            <text:p>správní obvod</text:p>
          </table:table-cell>
          <table:table-cell table:formula="of:=IF([.B149]=&quot;správní obvod&quot;;[.C148];[.A149])" office:value-type="string" office:string-value="Náchod" calcext:value-type="string">
            <text:p>Náchod</text:p>
          </table:table-cell>
          <table:table-cell table:formula="of:=IF([.B149]=&quot;správní obvod&quot;;[.A149];&quot;&quot;)" office:value-type="string" office:string-value="Náchod" calcext:value-type="string">
            <text:p>Náchod</text:p>
          </table:table-cell>
        </table:table-row>
        <table:table-row table:style-name="ro1">
          <table:table-cell office:value-type="string" calcext:value-type="string">
            <text:p>Nové Město nad Metují</text:p>
          </table:table-cell>
          <table:table-cell office:value-type="string" calcext:value-type="string">
            <text:p>správní obvod</text:p>
          </table:table-cell>
          <table:table-cell table:formula="of:=IF([.B150]=&quot;správní obvod&quot;;[.C149];[.A150])" office:value-type="string" office:string-value="Náchod" calcext:value-type="string">
            <text:p>Náchod</text:p>
          </table:table-cell>
          <table:table-cell table:formula="of:=IF([.B150]=&quot;správní obvod&quot;;[.A150];&quot;&quot;)" office:value-type="string" office:string-value="Nové Město nad Metují" calcext:value-type="string">
            <text:p>Nové Město nad Metují</text:p>
          </table:table-cell>
        </table:table-row>
        <table:table-row table:style-name="ro1">
          <table:table-cell office:value-type="string" calcext:value-type="string">
            <text:p>Rychnov nad Kněžnou</text:p>
          </table:table-cell>
          <table:table-cell/>
          <table:table-cell table:formula="of:=IF([.B151]=&quot;správní obvod&quot;;[.C150];[.A151])" office:value-type="string" office:string-value="Rychnov nad Kněžnou" calcext:value-type="string">
            <text:p>Rychnov nad Kněžnou</text:p>
          </table:table-cell>
          <table:table-cell table:formula="of:=IF([.B151]=&quot;správní obvod&quot;;[.A151];&quot;&quot;)">
            <text:p/>
          </table:table-cell>
        </table:table-row>
        <table:table-row table:style-name="ro1">
          <table:table-cell office:value-type="string" calcext:value-type="string">
            <text:p>Dobruška</text:p>
          </table:table-cell>
          <table:table-cell office:value-type="string" calcext:value-type="string">
            <text:p>správní obvod</text:p>
          </table:table-cell>
          <table:table-cell table:formula="of:=IF([.B152]=&quot;správní obvod&quot;;[.C151];[.A152])" office:value-type="string" office:string-value="Rychnov nad Kněžnou" calcext:value-type="string">
            <text:p>Rychnov nad Kněžnou</text:p>
          </table:table-cell>
          <table:table-cell table:formula="of:=IF([.B152]=&quot;správní obvod&quot;;[.A152];&quot;&quot;)" office:value-type="string" office:string-value="Dobruška" calcext:value-type="string">
            <text:p>Dobruška</text:p>
          </table:table-cell>
        </table:table-row>
        <table:table-row table:style-name="ro1">
          <table:table-cell office:value-type="string" calcext:value-type="string">
            <text:p>Kostelec nad Orlicí</text:p>
          </table:table-cell>
          <table:table-cell office:value-type="string" calcext:value-type="string">
            <text:p>správní obvod</text:p>
          </table:table-cell>
          <table:table-cell table:formula="of:=IF([.B153]=&quot;správní obvod&quot;;[.C152];[.A153])" office:value-type="string" office:string-value="Rychnov nad Kněžnou" calcext:value-type="string">
            <text:p>Rychnov nad Kněžnou</text:p>
          </table:table-cell>
          <table:table-cell table:formula="of:=IF([.B153]=&quot;správní obvod&quot;;[.A153];&quot;&quot;)" office:value-type="string" office:string-value="Kostelec nad Orlicí" calcext:value-type="string">
            <text:p>Kostelec nad Orlicí</text:p>
          </table:table-cell>
        </table:table-row>
        <table:table-row table:style-name="ro1">
          <table:table-cell office:value-type="string" calcext:value-type="string">
            <text:p>Rychnov nad Kněžnou</text:p>
          </table:table-cell>
          <table:table-cell office:value-type="string" calcext:value-type="string">
            <text:p>správní obvod</text:p>
          </table:table-cell>
          <table:table-cell table:formula="of:=IF([.B154]=&quot;správní obvod&quot;;[.C153];[.A154])" office:value-type="string" office:string-value="Rychnov nad Kněžnou" calcext:value-type="string">
            <text:p>Rychnov nad Kněžnou</text:p>
          </table:table-cell>
          <table:table-cell table:formula="of:=IF([.B154]=&quot;správní obvod&quot;;[.A154];&quot;&quot;)" office:value-type="string" office:string-value="Rychnov nad Kněžnou" calcext:value-type="string">
            <text:p>Rychnov nad Kněžnou</text:p>
          </table:table-cell>
        </table:table-row>
        <table:table-row table:style-name="ro1">
          <table:table-cell office:value-type="string" calcext:value-type="string">
            <text:p>Trutnov</text:p>
          </table:table-cell>
          <table:table-cell/>
          <table:table-cell table:formula="of:=IF([.B155]=&quot;správní obvod&quot;;[.C154];[.A155])" office:value-type="string" office:string-value="Trutnov" calcext:value-type="string">
            <text:p>Trutnov</text:p>
          </table:table-cell>
          <table:table-cell table:formula="of:=IF([.B155]=&quot;správní obvod&quot;;[.A155];&quot;&quot;)">
            <text:p/>
          </table:table-cell>
        </table:table-row>
        <table:table-row table:style-name="ro1">
          <table:table-cell office:value-type="string" calcext:value-type="string">
            <text:p>Dvůr Králové nad Labem</text:p>
          </table:table-cell>
          <table:table-cell office:value-type="string" calcext:value-type="string">
            <text:p>správní obvod</text:p>
          </table:table-cell>
          <table:table-cell table:formula="of:=IF([.B156]=&quot;správní obvod&quot;;[.C155];[.A156])" office:value-type="string" office:string-value="Trutnov" calcext:value-type="string">
            <text:p>Trutnov</text:p>
          </table:table-cell>
          <table:table-cell table:formula="of:=IF([.B156]=&quot;správní obvod&quot;;[.A156];&quot;&quot;)" office:value-type="string" office:string-value="Dvůr Králové nad Labem" calcext:value-type="string">
            <text:p>Dvůr Králové nad Labem</text:p>
          </table:table-cell>
        </table:table-row>
        <table:table-row table:style-name="ro1">
          <table:table-cell office:value-type="string" calcext:value-type="string">
            <text:p>Trutnov</text:p>
          </table:table-cell>
          <table:table-cell office:value-type="string" calcext:value-type="string">
            <text:p>správní obvod</text:p>
          </table:table-cell>
          <table:table-cell table:formula="of:=IF([.B157]=&quot;správní obvod&quot;;[.C156];[.A157])" office:value-type="string" office:string-value="Trutnov" calcext:value-type="string">
            <text:p>Trutnov</text:p>
          </table:table-cell>
          <table:table-cell table:formula="of:=IF([.B157]=&quot;správní obvod&quot;;[.A157];&quot;&quot;)" office:value-type="string" office:string-value="Trutnov" calcext:value-type="string">
            <text:p>Trutnov</text:p>
          </table:table-cell>
        </table:table-row>
        <table:table-row table:style-name="ro1">
          <table:table-cell office:value-type="string" calcext:value-type="string">
            <text:p>Vrchlabí</text:p>
          </table:table-cell>
          <table:table-cell office:value-type="string" calcext:value-type="string">
            <text:p>správní obvod</text:p>
          </table:table-cell>
          <table:table-cell table:formula="of:=IF([.B158]=&quot;správní obvod&quot;;[.C157];[.A158])" office:value-type="string" office:string-value="Trutnov" calcext:value-type="string">
            <text:p>Trutnov</text:p>
          </table:table-cell>
          <table:table-cell table:formula="of:=IF([.B158]=&quot;správní obvod&quot;;[.A158];&quot;&quot;)" office:value-type="string" office:string-value="Vrchlabí" calcext:value-type="string">
            <text:p>Vrchlabí</text:p>
          </table:table-cell>
        </table:table-row>
        <table:table-row table:style-name="ro1">
          <table:table-cell office:value-type="string" calcext:value-type="string">
            <text:p>Pardubický kraj</text:p>
          </table:table-cell>
          <table:table-cell/>
          <table:table-cell table:formula="of:=IF([.B159]=&quot;správní obvod&quot;;[.C158];[.A159])" office:value-type="string" office:string-value="Pardubický kraj" calcext:value-type="string">
            <text:p>Pardubický kraj</text:p>
          </table:table-cell>
          <table:table-cell table:formula="of:=IF([.B159]=&quot;správní obvod&quot;;[.A159];&quot;&quot;)">
            <text:p/>
          </table:table-cell>
        </table:table-row>
        <table:table-row table:style-name="ro1">
          <table:table-cell office:value-type="string" calcext:value-type="string">
            <text:p>Chrudim</text:p>
          </table:table-cell>
          <table:table-cell/>
          <table:table-cell table:formula="of:=IF([.B160]=&quot;správní obvod&quot;;[.C159];[.A160])" office:value-type="string" office:string-value="Chrudim" calcext:value-type="string">
            <text:p>Chrudim</text:p>
          </table:table-cell>
          <table:table-cell table:formula="of:=IF([.B160]=&quot;správní obvod&quot;;[.A160];&quot;&quot;)">
            <text:p/>
          </table:table-cell>
        </table:table-row>
        <table:table-row table:style-name="ro1">
          <table:table-cell office:value-type="string" calcext:value-type="string">
            <text:p>Hlinsko</text:p>
          </table:table-cell>
          <table:table-cell office:value-type="string" calcext:value-type="string">
            <text:p>správní obvod</text:p>
          </table:table-cell>
          <table:table-cell table:formula="of:=IF([.B161]=&quot;správní obvod&quot;;[.C160];[.A161])" office:value-type="string" office:string-value="Chrudim" calcext:value-type="string">
            <text:p>Chrudim</text:p>
          </table:table-cell>
          <table:table-cell table:formula="of:=IF([.B161]=&quot;správní obvod&quot;;[.A161];&quot;&quot;)" office:value-type="string" office:string-value="Hlinsko" calcext:value-type="string">
            <text:p>Hlinsko</text:p>
          </table:table-cell>
        </table:table-row>
        <table:table-row table:style-name="ro1">
          <table:table-cell office:value-type="string" calcext:value-type="string">
            <text:p>Chrudim</text:p>
          </table:table-cell>
          <table:table-cell office:value-type="string" calcext:value-type="string">
            <text:p>správní obvod</text:p>
          </table:table-cell>
          <table:table-cell table:formula="of:=IF([.B162]=&quot;správní obvod&quot;;[.C161];[.A162])" office:value-type="string" office:string-value="Chrudim" calcext:value-type="string">
            <text:p>Chrudim</text:p>
          </table:table-cell>
          <table:table-cell table:formula="of:=IF([.B162]=&quot;správní obvod&quot;;[.A162];&quot;&quot;)" office:value-type="string" office:string-value="Chrudim" calcext:value-type="string">
            <text:p>Chrudim</text:p>
          </table:table-cell>
        </table:table-row>
        <table:table-row table:style-name="ro1">
          <table:table-cell office:value-type="string" calcext:value-type="string">
            <text:p>Pardubice</text:p>
          </table:table-cell>
          <table:table-cell/>
          <table:table-cell table:formula="of:=IF([.B163]=&quot;správní obvod&quot;;[.C162];[.A163])" office:value-type="string" office:string-value="Pardubice" calcext:value-type="string">
            <text:p>Pardubice</text:p>
          </table:table-cell>
          <table:table-cell table:formula="of:=IF([.B163]=&quot;správní obvod&quot;;[.A163];&quot;&quot;)">
            <text:p/>
          </table:table-cell>
        </table:table-row>
        <table:table-row table:style-name="ro1">
          <table:table-cell office:value-type="string" calcext:value-type="string">
            <text:p>Holice</text:p>
          </table:table-cell>
          <table:table-cell office:value-type="string" calcext:value-type="string">
            <text:p>správní obvod</text:p>
          </table:table-cell>
          <table:table-cell table:formula="of:=IF([.B164]=&quot;správní obvod&quot;;[.C163];[.A164])" office:value-type="string" office:string-value="Pardubice" calcext:value-type="string">
            <text:p>Pardubice</text:p>
          </table:table-cell>
          <table:table-cell table:formula="of:=IF([.B164]=&quot;správní obvod&quot;;[.A164];&quot;&quot;)" office:value-type="string" office:string-value="Holice" calcext:value-type="string">
            <text:p>Holice</text:p>
          </table:table-cell>
        </table:table-row>
        <table:table-row table:style-name="ro1">
          <table:table-cell office:value-type="string" calcext:value-type="string">
            <text:p>Pardubice</text:p>
          </table:table-cell>
          <table:table-cell office:value-type="string" calcext:value-type="string">
            <text:p>správní obvod</text:p>
          </table:table-cell>
          <table:table-cell table:formula="of:=IF([.B165]=&quot;správní obvod&quot;;[.C164];[.A165])" office:value-type="string" office:string-value="Pardubice" calcext:value-type="string">
            <text:p>Pardubice</text:p>
          </table:table-cell>
          <table:table-cell table:formula="of:=IF([.B165]=&quot;správní obvod&quot;;[.A165];&quot;&quot;)" office:value-type="string" office:string-value="Pardubice" calcext:value-type="string">
            <text:p>Pardubice</text:p>
          </table:table-cell>
        </table:table-row>
        <table:table-row table:style-name="ro1">
          <table:table-cell office:value-type="string" calcext:value-type="string">
            <text:p>Přelouč</text:p>
          </table:table-cell>
          <table:table-cell office:value-type="string" calcext:value-type="string">
            <text:p>správní obvod</text:p>
          </table:table-cell>
          <table:table-cell table:formula="of:=IF([.B166]=&quot;správní obvod&quot;;[.C165];[.A166])" office:value-type="string" office:string-value="Pardubice" calcext:value-type="string">
            <text:p>Pardubice</text:p>
          </table:table-cell>
          <table:table-cell table:formula="of:=IF([.B166]=&quot;správní obvod&quot;;[.A166];&quot;&quot;)" office:value-type="string" office:string-value="Přelouč" calcext:value-type="string">
            <text:p>Přelouč</text:p>
          </table:table-cell>
        </table:table-row>
        <table:table-row table:style-name="ro1">
          <table:table-cell office:value-type="string" calcext:value-type="string">
            <text:p>Svitavy</text:p>
          </table:table-cell>
          <table:table-cell/>
          <table:table-cell table:formula="of:=IF([.B167]=&quot;správní obvod&quot;;[.C166];[.A167])" office:value-type="string" office:string-value="Svitavy" calcext:value-type="string">
            <text:p>Svitavy</text:p>
          </table:table-cell>
          <table:table-cell table:formula="of:=IF([.B167]=&quot;správní obvod&quot;;[.A167];&quot;&quot;)">
            <text:p/>
          </table:table-cell>
        </table:table-row>
        <table:table-row table:style-name="ro1">
          <table:table-cell office:value-type="string" calcext:value-type="string">
            <text:p>Litomyšl</text:p>
          </table:table-cell>
          <table:table-cell office:value-type="string" calcext:value-type="string">
            <text:p>správní obvod</text:p>
          </table:table-cell>
          <table:table-cell table:formula="of:=IF([.B168]=&quot;správní obvod&quot;;[.C167];[.A168])" office:value-type="string" office:string-value="Svitavy" calcext:value-type="string">
            <text:p>Svitavy</text:p>
          </table:table-cell>
          <table:table-cell table:formula="of:=IF([.B168]=&quot;správní obvod&quot;;[.A168];&quot;&quot;)" office:value-type="string" office:string-value="Litomyšl" calcext:value-type="string">
            <text:p>Litomyšl</text:p>
          </table:table-cell>
        </table:table-row>
        <table:table-row table:style-name="ro1">
          <table:table-cell office:value-type="string" calcext:value-type="string">
            <text:p>Moravská Třebová</text:p>
          </table:table-cell>
          <table:table-cell office:value-type="string" calcext:value-type="string">
            <text:p>správní obvod</text:p>
          </table:table-cell>
          <table:table-cell table:formula="of:=IF([.B169]=&quot;správní obvod&quot;;[.C168];[.A169])" office:value-type="string" office:string-value="Svitavy" calcext:value-type="string">
            <text:p>Svitavy</text:p>
          </table:table-cell>
          <table:table-cell table:formula="of:=IF([.B169]=&quot;správní obvod&quot;;[.A169];&quot;&quot;)" office:value-type="string" office:string-value="Moravská Třebová" calcext:value-type="string">
            <text:p>Moravská Třebová</text:p>
          </table:table-cell>
        </table:table-row>
        <table:table-row table:style-name="ro1">
          <table:table-cell office:value-type="string" calcext:value-type="string">
            <text:p>Polička</text:p>
          </table:table-cell>
          <table:table-cell office:value-type="string" calcext:value-type="string">
            <text:p>správní obvod</text:p>
          </table:table-cell>
          <table:table-cell table:formula="of:=IF([.B170]=&quot;správní obvod&quot;;[.C169];[.A170])" office:value-type="string" office:string-value="Svitavy" calcext:value-type="string">
            <text:p>Svitavy</text:p>
          </table:table-cell>
          <table:table-cell table:formula="of:=IF([.B170]=&quot;správní obvod&quot;;[.A170];&quot;&quot;)" office:value-type="string" office:string-value="Polička" calcext:value-type="string">
            <text:p>Polička</text:p>
          </table:table-cell>
        </table:table-row>
        <table:table-row table:style-name="ro1">
          <table:table-cell office:value-type="string" calcext:value-type="string">
            <text:p>Svitavy</text:p>
          </table:table-cell>
          <table:table-cell office:value-type="string" calcext:value-type="string">
            <text:p>správní obvod</text:p>
          </table:table-cell>
          <table:table-cell table:formula="of:=IF([.B171]=&quot;správní obvod&quot;;[.C170];[.A171])" office:value-type="string" office:string-value="Svitavy" calcext:value-type="string">
            <text:p>Svitavy</text:p>
          </table:table-cell>
          <table:table-cell table:formula="of:=IF([.B171]=&quot;správní obvod&quot;;[.A171];&quot;&quot;)" office:value-type="string" office:string-value="Svitavy" calcext:value-type="string">
            <text:p>Svitavy</text:p>
          </table:table-cell>
        </table:table-row>
        <table:table-row table:style-name="ro1">
          <table:table-cell office:value-type="string" calcext:value-type="string">
            <text:p>Ústí nad Orlicí</text:p>
          </table:table-cell>
          <table:table-cell/>
          <table:table-cell table:formula="of:=IF([.B172]=&quot;správní obvod&quot;;[.C171];[.A172])" office:value-type="string" office:string-value="Ústí nad Orlicí" calcext:value-type="string">
            <text:p>Ústí nad Orlicí</text:p>
          </table:table-cell>
          <table:table-cell table:formula="of:=IF([.B172]=&quot;správní obvod&quot;;[.A172];&quot;&quot;)">
            <text:p/>
          </table:table-cell>
        </table:table-row>
        <table:table-row table:style-name="ro1">
          <table:table-cell office:value-type="string" calcext:value-type="string">
            <text:p>Česká Třebová</text:p>
          </table:table-cell>
          <table:table-cell office:value-type="string" calcext:value-type="string">
            <text:p>správní obvod</text:p>
          </table:table-cell>
          <table:table-cell table:formula="of:=IF([.B173]=&quot;správní obvod&quot;;[.C172];[.A173])" office:value-type="string" office:string-value="Ústí nad Orlicí" calcext:value-type="string">
            <text:p>Ústí nad Orlicí</text:p>
          </table:table-cell>
          <table:table-cell table:formula="of:=IF([.B173]=&quot;správní obvod&quot;;[.A173];&quot;&quot;)" office:value-type="string" office:string-value="Česká Třebová" calcext:value-type="string">
            <text:p>Česká Třebová</text:p>
          </table:table-cell>
        </table:table-row>
        <table:table-row table:style-name="ro1">
          <table:table-cell office:value-type="string" calcext:value-type="string">
            <text:p>Králíky</text:p>
          </table:table-cell>
          <table:table-cell office:value-type="string" calcext:value-type="string">
            <text:p>správní obvod</text:p>
          </table:table-cell>
          <table:table-cell table:formula="of:=IF([.B174]=&quot;správní obvod&quot;;[.C173];[.A174])" office:value-type="string" office:string-value="Ústí nad Orlicí" calcext:value-type="string">
            <text:p>Ústí nad Orlicí</text:p>
          </table:table-cell>
          <table:table-cell table:formula="of:=IF([.B174]=&quot;správní obvod&quot;;[.A174];&quot;&quot;)" office:value-type="string" office:string-value="Králíky" calcext:value-type="string">
            <text:p>Králíky</text:p>
          </table:table-cell>
        </table:table-row>
        <table:table-row table:style-name="ro1">
          <table:table-cell office:value-type="string" calcext:value-type="string">
            <text:p>Lanškroun</text:p>
          </table:table-cell>
          <table:table-cell office:value-type="string" calcext:value-type="string">
            <text:p>správní obvod</text:p>
          </table:table-cell>
          <table:table-cell table:formula="of:=IF([.B175]=&quot;správní obvod&quot;;[.C174];[.A175])" office:value-type="string" office:string-value="Ústí nad Orlicí" calcext:value-type="string">
            <text:p>Ústí nad Orlicí</text:p>
          </table:table-cell>
          <table:table-cell table:formula="of:=IF([.B175]=&quot;správní obvod&quot;;[.A175];&quot;&quot;)" office:value-type="string" office:string-value="Lanškroun" calcext:value-type="string">
            <text:p>Lanškroun</text:p>
          </table:table-cell>
        </table:table-row>
        <table:table-row table:style-name="ro1">
          <table:table-cell office:value-type="string" calcext:value-type="string">
            <text:p>Ústí nad Orlicí</text:p>
          </table:table-cell>
          <table:table-cell office:value-type="string" calcext:value-type="string">
            <text:p>správní obvod</text:p>
          </table:table-cell>
          <table:table-cell table:formula="of:=IF([.B176]=&quot;správní obvod&quot;;[.C175];[.A176])" office:value-type="string" office:string-value="Ústí nad Orlicí" calcext:value-type="string">
            <text:p>Ústí nad Orlicí</text:p>
          </table:table-cell>
          <table:table-cell table:formula="of:=IF([.B176]=&quot;správní obvod&quot;;[.A176];&quot;&quot;)" office:value-type="string" office:string-value="Ústí nad Orlicí" calcext:value-type="string">
            <text:p>Ústí nad Orlicí</text:p>
          </table:table-cell>
        </table:table-row>
        <table:table-row table:style-name="ro1">
          <table:table-cell office:value-type="string" calcext:value-type="string">
            <text:p>Vysoké Mýto</text:p>
          </table:table-cell>
          <table:table-cell office:value-type="string" calcext:value-type="string">
            <text:p>správní obvod</text:p>
          </table:table-cell>
          <table:table-cell table:formula="of:=IF([.B177]=&quot;správní obvod&quot;;[.C176];[.A177])" office:value-type="string" office:string-value="Ústí nad Orlicí" calcext:value-type="string">
            <text:p>Ústí nad Orlicí</text:p>
          </table:table-cell>
          <table:table-cell table:formula="of:=IF([.B177]=&quot;správní obvod&quot;;[.A177];&quot;&quot;)" office:value-type="string" office:string-value="Vysoké Mýto" calcext:value-type="string">
            <text:p>Vysoké Mýto</text:p>
          </table:table-cell>
        </table:table-row>
        <table:table-row table:style-name="ro1">
          <table:table-cell office:value-type="string" calcext:value-type="string">
            <text:p>Žamberk</text:p>
          </table:table-cell>
          <table:table-cell office:value-type="string" calcext:value-type="string">
            <text:p>správní obvod</text:p>
          </table:table-cell>
          <table:table-cell table:formula="of:=IF([.B178]=&quot;správní obvod&quot;;[.C177];[.A178])" office:value-type="string" office:string-value="Ústí nad Orlicí" calcext:value-type="string">
            <text:p>Ústí nad Orlicí</text:p>
          </table:table-cell>
          <table:table-cell table:formula="of:=IF([.B178]=&quot;správní obvod&quot;;[.A178];&quot;&quot;)" office:value-type="string" office:string-value="Žamberk" calcext:value-type="string">
            <text:p>Žamberk</text:p>
          </table:table-cell>
        </table:table-row>
        <table:table-row table:style-name="ro1">
          <table:table-cell office:value-type="string" calcext:value-type="string">
            <text:p>Kraj Vysočina</text:p>
          </table:table-cell>
          <table:table-cell/>
          <table:table-cell table:formula="of:=IF([.B179]=&quot;správní obvod&quot;;[.C178];[.A179])" office:value-type="string" office:string-value="Kraj Vysočina" calcext:value-type="string">
            <text:p>Kraj Vysočina</text:p>
          </table:table-cell>
          <table:table-cell table:formula="of:=IF([.B179]=&quot;správní obvod&quot;;[.A179];&quot;&quot;)">
            <text:p/>
          </table:table-cell>
        </table:table-row>
        <table:table-row table:style-name="ro1">
          <table:table-cell office:value-type="string" calcext:value-type="string">
            <text:p>Havlíčkův Brod</text:p>
          </table:table-cell>
          <table:table-cell/>
          <table:table-cell table:formula="of:=IF([.B180]=&quot;správní obvod&quot;;[.C179];[.A180])" office:value-type="string" office:string-value="Havlíčkův Brod" calcext:value-type="string">
            <text:p>Havlíčkův Brod</text:p>
          </table:table-cell>
          <table:table-cell table:formula="of:=IF([.B180]=&quot;správní obvod&quot;;[.A180];&quot;&quot;)">
            <text:p/>
          </table:table-cell>
        </table:table-row>
        <table:table-row table:style-name="ro1">
          <table:table-cell office:value-type="string" calcext:value-type="string">
            <text:p>Havlíčkův Brod</text:p>
          </table:table-cell>
          <table:table-cell office:value-type="string" calcext:value-type="string">
            <text:p>správní obvod</text:p>
          </table:table-cell>
          <table:table-cell table:formula="of:=IF([.B181]=&quot;správní obvod&quot;;[.C180];[.A181])" office:value-type="string" office:string-value="Havlíčkův Brod" calcext:value-type="string">
            <text:p>Havlíčkův Brod</text:p>
          </table:table-cell>
          <table:table-cell table:formula="of:=IF([.B181]=&quot;správní obvod&quot;;[.A181];&quot;&quot;)" office:value-type="string" office:string-value="Havlíčkův Brod" calcext:value-type="string">
            <text:p>Havlíčkův Brod</text:p>
          </table:table-cell>
        </table:table-row>
        <table:table-row table:style-name="ro1">
          <table:table-cell office:value-type="string" calcext:value-type="string">
            <text:p>Chotěboř</text:p>
          </table:table-cell>
          <table:table-cell office:value-type="string" calcext:value-type="string">
            <text:p>správní obvod</text:p>
          </table:table-cell>
          <table:table-cell table:formula="of:=IF([.B182]=&quot;správní obvod&quot;;[.C181];[.A182])" office:value-type="string" office:string-value="Havlíčkův Brod" calcext:value-type="string">
            <text:p>Havlíčkův Brod</text:p>
          </table:table-cell>
          <table:table-cell table:formula="of:=IF([.B182]=&quot;správní obvod&quot;;[.A182];&quot;&quot;)" office:value-type="string" office:string-value="Chotěboř" calcext:value-type="string">
            <text:p>Chotěboř</text:p>
          </table:table-cell>
        </table:table-row>
        <table:table-row table:style-name="ro1">
          <table:table-cell office:value-type="string" calcext:value-type="string">
            <text:p>Světlá nad Sázavou</text:p>
          </table:table-cell>
          <table:table-cell office:value-type="string" calcext:value-type="string">
            <text:p>správní obvod</text:p>
          </table:table-cell>
          <table:table-cell table:formula="of:=IF([.B183]=&quot;správní obvod&quot;;[.C182];[.A183])" office:value-type="string" office:string-value="Havlíčkův Brod" calcext:value-type="string">
            <text:p>Havlíčkův Brod</text:p>
          </table:table-cell>
          <table:table-cell table:formula="of:=IF([.B183]=&quot;správní obvod&quot;;[.A183];&quot;&quot;)" office:value-type="string" office:string-value="Světlá nad Sázavou" calcext:value-type="string">
            <text:p>Světlá nad Sázavou</text:p>
          </table:table-cell>
        </table:table-row>
        <table:table-row table:style-name="ro1">
          <table:table-cell office:value-type="string" calcext:value-type="string">
            <text:p>Jihlava</text:p>
          </table:table-cell>
          <table:table-cell/>
          <table:table-cell table:formula="of:=IF([.B184]=&quot;správní obvod&quot;;[.C183];[.A184])" office:value-type="string" office:string-value="Jihlava" calcext:value-type="string">
            <text:p>Jihlava</text:p>
          </table:table-cell>
          <table:table-cell table:formula="of:=IF([.B184]=&quot;správní obvod&quot;;[.A184];&quot;&quot;)">
            <text:p/>
          </table:table-cell>
        </table:table-row>
        <table:table-row table:style-name="ro1">
          <table:table-cell office:value-type="string" calcext:value-type="string">
            <text:p>Jihlava</text:p>
          </table:table-cell>
          <table:table-cell office:value-type="string" calcext:value-type="string">
            <text:p>správní obvod</text:p>
          </table:table-cell>
          <table:table-cell table:formula="of:=IF([.B185]=&quot;správní obvod&quot;;[.C184];[.A185])" office:value-type="string" office:string-value="Jihlava" calcext:value-type="string">
            <text:p>Jihlava</text:p>
          </table:table-cell>
          <table:table-cell table:formula="of:=IF([.B185]=&quot;správní obvod&quot;;[.A185];&quot;&quot;)" office:value-type="string" office:string-value="Jihlava" calcext:value-type="string">
            <text:p>Jihlava</text:p>
          </table:table-cell>
        </table:table-row>
        <table:table-row table:style-name="ro1">
          <table:table-cell office:value-type="string" calcext:value-type="string">
            <text:p>Telč</text:p>
          </table:table-cell>
          <table:table-cell office:value-type="string" calcext:value-type="string">
            <text:p>správní obvod</text:p>
          </table:table-cell>
          <table:table-cell table:formula="of:=IF([.B186]=&quot;správní obvod&quot;;[.C185];[.A186])" office:value-type="string" office:string-value="Jihlava" calcext:value-type="string">
            <text:p>Jihlava</text:p>
          </table:table-cell>
          <table:table-cell table:formula="of:=IF([.B186]=&quot;správní obvod&quot;;[.A186];&quot;&quot;)" office:value-type="string" office:string-value="Telč" calcext:value-type="string">
            <text:p>Telč</text:p>
          </table:table-cell>
        </table:table-row>
        <table:table-row table:style-name="ro1">
          <table:table-cell office:value-type="string" calcext:value-type="string">
            <text:p>Pelhřimov</text:p>
          </table:table-cell>
          <table:table-cell/>
          <table:table-cell table:formula="of:=IF([.B187]=&quot;správní obvod&quot;;[.C186];[.A187])" office:value-type="string" office:string-value="Pelhřimov" calcext:value-type="string">
            <text:p>Pelhřimov</text:p>
          </table:table-cell>
          <table:table-cell table:formula="of:=IF([.B187]=&quot;správní obvod&quot;;[.A187];&quot;&quot;)">
            <text:p/>
          </table:table-cell>
        </table:table-row>
        <table:table-row table:style-name="ro1">
          <table:table-cell office:value-type="string" calcext:value-type="string">
            <text:p>Humpolec</text:p>
          </table:table-cell>
          <table:table-cell office:value-type="string" calcext:value-type="string">
            <text:p>správní obvod</text:p>
          </table:table-cell>
          <table:table-cell table:formula="of:=IF([.B188]=&quot;správní obvod&quot;;[.C187];[.A188])" office:value-type="string" office:string-value="Pelhřimov" calcext:value-type="string">
            <text:p>Pelhřimov</text:p>
          </table:table-cell>
          <table:table-cell table:formula="of:=IF([.B188]=&quot;správní obvod&quot;;[.A188];&quot;&quot;)" office:value-type="string" office:string-value="Humpolec" calcext:value-type="string">
            <text:p>Humpolec</text:p>
          </table:table-cell>
        </table:table-row>
        <table:table-row table:style-name="ro1">
          <table:table-cell office:value-type="string" calcext:value-type="string">
            <text:p>Pacov</text:p>
          </table:table-cell>
          <table:table-cell office:value-type="string" calcext:value-type="string">
            <text:p>správní obvod</text:p>
          </table:table-cell>
          <table:table-cell table:formula="of:=IF([.B189]=&quot;správní obvod&quot;;[.C188];[.A189])" office:value-type="string" office:string-value="Pelhřimov" calcext:value-type="string">
            <text:p>Pelhřimov</text:p>
          </table:table-cell>
          <table:table-cell table:formula="of:=IF([.B189]=&quot;správní obvod&quot;;[.A189];&quot;&quot;)" office:value-type="string" office:string-value="Pacov" calcext:value-type="string">
            <text:p>Pacov</text:p>
          </table:table-cell>
        </table:table-row>
        <table:table-row table:style-name="ro1">
          <table:table-cell office:value-type="string" calcext:value-type="string">
            <text:p>Pelhřimov</text:p>
          </table:table-cell>
          <table:table-cell office:value-type="string" calcext:value-type="string">
            <text:p>správní obvod</text:p>
          </table:table-cell>
          <table:table-cell table:formula="of:=IF([.B190]=&quot;správní obvod&quot;;[.C189];[.A190])" office:value-type="string" office:string-value="Pelhřimov" calcext:value-type="string">
            <text:p>Pelhřimov</text:p>
          </table:table-cell>
          <table:table-cell table:formula="of:=IF([.B190]=&quot;správní obvod&quot;;[.A190];&quot;&quot;)" office:value-type="string" office:string-value="Pelhřimov" calcext:value-type="string">
            <text:p>Pelhřimov</text:p>
          </table:table-cell>
        </table:table-row>
        <table:table-row table:style-name="ro1">
          <table:table-cell office:value-type="string" calcext:value-type="string">
            <text:p>Třebíč</text:p>
          </table:table-cell>
          <table:table-cell/>
          <table:table-cell table:formula="of:=IF([.B191]=&quot;správní obvod&quot;;[.C190];[.A191])" office:value-type="string" office:string-value="Třebíč" calcext:value-type="string">
            <text:p>Třebíč</text:p>
          </table:table-cell>
          <table:table-cell table:formula="of:=IF([.B191]=&quot;správní obvod&quot;;[.A191];&quot;&quot;)">
            <text:p/>
          </table:table-cell>
        </table:table-row>
        <table:table-row table:style-name="ro1">
          <table:table-cell office:value-type="string" calcext:value-type="string">
            <text:p>Moravské Budějovice</text:p>
          </table:table-cell>
          <table:table-cell office:value-type="string" calcext:value-type="string">
            <text:p>správní obvod</text:p>
          </table:table-cell>
          <table:table-cell table:formula="of:=IF([.B192]=&quot;správní obvod&quot;;[.C191];[.A192])" office:value-type="string" office:string-value="Třebíč" calcext:value-type="string">
            <text:p>Třebíč</text:p>
          </table:table-cell>
          <table:table-cell table:formula="of:=IF([.B192]=&quot;správní obvod&quot;;[.A192];&quot;&quot;)" office:value-type="string" office:string-value="Moravské Budějovice" calcext:value-type="string">
            <text:p>Moravské Budějovice</text:p>
          </table:table-cell>
        </table:table-row>
        <table:table-row table:style-name="ro1">
          <table:table-cell office:value-type="string" calcext:value-type="string">
            <text:p>Náměšť nad Oslavou</text:p>
          </table:table-cell>
          <table:table-cell office:value-type="string" calcext:value-type="string">
            <text:p>správní obvod</text:p>
          </table:table-cell>
          <table:table-cell table:formula="of:=IF([.B193]=&quot;správní obvod&quot;;[.C192];[.A193])" office:value-type="string" office:string-value="Třebíč" calcext:value-type="string">
            <text:p>Třebíč</text:p>
          </table:table-cell>
          <table:table-cell table:formula="of:=IF([.B193]=&quot;správní obvod&quot;;[.A193];&quot;&quot;)" office:value-type="string" office:string-value="Náměšť nad Oslavou" calcext:value-type="string">
            <text:p>Náměšť nad Oslavou</text:p>
          </table:table-cell>
        </table:table-row>
        <table:table-row table:style-name="ro1">
          <table:table-cell office:value-type="string" calcext:value-type="string">
            <text:p>Třebíč</text:p>
          </table:table-cell>
          <table:table-cell office:value-type="string" calcext:value-type="string">
            <text:p>správní obvod</text:p>
          </table:table-cell>
          <table:table-cell table:formula="of:=IF([.B194]=&quot;správní obvod&quot;;[.C193];[.A194])" office:value-type="string" office:string-value="Třebíč" calcext:value-type="string">
            <text:p>Třebíč</text:p>
          </table:table-cell>
          <table:table-cell table:formula="of:=IF([.B194]=&quot;správní obvod&quot;;[.A194];&quot;&quot;)" office:value-type="string" office:string-value="Třebíč" calcext:value-type="string">
            <text:p>Třebíč</text:p>
          </table:table-cell>
        </table:table-row>
        <table:table-row table:style-name="ro1">
          <table:table-cell office:value-type="string" calcext:value-type="string">
            <text:p>Žďár nad Sázavou</text:p>
          </table:table-cell>
          <table:table-cell/>
          <table:table-cell table:formula="of:=IF([.B195]=&quot;správní obvod&quot;;[.C194];[.A195])" office:value-type="string" office:string-value="Žďár nad Sázavou" calcext:value-type="string">
            <text:p>Žďár nad Sázavou</text:p>
          </table:table-cell>
          <table:table-cell table:formula="of:=IF([.B195]=&quot;správní obvod&quot;;[.A195];&quot;&quot;)">
            <text:p/>
          </table:table-cell>
        </table:table-row>
        <table:table-row table:style-name="ro1">
          <table:table-cell office:value-type="string" calcext:value-type="string">
            <text:p>Bystřice nad Pernštejnem</text:p>
          </table:table-cell>
          <table:table-cell office:value-type="string" calcext:value-type="string">
            <text:p>správní obvod</text:p>
          </table:table-cell>
          <table:table-cell table:formula="of:=IF([.B196]=&quot;správní obvod&quot;;[.C195];[.A196])" office:value-type="string" office:string-value="Žďár nad Sázavou" calcext:value-type="string">
            <text:p>Žďár nad Sázavou</text:p>
          </table:table-cell>
          <table:table-cell table:formula="of:=IF([.B196]=&quot;správní obvod&quot;;[.A196];&quot;&quot;)" office:value-type="string" office:string-value="Bystřice nad Pernštejnem" calcext:value-type="string">
            <text:p>Bystřice nad Pernštejnem</text:p>
          </table:table-cell>
        </table:table-row>
        <table:table-row table:style-name="ro1">
          <table:table-cell office:value-type="string" calcext:value-type="string">
            <text:p>Nové Město na Moravě</text:p>
          </table:table-cell>
          <table:table-cell office:value-type="string" calcext:value-type="string">
            <text:p>správní obvod</text:p>
          </table:table-cell>
          <table:table-cell table:formula="of:=IF([.B197]=&quot;správní obvod&quot;;[.C196];[.A197])" office:value-type="string" office:string-value="Žďár nad Sázavou" calcext:value-type="string">
            <text:p>Žďár nad Sázavou</text:p>
          </table:table-cell>
          <table:table-cell table:formula="of:=IF([.B197]=&quot;správní obvod&quot;;[.A197];&quot;&quot;)" office:value-type="string" office:string-value="Nové Město na Moravě" calcext:value-type="string">
            <text:p>Nové Město na Moravě</text:p>
          </table:table-cell>
        </table:table-row>
        <table:table-row table:style-name="ro1">
          <table:table-cell office:value-type="string" calcext:value-type="string">
            <text:p>Velké Meziříčí</text:p>
          </table:table-cell>
          <table:table-cell office:value-type="string" calcext:value-type="string">
            <text:p>správní obvod</text:p>
          </table:table-cell>
          <table:table-cell table:formula="of:=IF([.B198]=&quot;správní obvod&quot;;[.C197];[.A198])" office:value-type="string" office:string-value="Žďár nad Sázavou" calcext:value-type="string">
            <text:p>Žďár nad Sázavou</text:p>
          </table:table-cell>
          <table:table-cell table:formula="of:=IF([.B198]=&quot;správní obvod&quot;;[.A198];&quot;&quot;)" office:value-type="string" office:string-value="Velké Meziříčí" calcext:value-type="string">
            <text:p>Velké Meziříčí</text:p>
          </table:table-cell>
        </table:table-row>
        <table:table-row table:style-name="ro1">
          <table:table-cell office:value-type="string" calcext:value-type="string">
            <text:p>Žďár nad Sázavou</text:p>
          </table:table-cell>
          <table:table-cell office:value-type="string" calcext:value-type="string">
            <text:p>správní obvod</text:p>
          </table:table-cell>
          <table:table-cell table:formula="of:=IF([.B199]=&quot;správní obvod&quot;;[.C198];[.A199])" office:value-type="string" office:string-value="Žďár nad Sázavou" calcext:value-type="string">
            <text:p>Žďár nad Sázavou</text:p>
          </table:table-cell>
          <table:table-cell table:formula="of:=IF([.B199]=&quot;správní obvod&quot;;[.A199];&quot;&quot;)" office:value-type="string" office:string-value="Žďár nad Sázavou" calcext:value-type="string">
            <text:p>Žďár nad Sázavou</text:p>
          </table:table-cell>
        </table:table-row>
        <table:table-row table:style-name="ro1">
          <table:table-cell office:value-type="string" calcext:value-type="string">
            <text:p>Jihomoravský kraj</text:p>
          </table:table-cell>
          <table:table-cell/>
          <table:table-cell table:formula="of:=IF([.B200]=&quot;správní obvod&quot;;[.C199];[.A200])" office:value-type="string" office:string-value="Jihomoravský kraj" calcext:value-type="string">
            <text:p>Jihomoravský kraj</text:p>
          </table:table-cell>
          <table:table-cell table:formula="of:=IF([.B200]=&quot;správní obvod&quot;;[.A200];&quot;&quot;)">
            <text:p/>
          </table:table-cell>
        </table:table-row>
        <table:table-row table:style-name="ro1">
          <table:table-cell office:value-type="string" calcext:value-type="string">
            <text:p>Blansko</text:p>
          </table:table-cell>
          <table:table-cell/>
          <table:table-cell table:formula="of:=IF([.B201]=&quot;správní obvod&quot;;[.C200];[.A201])" office:value-type="string" office:string-value="Blansko" calcext:value-type="string">
            <text:p>Blansko</text:p>
          </table:table-cell>
          <table:table-cell table:formula="of:=IF([.B201]=&quot;správní obvod&quot;;[.A201];&quot;&quot;)">
            <text:p/>
          </table:table-cell>
        </table:table-row>
        <table:table-row table:style-name="ro1">
          <table:table-cell office:value-type="string" calcext:value-type="string">
            <text:p>Blansko</text:p>
          </table:table-cell>
          <table:table-cell office:value-type="string" calcext:value-type="string">
            <text:p>správní obvod</text:p>
          </table:table-cell>
          <table:table-cell table:formula="of:=IF([.B202]=&quot;správní obvod&quot;;[.C201];[.A202])" office:value-type="string" office:string-value="Blansko" calcext:value-type="string">
            <text:p>Blansko</text:p>
          </table:table-cell>
          <table:table-cell table:formula="of:=IF([.B202]=&quot;správní obvod&quot;;[.A202];&quot;&quot;)" office:value-type="string" office:string-value="Blansko" calcext:value-type="string">
            <text:p>Blansko</text:p>
          </table:table-cell>
        </table:table-row>
        <table:table-row table:style-name="ro1">
          <table:table-cell office:value-type="string" calcext:value-type="string">
            <text:p>Boskovice</text:p>
          </table:table-cell>
          <table:table-cell office:value-type="string" calcext:value-type="string">
            <text:p>správní obvod</text:p>
          </table:table-cell>
          <table:table-cell table:formula="of:=IF([.B203]=&quot;správní obvod&quot;;[.C202];[.A203])" office:value-type="string" office:string-value="Blansko" calcext:value-type="string">
            <text:p>Blansko</text:p>
          </table:table-cell>
          <table:table-cell table:formula="of:=IF([.B203]=&quot;správní obvod&quot;;[.A203];&quot;&quot;)" office:value-type="string" office:string-value="Boskovice" calcext:value-type="string">
            <text:p>Boskovice</text:p>
          </table:table-cell>
        </table:table-row>
        <table:table-row table:style-name="ro1">
          <table:table-cell office:value-type="string" calcext:value-type="string">
            <text:p>Brno-město</text:p>
          </table:table-cell>
          <table:table-cell/>
          <table:table-cell table:formula="of:=IF([.B204]=&quot;správní obvod&quot;;[.C203];[.A204])" office:value-type="string" office:string-value="Brno-město" calcext:value-type="string">
            <text:p>Brno-město</text:p>
          </table:table-cell>
          <table:table-cell table:formula="of:=IF([.B204]=&quot;správní obvod&quot;;[.A204];&quot;&quot;)">
            <text:p/>
          </table:table-cell>
        </table:table-row>
        <table:table-row table:style-name="ro1">
          <table:table-cell office:value-type="string" calcext:value-type="string">
            <text:p>Brno</text:p>
          </table:table-cell>
          <table:table-cell office:value-type="string" calcext:value-type="string">
            <text:p>správní obvod</text:p>
          </table:table-cell>
          <table:table-cell table:formula="of:=IF([.B205]=&quot;správní obvod&quot;;[.C204];[.A205])" office:value-type="string" office:string-value="Brno-město" calcext:value-type="string">
            <text:p>Brno-město</text:p>
          </table:table-cell>
          <table:table-cell table:formula="of:=IF([.B205]=&quot;správní obvod&quot;;[.A205];&quot;&quot;)" office:value-type="string" office:string-value="Brno" calcext:value-type="string">
            <text:p>Brno</text:p>
          </table:table-cell>
        </table:table-row>
        <table:table-row table:style-name="ro1">
          <table:table-cell office:value-type="string" calcext:value-type="string">
            <text:p>Brno-venkov</text:p>
          </table:table-cell>
          <table:table-cell/>
          <table:table-cell table:formula="of:=IF([.B206]=&quot;správní obvod&quot;;[.C205];[.A206])" office:value-type="string" office:string-value="Brno-venkov" calcext:value-type="string">
            <text:p>Brno-venkov</text:p>
          </table:table-cell>
          <table:table-cell table:formula="of:=IF([.B206]=&quot;správní obvod&quot;;[.A206];&quot;&quot;)">
            <text:p/>
          </table:table-cell>
        </table:table-row>
        <table:table-row table:style-name="ro1">
          <table:table-cell office:value-type="string" calcext:value-type="string">
            <text:p>Ivančice</text:p>
          </table:table-cell>
          <table:table-cell office:value-type="string" calcext:value-type="string">
            <text:p>správní obvod</text:p>
          </table:table-cell>
          <table:table-cell table:formula="of:=IF([.B207]=&quot;správní obvod&quot;;[.C206];[.A207])" office:value-type="string" office:string-value="Brno-venkov" calcext:value-type="string">
            <text:p>Brno-venkov</text:p>
          </table:table-cell>
          <table:table-cell table:formula="of:=IF([.B207]=&quot;správní obvod&quot;;[.A207];&quot;&quot;)" office:value-type="string" office:string-value="Ivančice" calcext:value-type="string">
            <text:p>Ivančice</text:p>
          </table:table-cell>
        </table:table-row>
        <table:table-row table:style-name="ro1">
          <table:table-cell office:value-type="string" calcext:value-type="string">
            <text:p>Kuřim</text:p>
          </table:table-cell>
          <table:table-cell office:value-type="string" calcext:value-type="string">
            <text:p>správní obvod</text:p>
          </table:table-cell>
          <table:table-cell table:formula="of:=IF([.B208]=&quot;správní obvod&quot;;[.C207];[.A208])" office:value-type="string" office:string-value="Brno-venkov" calcext:value-type="string">
            <text:p>Brno-venkov</text:p>
          </table:table-cell>
          <table:table-cell table:formula="of:=IF([.B208]=&quot;správní obvod&quot;;[.A208];&quot;&quot;)" office:value-type="string" office:string-value="Kuřim" calcext:value-type="string">
            <text:p>Kuřim</text:p>
          </table:table-cell>
        </table:table-row>
        <table:table-row table:style-name="ro1">
          <table:table-cell office:value-type="string" calcext:value-type="string">
            <text:p>Pohořelice</text:p>
          </table:table-cell>
          <table:table-cell office:value-type="string" calcext:value-type="string">
            <text:p>správní obvod</text:p>
          </table:table-cell>
          <table:table-cell table:formula="of:=IF([.B209]=&quot;správní obvod&quot;;[.C208];[.A209])" office:value-type="string" office:string-value="Brno-venkov" calcext:value-type="string">
            <text:p>Brno-venkov</text:p>
          </table:table-cell>
          <table:table-cell table:formula="of:=IF([.B209]=&quot;správní obvod&quot;;[.A209];&quot;&quot;)" office:value-type="string" office:string-value="Pohořelice" calcext:value-type="string">
            <text:p>Pohořelice</text:p>
          </table:table-cell>
        </table:table-row>
        <table:table-row table:style-name="ro1">
          <table:table-cell office:value-type="string" calcext:value-type="string">
            <text:p>Rosice</text:p>
          </table:table-cell>
          <table:table-cell office:value-type="string" calcext:value-type="string">
            <text:p>správní obvod</text:p>
          </table:table-cell>
          <table:table-cell table:formula="of:=IF([.B210]=&quot;správní obvod&quot;;[.C209];[.A210])" office:value-type="string" office:string-value="Brno-venkov" calcext:value-type="string">
            <text:p>Brno-venkov</text:p>
          </table:table-cell>
          <table:table-cell table:formula="of:=IF([.B210]=&quot;správní obvod&quot;;[.A210];&quot;&quot;)" office:value-type="string" office:string-value="Rosice" calcext:value-type="string">
            <text:p>Rosice</text:p>
          </table:table-cell>
        </table:table-row>
        <table:table-row table:style-name="ro1">
          <table:table-cell office:value-type="string" calcext:value-type="string">
            <text:p>Šlapanice</text:p>
          </table:table-cell>
          <table:table-cell office:value-type="string" calcext:value-type="string">
            <text:p>správní obvod</text:p>
          </table:table-cell>
          <table:table-cell table:formula="of:=IF([.B211]=&quot;správní obvod&quot;;[.C210];[.A211])" office:value-type="string" office:string-value="Brno-venkov" calcext:value-type="string">
            <text:p>Brno-venkov</text:p>
          </table:table-cell>
          <table:table-cell table:formula="of:=IF([.B211]=&quot;správní obvod&quot;;[.A211];&quot;&quot;)" office:value-type="string" office:string-value="Šlapanice" calcext:value-type="string">
            <text:p>Šlapanice</text:p>
          </table:table-cell>
        </table:table-row>
        <table:table-row table:style-name="ro1">
          <table:table-cell office:value-type="string" calcext:value-type="string">
            <text:p>Tišnov</text:p>
          </table:table-cell>
          <table:table-cell office:value-type="string" calcext:value-type="string">
            <text:p>správní obvod</text:p>
          </table:table-cell>
          <table:table-cell table:formula="of:=IF([.B212]=&quot;správní obvod&quot;;[.C211];[.A212])" office:value-type="string" office:string-value="Brno-venkov" calcext:value-type="string">
            <text:p>Brno-venkov</text:p>
          </table:table-cell>
          <table:table-cell table:formula="of:=IF([.B212]=&quot;správní obvod&quot;;[.A212];&quot;&quot;)" office:value-type="string" office:string-value="Tišnov" calcext:value-type="string">
            <text:p>Tišnov</text:p>
          </table:table-cell>
        </table:table-row>
        <table:table-row table:style-name="ro1">
          <table:table-cell office:value-type="string" calcext:value-type="string">
            <text:p>Židlochovice</text:p>
          </table:table-cell>
          <table:table-cell office:value-type="string" calcext:value-type="string">
            <text:p>správní obvod</text:p>
          </table:table-cell>
          <table:table-cell table:formula="of:=IF([.B213]=&quot;správní obvod&quot;;[.C212];[.A213])" office:value-type="string" office:string-value="Brno-venkov" calcext:value-type="string">
            <text:p>Brno-venkov</text:p>
          </table:table-cell>
          <table:table-cell table:formula="of:=IF([.B213]=&quot;správní obvod&quot;;[.A213];&quot;&quot;)" office:value-type="string" office:string-value="Židlochovice" calcext:value-type="string">
            <text:p>Židlochovice</text:p>
          </table:table-cell>
        </table:table-row>
        <table:table-row table:style-name="ro1">
          <table:table-cell office:value-type="string" calcext:value-type="string">
            <text:p>Břeclav</text:p>
          </table:table-cell>
          <table:table-cell/>
          <table:table-cell table:formula="of:=IF([.B214]=&quot;správní obvod&quot;;[.C213];[.A214])" office:value-type="string" office:string-value="Břeclav" calcext:value-type="string">
            <text:p>Břeclav</text:p>
          </table:table-cell>
          <table:table-cell table:formula="of:=IF([.B214]=&quot;správní obvod&quot;;[.A214];&quot;&quot;)">
            <text:p/>
          </table:table-cell>
        </table:table-row>
        <table:table-row table:style-name="ro1">
          <table:table-cell office:value-type="string" calcext:value-type="string">
            <text:p>Břeclav</text:p>
          </table:table-cell>
          <table:table-cell office:value-type="string" calcext:value-type="string">
            <text:p>správní obvod</text:p>
          </table:table-cell>
          <table:table-cell table:formula="of:=IF([.B215]=&quot;správní obvod&quot;;[.C214];[.A215])" office:value-type="string" office:string-value="Břeclav" calcext:value-type="string">
            <text:p>Břeclav</text:p>
          </table:table-cell>
          <table:table-cell table:formula="of:=IF([.B215]=&quot;správní obvod&quot;;[.A215];&quot;&quot;)" office:value-type="string" office:string-value="Břeclav" calcext:value-type="string">
            <text:p>Břeclav</text:p>
          </table:table-cell>
        </table:table-row>
        <table:table-row table:style-name="ro1">
          <table:table-cell office:value-type="string" calcext:value-type="string">
            <text:p>Hustopeče</text:p>
          </table:table-cell>
          <table:table-cell office:value-type="string" calcext:value-type="string">
            <text:p>správní obvod</text:p>
          </table:table-cell>
          <table:table-cell table:formula="of:=IF([.B216]=&quot;správní obvod&quot;;[.C215];[.A216])" office:value-type="string" office:string-value="Břeclav" calcext:value-type="string">
            <text:p>Břeclav</text:p>
          </table:table-cell>
          <table:table-cell table:formula="of:=IF([.B216]=&quot;správní obvod&quot;;[.A216];&quot;&quot;)" office:value-type="string" office:string-value="Hustopeče" calcext:value-type="string">
            <text:p>Hustopeče</text:p>
          </table:table-cell>
        </table:table-row>
        <table:table-row table:style-name="ro1">
          <table:table-cell office:value-type="string" calcext:value-type="string">
            <text:p>Mikulov</text:p>
          </table:table-cell>
          <table:table-cell office:value-type="string" calcext:value-type="string">
            <text:p>správní obvod</text:p>
          </table:table-cell>
          <table:table-cell table:formula="of:=IF([.B217]=&quot;správní obvod&quot;;[.C216];[.A217])" office:value-type="string" office:string-value="Břeclav" calcext:value-type="string">
            <text:p>Břeclav</text:p>
          </table:table-cell>
          <table:table-cell table:formula="of:=IF([.B217]=&quot;správní obvod&quot;;[.A217];&quot;&quot;)" office:value-type="string" office:string-value="Mikulov" calcext:value-type="string">
            <text:p>Mikulov</text:p>
          </table:table-cell>
        </table:table-row>
        <table:table-row table:style-name="ro1">
          <table:table-cell office:value-type="string" calcext:value-type="string">
            <text:p>Hodonín</text:p>
          </table:table-cell>
          <table:table-cell/>
          <table:table-cell table:formula="of:=IF([.B218]=&quot;správní obvod&quot;;[.C217];[.A218])" office:value-type="string" office:string-value="Hodonín" calcext:value-type="string">
            <text:p>Hodonín</text:p>
          </table:table-cell>
          <table:table-cell table:formula="of:=IF([.B218]=&quot;správní obvod&quot;;[.A218];&quot;&quot;)">
            <text:p/>
          </table:table-cell>
        </table:table-row>
        <table:table-row table:style-name="ro1">
          <table:table-cell office:value-type="string" calcext:value-type="string">
            <text:p>Hodonín</text:p>
          </table:table-cell>
          <table:table-cell office:value-type="string" calcext:value-type="string">
            <text:p>správní obvod</text:p>
          </table:table-cell>
          <table:table-cell table:formula="of:=IF([.B219]=&quot;správní obvod&quot;;[.C218];[.A219])" office:value-type="string" office:string-value="Hodonín" calcext:value-type="string">
            <text:p>Hodonín</text:p>
          </table:table-cell>
          <table:table-cell table:formula="of:=IF([.B219]=&quot;správní obvod&quot;;[.A219];&quot;&quot;)" office:value-type="string" office:string-value="Hodonín" calcext:value-type="string">
            <text:p>Hodonín</text:p>
          </table:table-cell>
        </table:table-row>
        <table:table-row table:style-name="ro1">
          <table:table-cell office:value-type="string" calcext:value-type="string">
            <text:p>Kyjov</text:p>
          </table:table-cell>
          <table:table-cell office:value-type="string" calcext:value-type="string">
            <text:p>správní obvod</text:p>
          </table:table-cell>
          <table:table-cell table:formula="of:=IF([.B220]=&quot;správní obvod&quot;;[.C219];[.A220])" office:value-type="string" office:string-value="Hodonín" calcext:value-type="string">
            <text:p>Hodonín</text:p>
          </table:table-cell>
          <table:table-cell table:formula="of:=IF([.B220]=&quot;správní obvod&quot;;[.A220];&quot;&quot;)" office:value-type="string" office:string-value="Kyjov" calcext:value-type="string">
            <text:p>Kyjov</text:p>
          </table:table-cell>
        </table:table-row>
        <table:table-row table:style-name="ro1">
          <table:table-cell office:value-type="string" calcext:value-type="string">
            <text:p>Veselí nad Moravou</text:p>
          </table:table-cell>
          <table:table-cell office:value-type="string" calcext:value-type="string">
            <text:p>správní obvod</text:p>
          </table:table-cell>
          <table:table-cell table:formula="of:=IF([.B221]=&quot;správní obvod&quot;;[.C220];[.A221])" office:value-type="string" office:string-value="Hodonín" calcext:value-type="string">
            <text:p>Hodonín</text:p>
          </table:table-cell>
          <table:table-cell table:formula="of:=IF([.B221]=&quot;správní obvod&quot;;[.A221];&quot;&quot;)" office:value-type="string" office:string-value="Veselí nad Moravou" calcext:value-type="string">
            <text:p>Veselí nad Moravou</text:p>
          </table:table-cell>
        </table:table-row>
        <table:table-row table:style-name="ro1">
          <table:table-cell office:value-type="string" calcext:value-type="string">
            <text:p>Vyškov</text:p>
          </table:table-cell>
          <table:table-cell/>
          <table:table-cell table:formula="of:=IF([.B222]=&quot;správní obvod&quot;;[.C221];[.A222])" office:value-type="string" office:string-value="Vyškov" calcext:value-type="string">
            <text:p>Vyškov</text:p>
          </table:table-cell>
          <table:table-cell table:formula="of:=IF([.B222]=&quot;správní obvod&quot;;[.A222];&quot;&quot;)">
            <text:p/>
          </table:table-cell>
        </table:table-row>
        <table:table-row table:style-name="ro1">
          <table:table-cell office:value-type="string" calcext:value-type="string">
            <text:p>Bučovice</text:p>
          </table:table-cell>
          <table:table-cell office:value-type="string" calcext:value-type="string">
            <text:p>správní obvod</text:p>
          </table:table-cell>
          <table:table-cell table:formula="of:=IF([.B223]=&quot;správní obvod&quot;;[.C222];[.A223])" office:value-type="string" office:string-value="Vyškov" calcext:value-type="string">
            <text:p>Vyškov</text:p>
          </table:table-cell>
          <table:table-cell table:formula="of:=IF([.B223]=&quot;správní obvod&quot;;[.A223];&quot;&quot;)" office:value-type="string" office:string-value="Bučovice" calcext:value-type="string">
            <text:p>Bučovice</text:p>
          </table:table-cell>
        </table:table-row>
        <table:table-row table:style-name="ro1">
          <table:table-cell office:value-type="string" calcext:value-type="string">
            <text:p>Slavkov u Brna</text:p>
          </table:table-cell>
          <table:table-cell office:value-type="string" calcext:value-type="string">
            <text:p>správní obvod</text:p>
          </table:table-cell>
          <table:table-cell table:formula="of:=IF([.B224]=&quot;správní obvod&quot;;[.C223];[.A224])" office:value-type="string" office:string-value="Vyškov" calcext:value-type="string">
            <text:p>Vyškov</text:p>
          </table:table-cell>
          <table:table-cell table:formula="of:=IF([.B224]=&quot;správní obvod&quot;;[.A224];&quot;&quot;)" office:value-type="string" office:string-value="Slavkov u Brna" calcext:value-type="string">
            <text:p>Slavkov u Brna</text:p>
          </table:table-cell>
        </table:table-row>
        <table:table-row table:style-name="ro1">
          <table:table-cell office:value-type="string" calcext:value-type="string">
            <text:p>Vyškov</text:p>
          </table:table-cell>
          <table:table-cell office:value-type="string" calcext:value-type="string">
            <text:p>správní obvod</text:p>
          </table:table-cell>
          <table:table-cell table:formula="of:=IF([.B225]=&quot;správní obvod&quot;;[.C224];[.A225])" office:value-type="string" office:string-value="Vyškov" calcext:value-type="string">
            <text:p>Vyškov</text:p>
          </table:table-cell>
          <table:table-cell table:formula="of:=IF([.B225]=&quot;správní obvod&quot;;[.A225];&quot;&quot;)" office:value-type="string" office:string-value="Vyškov" calcext:value-type="string">
            <text:p>Vyškov</text:p>
          </table:table-cell>
        </table:table-row>
        <table:table-row table:style-name="ro1">
          <table:table-cell office:value-type="string" calcext:value-type="string">
            <text:p>Znojmo</text:p>
          </table:table-cell>
          <table:table-cell/>
          <table:table-cell table:formula="of:=IF([.B226]=&quot;správní obvod&quot;;[.C225];[.A226])" office:value-type="string" office:string-value="Znojmo" calcext:value-type="string">
            <text:p>Znojmo</text:p>
          </table:table-cell>
          <table:table-cell table:formula="of:=IF([.B226]=&quot;správní obvod&quot;;[.A226];&quot;&quot;)">
            <text:p/>
          </table:table-cell>
        </table:table-row>
        <table:table-row table:style-name="ro1">
          <table:table-cell office:value-type="string" calcext:value-type="string">
            <text:p>Moravský Krumlov</text:p>
          </table:table-cell>
          <table:table-cell office:value-type="string" calcext:value-type="string">
            <text:p>správní obvod</text:p>
          </table:table-cell>
          <table:table-cell table:formula="of:=IF([.B227]=&quot;správní obvod&quot;;[.C226];[.A227])" office:value-type="string" office:string-value="Znojmo" calcext:value-type="string">
            <text:p>Znojmo</text:p>
          </table:table-cell>
          <table:table-cell table:formula="of:=IF([.B227]=&quot;správní obvod&quot;;[.A227];&quot;&quot;)" office:value-type="string" office:string-value="Moravský Krumlov" calcext:value-type="string">
            <text:p>Moravský Krumlov</text:p>
          </table:table-cell>
        </table:table-row>
        <table:table-row table:style-name="ro1">
          <table:table-cell office:value-type="string" calcext:value-type="string">
            <text:p>Znojmo</text:p>
          </table:table-cell>
          <table:table-cell office:value-type="string" calcext:value-type="string">
            <text:p>správní obvod</text:p>
          </table:table-cell>
          <table:table-cell table:formula="of:=IF([.B228]=&quot;správní obvod&quot;;[.C227];[.A228])" office:value-type="string" office:string-value="Znojmo" calcext:value-type="string">
            <text:p>Znojmo</text:p>
          </table:table-cell>
          <table:table-cell table:formula="of:=IF([.B228]=&quot;správní obvod&quot;;[.A228];&quot;&quot;)" office:value-type="string" office:string-value="Znojmo" calcext:value-type="string">
            <text:p>Znojmo</text:p>
          </table:table-cell>
        </table:table-row>
        <table:table-row table:style-name="ro1">
          <table:table-cell office:value-type="string" calcext:value-type="string">
            <text:p>Olomoucký kraj</text:p>
          </table:table-cell>
          <table:table-cell/>
          <table:table-cell table:formula="of:=IF([.B229]=&quot;správní obvod&quot;;[.C228];[.A229])" office:value-type="string" office:string-value="Olomoucký kraj" calcext:value-type="string">
            <text:p>Olomoucký kraj</text:p>
          </table:table-cell>
          <table:table-cell table:formula="of:=IF([.B229]=&quot;správní obvod&quot;;[.A229];&quot;&quot;)">
            <text:p/>
          </table:table-cell>
        </table:table-row>
        <table:table-row table:style-name="ro1">
          <table:table-cell office:value-type="string" calcext:value-type="string">
            <text:p>Jeseník</text:p>
          </table:table-cell>
          <table:table-cell/>
          <table:table-cell table:formula="of:=IF([.B230]=&quot;správní obvod&quot;;[.C229];[.A230])" office:value-type="string" office:string-value="Jeseník" calcext:value-type="string">
            <text:p>Jeseník</text:p>
          </table:table-cell>
          <table:table-cell table:formula="of:=IF([.B230]=&quot;správní obvod&quot;;[.A230];&quot;&quot;)">
            <text:p/>
          </table:table-cell>
        </table:table-row>
        <table:table-row table:style-name="ro1">
          <table:table-cell office:value-type="string" calcext:value-type="string">
            <text:p>Jeseník</text:p>
          </table:table-cell>
          <table:table-cell office:value-type="string" calcext:value-type="string">
            <text:p>správní obvod</text:p>
          </table:table-cell>
          <table:table-cell table:formula="of:=IF([.B231]=&quot;správní obvod&quot;;[.C230];[.A231])" office:value-type="string" office:string-value="Jeseník" calcext:value-type="string">
            <text:p>Jeseník</text:p>
          </table:table-cell>
          <table:table-cell table:formula="of:=IF([.B231]=&quot;správní obvod&quot;;[.A231];&quot;&quot;)" office:value-type="string" office:string-value="Jeseník" calcext:value-type="string">
            <text:p>Jeseník</text:p>
          </table:table-cell>
        </table:table-row>
        <table:table-row table:style-name="ro1">
          <table:table-cell office:value-type="string" calcext:value-type="string">
            <text:p>Olomouc</text:p>
          </table:table-cell>
          <table:table-cell/>
          <table:table-cell table:formula="of:=IF([.B232]=&quot;správní obvod&quot;;[.C231];[.A232])" office:value-type="string" office:string-value="Olomouc" calcext:value-type="string">
            <text:p>Olomouc</text:p>
          </table:table-cell>
          <table:table-cell table:formula="of:=IF([.B232]=&quot;správní obvod&quot;;[.A232];&quot;&quot;)">
            <text:p/>
          </table:table-cell>
        </table:table-row>
        <table:table-row table:style-name="ro1">
          <table:table-cell office:value-type="string" calcext:value-type="string">
            <text:p>Litovel</text:p>
          </table:table-cell>
          <table:table-cell office:value-type="string" calcext:value-type="string">
            <text:p>správní obvod</text:p>
          </table:table-cell>
          <table:table-cell table:formula="of:=IF([.B233]=&quot;správní obvod&quot;;[.C232];[.A233])" office:value-type="string" office:string-value="Olomouc" calcext:value-type="string">
            <text:p>Olomouc</text:p>
          </table:table-cell>
          <table:table-cell table:formula="of:=IF([.B233]=&quot;správní obvod&quot;;[.A233];&quot;&quot;)" office:value-type="string" office:string-value="Litovel" calcext:value-type="string">
            <text:p>Litovel</text:p>
          </table:table-cell>
        </table:table-row>
        <table:table-row table:style-name="ro1">
          <table:table-cell office:value-type="string" calcext:value-type="string">
            <text:p>Olomouc</text:p>
          </table:table-cell>
          <table:table-cell office:value-type="string" calcext:value-type="string">
            <text:p>správní obvod</text:p>
          </table:table-cell>
          <table:table-cell table:formula="of:=IF([.B234]=&quot;správní obvod&quot;;[.C233];[.A234])" office:value-type="string" office:string-value="Olomouc" calcext:value-type="string">
            <text:p>Olomouc</text:p>
          </table:table-cell>
          <table:table-cell table:formula="of:=IF([.B234]=&quot;správní obvod&quot;;[.A234];&quot;&quot;)" office:value-type="string" office:string-value="Olomouc" calcext:value-type="string">
            <text:p>Olomouc</text:p>
          </table:table-cell>
        </table:table-row>
        <table:table-row table:style-name="ro1">
          <table:table-cell office:value-type="string" calcext:value-type="string">
            <text:p>Šternberk</text:p>
          </table:table-cell>
          <table:table-cell office:value-type="string" calcext:value-type="string">
            <text:p>správní obvod</text:p>
          </table:table-cell>
          <table:table-cell table:formula="of:=IF([.B235]=&quot;správní obvod&quot;;[.C234];[.A235])" office:value-type="string" office:string-value="Olomouc" calcext:value-type="string">
            <text:p>Olomouc</text:p>
          </table:table-cell>
          <table:table-cell table:formula="of:=IF([.B235]=&quot;správní obvod&quot;;[.A235];&quot;&quot;)" office:value-type="string" office:string-value="Šternberk" calcext:value-type="string">
            <text:p>Šternberk</text:p>
          </table:table-cell>
        </table:table-row>
        <table:table-row table:style-name="ro1">
          <table:table-cell office:value-type="string" calcext:value-type="string">
            <text:p>Uničov</text:p>
          </table:table-cell>
          <table:table-cell office:value-type="string" calcext:value-type="string">
            <text:p>správní obvod</text:p>
          </table:table-cell>
          <table:table-cell table:formula="of:=IF([.B236]=&quot;správní obvod&quot;;[.C235];[.A236])" office:value-type="string" office:string-value="Olomouc" calcext:value-type="string">
            <text:p>Olomouc</text:p>
          </table:table-cell>
          <table:table-cell table:formula="of:=IF([.B236]=&quot;správní obvod&quot;;[.A236];&quot;&quot;)" office:value-type="string" office:string-value="Uničov" calcext:value-type="string">
            <text:p>Uničov</text:p>
          </table:table-cell>
        </table:table-row>
        <table:table-row table:style-name="ro1">
          <table:table-cell office:value-type="string" calcext:value-type="string">
            <text:p>Prostějov</text:p>
          </table:table-cell>
          <table:table-cell/>
          <table:table-cell table:formula="of:=IF([.B237]=&quot;správní obvod&quot;;[.C236];[.A237])" office:value-type="string" office:string-value="Prostějov" calcext:value-type="string">
            <text:p>Prostějov</text:p>
          </table:table-cell>
          <table:table-cell table:formula="of:=IF([.B237]=&quot;správní obvod&quot;;[.A237];&quot;&quot;)">
            <text:p/>
          </table:table-cell>
        </table:table-row>
        <table:table-row table:style-name="ro1">
          <table:table-cell office:value-type="string" calcext:value-type="string">
            <text:p>Konice</text:p>
          </table:table-cell>
          <table:table-cell office:value-type="string" calcext:value-type="string">
            <text:p>správní obvod</text:p>
          </table:table-cell>
          <table:table-cell table:formula="of:=IF([.B238]=&quot;správní obvod&quot;;[.C237];[.A238])" office:value-type="string" office:string-value="Prostějov" calcext:value-type="string">
            <text:p>Prostějov</text:p>
          </table:table-cell>
          <table:table-cell table:formula="of:=IF([.B238]=&quot;správní obvod&quot;;[.A238];&quot;&quot;)" office:value-type="string" office:string-value="Konice" calcext:value-type="string">
            <text:p>Konice</text:p>
          </table:table-cell>
        </table:table-row>
        <table:table-row table:style-name="ro1">
          <table:table-cell office:value-type="string" calcext:value-type="string">
            <text:p>Prostějov</text:p>
          </table:table-cell>
          <table:table-cell office:value-type="string" calcext:value-type="string">
            <text:p>správní obvod</text:p>
          </table:table-cell>
          <table:table-cell table:formula="of:=IF([.B239]=&quot;správní obvod&quot;;[.C238];[.A239])" office:value-type="string" office:string-value="Prostějov" calcext:value-type="string">
            <text:p>Prostějov</text:p>
          </table:table-cell>
          <table:table-cell table:formula="of:=IF([.B239]=&quot;správní obvod&quot;;[.A239];&quot;&quot;)" office:value-type="string" office:string-value="Prostějov" calcext:value-type="string">
            <text:p>Prostějov</text:p>
          </table:table-cell>
        </table:table-row>
        <table:table-row table:style-name="ro1">
          <table:table-cell office:value-type="string" calcext:value-type="string">
            <text:p>Přerov</text:p>
          </table:table-cell>
          <table:table-cell/>
          <table:table-cell table:formula="of:=IF([.B240]=&quot;správní obvod&quot;;[.C239];[.A240])" office:value-type="string" office:string-value="Přerov" calcext:value-type="string">
            <text:p>Přerov</text:p>
          </table:table-cell>
          <table:table-cell table:formula="of:=IF([.B240]=&quot;správní obvod&quot;;[.A240];&quot;&quot;)">
            <text:p/>
          </table:table-cell>
        </table:table-row>
        <table:table-row table:style-name="ro1">
          <table:table-cell office:value-type="string" calcext:value-type="string">
            <text:p>Hranice</text:p>
          </table:table-cell>
          <table:table-cell office:value-type="string" calcext:value-type="string">
            <text:p>správní obvod</text:p>
          </table:table-cell>
          <table:table-cell table:formula="of:=IF([.B241]=&quot;správní obvod&quot;;[.C240];[.A241])" office:value-type="string" office:string-value="Přerov" calcext:value-type="string">
            <text:p>Přerov</text:p>
          </table:table-cell>
          <table:table-cell table:formula="of:=IF([.B241]=&quot;správní obvod&quot;;[.A241];&quot;&quot;)" office:value-type="string" office:string-value="Hranice" calcext:value-type="string">
            <text:p>Hranice</text:p>
          </table:table-cell>
        </table:table-row>
        <table:table-row table:style-name="ro1">
          <table:table-cell office:value-type="string" calcext:value-type="string">
            <text:p>Lipník nad Bečvou</text:p>
          </table:table-cell>
          <table:table-cell office:value-type="string" calcext:value-type="string">
            <text:p>správní obvod</text:p>
          </table:table-cell>
          <table:table-cell table:formula="of:=IF([.B242]=&quot;správní obvod&quot;;[.C241];[.A242])" office:value-type="string" office:string-value="Přerov" calcext:value-type="string">
            <text:p>Přerov</text:p>
          </table:table-cell>
          <table:table-cell table:formula="of:=IF([.B242]=&quot;správní obvod&quot;;[.A242];&quot;&quot;)" office:value-type="string" office:string-value="Lipník nad Bečvou" calcext:value-type="string">
            <text:p>Lipník nad Bečvou</text:p>
          </table:table-cell>
        </table:table-row>
        <table:table-row table:style-name="ro1">
          <table:table-cell office:value-type="string" calcext:value-type="string">
            <text:p>Přerov</text:p>
          </table:table-cell>
          <table:table-cell office:value-type="string" calcext:value-type="string">
            <text:p>správní obvod</text:p>
          </table:table-cell>
          <table:table-cell table:formula="of:=IF([.B243]=&quot;správní obvod&quot;;[.C242];[.A243])" office:value-type="string" office:string-value="Přerov" calcext:value-type="string">
            <text:p>Přerov</text:p>
          </table:table-cell>
          <table:table-cell table:formula="of:=IF([.B243]=&quot;správní obvod&quot;;[.A243];&quot;&quot;)" office:value-type="string" office:string-value="Přerov" calcext:value-type="string">
            <text:p>Přerov</text:p>
          </table:table-cell>
        </table:table-row>
        <table:table-row table:style-name="ro1">
          <table:table-cell office:value-type="string" calcext:value-type="string">
            <text:p>Šumperk</text:p>
          </table:table-cell>
          <table:table-cell/>
          <table:table-cell table:formula="of:=IF([.B244]=&quot;správní obvod&quot;;[.C243];[.A244])" office:value-type="string" office:string-value="Šumperk" calcext:value-type="string">
            <text:p>Šumperk</text:p>
          </table:table-cell>
          <table:table-cell table:formula="of:=IF([.B244]=&quot;správní obvod&quot;;[.A244];&quot;&quot;)">
            <text:p/>
          </table:table-cell>
        </table:table-row>
        <table:table-row table:style-name="ro1">
          <table:table-cell office:value-type="string" calcext:value-type="string">
            <text:p>Mohelnice</text:p>
          </table:table-cell>
          <table:table-cell office:value-type="string" calcext:value-type="string">
            <text:p>správní obvod</text:p>
          </table:table-cell>
          <table:table-cell table:formula="of:=IF([.B245]=&quot;správní obvod&quot;;[.C244];[.A245])" office:value-type="string" office:string-value="Šumperk" calcext:value-type="string">
            <text:p>Šumperk</text:p>
          </table:table-cell>
          <table:table-cell table:formula="of:=IF([.B245]=&quot;správní obvod&quot;;[.A245];&quot;&quot;)" office:value-type="string" office:string-value="Mohelnice" calcext:value-type="string">
            <text:p>Mohelnice</text:p>
          </table:table-cell>
        </table:table-row>
        <table:table-row table:style-name="ro1">
          <table:table-cell office:value-type="string" calcext:value-type="string">
            <text:p>Šumperk</text:p>
          </table:table-cell>
          <table:table-cell office:value-type="string" calcext:value-type="string">
            <text:p>správní obvod</text:p>
          </table:table-cell>
          <table:table-cell table:formula="of:=IF([.B246]=&quot;správní obvod&quot;;[.C245];[.A246])" office:value-type="string" office:string-value="Šumperk" calcext:value-type="string">
            <text:p>Šumperk</text:p>
          </table:table-cell>
          <table:table-cell table:formula="of:=IF([.B246]=&quot;správní obvod&quot;;[.A246];&quot;&quot;)" office:value-type="string" office:string-value="Šumperk" calcext:value-type="string">
            <text:p>Šumperk</text:p>
          </table:table-cell>
        </table:table-row>
        <table:table-row table:style-name="ro1">
          <table:table-cell office:value-type="string" calcext:value-type="string">
            <text:p>Zábřeh</text:p>
          </table:table-cell>
          <table:table-cell office:value-type="string" calcext:value-type="string">
            <text:p>správní obvod</text:p>
          </table:table-cell>
          <table:table-cell table:formula="of:=IF([.B247]=&quot;správní obvod&quot;;[.C246];[.A247])" office:value-type="string" office:string-value="Šumperk" calcext:value-type="string">
            <text:p>Šumperk</text:p>
          </table:table-cell>
          <table:table-cell table:formula="of:=IF([.B247]=&quot;správní obvod&quot;;[.A247];&quot;&quot;)" office:value-type="string" office:string-value="Zábřeh" calcext:value-type="string">
            <text:p>Zábřeh</text:p>
          </table:table-cell>
        </table:table-row>
        <table:table-row table:style-name="ro1">
          <table:table-cell office:value-type="string" calcext:value-type="string">
            <text:p>Moravskoslezský kraj</text:p>
          </table:table-cell>
          <table:table-cell/>
          <table:table-cell table:formula="of:=IF([.B248]=&quot;správní obvod&quot;;[.C247];[.A248])" office:value-type="string" office:string-value="Moravskoslezský kraj" calcext:value-type="string">
            <text:p>Moravskoslezský kraj</text:p>
          </table:table-cell>
          <table:table-cell table:formula="of:=IF([.B248]=&quot;správní obvod&quot;;[.A248];&quot;&quot;)">
            <text:p/>
          </table:table-cell>
        </table:table-row>
        <table:table-row table:style-name="ro1">
          <table:table-cell office:value-type="string" calcext:value-type="string">
            <text:p>Bruntál</text:p>
          </table:table-cell>
          <table:table-cell/>
          <table:table-cell table:formula="of:=IF([.B249]=&quot;správní obvod&quot;;[.C248];[.A249])" office:value-type="string" office:string-value="Bruntál" calcext:value-type="string">
            <text:p>Bruntál</text:p>
          </table:table-cell>
          <table:table-cell table:formula="of:=IF([.B249]=&quot;správní obvod&quot;;[.A249];&quot;&quot;)">
            <text:p/>
          </table:table-cell>
        </table:table-row>
        <table:table-row table:style-name="ro1">
          <table:table-cell office:value-type="string" calcext:value-type="string">
            <text:p>Bruntál</text:p>
          </table:table-cell>
          <table:table-cell office:value-type="string" calcext:value-type="string">
            <text:p>správní obvod</text:p>
          </table:table-cell>
          <table:table-cell table:formula="of:=IF([.B250]=&quot;správní obvod&quot;;[.C249];[.A250])" office:value-type="string" office:string-value="Bruntál" calcext:value-type="string">
            <text:p>Bruntál</text:p>
          </table:table-cell>
          <table:table-cell table:formula="of:=IF([.B250]=&quot;správní obvod&quot;;[.A250];&quot;&quot;)" office:value-type="string" office:string-value="Bruntál" calcext:value-type="string">
            <text:p>Bruntál</text:p>
          </table:table-cell>
        </table:table-row>
        <table:table-row table:style-name="ro1">
          <table:table-cell office:value-type="string" calcext:value-type="string">
            <text:p>Krnov</text:p>
          </table:table-cell>
          <table:table-cell office:value-type="string" calcext:value-type="string">
            <text:p>správní obvod</text:p>
          </table:table-cell>
          <table:table-cell table:formula="of:=IF([.B251]=&quot;správní obvod&quot;;[.C250];[.A251])" office:value-type="string" office:string-value="Bruntál" calcext:value-type="string">
            <text:p>Bruntál</text:p>
          </table:table-cell>
          <table:table-cell table:formula="of:=IF([.B251]=&quot;správní obvod&quot;;[.A251];&quot;&quot;)" office:value-type="string" office:string-value="Krnov" calcext:value-type="string">
            <text:p>Krnov</text:p>
          </table:table-cell>
        </table:table-row>
        <table:table-row table:style-name="ro1">
          <table:table-cell office:value-type="string" calcext:value-type="string">
            <text:p>Rýmařov</text:p>
          </table:table-cell>
          <table:table-cell office:value-type="string" calcext:value-type="string">
            <text:p>správní obvod</text:p>
          </table:table-cell>
          <table:table-cell table:formula="of:=IF([.B252]=&quot;správní obvod&quot;;[.C251];[.A252])" office:value-type="string" office:string-value="Bruntál" calcext:value-type="string">
            <text:p>Bruntál</text:p>
          </table:table-cell>
          <table:table-cell table:formula="of:=IF([.B252]=&quot;správní obvod&quot;;[.A252];&quot;&quot;)" office:value-type="string" office:string-value="Rýmařov" calcext:value-type="string">
            <text:p>Rýmařov</text:p>
          </table:table-cell>
        </table:table-row>
        <table:table-row table:style-name="ro1">
          <table:table-cell office:value-type="string" calcext:value-type="string">
            <text:p>Frýdek-Místek</text:p>
          </table:table-cell>
          <table:table-cell/>
          <table:table-cell table:formula="of:=IF([.B253]=&quot;správní obvod&quot;;[.C252];[.A253])" office:value-type="string" office:string-value="Frýdek-Místek" calcext:value-type="string">
            <text:p>Frýdek-Místek</text:p>
          </table:table-cell>
          <table:table-cell table:formula="of:=IF([.B253]=&quot;správní obvod&quot;;[.A253];&quot;&quot;)">
            <text:p/>
          </table:table-cell>
        </table:table-row>
        <table:table-row table:style-name="ro1">
          <table:table-cell office:value-type="string" calcext:value-type="string">
            <text:p>Frýdek-Místek</text:p>
          </table:table-cell>
          <table:table-cell office:value-type="string" calcext:value-type="string">
            <text:p>správní obvod</text:p>
          </table:table-cell>
          <table:table-cell table:formula="of:=IF([.B254]=&quot;správní obvod&quot;;[.C253];[.A254])" office:value-type="string" office:string-value="Frýdek-Místek" calcext:value-type="string">
            <text:p>Frýdek-Místek</text:p>
          </table:table-cell>
          <table:table-cell table:formula="of:=IF([.B254]=&quot;správní obvod&quot;;[.A254];&quot;&quot;)" office:value-type="string" office:string-value="Frýdek-Místek" calcext:value-type="string">
            <text:p>Frýdek-Místek</text:p>
          </table:table-cell>
        </table:table-row>
        <table:table-row table:style-name="ro1">
          <table:table-cell office:value-type="string" calcext:value-type="string">
            <text:p>Frýdlant nad Ostravicí</text:p>
          </table:table-cell>
          <table:table-cell office:value-type="string" calcext:value-type="string">
            <text:p>správní obvod</text:p>
          </table:table-cell>
          <table:table-cell table:formula="of:=IF([.B255]=&quot;správní obvod&quot;;[.C254];[.A255])" office:value-type="string" office:string-value="Frýdek-Místek" calcext:value-type="string">
            <text:p>Frýdek-Místek</text:p>
          </table:table-cell>
          <table:table-cell table:formula="of:=IF([.B255]=&quot;správní obvod&quot;;[.A255];&quot;&quot;)" office:value-type="string" office:string-value="Frýdlant nad Ostravicí" calcext:value-type="string">
            <text:p>Frýdlant nad Ostravicí</text:p>
          </table:table-cell>
        </table:table-row>
        <table:table-row table:style-name="ro1">
          <table:table-cell office:value-type="string" calcext:value-type="string">
            <text:p>Jablunkov</text:p>
          </table:table-cell>
          <table:table-cell office:value-type="string" calcext:value-type="string">
            <text:p>správní obvod</text:p>
          </table:table-cell>
          <table:table-cell table:formula="of:=IF([.B256]=&quot;správní obvod&quot;;[.C255];[.A256])" office:value-type="string" office:string-value="Frýdek-Místek" calcext:value-type="string">
            <text:p>Frýdek-Místek</text:p>
          </table:table-cell>
          <table:table-cell table:formula="of:=IF([.B256]=&quot;správní obvod&quot;;[.A256];&quot;&quot;)" office:value-type="string" office:string-value="Jablunkov" calcext:value-type="string">
            <text:p>Jablunkov</text:p>
          </table:table-cell>
        </table:table-row>
        <table:table-row table:style-name="ro1">
          <table:table-cell office:value-type="string" calcext:value-type="string">
            <text:p>Třinec</text:p>
          </table:table-cell>
          <table:table-cell office:value-type="string" calcext:value-type="string">
            <text:p>správní obvod</text:p>
          </table:table-cell>
          <table:table-cell table:formula="of:=IF([.B257]=&quot;správní obvod&quot;;[.C256];[.A257])" office:value-type="string" office:string-value="Frýdek-Místek" calcext:value-type="string">
            <text:p>Frýdek-Místek</text:p>
          </table:table-cell>
          <table:table-cell table:formula="of:=IF([.B257]=&quot;správní obvod&quot;;[.A257];&quot;&quot;)" office:value-type="string" office:string-value="Třinec" calcext:value-type="string">
            <text:p>Třinec</text:p>
          </table:table-cell>
        </table:table-row>
        <table:table-row table:style-name="ro1">
          <table:table-cell office:value-type="string" calcext:value-type="string">
            <text:p>Karviná</text:p>
          </table:table-cell>
          <table:table-cell/>
          <table:table-cell table:formula="of:=IF([.B258]=&quot;správní obvod&quot;;[.C257];[.A258])" office:value-type="string" office:string-value="Karviná" calcext:value-type="string">
            <text:p>Karviná</text:p>
          </table:table-cell>
          <table:table-cell table:formula="of:=IF([.B258]=&quot;správní obvod&quot;;[.A258];&quot;&quot;)">
            <text:p/>
          </table:table-cell>
        </table:table-row>
        <table:table-row table:style-name="ro1">
          <table:table-cell office:value-type="string" calcext:value-type="string">
            <text:p>Bohumín</text:p>
          </table:table-cell>
          <table:table-cell office:value-type="string" calcext:value-type="string">
            <text:p>správní obvod</text:p>
          </table:table-cell>
          <table:table-cell table:formula="of:=IF([.B259]=&quot;správní obvod&quot;;[.C258];[.A259])" office:value-type="string" office:string-value="Karviná" calcext:value-type="string">
            <text:p>Karviná</text:p>
          </table:table-cell>
          <table:table-cell table:formula="of:=IF([.B259]=&quot;správní obvod&quot;;[.A259];&quot;&quot;)" office:value-type="string" office:string-value="Bohumín" calcext:value-type="string">
            <text:p>Bohumín</text:p>
          </table:table-cell>
        </table:table-row>
        <table:table-row table:style-name="ro1">
          <table:table-cell office:value-type="string" calcext:value-type="string">
            <text:p>Český Těšín</text:p>
          </table:table-cell>
          <table:table-cell office:value-type="string" calcext:value-type="string">
            <text:p>správní obvod</text:p>
          </table:table-cell>
          <table:table-cell table:formula="of:=IF([.B260]=&quot;správní obvod&quot;;[.C259];[.A260])" office:value-type="string" office:string-value="Karviná" calcext:value-type="string">
            <text:p>Karviná</text:p>
          </table:table-cell>
          <table:table-cell table:formula="of:=IF([.B260]=&quot;správní obvod&quot;;[.A260];&quot;&quot;)" office:value-type="string" office:string-value="Český Těšín" calcext:value-type="string">
            <text:p>Český Těšín</text:p>
          </table:table-cell>
        </table:table-row>
        <table:table-row table:style-name="ro1">
          <table:table-cell office:value-type="string" calcext:value-type="string">
            <text:p>Havířov</text:p>
          </table:table-cell>
          <table:table-cell office:value-type="string" calcext:value-type="string">
            <text:p>správní obvod</text:p>
          </table:table-cell>
          <table:table-cell table:formula="of:=IF([.B261]=&quot;správní obvod&quot;;[.C260];[.A261])" office:value-type="string" office:string-value="Karviná" calcext:value-type="string">
            <text:p>Karviná</text:p>
          </table:table-cell>
          <table:table-cell table:formula="of:=IF([.B261]=&quot;správní obvod&quot;;[.A261];&quot;&quot;)" office:value-type="string" office:string-value="Havířov" calcext:value-type="string">
            <text:p>Havířov</text:p>
          </table:table-cell>
        </table:table-row>
        <table:table-row table:style-name="ro1">
          <table:table-cell office:value-type="string" calcext:value-type="string">
            <text:p>Karviná</text:p>
          </table:table-cell>
          <table:table-cell office:value-type="string" calcext:value-type="string">
            <text:p>správní obvod</text:p>
          </table:table-cell>
          <table:table-cell table:formula="of:=IF([.B262]=&quot;správní obvod&quot;;[.C261];[.A262])" office:value-type="string" office:string-value="Karviná" calcext:value-type="string">
            <text:p>Karviná</text:p>
          </table:table-cell>
          <table:table-cell table:formula="of:=IF([.B262]=&quot;správní obvod&quot;;[.A262];&quot;&quot;)" office:value-type="string" office:string-value="Karviná" calcext:value-type="string">
            <text:p>Karviná</text:p>
          </table:table-cell>
        </table:table-row>
        <table:table-row table:style-name="ro1">
          <table:table-cell office:value-type="string" calcext:value-type="string">
            <text:p>Orlová</text:p>
          </table:table-cell>
          <table:table-cell office:value-type="string" calcext:value-type="string">
            <text:p>správní obvod</text:p>
          </table:table-cell>
          <table:table-cell table:formula="of:=IF([.B263]=&quot;správní obvod&quot;;[.C262];[.A263])" office:value-type="string" office:string-value="Karviná" calcext:value-type="string">
            <text:p>Karviná</text:p>
          </table:table-cell>
          <table:table-cell table:formula="of:=IF([.B263]=&quot;správní obvod&quot;;[.A263];&quot;&quot;)" office:value-type="string" office:string-value="Orlová" calcext:value-type="string">
            <text:p>Orlová</text:p>
          </table:table-cell>
        </table:table-row>
        <table:table-row table:style-name="ro1">
          <table:table-cell office:value-type="string" calcext:value-type="string">
            <text:p>Nový Jičín</text:p>
          </table:table-cell>
          <table:table-cell/>
          <table:table-cell table:formula="of:=IF([.B264]=&quot;správní obvod&quot;;[.C263];[.A264])" office:value-type="string" office:string-value="Nový Jičín" calcext:value-type="string">
            <text:p>Nový Jičín</text:p>
          </table:table-cell>
          <table:table-cell table:formula="of:=IF([.B264]=&quot;správní obvod&quot;;[.A264];&quot;&quot;)">
            <text:p/>
          </table:table-cell>
        </table:table-row>
        <table:table-row table:style-name="ro1">
          <table:table-cell office:value-type="string" calcext:value-type="string">
            <text:p>Bílovec</text:p>
          </table:table-cell>
          <table:table-cell office:value-type="string" calcext:value-type="string">
            <text:p>správní obvod</text:p>
          </table:table-cell>
          <table:table-cell table:formula="of:=IF([.B265]=&quot;správní obvod&quot;;[.C264];[.A265])" office:value-type="string" office:string-value="Nový Jičín" calcext:value-type="string">
            <text:p>Nový Jičín</text:p>
          </table:table-cell>
          <table:table-cell table:formula="of:=IF([.B265]=&quot;správní obvod&quot;;[.A265];&quot;&quot;)" office:value-type="string" office:string-value="Bílovec" calcext:value-type="string">
            <text:p>Bílovec</text:p>
          </table:table-cell>
        </table:table-row>
        <table:table-row table:style-name="ro1">
          <table:table-cell office:value-type="string" calcext:value-type="string">
            <text:p>Frenštát pod Radhoštěm</text:p>
          </table:table-cell>
          <table:table-cell office:value-type="string" calcext:value-type="string">
            <text:p>správní obvod</text:p>
          </table:table-cell>
          <table:table-cell table:formula="of:=IF([.B266]=&quot;správní obvod&quot;;[.C265];[.A266])" office:value-type="string" office:string-value="Nový Jičín" calcext:value-type="string">
            <text:p>Nový Jičín</text:p>
          </table:table-cell>
          <table:table-cell table:formula="of:=IF([.B266]=&quot;správní obvod&quot;;[.A266];&quot;&quot;)" office:value-type="string" office:string-value="Frenštát pod Radhoštěm" calcext:value-type="string">
            <text:p>Frenštát pod Radhoštěm</text:p>
          </table:table-cell>
        </table:table-row>
        <table:table-row table:style-name="ro1">
          <table:table-cell office:value-type="string" calcext:value-type="string">
            <text:p>Kopřivnice</text:p>
          </table:table-cell>
          <table:table-cell office:value-type="string" calcext:value-type="string">
            <text:p>správní obvod</text:p>
          </table:table-cell>
          <table:table-cell table:formula="of:=IF([.B267]=&quot;správní obvod&quot;;[.C266];[.A267])" office:value-type="string" office:string-value="Nový Jičín" calcext:value-type="string">
            <text:p>Nový Jičín</text:p>
          </table:table-cell>
          <table:table-cell table:formula="of:=IF([.B267]=&quot;správní obvod&quot;;[.A267];&quot;&quot;)" office:value-type="string" office:string-value="Kopřivnice" calcext:value-type="string">
            <text:p>Kopřivnice</text:p>
          </table:table-cell>
        </table:table-row>
        <table:table-row table:style-name="ro1">
          <table:table-cell office:value-type="string" calcext:value-type="string">
            <text:p>Nový Jičín</text:p>
          </table:table-cell>
          <table:table-cell office:value-type="string" calcext:value-type="string">
            <text:p>správní obvod</text:p>
          </table:table-cell>
          <table:table-cell table:formula="of:=IF([.B268]=&quot;správní obvod&quot;;[.C267];[.A268])" office:value-type="string" office:string-value="Nový Jičín" calcext:value-type="string">
            <text:p>Nový Jičín</text:p>
          </table:table-cell>
          <table:table-cell table:formula="of:=IF([.B268]=&quot;správní obvod&quot;;[.A268];&quot;&quot;)" office:value-type="string" office:string-value="Nový Jičín" calcext:value-type="string">
            <text:p>Nový Jičín</text:p>
          </table:table-cell>
        </table:table-row>
        <table:table-row table:style-name="ro1">
          <table:table-cell office:value-type="string" calcext:value-type="string">
            <text:p>Odry</text:p>
          </table:table-cell>
          <table:table-cell office:value-type="string" calcext:value-type="string">
            <text:p>správní obvod</text:p>
          </table:table-cell>
          <table:table-cell table:formula="of:=IF([.B269]=&quot;správní obvod&quot;;[.C268];[.A269])" office:value-type="string" office:string-value="Nový Jičín" calcext:value-type="string">
            <text:p>Nový Jičín</text:p>
          </table:table-cell>
          <table:table-cell table:formula="of:=IF([.B269]=&quot;správní obvod&quot;;[.A269];&quot;&quot;)" office:value-type="string" office:string-value="Odry" calcext:value-type="string">
            <text:p>Odry</text:p>
          </table:table-cell>
        </table:table-row>
        <table:table-row table:style-name="ro1">
          <table:table-cell office:value-type="string" calcext:value-type="string">
            <text:p>Opava</text:p>
          </table:table-cell>
          <table:table-cell/>
          <table:table-cell table:formula="of:=IF([.B270]=&quot;správní obvod&quot;;[.C269];[.A270])" office:value-type="string" office:string-value="Opava" calcext:value-type="string">
            <text:p>Opava</text:p>
          </table:table-cell>
          <table:table-cell table:formula="of:=IF([.B270]=&quot;správní obvod&quot;;[.A270];&quot;&quot;)">
            <text:p/>
          </table:table-cell>
        </table:table-row>
        <table:table-row table:style-name="ro1">
          <table:table-cell office:value-type="string" calcext:value-type="string">
            <text:p>Hlučín</text:p>
          </table:table-cell>
          <table:table-cell office:value-type="string" calcext:value-type="string">
            <text:p>správní obvod</text:p>
          </table:table-cell>
          <table:table-cell table:formula="of:=IF([.B271]=&quot;správní obvod&quot;;[.C270];[.A271])" office:value-type="string" office:string-value="Opava" calcext:value-type="string">
            <text:p>Opava</text:p>
          </table:table-cell>
          <table:table-cell table:formula="of:=IF([.B271]=&quot;správní obvod&quot;;[.A271];&quot;&quot;)" office:value-type="string" office:string-value="Hlučín" calcext:value-type="string">
            <text:p>Hlučín</text:p>
          </table:table-cell>
        </table:table-row>
        <table:table-row table:style-name="ro1">
          <table:table-cell office:value-type="string" calcext:value-type="string">
            <text:p>Kravaře</text:p>
          </table:table-cell>
          <table:table-cell office:value-type="string" calcext:value-type="string">
            <text:p>správní obvod</text:p>
          </table:table-cell>
          <table:table-cell table:formula="of:=IF([.B272]=&quot;správní obvod&quot;;[.C271];[.A272])" office:value-type="string" office:string-value="Opava" calcext:value-type="string">
            <text:p>Opava</text:p>
          </table:table-cell>
          <table:table-cell table:formula="of:=IF([.B272]=&quot;správní obvod&quot;;[.A272];&quot;&quot;)" office:value-type="string" office:string-value="Kravaře" calcext:value-type="string">
            <text:p>Kravaře</text:p>
          </table:table-cell>
        </table:table-row>
        <table:table-row table:style-name="ro1">
          <table:table-cell office:value-type="string" calcext:value-type="string">
            <text:p>Opava</text:p>
          </table:table-cell>
          <table:table-cell office:value-type="string" calcext:value-type="string">
            <text:p>správní obvod</text:p>
          </table:table-cell>
          <table:table-cell table:formula="of:=IF([.B273]=&quot;správní obvod&quot;;[.C272];[.A273])" office:value-type="string" office:string-value="Opava" calcext:value-type="string">
            <text:p>Opava</text:p>
          </table:table-cell>
          <table:table-cell table:formula="of:=IF([.B273]=&quot;správní obvod&quot;;[.A273];&quot;&quot;)" office:value-type="string" office:string-value="Opava" calcext:value-type="string">
            <text:p>Opava</text:p>
          </table:table-cell>
        </table:table-row>
        <table:table-row table:style-name="ro1">
          <table:table-cell office:value-type="string" calcext:value-type="string">
            <text:p>Vítkov</text:p>
          </table:table-cell>
          <table:table-cell office:value-type="string" calcext:value-type="string">
            <text:p>správní obvod</text:p>
          </table:table-cell>
          <table:table-cell table:formula="of:=IF([.B274]=&quot;správní obvod&quot;;[.C273];[.A274])" office:value-type="string" office:string-value="Opava" calcext:value-type="string">
            <text:p>Opava</text:p>
          </table:table-cell>
          <table:table-cell table:formula="of:=IF([.B274]=&quot;správní obvod&quot;;[.A274];&quot;&quot;)" office:value-type="string" office:string-value="Vítkov" calcext:value-type="string">
            <text:p>Vítkov</text:p>
          </table:table-cell>
        </table:table-row>
        <table:table-row table:style-name="ro1">
          <table:table-cell office:value-type="string" calcext:value-type="string">
            <text:p>Ostrava-město</text:p>
          </table:table-cell>
          <table:table-cell/>
          <table:table-cell table:formula="of:=IF([.B275]=&quot;správní obvod&quot;;[.C274];[.A275])" office:value-type="string" office:string-value="Ostrava-město" calcext:value-type="string">
            <text:p>Ostrava-město</text:p>
          </table:table-cell>
          <table:table-cell table:formula="of:=IF([.B275]=&quot;správní obvod&quot;;[.A275];&quot;&quot;)">
            <text:p/>
          </table:table-cell>
        </table:table-row>
        <table:table-row table:style-name="ro1">
          <table:table-cell office:value-type="string" calcext:value-type="string">
            <text:p>Ostrava</text:p>
          </table:table-cell>
          <table:table-cell office:value-type="string" calcext:value-type="string">
            <text:p>správní obvod</text:p>
          </table:table-cell>
          <table:table-cell table:formula="of:=IF([.B276]=&quot;správní obvod&quot;;[.C275];[.A276])" office:value-type="string" office:string-value="Ostrava-město" calcext:value-type="string">
            <text:p>Ostrava-město</text:p>
          </table:table-cell>
          <table:table-cell table:formula="of:=IF([.B276]=&quot;správní obvod&quot;;[.A276];&quot;&quot;)" office:value-type="string" office:string-value="Ostrava" calcext:value-type="string">
            <text:p>Ostrava</text:p>
          </table:table-cell>
        </table:table-row>
        <table:table-row table:style-name="ro1">
          <table:table-cell office:value-type="string" calcext:value-type="string">
            <text:p>Zlínský kraj</text:p>
          </table:table-cell>
          <table:table-cell/>
          <table:table-cell table:formula="of:=IF([.B277]=&quot;správní obvod&quot;;[.C276];[.A277])" office:value-type="string" office:string-value="Zlínský kraj" calcext:value-type="string">
            <text:p>Zlínský kraj</text:p>
          </table:table-cell>
          <table:table-cell table:formula="of:=IF([.B277]=&quot;správní obvod&quot;;[.A277];&quot;&quot;)">
            <text:p/>
          </table:table-cell>
        </table:table-row>
        <table:table-row table:style-name="ro1">
          <table:table-cell office:value-type="string" calcext:value-type="string">
            <text:p>Kroměříž</text:p>
          </table:table-cell>
          <table:table-cell/>
          <table:table-cell table:formula="of:=IF([.B278]=&quot;správní obvod&quot;;[.C277];[.A278])" office:value-type="string" office:string-value="Kroměříž" calcext:value-type="string">
            <text:p>Kroměříž</text:p>
          </table:table-cell>
          <table:table-cell table:formula="of:=IF([.B278]=&quot;správní obvod&quot;;[.A278];&quot;&quot;)">
            <text:p/>
          </table:table-cell>
        </table:table-row>
        <table:table-row table:style-name="ro1">
          <table:table-cell office:value-type="string" calcext:value-type="string">
            <text:p>Bystřice pod Hostýnem</text:p>
          </table:table-cell>
          <table:table-cell office:value-type="string" calcext:value-type="string">
            <text:p>správní obvod</text:p>
          </table:table-cell>
          <table:table-cell table:formula="of:=IF([.B279]=&quot;správní obvod&quot;;[.C278];[.A279])" office:value-type="string" office:string-value="Kroměříž" calcext:value-type="string">
            <text:p>Kroměříž</text:p>
          </table:table-cell>
          <table:table-cell table:formula="of:=IF([.B279]=&quot;správní obvod&quot;;[.A279];&quot;&quot;)" office:value-type="string" office:string-value="Bystřice pod Hostýnem" calcext:value-type="string">
            <text:p>Bystřice pod Hostýnem</text:p>
          </table:table-cell>
        </table:table-row>
        <table:table-row table:style-name="ro1">
          <table:table-cell office:value-type="string" calcext:value-type="string">
            <text:p>Holešov</text:p>
          </table:table-cell>
          <table:table-cell office:value-type="string" calcext:value-type="string">
            <text:p>správní obvod</text:p>
          </table:table-cell>
          <table:table-cell table:formula="of:=IF([.B280]=&quot;správní obvod&quot;;[.C279];[.A280])" office:value-type="string" office:string-value="Kroměříž" calcext:value-type="string">
            <text:p>Kroměříž</text:p>
          </table:table-cell>
          <table:table-cell table:formula="of:=IF([.B280]=&quot;správní obvod&quot;;[.A280];&quot;&quot;)" office:value-type="string" office:string-value="Holešov" calcext:value-type="string">
            <text:p>Holešov</text:p>
          </table:table-cell>
        </table:table-row>
        <table:table-row table:style-name="ro1">
          <table:table-cell office:value-type="string" calcext:value-type="string">
            <text:p>Kroměříž</text:p>
          </table:table-cell>
          <table:table-cell office:value-type="string" calcext:value-type="string">
            <text:p>správní obvod</text:p>
          </table:table-cell>
          <table:table-cell table:formula="of:=IF([.B281]=&quot;správní obvod&quot;;[.C280];[.A281])" office:value-type="string" office:string-value="Kroměříž" calcext:value-type="string">
            <text:p>Kroměříž</text:p>
          </table:table-cell>
          <table:table-cell table:formula="of:=IF([.B281]=&quot;správní obvod&quot;;[.A281];&quot;&quot;)" office:value-type="string" office:string-value="Kroměříž" calcext:value-type="string">
            <text:p>Kroměříž</text:p>
          </table:table-cell>
        </table:table-row>
        <table:table-row table:style-name="ro1">
          <table:table-cell office:value-type="string" calcext:value-type="string">
            <text:p>Uherské Hradiště</text:p>
          </table:table-cell>
          <table:table-cell/>
          <table:table-cell table:formula="of:=IF([.B282]=&quot;správní obvod&quot;;[.C281];[.A282])" office:value-type="string" office:string-value="Uherské Hradiště" calcext:value-type="string">
            <text:p>Uherské Hradiště</text:p>
          </table:table-cell>
          <table:table-cell table:formula="of:=IF([.B282]=&quot;správní obvod&quot;;[.A282];&quot;&quot;)">
            <text:p/>
          </table:table-cell>
        </table:table-row>
        <table:table-row table:style-name="ro1">
          <table:table-cell office:value-type="string" calcext:value-type="string">
            <text:p>Uherský Brod</text:p>
          </table:table-cell>
          <table:table-cell office:value-type="string" calcext:value-type="string">
            <text:p>správní obvod</text:p>
          </table:table-cell>
          <table:table-cell table:formula="of:=IF([.B283]=&quot;správní obvod&quot;;[.C282];[.A283])" office:value-type="string" office:string-value="Uherské Hradiště" calcext:value-type="string">
            <text:p>Uherské Hradiště</text:p>
          </table:table-cell>
          <table:table-cell table:formula="of:=IF([.B283]=&quot;správní obvod&quot;;[.A283];&quot;&quot;)" office:value-type="string" office:string-value="Uherský Brod" calcext:value-type="string">
            <text:p>Uherský Brod</text:p>
          </table:table-cell>
        </table:table-row>
        <table:table-row table:style-name="ro1">
          <table:table-cell office:value-type="string" calcext:value-type="string">
            <text:p>Uherské Hradiště</text:p>
          </table:table-cell>
          <table:table-cell office:value-type="string" calcext:value-type="string">
            <text:p>správní obvod</text:p>
          </table:table-cell>
          <table:table-cell table:formula="of:=IF([.B284]=&quot;správní obvod&quot;;[.C283];[.A284])" office:value-type="string" office:string-value="Uherské Hradiště" calcext:value-type="string">
            <text:p>Uherské Hradiště</text:p>
          </table:table-cell>
          <table:table-cell table:formula="of:=IF([.B284]=&quot;správní obvod&quot;;[.A284];&quot;&quot;)" office:value-type="string" office:string-value="Uherské Hradiště" calcext:value-type="string">
            <text:p>Uherské Hradiště</text:p>
          </table:table-cell>
        </table:table-row>
        <table:table-row table:style-name="ro1">
          <table:table-cell office:value-type="string" calcext:value-type="string">
            <text:p>Vsetín</text:p>
          </table:table-cell>
          <table:table-cell/>
          <table:table-cell table:formula="of:=IF([.B285]=&quot;správní obvod&quot;;[.C284];[.A285])" office:value-type="string" office:string-value="Vsetín" calcext:value-type="string">
            <text:p>Vsetín</text:p>
          </table:table-cell>
          <table:table-cell table:formula="of:=IF([.B285]=&quot;správní obvod&quot;;[.A285];&quot;&quot;)">
            <text:p/>
          </table:table-cell>
        </table:table-row>
        <table:table-row table:style-name="ro1">
          <table:table-cell office:value-type="string" calcext:value-type="string">
            <text:p>Rožnov pod Radhoštěm</text:p>
          </table:table-cell>
          <table:table-cell office:value-type="string" calcext:value-type="string">
            <text:p>správní obvod</text:p>
          </table:table-cell>
          <table:table-cell table:formula="of:=IF([.B286]=&quot;správní obvod&quot;;[.C285];[.A286])" office:value-type="string" office:string-value="Vsetín" calcext:value-type="string">
            <text:p>Vsetín</text:p>
          </table:table-cell>
          <table:table-cell table:formula="of:=IF([.B286]=&quot;správní obvod&quot;;[.A286];&quot;&quot;)" office:value-type="string" office:string-value="Rožnov pod Radhoštěm" calcext:value-type="string">
            <text:p>Rožnov pod Radhoštěm</text:p>
          </table:table-cell>
        </table:table-row>
        <table:table-row table:style-name="ro1">
          <table:table-cell office:value-type="string" calcext:value-type="string">
            <text:p>Valašské Meziříčí</text:p>
          </table:table-cell>
          <table:table-cell office:value-type="string" calcext:value-type="string">
            <text:p>správní obvod</text:p>
          </table:table-cell>
          <table:table-cell table:formula="of:=IF([.B287]=&quot;správní obvod&quot;;[.C286];[.A287])" office:value-type="string" office:string-value="Vsetín" calcext:value-type="string">
            <text:p>Vsetín</text:p>
          </table:table-cell>
          <table:table-cell table:formula="of:=IF([.B287]=&quot;správní obvod&quot;;[.A287];&quot;&quot;)" office:value-type="string" office:string-value="Valašské Meziříčí" calcext:value-type="string">
            <text:p>Valašské Meziříčí</text:p>
          </table:table-cell>
        </table:table-row>
        <table:table-row table:style-name="ro1">
          <table:table-cell office:value-type="string" calcext:value-type="string">
            <text:p>Vsetín</text:p>
          </table:table-cell>
          <table:table-cell office:value-type="string" calcext:value-type="string">
            <text:p>správní obvod</text:p>
          </table:table-cell>
          <table:table-cell table:formula="of:=IF([.B288]=&quot;správní obvod&quot;;[.C287];[.A288])" office:value-type="string" office:string-value="Vsetín" calcext:value-type="string">
            <text:p>Vsetín</text:p>
          </table:table-cell>
          <table:table-cell table:formula="of:=IF([.B288]=&quot;správní obvod&quot;;[.A288];&quot;&quot;)" office:value-type="string" office:string-value="Vsetín" calcext:value-type="string">
            <text:p>Vsetín</text:p>
          </table:table-cell>
        </table:table-row>
        <table:table-row table:style-name="ro1">
          <table:table-cell office:value-type="string" calcext:value-type="string">
            <text:p>Zlín</text:p>
          </table:table-cell>
          <table:table-cell/>
          <table:table-cell table:formula="of:=IF([.B289]=&quot;správní obvod&quot;;[.C288];[.A289])" office:value-type="string" office:string-value="Zlín" calcext:value-type="string">
            <text:p>Zlín</text:p>
          </table:table-cell>
          <table:table-cell table:formula="of:=IF([.B289]=&quot;správní obvod&quot;;[.A289];&quot;&quot;)">
            <text:p/>
          </table:table-cell>
        </table:table-row>
        <table:table-row table:style-name="ro1">
          <table:table-cell office:value-type="string" calcext:value-type="string">
            <text:p>Luhačovice</text:p>
          </table:table-cell>
          <table:table-cell office:value-type="string" calcext:value-type="string">
            <text:p>správní obvod</text:p>
          </table:table-cell>
          <table:table-cell table:formula="of:=IF([.B290]=&quot;správní obvod&quot;;[.C289];[.A290])" office:value-type="string" office:string-value="Zlín" calcext:value-type="string">
            <text:p>Zlín</text:p>
          </table:table-cell>
          <table:table-cell table:formula="of:=IF([.B290]=&quot;správní obvod&quot;;[.A290];&quot;&quot;)" office:value-type="string" office:string-value="Luhačovice" calcext:value-type="string">
            <text:p>Luhačovice</text:p>
          </table:table-cell>
        </table:table-row>
        <table:table-row table:style-name="ro1">
          <table:table-cell office:value-type="string" calcext:value-type="string">
            <text:p>Otrokovice</text:p>
          </table:table-cell>
          <table:table-cell office:value-type="string" calcext:value-type="string">
            <text:p>správní obvod</text:p>
          </table:table-cell>
          <table:table-cell table:formula="of:=IF([.B291]=&quot;správní obvod&quot;;[.C290];[.A291])" office:value-type="string" office:string-value="Zlín" calcext:value-type="string">
            <text:p>Zlín</text:p>
          </table:table-cell>
          <table:table-cell table:formula="of:=IF([.B291]=&quot;správní obvod&quot;;[.A291];&quot;&quot;)" office:value-type="string" office:string-value="Otrokovice" calcext:value-type="string">
            <text:p>Otrokovice</text:p>
          </table:table-cell>
        </table:table-row>
        <table:table-row table:style-name="ro1">
          <table:table-cell office:value-type="string" calcext:value-type="string">
            <text:p>Valašské Klobouky</text:p>
          </table:table-cell>
          <table:table-cell office:value-type="string" calcext:value-type="string">
            <text:p>správní obvod</text:p>
          </table:table-cell>
          <table:table-cell table:formula="of:=IF([.B292]=&quot;správní obvod&quot;;[.C291];[.A292])" office:value-type="string" office:string-value="Zlín" calcext:value-type="string">
            <text:p>Zlín</text:p>
          </table:table-cell>
          <table:table-cell table:formula="of:=IF([.B292]=&quot;správní obvod&quot;;[.A292];&quot;&quot;)" office:value-type="string" office:string-value="Valašské Klobouky" calcext:value-type="string">
            <text:p>Valašské Klobouky</text:p>
          </table:table-cell>
        </table:table-row>
        <table:table-row table:style-name="ro1">
          <table:table-cell office:value-type="string" calcext:value-type="string">
            <text:p>Vizovice</text:p>
          </table:table-cell>
          <table:table-cell office:value-type="string" calcext:value-type="string">
            <text:p>správní obvod</text:p>
          </table:table-cell>
          <table:table-cell table:formula="of:=IF([.B293]=&quot;správní obvod&quot;;[.C292];[.A293])" office:value-type="string" office:string-value="Zlín" calcext:value-type="string">
            <text:p>Zlín</text:p>
          </table:table-cell>
          <table:table-cell table:formula="of:=IF([.B293]=&quot;správní obvod&quot;;[.A293];&quot;&quot;)" office:value-type="string" office:string-value="Vizovice" calcext:value-type="string">
            <text:p>Vizovice</text:p>
          </table:table-cell>
        </table:table-row>
        <table:table-row table:style-name="ro1">
          <table:table-cell office:value-type="string" calcext:value-type="string">
            <text:p>Zlín</text:p>
          </table:table-cell>
          <table:table-cell office:value-type="string" calcext:value-type="string">
            <text:p>správní obvod</text:p>
          </table:table-cell>
          <table:table-cell table:formula="of:=IF([.B294]=&quot;správní obvod&quot;;[.C293];[.A294])" office:value-type="string" office:string-value="Zlín" calcext:value-type="string">
            <text:p>Zlín</text:p>
          </table:table-cell>
          <table:table-cell table:formula="of:=IF([.B294]=&quot;správní obvod&quot;;[.A294];&quot;&quot;)" office:value-type="string" office:string-value="Zlín" calcext:value-type="string">
            <text:p>Zlín</text:p>
          </table:table-cell>
        </table:table-row>
      </table:table>
      <table:table table:name="Districts and ORP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regions</text:p>
          </table:table-cell>
          <table:table-cell table:number-columns-repeated="4"/>
          <table:table-cell table:style-name="ce1" office:value-type="string" calcext:value-type="string">
            <text:p>districts</text:p>
          </table:table-cell>
          <table:table-cell table:number-columns-repeated="6"/>
          <table:table-cell table:style-name="ce1" office:value-type="string" calcext:value-type="string">
            <text:p>orp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index</text:p>
          </table:table-cell>
          <table:table-cell office:value-type="string" calcext:value-type="string">
            <text:p>District name</text:p>
          </table:table-cell>
          <table:table-cell office:value-type="string" calcext:value-type="string">
            <text:p>District code</text:p>
          </table:table-cell>
          <table:table-cell office:value-type="string" calcext:value-type="string">
            <text:p>Region code</text:p>
          </table:table-cell>
          <table:table-cell office:value-type="string" calcext:value-type="string">
            <text:p>Region index</text:p>
          </table:table-cell>
          <table:table-cell office:value-type="string" calcext:value-type="string">
            <text:p>Inhabitants</text:p>
          </table:table-cell>
          <table:table-cell/>
          <table:table-cell office:value-type="string" calcext:value-type="string">
            <text:p>District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district index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CZ010</text:p>
          </table:table-cell>
          <table:table-cell table:formula="of:=SUMIF([.$I$3:.$I$79];[.C3];[.$K$3:.$K$79])" office:value-type="float" office:value="1324277" calcext:value-type="float">
            <text:p>1324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nešov</text:p>
          </table:table-cell>
          <table:table-cell office:value-type="string" calcext:value-type="string">
            <text:p>CZ0201</text:p>
          </table:table-cell>
          <table:table-cell table:formula="of:=MID([.H3];1;5)" office:value-type="string" office:string-value="CZ020" calcext:value-type="string">
            <text:p>CZ020</text:p>
          </table:table-cell>
          <table:table-cell table:formula="of:=SUMIF([.$C$3:.$C$16];[.I3];[.$A$3:.$A$16])" office:value-type="float" office:value="1" calcext:value-type="float">
            <text:p>1</text:p>
          </table:table-cell>
          <table:table-cell office:value-type="float" office:value="99414" calcext:value-type="float">
            <text:p>99414</text:p>
          </table:table-cell>
          <table:table-cell/>
          <table:table-cell table:number-columns-repeated="2" office:value-type="string" calcext:value-type="string">
            <text:p>Benešov</text:p>
          </table:table-cell>
          <table:table-cell table:formula="of:=SUMIF([.$G$3:.$G$79];[.M3];[.$F$3:.$F$79])" office:value-type="float" office:value="0" calcext:value-type="float">
            <text:p>0</text:p>
          </table:table-cell>
          <table:table-cell table:number-columns-repeated="4"/>
          <table:table-cell table:formula="of:=&quot;{&quot;&quot;&quot;&amp;[.H3]&amp;&quot;&quot;&quot;,&quot;&quot;&quot;&amp;[.G3]&amp;&quot;&quot;&quot;,&quot;&amp;[.J3]&amp;&quot;,&quot;&amp;[.K3]&amp;&quot;},&quot;" office:value-type="string" office:string-value="{&quot;CZ0201&quot;,&quot;Benešov&quot;,1,99414}," calcext:value-type="string">
            <text:p>{"CZ0201","Benešov",1,99414},</text:p>
          </table:table-cell>
          <table:table-cell table:number-columns-repeated="2"/>
          <table:table-cell table:formula="of:=&quot;{&quot;&quot;&quot;&amp;[.M3]&amp;&quot;&quot;&quot;,&quot;&quot;&quot;&amp;[.N3]&amp;&quot;&quot;&quot;,&quot;&amp;[.O3]&amp;&quot;},&quot;" office:value-type="string" office:string-value="{&quot;Benešov&quot;,&quot;Benešov&quot;,0}," calcext:value-type="string">
            <text:p>{"Benešov","Benešov",0},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string" calcext:value-type="string">
            <text:p>Středočeský kraj</text:p>
          </table:table-cell>
          <table:table-cell office:value-type="string" calcext:value-type="string">
            <text:p>CZ020</text:p>
          </table:table-cell>
          <table:table-cell table:formula="of:=SUMIF([.$I$3:.$I$79];[.C4];[.$K$3:.$K$79])" office:value-type="float" office:value="1385141" calcext:value-type="float">
            <text:p>1385141</text:p>
          </table:table-cell>
          <table:table-cell/>
          <table:table-cell table:formula="of:=[.F3]+1" office:value-type="float" office:value="1" calcext:value-type="float">
            <text:p>1</text:p>
          </table:table-cell>
          <table:table-cell office:value-type="string" calcext:value-type="string">
            <text:p>Beroun</text:p>
          </table:table-cell>
          <table:table-cell office:value-type="string" calcext:value-type="string">
            <text:p>CZ0202</text:p>
          </table:table-cell>
          <table:table-cell table:formula="of:=MID([.H4];1;5)" office:value-type="string" office:string-value="CZ020" calcext:value-type="string">
            <text:p>CZ020</text:p>
          </table:table-cell>
          <table:table-cell table:formula="of:=SUMIF([.$C$3:.$C$16];[.I4];[.$A$3:.$A$16])" office:value-type="float" office:value="1" calcext:value-type="float">
            <text:p>1</text:p>
          </table:table-cell>
          <table:table-cell office:value-type="float" office:value="95058" calcext:value-type="float">
            <text:p>95058</text:p>
          </table:table-cell>
          <table:table-cell/>
          <table:table-cell office:value-type="string" calcext:value-type="string">
            <text:p>Benešov</text:p>
          </table:table-cell>
          <table:table-cell office:value-type="string" calcext:value-type="string">
            <text:p>Vlašim</text:p>
          </table:table-cell>
          <table:table-cell table:formula="of:=SUMIF([.$G$3:.$G$79];[.M4];[.$F$3:.$F$79])" office:value-type="float" office:value="0" calcext:value-type="float">
            <text:p>0</text:p>
          </table:table-cell>
          <table:table-cell table:number-columns-repeated="4"/>
          <table:table-cell table:formula="of:=&quot;{&quot;&quot;&quot;&amp;[.H4]&amp;&quot;&quot;&quot;,&quot;&quot;&quot;&amp;[.G4]&amp;&quot;&quot;&quot;,&quot;&amp;[.J4]&amp;&quot;,&quot;&amp;[.K4]&amp;&quot;},&quot;" office:value-type="string" office:string-value="{&quot;CZ0202&quot;,&quot;Beroun&quot;,1,95058}," calcext:value-type="string">
            <text:p>{"CZ0202","Beroun",1,95058},</text:p>
          </table:table-cell>
          <table:table-cell table:number-columns-repeated="2"/>
          <table:table-cell table:formula="of:=&quot;{&quot;&quot;&quot;&amp;[.M4]&amp;&quot;&quot;&quot;,&quot;&quot;&quot;&amp;[.N4]&amp;&quot;&quot;&quot;,&quot;&amp;[.O4]&amp;&quot;},&quot;" office:value-type="string" office:string-value="{&quot;Benešov&quot;,&quot;Vlašim&quot;,0}," calcext:value-type="string">
            <text:p>{"Benešov","Vlašim",0},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Jihočeský kraj</text:p>
          </table:table-cell>
          <table:table-cell office:value-type="string" calcext:value-type="string">
            <text:p>CZ031</text:p>
          </table:table-cell>
          <table:table-cell table:formula="of:=SUMIF([.$I$3:.$I$79];[.C5];[.$K$3:.$K$79])" office:value-type="float" office:value="644083" calcext:value-type="float">
            <text:p>644083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 office:value-type="string" calcext:value-type="string">
            <text:p>Kladno</text:p>
          </table:table-cell>
          <table:table-cell office:value-type="string" calcext:value-type="string">
            <text:p>CZ0203</text:p>
          </table:table-cell>
          <table:table-cell table:formula="of:=MID([.H5];1;5)" office:value-type="string" office:string-value="CZ020" calcext:value-type="string">
            <text:p>CZ020</text:p>
          </table:table-cell>
          <table:table-cell table:formula="of:=SUMIF([.$C$3:.$C$16];[.I5];[.$A$3:.$A$16])" office:value-type="float" office:value="1" calcext:value-type="float">
            <text:p>1</text:p>
          </table:table-cell>
          <table:table-cell office:value-type="float" office:value="166483" calcext:value-type="float">
            <text:p>166483</text:p>
          </table:table-cell>
          <table:table-cell/>
          <table:table-cell office:value-type="string" calcext:value-type="string">
            <text:p>Benešov</text:p>
          </table:table-cell>
          <table:table-cell office:value-type="string" calcext:value-type="string">
            <text:p>Votice</text:p>
          </table:table-cell>
          <table:table-cell table:formula="of:=SUMIF([.$G$3:.$G$79];[.M5];[.$F$3:.$F$79])" office:value-type="float" office:value="0" calcext:value-type="float">
            <text:p>0</text:p>
          </table:table-cell>
          <table:table-cell table:number-columns-repeated="4"/>
          <table:table-cell table:formula="of:=&quot;{&quot;&quot;&quot;&amp;[.H5]&amp;&quot;&quot;&quot;,&quot;&quot;&quot;&amp;[.G5]&amp;&quot;&quot;&quot;,&quot;&amp;[.J5]&amp;&quot;,&quot;&amp;[.K5]&amp;&quot;},&quot;" office:value-type="string" office:string-value="{&quot;CZ0203&quot;,&quot;Kladno&quot;,1,166483}," calcext:value-type="string">
            <text:p>{"CZ0203","Kladno",1,166483},</text:p>
          </table:table-cell>
          <table:table-cell table:number-columns-repeated="2"/>
          <table:table-cell table:formula="of:=&quot;{&quot;&quot;&quot;&amp;[.M5]&amp;&quot;&quot;&quot;,&quot;&quot;&quot;&amp;[.N5]&amp;&quot;&quot;&quot;,&quot;&amp;[.O5]&amp;&quot;},&quot;" office:value-type="string" office:string-value="{&quot;Benešov&quot;,&quot;Votice&quot;,0}," calcext:value-type="string">
            <text:p>{"Benešov","Votice",0},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Plzeňský kraj</text:p>
          </table:table-cell>
          <table:table-cell office:value-type="string" calcext:value-type="string">
            <text:p>CZ032</text:p>
          </table:table-cell>
          <table:table-cell table:formula="of:=SUMIF([.$I$3:.$I$79];[.C6];[.$K$3:.$K$79])" office:value-type="float" office:value="589899" calcext:value-type="float">
            <text:p>589899</text:p>
          </table:table-cell>
          <table:table-cell/>
          <table:table-cell table:formula="of:=[.F5]+1" office:value-type="float" office:value="3" calcext:value-type="float">
            <text:p>3</text:p>
          </table:table-cell>
          <table:table-cell office:value-type="string" calcext:value-type="string">
            <text:p>Kolín</text:p>
          </table:table-cell>
          <table:table-cell office:value-type="string" calcext:value-type="string">
            <text:p>CZ0204</text:p>
          </table:table-cell>
          <table:table-cell table:formula="of:=MID([.H6];1;5)" office:value-type="string" office:string-value="CZ020" calcext:value-type="string">
            <text:p>CZ020</text:p>
          </table:table-cell>
          <table:table-cell table:formula="of:=SUMIF([.$C$3:.$C$16];[.I6];[.$A$3:.$A$16])" office:value-type="float" office:value="1" calcext:value-type="float">
            <text:p>1</text:p>
          </table:table-cell>
          <table:table-cell office:value-type="float" office:value="102623" calcext:value-type="float">
            <text:p>102623</text:p>
          </table:table-cell>
          <table:table-cell/>
          <table:table-cell table:number-columns-repeated="2" office:value-type="string" calcext:value-type="string">
            <text:p>Beroun</text:p>
          </table:table-cell>
          <table:table-cell table:formula="of:=SUMIF([.$G$3:.$G$79];[.M6];[.$F$3:.$F$79])" office:value-type="float" office:value="1" calcext:value-type="float">
            <text:p>1</text:p>
          </table:table-cell>
          <table:table-cell table:number-columns-repeated="4"/>
          <table:table-cell table:formula="of:=&quot;{&quot;&quot;&quot;&amp;[.H6]&amp;&quot;&quot;&quot;,&quot;&quot;&quot;&amp;[.G6]&amp;&quot;&quot;&quot;,&quot;&amp;[.J6]&amp;&quot;,&quot;&amp;[.K6]&amp;&quot;},&quot;" office:value-type="string" office:string-value="{&quot;CZ0204&quot;,&quot;Kolín&quot;,1,102623}," calcext:value-type="string">
            <text:p>{"CZ0204","Kolín",1,102623},</text:p>
          </table:table-cell>
          <table:table-cell table:number-columns-repeated="2"/>
          <table:table-cell table:formula="of:=&quot;{&quot;&quot;&quot;&amp;[.M6]&amp;&quot;&quot;&quot;,&quot;&quot;&quot;&amp;[.N6]&amp;&quot;&quot;&quot;,&quot;&amp;[.O6]&amp;&quot;},&quot;" office:value-type="string" office:string-value="{&quot;Beroun&quot;,&quot;Beroun&quot;,1}," calcext:value-type="string">
            <text:p>{"Beroun","Beroun",1},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Karlovarský kraj</text:p>
          </table:table-cell>
          <table:table-cell office:value-type="string" calcext:value-type="string">
            <text:p>CZ041</text:p>
          </table:table-cell>
          <table:table-cell table:formula="of:=SUMIF([.$I$3:.$I$79];[.C7];[.$K$3:.$K$79])" office:value-type="float" office:value="294664" calcext:value-type="float">
            <text:p>294664</text:p>
          </table:table-cell>
          <table:table-cell/>
          <table:table-cell table:formula="of:=[.F6]+1" office:value-type="float" office:value="4" calcext:value-type="float">
            <text:p>4</text:p>
          </table:table-cell>
          <table:table-cell office:value-type="string" calcext:value-type="string">
            <text:p>Kutná Hora</text:p>
          </table:table-cell>
          <table:table-cell office:value-type="string" calcext:value-type="string">
            <text:p>CZ0205</text:p>
          </table:table-cell>
          <table:table-cell table:formula="of:=MID([.H7];1;5)" office:value-type="string" office:string-value="CZ020" calcext:value-type="string">
            <text:p>CZ020</text:p>
          </table:table-cell>
          <table:table-cell table:formula="of:=SUMIF([.$C$3:.$C$16];[.I7];[.$A$3:.$A$16])" office:value-type="float" office:value="1" calcext:value-type="float">
            <text:p>1</text:p>
          </table:table-cell>
          <table:table-cell office:value-type="float" office:value="75828" calcext:value-type="float">
            <text:p>75828</text:p>
          </table:table-cell>
          <table:table-cell/>
          <table:table-cell office:value-type="string" calcext:value-type="string">
            <text:p>Beroun</text:p>
          </table:table-cell>
          <table:table-cell office:value-type="string" calcext:value-type="string">
            <text:p>Hořovice</text:p>
          </table:table-cell>
          <table:table-cell table:formula="of:=SUMIF([.$G$3:.$G$79];[.M6];[.$F$3:.$F$79])" office:value-type="float" office:value="1" calcext:value-type="float">
            <text:p>1</text:p>
          </table:table-cell>
          <table:table-cell table:number-columns-repeated="4"/>
          <table:table-cell table:formula="of:=&quot;{&quot;&quot;&quot;&amp;[.H7]&amp;&quot;&quot;&quot;,&quot;&quot;&quot;&amp;[.G7]&amp;&quot;&quot;&quot;,&quot;&amp;[.J7]&amp;&quot;,&quot;&amp;[.K7]&amp;&quot;},&quot;" office:value-type="string" office:string-value="{&quot;CZ0205&quot;,&quot;Kutná Hora&quot;,1,75828}," calcext:value-type="string">
            <text:p>{"CZ0205","Kutná Hora",1,75828},</text:p>
          </table:table-cell>
          <table:table-cell table:number-columns-repeated="2"/>
          <table:table-cell table:formula="of:=&quot;{&quot;&quot;&quot;&amp;[.M7]&amp;&quot;&quot;&quot;,&quot;&quot;&quot;&amp;[.N7]&amp;&quot;&quot;&quot;,&quot;&amp;[.O7]&amp;&quot;},&quot;" office:value-type="string" office:string-value="{&quot;Beroun&quot;,&quot;Hořovice&quot;,1}," calcext:value-type="string">
            <text:p>{"Beroun","Hořovice",1},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Ústecký kraj</text:p>
          </table:table-cell>
          <table:table-cell office:value-type="string" calcext:value-type="string">
            <text:p>CZ042</text:p>
          </table:table-cell>
          <table:table-cell table:formula="of:=SUMIF([.$I$3:.$I$79];[.C8];[.$K$3:.$K$79])" office:value-type="float" office:value="820965" calcext:value-type="float">
            <text:p>820965</text:p>
          </table:table-cell>
          <table:table-cell/>
          <table:table-cell table:formula="of:=[.F7]+1" office:value-type="float" office:value="5" calcext:value-type="float">
            <text:p>5</text:p>
          </table:table-cell>
          <table:table-cell office:value-type="string" calcext:value-type="string">
            <text:p>Mělník</text:p>
          </table:table-cell>
          <table:table-cell office:value-type="string" calcext:value-type="string">
            <text:p>CZ0206</text:p>
          </table:table-cell>
          <table:table-cell table:formula="of:=MID([.H8];1;5)" office:value-type="string" office:string-value="CZ020" calcext:value-type="string">
            <text:p>CZ020</text:p>
          </table:table-cell>
          <table:table-cell table:formula="of:=SUMIF([.$C$3:.$C$16];[.I8];[.$A$3:.$A$16])" office:value-type="float" office:value="1" calcext:value-type="float">
            <text:p>1</text:p>
          </table:table-cell>
          <table:table-cell office:value-type="float" office:value="109302" calcext:value-type="float">
            <text:p>109302</text:p>
          </table:table-cell>
          <table:table-cell/>
          <table:table-cell table:number-columns-repeated="2" office:value-type="string" calcext:value-type="string">
            <text:p>Kladno</text:p>
          </table:table-cell>
          <table:table-cell table:formula="of:=SUMIF([.$G$3:.$G$79];[.M8];[.$F$3:.$F$79])" office:value-type="float" office:value="2" calcext:value-type="float">
            <text:p>2</text:p>
          </table:table-cell>
          <table:table-cell table:number-columns-repeated="4"/>
          <table:table-cell table:formula="of:=&quot;{&quot;&quot;&quot;&amp;[.H8]&amp;&quot;&quot;&quot;,&quot;&quot;&quot;&amp;[.G8]&amp;&quot;&quot;&quot;,&quot;&amp;[.J8]&amp;&quot;,&quot;&amp;[.K8]&amp;&quot;},&quot;" office:value-type="string" office:string-value="{&quot;CZ0206&quot;,&quot;Mělník&quot;,1,109302}," calcext:value-type="string">
            <text:p>{"CZ0206","Mělník",1,109302},</text:p>
          </table:table-cell>
          <table:table-cell table:number-columns-repeated="2"/>
          <table:table-cell table:formula="of:=&quot;{&quot;&quot;&quot;&amp;[.M8]&amp;&quot;&quot;&quot;,&quot;&quot;&quot;&amp;[.N8]&amp;&quot;&quot;&quot;,&quot;&amp;[.O8]&amp;&quot;},&quot;" office:value-type="string" office:string-value="{&quot;Kladno&quot;,&quot;Kladno&quot;,2}," calcext:value-type="string">
            <text:p>{"Kladno","Kladno",2},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Liberecký kraj</text:p>
          </table:table-cell>
          <table:table-cell office:value-type="string" calcext:value-type="string">
            <text:p>CZ051</text:p>
          </table:table-cell>
          <table:table-cell table:formula="of:=SUMIF([.$I$3:.$I$79];[.C9];[.$K$3:.$K$79])" office:value-type="float" office:value="443690" calcext:value-type="float">
            <text:p>443690</text:p>
          </table:table-cell>
          <table:table-cell/>
          <table:table-cell table:formula="of:=[.F8]+1" office:value-type="float" office:value="6" calcext:value-type="float">
            <text:p>6</text:p>
          </table:table-cell>
          <table:table-cell office:value-type="string" calcext:value-type="string">
            <text:p>Mladá Boleslav</text:p>
          </table:table-cell>
          <table:table-cell office:value-type="string" calcext:value-type="string">
            <text:p>CZ0207</text:p>
          </table:table-cell>
          <table:table-cell table:formula="of:=MID([.H9];1;5)" office:value-type="string" office:string-value="CZ020" calcext:value-type="string">
            <text:p>CZ020</text:p>
          </table:table-cell>
          <table:table-cell table:formula="of:=SUMIF([.$C$3:.$C$16];[.I9];[.$A$3:.$A$16])" office:value-type="float" office:value="1" calcext:value-type="float">
            <text:p>1</text:p>
          </table:table-cell>
          <table:table-cell office:value-type="float" office:value="130365" calcext:value-type="float">
            <text:p>130365</text:p>
          </table:table-cell>
          <table:table-cell/>
          <table:table-cell office:value-type="string" calcext:value-type="string">
            <text:p>Kladno</text:p>
          </table:table-cell>
          <table:table-cell office:value-type="string" calcext:value-type="string">
            <text:p>Slaný</text:p>
          </table:table-cell>
          <table:table-cell table:formula="of:=SUMIF([.$G$3:.$G$79];[.M9];[.$F$3:.$F$79])" office:value-type="float" office:value="2" calcext:value-type="float">
            <text:p>2</text:p>
          </table:table-cell>
          <table:table-cell table:number-columns-repeated="4"/>
          <table:table-cell table:formula="of:=&quot;{&quot;&quot;&quot;&amp;[.H9]&amp;&quot;&quot;&quot;,&quot;&quot;&quot;&amp;[.G9]&amp;&quot;&quot;&quot;,&quot;&amp;[.J9]&amp;&quot;,&quot;&amp;[.K9]&amp;&quot;},&quot;" office:value-type="string" office:string-value="{&quot;CZ0207&quot;,&quot;Mladá Boleslav&quot;,1,130365}," calcext:value-type="string">
            <text:p>{"CZ0207","Mladá Boleslav",1,130365},</text:p>
          </table:table-cell>
          <table:table-cell table:number-columns-repeated="2"/>
          <table:table-cell table:formula="of:=&quot;{&quot;&quot;&quot;&amp;[.M9]&amp;&quot;&quot;&quot;,&quot;&quot;&quot;&amp;[.N9]&amp;&quot;&quot;&quot;,&quot;&amp;[.O9]&amp;&quot;},&quot;" office:value-type="string" office:string-value="{&quot;Kladno&quot;,&quot;Slaný&quot;,2}," calcext:value-type="string">
            <text:p>{"Kladno","Slaný",2},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Královéhradecký kraj</text:p>
          </table:table-cell>
          <table:table-cell office:value-type="string" calcext:value-type="string">
            <text:p>CZ052</text:p>
          </table:table-cell>
          <table:table-cell table:formula="of:=SUMIF([.$I$3:.$I$79];[.C10];[.$K$3:.$K$79])" office:value-type="float" office:value="551647" calcext:value-type="float">
            <text:p>551647</text:p>
          </table:table-cell>
          <table:table-cell/>
          <table:table-cell table:formula="of:=[.F9]+1" office:value-type="float" office:value="7" calcext:value-type="float">
            <text:p>7</text:p>
          </table:table-cell>
          <table:table-cell office:value-type="string" calcext:value-type="string">
            <text:p>Nymburk</text:p>
          </table:table-cell>
          <table:table-cell office:value-type="string" calcext:value-type="string">
            <text:p>CZ0208</text:p>
          </table:table-cell>
          <table:table-cell table:formula="of:=MID([.H10];1;5)" office:value-type="string" office:string-value="CZ020" calcext:value-type="string">
            <text:p>CZ020</text:p>
          </table:table-cell>
          <table:table-cell table:formula="of:=SUMIF([.$C$3:.$C$16];[.I10];[.$A$3:.$A$16])" office:value-type="float" office:value="1" calcext:value-type="float">
            <text:p>1</text:p>
          </table:table-cell>
          <table:table-cell office:value-type="float" office:value="100886" calcext:value-type="float">
            <text:p>100886</text:p>
          </table:table-cell>
          <table:table-cell/>
          <table:table-cell table:number-columns-repeated="2" office:value-type="string" calcext:value-type="string">
            <text:p>Kolín</text:p>
          </table:table-cell>
          <table:table-cell table:formula="of:=SUMIF([.$G$3:.$G$79];[.M10];[.$F$3:.$F$79])" office:value-type="float" office:value="3" calcext:value-type="float">
            <text:p>3</text:p>
          </table:table-cell>
          <table:table-cell table:number-columns-repeated="4"/>
          <table:table-cell table:formula="of:=&quot;{&quot;&quot;&quot;&amp;[.H10]&amp;&quot;&quot;&quot;,&quot;&quot;&quot;&amp;[.G10]&amp;&quot;&quot;&quot;,&quot;&amp;[.J10]&amp;&quot;,&quot;&amp;[.K10]&amp;&quot;},&quot;" office:value-type="string" office:string-value="{&quot;CZ0208&quot;,&quot;Nymburk&quot;,1,100886}," calcext:value-type="string">
            <text:p>{"CZ0208","Nymburk",1,100886},</text:p>
          </table:table-cell>
          <table:table-cell table:number-columns-repeated="2"/>
          <table:table-cell table:formula="of:=&quot;{&quot;&quot;&quot;&amp;[.M10]&amp;&quot;&quot;&quot;,&quot;&quot;&quot;&amp;[.N10]&amp;&quot;&quot;&quot;,&quot;&amp;[.O10]&amp;&quot;},&quot;" office:value-type="string" office:string-value="{&quot;Kolín&quot;,&quot;Kolín&quot;,3}," calcext:value-type="string">
            <text:p>{"Kolín","Kolín",3},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string" calcext:value-type="string">
            <text:p>Pardubický kraj</text:p>
          </table:table-cell>
          <table:table-cell office:value-type="string" calcext:value-type="string">
            <text:p>CZ053</text:p>
          </table:table-cell>
          <table:table-cell table:formula="of:=SUMIF([.$I$3:.$I$79];[.C11];[.$K$3:.$K$79])" office:value-type="float" office:value="522662" calcext:value-type="float">
            <text:p>522662</text:p>
          </table:table-cell>
          <table:table-cell/>
          <table:table-cell table:formula="of:=[.F10]+1" office:value-type="float" office:value="8" calcext:value-type="float">
            <text:p>8</text:p>
          </table:table-cell>
          <table:table-cell office:value-type="string" calcext:value-type="string">
            <text:p>Praha-východ</text:p>
          </table:table-cell>
          <table:table-cell office:value-type="string" calcext:value-type="string">
            <text:p>CZ0209</text:p>
          </table:table-cell>
          <table:table-cell table:formula="of:=MID([.H11];1;5)" office:value-type="string" office:string-value="CZ020" calcext:value-type="string">
            <text:p>CZ020</text:p>
          </table:table-cell>
          <table:table-cell table:formula="of:=SUMIF([.$C$3:.$C$16];[.I11];[.$A$3:.$A$16])" office:value-type="float" office:value="1" calcext:value-type="float">
            <text:p>1</text:p>
          </table:table-cell>
          <table:table-cell office:value-type="float" office:value="185178" calcext:value-type="float">
            <text:p>185178</text:p>
          </table:table-cell>
          <table:table-cell/>
          <table:table-cell office:value-type="string" calcext:value-type="string">
            <text:p>Kolín</text:p>
          </table:table-cell>
          <table:table-cell office:value-type="string" calcext:value-type="string">
            <text:p>Český Brod</text:p>
          </table:table-cell>
          <table:table-cell table:formula="of:=SUMIF([.$G$3:.$G$79];[.M11];[.$F$3:.$F$79])" office:value-type="float" office:value="3" calcext:value-type="float">
            <text:p>3</text:p>
          </table:table-cell>
          <table:table-cell table:number-columns-repeated="4"/>
          <table:table-cell table:formula="of:=&quot;{&quot;&quot;&quot;&amp;[.H11]&amp;&quot;&quot;&quot;,&quot;&quot;&quot;&amp;[.G11]&amp;&quot;&quot;&quot;,&quot;&amp;[.J11]&amp;&quot;,&quot;&amp;[.K11]&amp;&quot;},&quot;" office:value-type="string" office:string-value="{&quot;CZ0209&quot;,&quot;Praha-východ&quot;,1,185178}," calcext:value-type="string">
            <text:p>{"CZ0209","Praha-východ",1,185178},</text:p>
          </table:table-cell>
          <table:table-cell table:number-columns-repeated="2"/>
          <table:table-cell table:formula="of:=&quot;{&quot;&quot;&quot;&amp;[.M11]&amp;&quot;&quot;&quot;,&quot;&quot;&quot;&amp;[.N11]&amp;&quot;&quot;&quot;,&quot;&amp;[.O11]&amp;&quot;},&quot;" office:value-type="string" office:string-value="{&quot;Kolín&quot;,&quot;Český Brod&quot;,3}," calcext:value-type="string">
            <text:p>{"Kolín","Český Brod",3},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string" calcext:value-type="string">
            <text:p>Kraj Vysočina</text:p>
          </table:table-cell>
          <table:table-cell office:value-type="string" calcext:value-type="string">
            <text:p>CZ063</text:p>
          </table:table-cell>
          <table:table-cell table:formula="of:=SUMIF([.$I$3:.$I$79];[.C12];[.$K$3:.$K$79])" office:value-type="float" office:value="509813" calcext:value-type="float">
            <text:p>509813</text:p>
          </table:table-cell>
          <table:table-cell/>
          <table:table-cell table:formula="of:=[.F11]+1" office:value-type="float" office:value="9" calcext:value-type="float">
            <text:p>9</text:p>
          </table:table-cell>
          <table:table-cell office:value-type="string" calcext:value-type="string">
            <text:p>Praha-západ</text:p>
          </table:table-cell>
          <table:table-cell office:value-type="string" calcext:value-type="string">
            <text:p>CZ020A</text:p>
          </table:table-cell>
          <table:table-cell table:formula="of:=MID([.H12];1;5)" office:value-type="string" office:string-value="CZ020" calcext:value-type="string">
            <text:p>CZ020</text:p>
          </table:table-cell>
          <table:table-cell table:formula="of:=SUMIF([.$C$3:.$C$16];[.I12];[.$A$3:.$A$16])" office:value-type="float" office:value="1" calcext:value-type="float">
            <text:p>1</text:p>
          </table:table-cell>
          <table:table-cell office:value-type="float" office:value="149338" calcext:value-type="float">
            <text:p>149338</text:p>
          </table:table-cell>
          <table:table-cell/>
          <table:table-cell table:number-columns-repeated="2" office:value-type="string" calcext:value-type="string">
            <text:p>Kutná Hora</text:p>
          </table:table-cell>
          <table:table-cell table:formula="of:=SUMIF([.$G$3:.$G$79];[.M12];[.$F$3:.$F$79])" office:value-type="float" office:value="4" calcext:value-type="float">
            <text:p>4</text:p>
          </table:table-cell>
          <table:table-cell table:number-columns-repeated="4"/>
          <table:table-cell table:formula="of:=&quot;{&quot;&quot;&quot;&amp;[.H12]&amp;&quot;&quot;&quot;,&quot;&quot;&quot;&amp;[.G12]&amp;&quot;&quot;&quot;,&quot;&amp;[.J12]&amp;&quot;,&quot;&amp;[.K12]&amp;&quot;},&quot;" office:value-type="string" office:string-value="{&quot;CZ020A&quot;,&quot;Praha-západ&quot;,1,149338}," calcext:value-type="string">
            <text:p>{"CZ020A","Praha-západ",1,149338},</text:p>
          </table:table-cell>
          <table:table-cell table:number-columns-repeated="2"/>
          <table:table-cell table:formula="of:=&quot;{&quot;&quot;&quot;&amp;[.M12]&amp;&quot;&quot;&quot;,&quot;&quot;&quot;&amp;[.N12]&amp;&quot;&quot;&quot;,&quot;&amp;[.O12]&amp;&quot;},&quot;" office:value-type="string" office:string-value="{&quot;Kutná Hora&quot;,&quot;Kutná Hora&quot;,4}," calcext:value-type="string">
            <text:p>{"Kutná Hora","Kutná Hora",4},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string" calcext:value-type="string">
            <text:p>Jihomoravský kraj</text:p>
          </table:table-cell>
          <table:table-cell office:value-type="string" calcext:value-type="string">
            <text:p>CZ064</text:p>
          </table:table-cell>
          <table:table-cell table:formula="of:=SUMIF([.$I$3:.$I$79];[.C13];[.$K$3:.$K$79])" office:value-type="float" office:value="1191989" calcext:value-type="float">
            <text:p>1191989</text:p>
          </table:table-cell>
          <table:table-cell/>
          <table:table-cell table:formula="of:=[.F12]+1" office:value-type="float" office:value="10" calcext:value-type="float">
            <text:p>10</text:p>
          </table:table-cell>
          <table:table-cell office:value-type="string" calcext:value-type="string">
            <text:p>Příbram</text:p>
          </table:table-cell>
          <table:table-cell office:value-type="string" calcext:value-type="string">
            <text:p>CZ020B</text:p>
          </table:table-cell>
          <table:table-cell table:formula="of:=MID([.H13];1;5)" office:value-type="string" office:string-value="CZ020" calcext:value-type="string">
            <text:p>CZ020</text:p>
          </table:table-cell>
          <table:table-cell table:formula="of:=SUMIF([.$C$3:.$C$16];[.I13];[.$A$3:.$A$16])" office:value-type="float" office:value="1" calcext:value-type="float">
            <text:p>1</text:p>
          </table:table-cell>
          <table:table-cell office:value-type="float" office:value="115104" calcext:value-type="float">
            <text:p>115104</text:p>
          </table:table-cell>
          <table:table-cell/>
          <table:table-cell office:value-type="string" calcext:value-type="string">
            <text:p>Kutná Hora</text:p>
          </table:table-cell>
          <table:table-cell office:value-type="string" calcext:value-type="string">
            <text:p>Čáslav</text:p>
          </table:table-cell>
          <table:table-cell table:formula="of:=SUMIF([.$G$3:.$G$79];[.M13];[.$F$3:.$F$79])" office:value-type="float" office:value="4" calcext:value-type="float">
            <text:p>4</text:p>
          </table:table-cell>
          <table:table-cell table:number-columns-repeated="4"/>
          <table:table-cell table:formula="of:=&quot;{&quot;&quot;&quot;&amp;[.H13]&amp;&quot;&quot;&quot;,&quot;&quot;&quot;&amp;[.G13]&amp;&quot;&quot;&quot;,&quot;&amp;[.J13]&amp;&quot;,&quot;&amp;[.K13]&amp;&quot;},&quot;" office:value-type="string" office:string-value="{&quot;CZ020B&quot;,&quot;Příbram&quot;,1,115104}," calcext:value-type="string">
            <text:p>{"CZ020B","Příbram",1,115104},</text:p>
          </table:table-cell>
          <table:table-cell table:number-columns-repeated="2"/>
          <table:table-cell table:formula="of:=&quot;{&quot;&quot;&quot;&amp;[.M13]&amp;&quot;&quot;&quot;,&quot;&quot;&quot;&amp;[.N13]&amp;&quot;&quot;&quot;,&quot;&amp;[.O13]&amp;&quot;},&quot;" office:value-type="string" office:string-value="{&quot;Kutná Hora&quot;,&quot;Čáslav&quot;,4}," calcext:value-type="string">
            <text:p>{"Kutná Hora","Čáslav",4},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string" calcext:value-type="string">
            <text:p>Olomoucký kraj</text:p>
          </table:table-cell>
          <table:table-cell office:value-type="string" calcext:value-type="string">
            <text:p>CZ071</text:p>
          </table:table-cell>
          <table:table-cell table:formula="of:=SUMIF([.$I$3:.$I$79];[.C14];[.$K$3:.$K$79])" office:value-type="float" office:value="632015" calcext:value-type="float">
            <text:p>632015</text:p>
          </table:table-cell>
          <table:table-cell/>
          <table:table-cell table:formula="of:=[.F13]+1" office:value-type="float" office:value="11" calcext:value-type="float">
            <text:p>11</text:p>
          </table:table-cell>
          <table:table-cell office:value-type="string" calcext:value-type="string">
            <text:p>Rakovník</text:p>
          </table:table-cell>
          <table:table-cell office:value-type="string" calcext:value-type="string">
            <text:p>CZ020C</text:p>
          </table:table-cell>
          <table:table-cell table:formula="of:=MID([.H14];1;5)" office:value-type="string" office:string-value="CZ020" calcext:value-type="string">
            <text:p>CZ020</text:p>
          </table:table-cell>
          <table:table-cell table:formula="of:=SUMIF([.$C$3:.$C$16];[.I14];[.$A$3:.$A$16])" office:value-type="float" office:value="1" calcext:value-type="float">
            <text:p>1</text:p>
          </table:table-cell>
          <table:table-cell office:value-type="float" office:value="55562" calcext:value-type="float">
            <text:p>55562</text:p>
          </table:table-cell>
          <table:table-cell/>
          <table:table-cell table:number-columns-repeated="2" office:value-type="string" calcext:value-type="string">
            <text:p>Mělník</text:p>
          </table:table-cell>
          <table:table-cell table:formula="of:=SUMIF([.$G$3:.$G$79];[.M14];[.$F$3:.$F$79])" office:value-type="float" office:value="5" calcext:value-type="float">
            <text:p>5</text:p>
          </table:table-cell>
          <table:table-cell table:number-columns-repeated="4"/>
          <table:table-cell table:formula="of:=&quot;{&quot;&quot;&quot;&amp;[.H14]&amp;&quot;&quot;&quot;,&quot;&quot;&quot;&amp;[.G14]&amp;&quot;&quot;&quot;,&quot;&amp;[.J14]&amp;&quot;,&quot;&amp;[.K14]&amp;&quot;},&quot;" office:value-type="string" office:string-value="{&quot;CZ020C&quot;,&quot;Rakovník&quot;,1,55562}," calcext:value-type="string">
            <text:p>{"CZ020C","Rakovník",1,55562},</text:p>
          </table:table-cell>
          <table:table-cell table:number-columns-repeated="2"/>
          <table:table-cell table:formula="of:=&quot;{&quot;&quot;&quot;&amp;[.M14]&amp;&quot;&quot;&quot;,&quot;&quot;&quot;&amp;[.N14]&amp;&quot;&quot;&quot;,&quot;&amp;[.O14]&amp;&quot;},&quot;" office:value-type="string" office:string-value="{&quot;Mělník&quot;,&quot;Mělník&quot;,5}," calcext:value-type="string">
            <text:p>{"Mělník","Mělník",5},</text:p>
          </table:table-cell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string" calcext:value-type="string">
            <text:p>Zlínský kraj</text:p>
          </table:table-cell>
          <table:table-cell office:value-type="string" calcext:value-type="string">
            <text:p>CZ072</text:p>
          </table:table-cell>
          <table:table-cell table:formula="of:=SUMIF([.$I$3:.$I$79];[.C15];[.$K$3:.$K$79])" office:value-type="float" office:value="582555" calcext:value-type="float">
            <text:p>582555</text:p>
          </table:table-cell>
          <table:table-cell/>
          <table:table-cell table:formula="of:=[.F14]+1" office:value-type="float" office:value="12" calcext:value-type="float">
            <text:p>12</text:p>
          </table:table-cell>
          <table:table-cell office:value-type="string" calcext:value-type="string">
            <text:p>České Budějovice</text:p>
          </table:table-cell>
          <table:table-cell office:value-type="string" calcext:value-type="string">
            <text:p>CZ0311</text:p>
          </table:table-cell>
          <table:table-cell table:formula="of:=MID([.H15];1;5)" office:value-type="string" office:string-value="CZ031" calcext:value-type="string">
            <text:p>CZ031</text:p>
          </table:table-cell>
          <table:table-cell table:formula="of:=SUMIF([.$C$3:.$C$16];[.I15];[.$A$3:.$A$16])" office:value-type="float" office:value="2" calcext:value-type="float">
            <text:p>2</text:p>
          </table:table-cell>
          <table:table-cell office:value-type="float" office:value="195903" calcext:value-type="float">
            <text:p>195903</text:p>
          </table:table-cell>
          <table:table-cell/>
          <table:table-cell office:value-type="string" calcext:value-type="string">
            <text:p>Mělník</text:p>
          </table:table-cell>
          <table:table-cell office:value-type="string" calcext:value-type="string">
            <text:p>Kralupy nad Vltavou</text:p>
          </table:table-cell>
          <table:table-cell table:formula="of:=SUMIF([.$G$3:.$G$79];[.M15];[.$F$3:.$F$79])" office:value-type="float" office:value="5" calcext:value-type="float">
            <text:p>5</text:p>
          </table:table-cell>
          <table:table-cell table:number-columns-repeated="4"/>
          <table:table-cell table:formula="of:=&quot;{&quot;&quot;&quot;&amp;[.H15]&amp;&quot;&quot;&quot;,&quot;&quot;&quot;&amp;[.G15]&amp;&quot;&quot;&quot;,&quot;&amp;[.J15]&amp;&quot;,&quot;&amp;[.K15]&amp;&quot;},&quot;" office:value-type="string" office:string-value="{&quot;CZ0311&quot;,&quot;České Budějovice&quot;,2,195903}," calcext:value-type="string">
            <text:p>{"CZ0311","České Budějovice",2,195903},</text:p>
          </table:table-cell>
          <table:table-cell table:number-columns-repeated="2"/>
          <table:table-cell table:formula="of:=&quot;{&quot;&quot;&quot;&amp;[.M15]&amp;&quot;&quot;&quot;,&quot;&quot;&quot;&amp;[.N15]&amp;&quot;&quot;&quot;,&quot;&amp;[.O15]&amp;&quot;},&quot;" office:value-type="string" office:string-value="{&quot;Mělník&quot;,&quot;Kralupy nad Vltavou&quot;,5}," calcext:value-type="string">
            <text:p>{"Mělník","Kralupy nad Vltavou",5},</text:p>
          </table:table-cell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string" calcext:value-type="string">
            <text:p>Moravskoslezský kraj</text:p>
          </table:table-cell>
          <table:table-cell office:value-type="string" calcext:value-type="string">
            <text:p>CZ080</text:p>
          </table:table-cell>
          <table:table-cell table:formula="of:=SUMIF([.$I$3:.$I$79];[.C16];[.$K$3:.$K$79])" office:value-type="float" office:value="1200539" calcext:value-type="float">
            <text:p>1200539</text:p>
          </table:table-cell>
          <table:table-cell/>
          <table:table-cell table:formula="of:=[.F15]+1" office:value-type="float" office:value="13" calcext:value-type="float">
            <text:p>13</text:p>
          </table:table-cell>
          <table:table-cell office:value-type="string" calcext:value-type="string">
            <text:p>Český Krumlov</text:p>
          </table:table-cell>
          <table:table-cell office:value-type="string" calcext:value-type="string">
            <text:p>CZ0312</text:p>
          </table:table-cell>
          <table:table-cell table:formula="of:=MID([.H16];1;5)" office:value-type="string" office:string-value="CZ031" calcext:value-type="string">
            <text:p>CZ031</text:p>
          </table:table-cell>
          <table:table-cell table:formula="of:=SUMIF([.$C$3:.$C$16];[.I16];[.$A$3:.$A$16])" office:value-type="float" office:value="2" calcext:value-type="float">
            <text:p>2</text:p>
          </table:table-cell>
          <table:table-cell office:value-type="float" office:value="61556" calcext:value-type="float">
            <text:p>61556</text:p>
          </table:table-cell>
          <table:table-cell/>
          <table:table-cell office:value-type="string" calcext:value-type="string">
            <text:p>Mělník</text:p>
          </table:table-cell>
          <table:table-cell office:value-type="string" calcext:value-type="string">
            <text:p>Neratovice</text:p>
          </table:table-cell>
          <table:table-cell table:formula="of:=SUMIF([.$G$3:.$G$79];[.M16];[.$F$3:.$F$79])" office:value-type="float" office:value="5" calcext:value-type="float">
            <text:p>5</text:p>
          </table:table-cell>
          <table:table-cell table:number-columns-repeated="4"/>
          <table:table-cell table:formula="of:=&quot;{&quot;&quot;&quot;&amp;[.H16]&amp;&quot;&quot;&quot;,&quot;&quot;&quot;&amp;[.G16]&amp;&quot;&quot;&quot;,&quot;&amp;[.J16]&amp;&quot;,&quot;&amp;[.K16]&amp;&quot;},&quot;" office:value-type="string" office:string-value="{&quot;CZ0312&quot;,&quot;Český Krumlov&quot;,2,61556}," calcext:value-type="string">
            <text:p>{"CZ0312","Český Krumlov",2,61556},</text:p>
          </table:table-cell>
          <table:table-cell table:number-columns-repeated="2"/>
          <table:table-cell table:formula="of:=&quot;{&quot;&quot;&quot;&amp;[.M16]&amp;&quot;&quot;&quot;,&quot;&quot;&quot;&amp;[.N16]&amp;&quot;&quot;&quot;,&quot;&amp;[.O16]&amp;&quot;},&quot;" office:value-type="string" office:string-value="{&quot;Mělník&quot;,&quot;Neratovice&quot;,5}," calcext:value-type="string">
            <text:p>{"Mělník","Neratovice",5},</text:p>
          </table:table-cell>
        </table:table-row>
        <table:table-row table:style-name="ro1">
          <table:table-cell table:number-columns-repeated="5"/>
          <table:table-cell table:formula="of:=[.F16]+1" office:value-type="float" office:value="14" calcext:value-type="float">
            <text:p>14</text:p>
          </table:table-cell>
          <table:table-cell office:value-type="string" calcext:value-type="string">
            <text:p>Jindřichův Hradec</text:p>
          </table:table-cell>
          <table:table-cell office:value-type="string" calcext:value-type="string">
            <text:p>CZ0313</text:p>
          </table:table-cell>
          <table:table-cell table:formula="of:=MID([.H17];1;5)" office:value-type="string" office:string-value="CZ031" calcext:value-type="string">
            <text:p>CZ031</text:p>
          </table:table-cell>
          <table:table-cell table:formula="of:=SUMIF([.$C$3:.$C$16];[.I17];[.$A$3:.$A$16])" office:value-type="float" office:value="2" calcext:value-type="float">
            <text:p>2</text:p>
          </table:table-cell>
          <table:table-cell office:value-type="float" office:value="90692" calcext:value-type="float">
            <text:p>90692</text:p>
          </table:table-cell>
          <table:table-cell/>
          <table:table-cell table:number-columns-repeated="2" office:value-type="string" calcext:value-type="string">
            <text:p>Mladá Boleslav</text:p>
          </table:table-cell>
          <table:table-cell table:formula="of:=SUMIF([.$G$3:.$G$79];[.M17];[.$F$3:.$F$79])" office:value-type="float" office:value="6" calcext:value-type="float">
            <text:p>6</text:p>
          </table:table-cell>
          <table:table-cell table:number-columns-repeated="4"/>
          <table:table-cell table:formula="of:=&quot;{&quot;&quot;&quot;&amp;[.H17]&amp;&quot;&quot;&quot;,&quot;&quot;&quot;&amp;[.G17]&amp;&quot;&quot;&quot;,&quot;&amp;[.J17]&amp;&quot;,&quot;&amp;[.K17]&amp;&quot;},&quot;" office:value-type="string" office:string-value="{&quot;CZ0313&quot;,&quot;Jindřichův Hradec&quot;,2,90692}," calcext:value-type="string">
            <text:p>{"CZ0313","Jindřichův Hradec",2,90692},</text:p>
          </table:table-cell>
          <table:table-cell table:number-columns-repeated="2"/>
          <table:table-cell table:formula="of:=&quot;{&quot;&quot;&quot;&amp;[.M17]&amp;&quot;&quot;&quot;,&quot;&quot;&quot;&amp;[.N17]&amp;&quot;&quot;&quot;,&quot;&amp;[.O17]&amp;&quot;},&quot;" office:value-type="string" office:string-value="{&quot;Mladá Boleslav&quot;,&quot;Mladá Boleslav&quot;,6}," calcext:value-type="string">
            <text:p>{"Mladá Boleslav","Mladá Boleslav",6},</text:p>
          </table:table-cell>
        </table:table-row>
        <table:table-row table:style-name="ro1">
          <table:table-cell table:number-columns-repeated="5"/>
          <table:table-cell table:formula="of:=[.F17]+1" office:value-type="float" office:value="15" calcext:value-type="float">
            <text:p>15</text:p>
          </table:table-cell>
          <table:table-cell office:value-type="string" calcext:value-type="string">
            <text:p>Písek</text:p>
          </table:table-cell>
          <table:table-cell office:value-type="string" calcext:value-type="string">
            <text:p>CZ0314</text:p>
          </table:table-cell>
          <table:table-cell table:formula="of:=MID([.H18];1;5)" office:value-type="string" office:string-value="CZ031" calcext:value-type="string">
            <text:p>CZ031</text:p>
          </table:table-cell>
          <table:table-cell table:formula="of:=SUMIF([.$C$3:.$C$16];[.I18];[.$A$3:.$A$16])" office:value-type="float" office:value="2" calcext:value-type="float">
            <text:p>2</text:p>
          </table:table-cell>
          <table:table-cell office:value-type="float" office:value="71587" calcext:value-type="float">
            <text:p>71587</text:p>
          </table:table-cell>
          <table:table-cell/>
          <table:table-cell office:value-type="string" calcext:value-type="string">
            <text:p>Mladá Boleslav</text:p>
          </table:table-cell>
          <table:table-cell office:value-type="string" calcext:value-type="string">
            <text:p>Mnichovo Hradiště</text:p>
          </table:table-cell>
          <table:table-cell table:formula="of:=SUMIF([.$G$3:.$G$79];[.M18];[.$F$3:.$F$79])" office:value-type="float" office:value="6" calcext:value-type="float">
            <text:p>6</text:p>
          </table:table-cell>
          <table:table-cell table:number-columns-repeated="4"/>
          <table:table-cell table:formula="of:=&quot;{&quot;&quot;&quot;&amp;[.H18]&amp;&quot;&quot;&quot;,&quot;&quot;&quot;&amp;[.G18]&amp;&quot;&quot;&quot;,&quot;&amp;[.J18]&amp;&quot;,&quot;&amp;[.K18]&amp;&quot;},&quot;" office:value-type="string" office:string-value="{&quot;CZ0314&quot;,&quot;Písek&quot;,2,71587}," calcext:value-type="string">
            <text:p>{"CZ0314","Písek",2,71587},</text:p>
          </table:table-cell>
          <table:table-cell table:number-columns-repeated="2"/>
          <table:table-cell table:formula="of:=&quot;{&quot;&quot;&quot;&amp;[.M18]&amp;&quot;&quot;&quot;,&quot;&quot;&quot;&amp;[.N18]&amp;&quot;&quot;&quot;,&quot;&amp;[.O18]&amp;&quot;},&quot;" office:value-type="string" office:string-value="{&quot;Mladá Boleslav&quot;,&quot;Mnichovo Hradiště&quot;,6}," calcext:value-type="string">
            <text:p>{"Mladá Boleslav","Mnichovo Hradiště",6},</text:p>
          </table:table-cell>
        </table:table-row>
        <table:table-row table:style-name="ro1">
          <table:table-cell table:number-columns-repeated="5"/>
          <table:table-cell table:formula="of:=[.F18]+1" office:value-type="float" office:value="16" calcext:value-type="float">
            <text:p>16</text:p>
          </table:table-cell>
          <table:table-cell office:value-type="string" calcext:value-type="string">
            <text:p>Prachatice</text:p>
          </table:table-cell>
          <table:table-cell office:value-type="string" calcext:value-type="string">
            <text:p>CZ0315</text:p>
          </table:table-cell>
          <table:table-cell table:formula="of:=MID([.H19];1;5)" office:value-type="string" office:string-value="CZ031" calcext:value-type="string">
            <text:p>CZ031</text:p>
          </table:table-cell>
          <table:table-cell table:formula="of:=SUMIF([.$C$3:.$C$16];[.I19];[.$A$3:.$A$16])" office:value-type="float" office:value="2" calcext:value-type="float">
            <text:p>2</text:p>
          </table:table-cell>
          <table:table-cell office:value-type="float" office:value="50978" calcext:value-type="float">
            <text:p>50978</text:p>
          </table:table-cell>
          <table:table-cell/>
          <table:table-cell table:number-columns-repeated="2" office:value-type="string" calcext:value-type="string">
            <text:p>Nymburk</text:p>
          </table:table-cell>
          <table:table-cell table:formula="of:=SUMIF([.$G$3:.$G$79];[.M19];[.$F$3:.$F$79])" office:value-type="float" office:value="7" calcext:value-type="float">
            <text:p>7</text:p>
          </table:table-cell>
          <table:table-cell table:number-columns-repeated="4"/>
          <table:table-cell table:formula="of:=&quot;{&quot;&quot;&quot;&amp;[.H19]&amp;&quot;&quot;&quot;,&quot;&quot;&quot;&amp;[.G19]&amp;&quot;&quot;&quot;,&quot;&amp;[.J19]&amp;&quot;,&quot;&amp;[.K19]&amp;&quot;},&quot;" office:value-type="string" office:string-value="{&quot;CZ0315&quot;,&quot;Prachatice&quot;,2,50978}," calcext:value-type="string">
            <text:p>{"CZ0315","Prachatice",2,50978},</text:p>
          </table:table-cell>
          <table:table-cell table:number-columns-repeated="2"/>
          <table:table-cell table:formula="of:=&quot;{&quot;&quot;&quot;&amp;[.M19]&amp;&quot;&quot;&quot;,&quot;&quot;&quot;&amp;[.N19]&amp;&quot;&quot;&quot;,&quot;&amp;[.O19]&amp;&quot;},&quot;" office:value-type="string" office:string-value="{&quot;Nymburk&quot;,&quot;Nymburk&quot;,7}," calcext:value-type="string">
            <text:p>{"Nymburk","Nymburk",7},</text:p>
          </table:table-cell>
        </table:table-row>
        <table:table-row table:style-name="ro1">
          <table:table-cell table:number-columns-repeated="5"/>
          <table:table-cell table:formula="of:=[.F19]+1" office:value-type="float" office:value="17" calcext:value-type="float">
            <text:p>17</text:p>
          </table:table-cell>
          <table:table-cell office:value-type="string" calcext:value-type="string">
            <text:p>Strakonice</text:p>
          </table:table-cell>
          <table:table-cell office:value-type="string" calcext:value-type="string">
            <text:p>CZ0316</text:p>
          </table:table-cell>
          <table:table-cell table:formula="of:=MID([.H20];1;5)" office:value-type="string" office:string-value="CZ031" calcext:value-type="string">
            <text:p>CZ031</text:p>
          </table:table-cell>
          <table:table-cell table:formula="of:=SUMIF([.$C$3:.$C$16];[.I20];[.$A$3:.$A$16])" office:value-type="float" office:value="2" calcext:value-type="float">
            <text:p>2</text:p>
          </table:table-cell>
          <table:table-cell office:value-type="float" office:value="70772" calcext:value-type="float">
            <text:p>70772</text:p>
          </table:table-cell>
          <table:table-cell/>
          <table:table-cell office:value-type="string" calcext:value-type="string">
            <text:p>Nymburk</text:p>
          </table:table-cell>
          <table:table-cell office:value-type="string" calcext:value-type="string">
            <text:p>Lysá nad Labem</text:p>
          </table:table-cell>
          <table:table-cell table:formula="of:=SUMIF([.$G$3:.$G$79];[.M20];[.$F$3:.$F$79])" office:value-type="float" office:value="7" calcext:value-type="float">
            <text:p>7</text:p>
          </table:table-cell>
          <table:table-cell table:number-columns-repeated="4"/>
          <table:table-cell table:formula="of:=&quot;{&quot;&quot;&quot;&amp;[.H20]&amp;&quot;&quot;&quot;,&quot;&quot;&quot;&amp;[.G20]&amp;&quot;&quot;&quot;,&quot;&amp;[.J20]&amp;&quot;,&quot;&amp;[.K20]&amp;&quot;},&quot;" office:value-type="string" office:string-value="{&quot;CZ0316&quot;,&quot;Strakonice&quot;,2,70772}," calcext:value-type="string">
            <text:p>{"CZ0316","Strakonice",2,70772},</text:p>
          </table:table-cell>
          <table:table-cell table:number-columns-repeated="2"/>
          <table:table-cell table:formula="of:=&quot;{&quot;&quot;&quot;&amp;[.M20]&amp;&quot;&quot;&quot;,&quot;&quot;&quot;&amp;[.N20]&amp;&quot;&quot;&quot;,&quot;&amp;[.O20]&amp;&quot;},&quot;" office:value-type="string" office:string-value="{&quot;Nymburk&quot;,&quot;Lysá nad Labem&quot;,7}," calcext:value-type="string">
            <text:p>{"Nymburk","Lysá nad Labem",7},</text:p>
          </table:table-cell>
        </table:table-row>
        <table:table-row table:style-name="ro1">
          <table:table-cell table:number-columns-repeated="5"/>
          <table:table-cell table:formula="of:=[.F20]+1" office:value-type="float" office:value="18" calcext:value-type="float">
            <text:p>18</text:p>
          </table:table-cell>
          <table:table-cell office:value-type="string" calcext:value-type="string">
            <text:p>Tábor</text:p>
          </table:table-cell>
          <table:table-cell office:value-type="string" calcext:value-type="string">
            <text:p>CZ0317</text:p>
          </table:table-cell>
          <table:table-cell table:formula="of:=MID([.H21];1;5)" office:value-type="string" office:string-value="CZ031" calcext:value-type="string">
            <text:p>CZ031</text:p>
          </table:table-cell>
          <table:table-cell table:formula="of:=SUMIF([.$C$3:.$C$16];[.I21];[.$A$3:.$A$16])" office:value-type="float" office:value="2" calcext:value-type="float">
            <text:p>2</text:p>
          </table:table-cell>
          <table:table-cell office:value-type="float" office:value="102595" calcext:value-type="float">
            <text:p>102595</text:p>
          </table:table-cell>
          <table:table-cell/>
          <table:table-cell office:value-type="string" calcext:value-type="string">
            <text:p>Nymburk</text:p>
          </table:table-cell>
          <table:table-cell office:value-type="string" calcext:value-type="string">
            <text:p>Poděbrady</text:p>
          </table:table-cell>
          <table:table-cell table:formula="of:=SUMIF([.$G$3:.$G$79];[.M21];[.$F$3:.$F$79])" office:value-type="float" office:value="7" calcext:value-type="float">
            <text:p>7</text:p>
          </table:table-cell>
          <table:table-cell table:number-columns-repeated="4"/>
          <table:table-cell table:formula="of:=&quot;{&quot;&quot;&quot;&amp;[.H21]&amp;&quot;&quot;&quot;,&quot;&quot;&quot;&amp;[.G21]&amp;&quot;&quot;&quot;,&quot;&amp;[.J21]&amp;&quot;,&quot;&amp;[.K21]&amp;&quot;},&quot;" office:value-type="string" office:string-value="{&quot;CZ0317&quot;,&quot;Tábor&quot;,2,102595}," calcext:value-type="string">
            <text:p>{"CZ0317","Tábor",2,102595},</text:p>
          </table:table-cell>
          <table:table-cell table:number-columns-repeated="2"/>
          <table:table-cell table:formula="of:=&quot;{&quot;&quot;&quot;&amp;[.M21]&amp;&quot;&quot;&quot;,&quot;&quot;&quot;&amp;[.N21]&amp;&quot;&quot;&quot;,&quot;&amp;[.O21]&amp;&quot;},&quot;" office:value-type="string" office:string-value="{&quot;Nymburk&quot;,&quot;Poděbrady&quot;,7}," calcext:value-type="string">
            <text:p>{"Nymburk","Poděbrady",7},</text:p>
          </table:table-cell>
        </table:table-row>
        <table:table-row table:style-name="ro1">
          <table:table-cell table:number-columns-repeated="5"/>
          <table:table-cell table:formula="of:=[.F21]+1" office:value-type="float" office:value="19" calcext:value-type="float">
            <text:p>19</text:p>
          </table:table-cell>
          <table:table-cell office:value-type="string" calcext:value-type="string">
            <text:p>Domažlice</text:p>
          </table:table-cell>
          <table:table-cell office:value-type="string" calcext:value-type="string">
            <text:p>CZ0321</text:p>
          </table:table-cell>
          <table:table-cell table:formula="of:=MID([.H22];1;5)" office:value-type="string" office:string-value="CZ032" calcext:value-type="string">
            <text:p>CZ032</text:p>
          </table:table-cell>
          <table:table-cell table:formula="of:=SUMIF([.$C$3:.$C$16];[.I22];[.$A$3:.$A$16])" office:value-type="float" office:value="3" calcext:value-type="float">
            <text:p>3</text:p>
          </table:table-cell>
          <table:table-cell office:value-type="float" office:value="62062" calcext:value-type="float">
            <text:p>62062</text:p>
          </table:table-cell>
          <table:table-cell/>
          <table:table-cell office:value-type="string" calcext:value-type="string">
            <text:p>Praha-východ</text:p>
          </table:table-cell>
          <table:table-cell office:value-type="string" calcext:value-type="string">
            <text:p>Brandýs nad Labem-Stará Boleslav</text:p>
          </table:table-cell>
          <table:table-cell table:formula="of:=SUMIF([.$G$3:.$G$79];[.M22];[.$F$3:.$F$79])" office:value-type="float" office:value="8" calcext:value-type="float">
            <text:p>8</text:p>
          </table:table-cell>
          <table:table-cell table:number-columns-repeated="4"/>
          <table:table-cell table:formula="of:=&quot;{&quot;&quot;&quot;&amp;[.H22]&amp;&quot;&quot;&quot;,&quot;&quot;&quot;&amp;[.G22]&amp;&quot;&quot;&quot;,&quot;&amp;[.J22]&amp;&quot;,&quot;&amp;[.K22]&amp;&quot;},&quot;" office:value-type="string" office:string-value="{&quot;CZ0321&quot;,&quot;Domažlice&quot;,3,62062}," calcext:value-type="string">
            <text:p>{"CZ0321","Domažlice",3,62062},</text:p>
          </table:table-cell>
          <table:table-cell table:number-columns-repeated="2"/>
          <table:table-cell table:formula="of:=&quot;{&quot;&quot;&quot;&amp;[.M22]&amp;&quot;&quot;&quot;,&quot;&quot;&quot;&amp;[.N22]&amp;&quot;&quot;&quot;,&quot;&amp;[.O22]&amp;&quot;},&quot;" office:value-type="string" office:string-value="{&quot;Praha-východ&quot;,&quot;Brandýs nad Labem-Stará Boleslav&quot;,8}," calcext:value-type="string">
            <text:p>{"Praha-východ","Brandýs nad Labem-Stará Boleslav",8},</text:p>
          </table:table-cell>
        </table:table-row>
        <table:table-row table:style-name="ro1">
          <table:table-cell table:number-columns-repeated="5"/>
          <table:table-cell table:formula="of:=[.F22]+1" office:value-type="float" office:value="20" calcext:value-type="float">
            <text:p>20</text:p>
          </table:table-cell>
          <table:table-cell office:value-type="string" calcext:value-type="string">
            <text:p>Klatovy</text:p>
          </table:table-cell>
          <table:table-cell office:value-type="string" calcext:value-type="string">
            <text:p>CZ0322</text:p>
          </table:table-cell>
          <table:table-cell table:formula="of:=MID([.H23];1;5)" office:value-type="string" office:string-value="CZ032" calcext:value-type="string">
            <text:p>CZ032</text:p>
          </table:table-cell>
          <table:table-cell table:formula="of:=SUMIF([.$C$3:.$C$16];[.I23];[.$A$3:.$A$16])" office:value-type="float" office:value="3" calcext:value-type="float">
            <text:p>3</text:p>
          </table:table-cell>
          <table:table-cell office:value-type="float" office:value="86405" calcext:value-type="float">
            <text:p>86405</text:p>
          </table:table-cell>
          <table:table-cell/>
          <table:table-cell office:value-type="string" calcext:value-type="string">
            <text:p>Praha-východ</text:p>
          </table:table-cell>
          <table:table-cell office:value-type="string" calcext:value-type="string">
            <text:p>Říčany</text:p>
          </table:table-cell>
          <table:table-cell table:formula="of:=SUMIF([.$G$3:.$G$79];[.M23];[.$F$3:.$F$79])" office:value-type="float" office:value="8" calcext:value-type="float">
            <text:p>8</text:p>
          </table:table-cell>
          <table:table-cell table:number-columns-repeated="4"/>
          <table:table-cell table:formula="of:=&quot;{&quot;&quot;&quot;&amp;[.H23]&amp;&quot;&quot;&quot;,&quot;&quot;&quot;&amp;[.G23]&amp;&quot;&quot;&quot;,&quot;&amp;[.J23]&amp;&quot;,&quot;&amp;[.K23]&amp;&quot;},&quot;" office:value-type="string" office:string-value="{&quot;CZ0322&quot;,&quot;Klatovy&quot;,3,86405}," calcext:value-type="string">
            <text:p>{"CZ0322","Klatovy",3,86405},</text:p>
          </table:table-cell>
          <table:table-cell table:number-columns-repeated="2"/>
          <table:table-cell table:formula="of:=&quot;{&quot;&quot;&quot;&amp;[.M23]&amp;&quot;&quot;&quot;,&quot;&quot;&quot;&amp;[.N23]&amp;&quot;&quot;&quot;,&quot;&amp;[.O23]&amp;&quot;},&quot;" office:value-type="string" office:string-value="{&quot;Praha-východ&quot;,&quot;Říčany&quot;,8}," calcext:value-type="string">
            <text:p>{"Praha-východ","Říčany",8},</text:p>
          </table:table-cell>
        </table:table-row>
        <table:table-row table:style-name="ro1">
          <table:table-cell table:number-columns-repeated="5"/>
          <table:table-cell table:formula="of:=[.F23]+1" office:value-type="float" office:value="21" calcext:value-type="float">
            <text:p>21</text:p>
          </table:table-cell>
          <table:table-cell office:value-type="string" calcext:value-type="string">
            <text:p>Plzeň-město</text:p>
          </table:table-cell>
          <table:table-cell office:value-type="string" calcext:value-type="string">
            <text:p>CZ0323</text:p>
          </table:table-cell>
          <table:table-cell table:formula="of:=MID([.H24];1;5)" office:value-type="string" office:string-value="CZ032" calcext:value-type="string">
            <text:p>CZ032</text:p>
          </table:table-cell>
          <table:table-cell table:formula="of:=SUMIF([.$C$3:.$C$16];[.I24];[.$A$3:.$A$16])" office:value-type="float" office:value="3" calcext:value-type="float">
            <text:p>3</text:p>
          </table:table-cell>
          <table:table-cell office:value-type="float" office:value="194280" calcext:value-type="float">
            <text:p>194280</text:p>
          </table:table-cell>
          <table:table-cell/>
          <table:table-cell office:value-type="string" calcext:value-type="string">
            <text:p>Praha-západ</text:p>
          </table:table-cell>
          <table:table-cell office:value-type="string" calcext:value-type="string">
            <text:p>Černošice</text:p>
          </table:table-cell>
          <table:table-cell table:formula="of:=SUMIF([.$G$3:.$G$79];[.M24];[.$F$3:.$F$79])" office:value-type="float" office:value="9" calcext:value-type="float">
            <text:p>9</text:p>
          </table:table-cell>
          <table:table-cell table:number-columns-repeated="4"/>
          <table:table-cell table:formula="of:=&quot;{&quot;&quot;&quot;&amp;[.H24]&amp;&quot;&quot;&quot;,&quot;&quot;&quot;&amp;[.G24]&amp;&quot;&quot;&quot;,&quot;&amp;[.J24]&amp;&quot;,&quot;&amp;[.K24]&amp;&quot;},&quot;" office:value-type="string" office:string-value="{&quot;CZ0323&quot;,&quot;Plzeň-město&quot;,3,194280}," calcext:value-type="string">
            <text:p>{"CZ0323","Plzeň-město",3,194280},</text:p>
          </table:table-cell>
          <table:table-cell table:number-columns-repeated="2"/>
          <table:table-cell table:formula="of:=&quot;{&quot;&quot;&quot;&amp;[.M24]&amp;&quot;&quot;&quot;,&quot;&quot;&quot;&amp;[.N24]&amp;&quot;&quot;&quot;,&quot;&amp;[.O24]&amp;&quot;},&quot;" office:value-type="string" office:string-value="{&quot;Praha-západ&quot;,&quot;Černošice&quot;,9}," calcext:value-type="string">
            <text:p>{"Praha-západ","Černošice",9},</text:p>
          </table:table-cell>
        </table:table-row>
        <table:table-row table:style-name="ro1">
          <table:table-cell table:number-columns-repeated="5"/>
          <table:table-cell table:formula="of:=[.F24]+1" office:value-type="float" office:value="22" calcext:value-type="float">
            <text:p>22</text:p>
          </table:table-cell>
          <table:table-cell office:value-type="string" calcext:value-type="string">
            <text:p>Plzeň-jih</text:p>
          </table:table-cell>
          <table:table-cell office:value-type="string" calcext:value-type="string">
            <text:p>CZ0324</text:p>
          </table:table-cell>
          <table:table-cell table:formula="of:=MID([.H25];1;5)" office:value-type="string" office:string-value="CZ032" calcext:value-type="string">
            <text:p>CZ032</text:p>
          </table:table-cell>
          <table:table-cell table:formula="of:=SUMIF([.$C$3:.$C$16];[.I25];[.$A$3:.$A$16])" office:value-type="float" office:value="3" calcext:value-type="float">
            <text:p>3</text:p>
          </table:table-cell>
          <table:table-cell office:value-type="float" office:value="63488" calcext:value-type="float">
            <text:p>63488</text:p>
          </table:table-cell>
          <table:table-cell/>
          <table:table-cell table:number-columns-repeated="2" office:value-type="string" calcext:value-type="string">
            <text:p>Příbram</text:p>
          </table:table-cell>
          <table:table-cell table:formula="of:=SUMIF([.$G$3:.$G$79];[.M25];[.$F$3:.$F$79])" office:value-type="float" office:value="10" calcext:value-type="float">
            <text:p>10</text:p>
          </table:table-cell>
          <table:table-cell table:number-columns-repeated="4"/>
          <table:table-cell table:formula="of:=&quot;{&quot;&quot;&quot;&amp;[.H25]&amp;&quot;&quot;&quot;,&quot;&quot;&quot;&amp;[.G25]&amp;&quot;&quot;&quot;,&quot;&amp;[.J25]&amp;&quot;,&quot;&amp;[.K25]&amp;&quot;},&quot;" office:value-type="string" office:string-value="{&quot;CZ0324&quot;,&quot;Plzeň-jih&quot;,3,63488}," calcext:value-type="string">
            <text:p>{"CZ0324","Plzeň-jih",3,63488},</text:p>
          </table:table-cell>
          <table:table-cell table:number-columns-repeated="2"/>
          <table:table-cell table:formula="of:=&quot;{&quot;&quot;&quot;&amp;[.M25]&amp;&quot;&quot;&quot;,&quot;&quot;&quot;&amp;[.N25]&amp;&quot;&quot;&quot;,&quot;&amp;[.O25]&amp;&quot;},&quot;" office:value-type="string" office:string-value="{&quot;Příbram&quot;,&quot;Příbram&quot;,10}," calcext:value-type="string">
            <text:p>{"Příbram","Příbram",10},</text:p>
          </table:table-cell>
        </table:table-row>
        <table:table-row table:style-name="ro1">
          <table:table-cell table:number-columns-repeated="5"/>
          <table:table-cell table:formula="of:=[.F25]+1" office:value-type="float" office:value="23" calcext:value-type="float">
            <text:p>23</text:p>
          </table:table-cell>
          <table:table-cell office:value-type="string" calcext:value-type="string">
            <text:p>Plzeň-sever</text:p>
          </table:table-cell>
          <table:table-cell office:value-type="string" calcext:value-type="string">
            <text:p>CZ0325</text:p>
          </table:table-cell>
          <table:table-cell table:formula="of:=MID([.H26];1;5)" office:value-type="string" office:string-value="CZ032" calcext:value-type="string">
            <text:p>CZ032</text:p>
          </table:table-cell>
          <table:table-cell table:formula="of:=SUMIF([.$C$3:.$C$16];[.I26];[.$A$3:.$A$16])" office:value-type="float" office:value="3" calcext:value-type="float">
            <text:p>3</text:p>
          </table:table-cell>
          <table:table-cell office:value-type="float" office:value="79979" calcext:value-type="float">
            <text:p>79979</text:p>
          </table:table-cell>
          <table:table-cell/>
          <table:table-cell office:value-type="string" calcext:value-type="string">
            <text:p>Příbram</text:p>
          </table:table-cell>
          <table:table-cell office:value-type="string" calcext:value-type="string">
            <text:p>Dobříš</text:p>
          </table:table-cell>
          <table:table-cell table:formula="of:=SUMIF([.$G$3:.$G$79];[.M26];[.$F$3:.$F$79])" office:value-type="float" office:value="10" calcext:value-type="float">
            <text:p>10</text:p>
          </table:table-cell>
          <table:table-cell table:number-columns-repeated="4"/>
          <table:table-cell table:formula="of:=&quot;{&quot;&quot;&quot;&amp;[.H26]&amp;&quot;&quot;&quot;,&quot;&quot;&quot;&amp;[.G26]&amp;&quot;&quot;&quot;,&quot;&amp;[.J26]&amp;&quot;,&quot;&amp;[.K26]&amp;&quot;},&quot;" office:value-type="string" office:string-value="{&quot;CZ0325&quot;,&quot;Plzeň-sever&quot;,3,79979}," calcext:value-type="string">
            <text:p>{"CZ0325","Plzeň-sever",3,79979},</text:p>
          </table:table-cell>
          <table:table-cell table:number-columns-repeated="2"/>
          <table:table-cell table:formula="of:=&quot;{&quot;&quot;&quot;&amp;[.M26]&amp;&quot;&quot;&quot;,&quot;&quot;&quot;&amp;[.N26]&amp;&quot;&quot;&quot;,&quot;&amp;[.O26]&amp;&quot;},&quot;" office:value-type="string" office:string-value="{&quot;Příbram&quot;,&quot;Dobříš&quot;,10}," calcext:value-type="string">
            <text:p>{"Příbram","Dobříš",10},</text:p>
          </table:table-cell>
        </table:table-row>
        <table:table-row table:style-name="ro1">
          <table:table-cell table:number-columns-repeated="5"/>
          <table:table-cell table:formula="of:=[.F26]+1" office:value-type="float" office:value="24" calcext:value-type="float">
            <text:p>24</text:p>
          </table:table-cell>
          <table:table-cell office:value-type="string" calcext:value-type="string">
            <text:p>Rokycany</text:p>
          </table:table-cell>
          <table:table-cell office:value-type="string" calcext:value-type="string">
            <text:p>CZ0326</text:p>
          </table:table-cell>
          <table:table-cell table:formula="of:=MID([.H27];1;5)" office:value-type="string" office:string-value="CZ032" calcext:value-type="string">
            <text:p>CZ032</text:p>
          </table:table-cell>
          <table:table-cell table:formula="of:=SUMIF([.$C$3:.$C$16];[.I27];[.$A$3:.$A$16])" office:value-type="float" office:value="3" calcext:value-type="float">
            <text:p>3</text:p>
          </table:table-cell>
          <table:table-cell office:value-type="float" office:value="49349" calcext:value-type="float">
            <text:p>49349</text:p>
          </table:table-cell>
          <table:table-cell/>
          <table:table-cell office:value-type="string" calcext:value-type="string">
            <text:p>Příbram</text:p>
          </table:table-cell>
          <table:table-cell office:value-type="string" calcext:value-type="string">
            <text:p>Sedlčany</text:p>
          </table:table-cell>
          <table:table-cell table:formula="of:=SUMIF([.$G$3:.$G$79];[.M27];[.$F$3:.$F$79])" office:value-type="float" office:value="10" calcext:value-type="float">
            <text:p>10</text:p>
          </table:table-cell>
          <table:table-cell table:number-columns-repeated="4"/>
          <table:table-cell table:formula="of:=&quot;{&quot;&quot;&quot;&amp;[.H27]&amp;&quot;&quot;&quot;,&quot;&quot;&quot;&amp;[.G27]&amp;&quot;&quot;&quot;,&quot;&amp;[.J27]&amp;&quot;,&quot;&amp;[.K27]&amp;&quot;},&quot;" office:value-type="string" office:string-value="{&quot;CZ0326&quot;,&quot;Rokycany&quot;,3,49349}," calcext:value-type="string">
            <text:p>{"CZ0326","Rokycany",3,49349},</text:p>
          </table:table-cell>
          <table:table-cell table:number-columns-repeated="2"/>
          <table:table-cell table:formula="of:=&quot;{&quot;&quot;&quot;&amp;[.M27]&amp;&quot;&quot;&quot;,&quot;&quot;&quot;&amp;[.N27]&amp;&quot;&quot;&quot;,&quot;&amp;[.O27]&amp;&quot;},&quot;" office:value-type="string" office:string-value="{&quot;Příbram&quot;,&quot;Sedlčany&quot;,10}," calcext:value-type="string">
            <text:p>{"Příbram","Sedlčany",10},</text:p>
          </table:table-cell>
        </table:table-row>
        <table:table-row table:style-name="ro1">
          <table:table-cell table:number-columns-repeated="5"/>
          <table:table-cell table:formula="of:=[.F27]+1" office:value-type="float" office:value="25" calcext:value-type="float">
            <text:p>25</text:p>
          </table:table-cell>
          <table:table-cell office:value-type="string" calcext:value-type="string">
            <text:p>Tachov</text:p>
          </table:table-cell>
          <table:table-cell office:value-type="string" calcext:value-type="string">
            <text:p>CZ0327</text:p>
          </table:table-cell>
          <table:table-cell table:formula="of:=MID([.H28];1;5)" office:value-type="string" office:string-value="CZ032" calcext:value-type="string">
            <text:p>CZ032</text:p>
          </table:table-cell>
          <table:table-cell table:formula="of:=SUMIF([.$C$3:.$C$16];[.I28];[.$A$3:.$A$16])" office:value-type="float" office:value="3" calcext:value-type="float">
            <text:p>3</text:p>
          </table:table-cell>
          <table:table-cell office:value-type="float" office:value="54336" calcext:value-type="float">
            <text:p>54336</text:p>
          </table:table-cell>
          <table:table-cell/>
          <table:table-cell table:number-columns-repeated="2" office:value-type="string" calcext:value-type="string">
            <text:p>Rakovník</text:p>
          </table:table-cell>
          <table:table-cell table:formula="of:=SUMIF([.$G$3:.$G$79];[.M28];[.$F$3:.$F$79])" office:value-type="float" office:value="11" calcext:value-type="float">
            <text:p>11</text:p>
          </table:table-cell>
          <table:table-cell table:number-columns-repeated="4"/>
          <table:table-cell table:formula="of:=&quot;{&quot;&quot;&quot;&amp;[.H28]&amp;&quot;&quot;&quot;,&quot;&quot;&quot;&amp;[.G28]&amp;&quot;&quot;&quot;,&quot;&amp;[.J28]&amp;&quot;,&quot;&amp;[.K28]&amp;&quot;},&quot;" office:value-type="string" office:string-value="{&quot;CZ0327&quot;,&quot;Tachov&quot;,3,54336}," calcext:value-type="string">
            <text:p>{"CZ0327","Tachov",3,54336},</text:p>
          </table:table-cell>
          <table:table-cell table:number-columns-repeated="2"/>
          <table:table-cell table:formula="of:=&quot;{&quot;&quot;&quot;&amp;[.M28]&amp;&quot;&quot;&quot;,&quot;&quot;&quot;&amp;[.N28]&amp;&quot;&quot;&quot;,&quot;&amp;[.O28]&amp;&quot;},&quot;" office:value-type="string" office:string-value="{&quot;Rakovník&quot;,&quot;Rakovník&quot;,11}," calcext:value-type="string">
            <text:p>{"Rakovník","Rakovník",11},</text:p>
          </table:table-cell>
        </table:table-row>
        <table:table-row table:style-name="ro1">
          <table:table-cell table:number-columns-repeated="5"/>
          <table:table-cell table:formula="of:=[.F28]+1" office:value-type="float" office:value="26" calcext:value-type="float">
            <text:p>26</text:p>
          </table:table-cell>
          <table:table-cell office:value-type="string" calcext:value-type="string">
            <text:p>Cheb</text:p>
          </table:table-cell>
          <table:table-cell office:value-type="string" calcext:value-type="string">
            <text:p>CZ0411</text:p>
          </table:table-cell>
          <table:table-cell table:formula="of:=MID([.H29];1;5)" office:value-type="string" office:string-value="CZ041" calcext:value-type="string">
            <text:p>CZ041</text:p>
          </table:table-cell>
          <table:table-cell table:formula="of:=SUMIF([.$C$3:.$C$16];[.I29];[.$A$3:.$A$16])" office:value-type="float" office:value="4" calcext:value-type="float">
            <text:p>4</text:p>
          </table:table-cell>
          <table:table-cell office:value-type="float" office:value="91634" calcext:value-type="float">
            <text:p>91634</text:p>
          </table:table-cell>
          <table:table-cell/>
          <table:table-cell table:number-columns-repeated="2" office:value-type="string" calcext:value-type="string">
            <text:p>České Budějovice</text:p>
          </table:table-cell>
          <table:table-cell table:formula="of:=SUMIF([.$G$3:.$G$79];[.M29];[.$F$3:.$F$79])" office:value-type="float" office:value="12" calcext:value-type="float">
            <text:p>12</text:p>
          </table:table-cell>
          <table:table-cell table:number-columns-repeated="4"/>
          <table:table-cell table:formula="of:=&quot;{&quot;&quot;&quot;&amp;[.H29]&amp;&quot;&quot;&quot;,&quot;&quot;&quot;&amp;[.G29]&amp;&quot;&quot;&quot;,&quot;&amp;[.J29]&amp;&quot;,&quot;&amp;[.K29]&amp;&quot;},&quot;" office:value-type="string" office:string-value="{&quot;CZ0411&quot;,&quot;Cheb&quot;,4,91634}," calcext:value-type="string">
            <text:p>{"CZ0411","Cheb",4,91634},</text:p>
          </table:table-cell>
          <table:table-cell table:number-columns-repeated="2"/>
          <table:table-cell table:formula="of:=&quot;{&quot;&quot;&quot;&amp;[.M29]&amp;&quot;&quot;&quot;,&quot;&quot;&quot;&amp;[.N29]&amp;&quot;&quot;&quot;,&quot;&amp;[.O29]&amp;&quot;},&quot;" office:value-type="string" office:string-value="{&quot;České Budějovice&quot;,&quot;České Budějovice&quot;,12}," calcext:value-type="string">
            <text:p>{"České Budějovice","České Budějovice",12},</text:p>
          </table:table-cell>
        </table:table-row>
        <table:table-row table:style-name="ro1">
          <table:table-cell table:number-columns-repeated="5"/>
          <table:table-cell table:formula="of:=[.F29]+1" office:value-type="float" office:value="27" calcext:value-type="float">
            <text:p>27</text:p>
          </table:table-cell>
          <table:table-cell office:value-type="string" calcext:value-type="string">
            <text:p>Karlovy Vary</text:p>
          </table:table-cell>
          <table:table-cell office:value-type="string" calcext:value-type="string">
            <text:p>CZ0412</text:p>
          </table:table-cell>
          <table:table-cell table:formula="of:=MID([.H30];1;5)" office:value-type="string" office:string-value="CZ041" calcext:value-type="string">
            <text:p>CZ041</text:p>
          </table:table-cell>
          <table:table-cell table:formula="of:=SUMIF([.$C$3:.$C$16];[.I30];[.$A$3:.$A$16])" office:value-type="float" office:value="4" calcext:value-type="float">
            <text:p>4</text:p>
          </table:table-cell>
          <table:table-cell office:value-type="float" office:value="114818" calcext:value-type="float">
            <text:p>114818</text:p>
          </table:table-cell>
          <table:table-cell/>
          <table:table-cell office:value-type="string" calcext:value-type="string">
            <text:p>České Budějovice</text:p>
          </table:table-cell>
          <table:table-cell office:value-type="string" calcext:value-type="string">
            <text:p>Trhové Sviny</text:p>
          </table:table-cell>
          <table:table-cell table:formula="of:=SUMIF([.$G$3:.$G$79];[.M30];[.$F$3:.$F$79])" office:value-type="float" office:value="12" calcext:value-type="float">
            <text:p>12</text:p>
          </table:table-cell>
          <table:table-cell table:number-columns-repeated="4"/>
          <table:table-cell table:formula="of:=&quot;{&quot;&quot;&quot;&amp;[.H30]&amp;&quot;&quot;&quot;,&quot;&quot;&quot;&amp;[.G30]&amp;&quot;&quot;&quot;,&quot;&amp;[.J30]&amp;&quot;,&quot;&amp;[.K30]&amp;&quot;},&quot;" office:value-type="string" office:string-value="{&quot;CZ0412&quot;,&quot;Karlovy Vary&quot;,4,114818}," calcext:value-type="string">
            <text:p>{"CZ0412","Karlovy Vary",4,114818},</text:p>
          </table:table-cell>
          <table:table-cell table:number-columns-repeated="2"/>
          <table:table-cell table:formula="of:=&quot;{&quot;&quot;&quot;&amp;[.M30]&amp;&quot;&quot;&quot;,&quot;&quot;&quot;&amp;[.N30]&amp;&quot;&quot;&quot;,&quot;&amp;[.O30]&amp;&quot;},&quot;" office:value-type="string" office:string-value="{&quot;České Budějovice&quot;,&quot;Trhové Sviny&quot;,12}," calcext:value-type="string">
            <text:p>{"České Budějovice","Trhové Sviny",12},</text:p>
          </table:table-cell>
        </table:table-row>
        <table:table-row table:style-name="ro1">
          <table:table-cell table:number-columns-repeated="5"/>
          <table:table-cell table:formula="of:=[.F30]+1" office:value-type="float" office:value="28" calcext:value-type="float">
            <text:p>28</text:p>
          </table:table-cell>
          <table:table-cell office:value-type="string" calcext:value-type="string">
            <text:p>Sokolov</text:p>
          </table:table-cell>
          <table:table-cell office:value-type="string" calcext:value-type="string">
            <text:p>CZ0413</text:p>
          </table:table-cell>
          <table:table-cell table:formula="of:=MID([.H31];1;5)" office:value-type="string" office:string-value="CZ041" calcext:value-type="string">
            <text:p>CZ041</text:p>
          </table:table-cell>
          <table:table-cell table:formula="of:=SUMIF([.$C$3:.$C$16];[.I31];[.$A$3:.$A$16])" office:value-type="float" office:value="4" calcext:value-type="float">
            <text:p>4</text:p>
          </table:table-cell>
          <table:table-cell office:value-type="float" office:value="88212" calcext:value-type="float">
            <text:p>88212</text:p>
          </table:table-cell>
          <table:table-cell/>
          <table:table-cell office:value-type="string" calcext:value-type="string">
            <text:p>České Budějovice</text:p>
          </table:table-cell>
          <table:table-cell office:value-type="string" calcext:value-type="string">
            <text:p>Týn nad Vltavou</text:p>
          </table:table-cell>
          <table:table-cell table:formula="of:=SUMIF([.$G$3:.$G$79];[.M31];[.$F$3:.$F$79])" office:value-type="float" office:value="12" calcext:value-type="float">
            <text:p>12</text:p>
          </table:table-cell>
          <table:table-cell table:number-columns-repeated="4"/>
          <table:table-cell table:formula="of:=&quot;{&quot;&quot;&quot;&amp;[.H31]&amp;&quot;&quot;&quot;,&quot;&quot;&quot;&amp;[.G31]&amp;&quot;&quot;&quot;,&quot;&amp;[.J31]&amp;&quot;,&quot;&amp;[.K31]&amp;&quot;},&quot;" office:value-type="string" office:string-value="{&quot;CZ0413&quot;,&quot;Sokolov&quot;,4,88212}," calcext:value-type="string">
            <text:p>{"CZ0413","Sokolov",4,88212},</text:p>
          </table:table-cell>
          <table:table-cell table:number-columns-repeated="2"/>
          <table:table-cell table:formula="of:=&quot;{&quot;&quot;&quot;&amp;[.M31]&amp;&quot;&quot;&quot;,&quot;&quot;&quot;&amp;[.N31]&amp;&quot;&quot;&quot;,&quot;&amp;[.O31]&amp;&quot;},&quot;" office:value-type="string" office:string-value="{&quot;České Budějovice&quot;,&quot;Týn nad Vltavou&quot;,12}," calcext:value-type="string">
            <text:p>{"České Budějovice","Týn nad Vltavou",12},</text:p>
          </table:table-cell>
        </table:table-row>
        <table:table-row table:style-name="ro1">
          <table:table-cell table:number-columns-repeated="5"/>
          <table:table-cell table:formula="of:=[.F31]+1" office:value-type="float" office:value="29" calcext:value-type="float">
            <text:p>29</text:p>
          </table:table-cell>
          <table:table-cell office:value-type="string" calcext:value-type="string">
            <text:p>Děčín</text:p>
          </table:table-cell>
          <table:table-cell office:value-type="string" calcext:value-type="string">
            <text:p>CZ0421</text:p>
          </table:table-cell>
          <table:table-cell table:formula="of:=MID([.H32];1;5)" office:value-type="string" office:string-value="CZ042" calcext:value-type="string">
            <text:p>CZ042</text:p>
          </table:table-cell>
          <table:table-cell table:formula="of:=SUMIF([.$C$3:.$C$16];[.I32];[.$A$3:.$A$16])" office:value-type="float" office:value="5" calcext:value-type="float">
            <text:p>5</text:p>
          </table:table-cell>
          <table:table-cell office:value-type="float" office:value="129542" calcext:value-type="float">
            <text:p>129542</text:p>
          </table:table-cell>
          <table:table-cell/>
          <table:table-cell table:number-columns-repeated="2" office:value-type="string" calcext:value-type="string">
            <text:p>Český Krumlov</text:p>
          </table:table-cell>
          <table:table-cell table:formula="of:=SUMIF([.$G$3:.$G$79];[.M32];[.$F$3:.$F$79])" office:value-type="float" office:value="13" calcext:value-type="float">
            <text:p>13</text:p>
          </table:table-cell>
          <table:table-cell table:number-columns-repeated="4"/>
          <table:table-cell table:formula="of:=&quot;{&quot;&quot;&quot;&amp;[.H32]&amp;&quot;&quot;&quot;,&quot;&quot;&quot;&amp;[.G32]&amp;&quot;&quot;&quot;,&quot;&amp;[.J32]&amp;&quot;,&quot;&amp;[.K32]&amp;&quot;},&quot;" office:value-type="string" office:string-value="{&quot;CZ0421&quot;,&quot;Děčín&quot;,5,129542}," calcext:value-type="string">
            <text:p>{"CZ0421","Děčín",5,129542},</text:p>
          </table:table-cell>
          <table:table-cell table:number-columns-repeated="2"/>
          <table:table-cell table:formula="of:=&quot;{&quot;&quot;&quot;&amp;[.M32]&amp;&quot;&quot;&quot;,&quot;&quot;&quot;&amp;[.N32]&amp;&quot;&quot;&quot;,&quot;&amp;[.O32]&amp;&quot;},&quot;" office:value-type="string" office:string-value="{&quot;Český Krumlov&quot;,&quot;Český Krumlov&quot;,13}," calcext:value-type="string">
            <text:p>{"Český Krumlov","Český Krumlov",13},</text:p>
          </table:table-cell>
        </table:table-row>
        <table:table-row table:style-name="ro1">
          <table:table-cell table:number-columns-repeated="5"/>
          <table:table-cell table:formula="of:=[.F32]+1" office:value-type="float" office:value="30" calcext:value-type="float">
            <text:p>30</text:p>
          </table:table-cell>
          <table:table-cell office:value-type="string" calcext:value-type="string">
            <text:p>Chomutov</text:p>
          </table:table-cell>
          <table:table-cell office:value-type="string" calcext:value-type="string">
            <text:p>CZ0422</text:p>
          </table:table-cell>
          <table:table-cell table:formula="of:=MID([.H33];1;5)" office:value-type="string" office:string-value="CZ042" calcext:value-type="string">
            <text:p>CZ042</text:p>
          </table:table-cell>
          <table:table-cell table:formula="of:=SUMIF([.$C$3:.$C$16];[.I33];[.$A$3:.$A$16])" office:value-type="float" office:value="5" calcext:value-type="float">
            <text:p>5</text:p>
          </table:table-cell>
          <table:table-cell office:value-type="float" office:value="124946" calcext:value-type="float">
            <text:p>124946</text:p>
          </table:table-cell>
          <table:table-cell/>
          <table:table-cell office:value-type="string" calcext:value-type="string">
            <text:p>Český Krumlov</text:p>
          </table:table-cell>
          <table:table-cell office:value-type="string" calcext:value-type="string">
            <text:p>Kaplice</text:p>
          </table:table-cell>
          <table:table-cell table:formula="of:=SUMIF([.$G$3:.$G$79];[.M33];[.$F$3:.$F$79])" office:value-type="float" office:value="13" calcext:value-type="float">
            <text:p>13</text:p>
          </table:table-cell>
          <table:table-cell table:number-columns-repeated="4"/>
          <table:table-cell table:formula="of:=&quot;{&quot;&quot;&quot;&amp;[.H33]&amp;&quot;&quot;&quot;,&quot;&quot;&quot;&amp;[.G33]&amp;&quot;&quot;&quot;,&quot;&amp;[.J33]&amp;&quot;,&quot;&amp;[.K33]&amp;&quot;},&quot;" office:value-type="string" office:string-value="{&quot;CZ0422&quot;,&quot;Chomutov&quot;,5,124946}," calcext:value-type="string">
            <text:p>{"CZ0422","Chomutov",5,124946},</text:p>
          </table:table-cell>
          <table:table-cell table:number-columns-repeated="2"/>
          <table:table-cell table:formula="of:=&quot;{&quot;&quot;&quot;&amp;[.M33]&amp;&quot;&quot;&quot;,&quot;&quot;&quot;&amp;[.N33]&amp;&quot;&quot;&quot;,&quot;&amp;[.O33]&amp;&quot;},&quot;" office:value-type="string" office:string-value="{&quot;Český Krumlov&quot;,&quot;Kaplice&quot;,13}," calcext:value-type="string">
            <text:p>{"Český Krumlov","Kaplice",13},</text:p>
          </table:table-cell>
        </table:table-row>
        <table:table-row table:style-name="ro1">
          <table:table-cell table:number-columns-repeated="5"/>
          <table:table-cell table:formula="of:=[.F33]+1" office:value-type="float" office:value="31" calcext:value-type="float">
            <text:p>31</text:p>
          </table:table-cell>
          <table:table-cell office:value-type="string" calcext:value-type="string">
            <text:p>Litoměřice</text:p>
          </table:table-cell>
          <table:table-cell office:value-type="string" calcext:value-type="string">
            <text:p>CZ0423</text:p>
          </table:table-cell>
          <table:table-cell table:formula="of:=MID([.H34];1;5)" office:value-type="string" office:string-value="CZ042" calcext:value-type="string">
            <text:p>CZ042</text:p>
          </table:table-cell>
          <table:table-cell table:formula="of:=SUMIF([.$C$3:.$C$16];[.I34];[.$A$3:.$A$16])" office:value-type="float" office:value="5" calcext:value-type="float">
            <text:p>5</text:p>
          </table:table-cell>
          <table:table-cell office:value-type="float" office:value="119668" calcext:value-type="float">
            <text:p>119668</text:p>
          </table:table-cell>
          <table:table-cell/>
          <table:table-cell office:value-type="string" calcext:value-type="string">
            <text:p>Jindřichův Hradec</text:p>
          </table:table-cell>
          <table:table-cell office:value-type="string" calcext:value-type="string">
            <text:p>Dačice</text:p>
          </table:table-cell>
          <table:table-cell table:formula="of:=SUMIF([.$G$3:.$G$79];[.M34];[.$F$3:.$F$79])" office:value-type="float" office:value="14" calcext:value-type="float">
            <text:p>14</text:p>
          </table:table-cell>
          <table:table-cell table:number-columns-repeated="4"/>
          <table:table-cell table:formula="of:=&quot;{&quot;&quot;&quot;&amp;[.H34]&amp;&quot;&quot;&quot;,&quot;&quot;&quot;&amp;[.G34]&amp;&quot;&quot;&quot;,&quot;&amp;[.J34]&amp;&quot;,&quot;&amp;[.K34]&amp;&quot;},&quot;" office:value-type="string" office:string-value="{&quot;CZ0423&quot;,&quot;Litoměřice&quot;,5,119668}," calcext:value-type="string">
            <text:p>{"CZ0423","Litoměřice",5,119668},</text:p>
          </table:table-cell>
          <table:table-cell table:number-columns-repeated="2"/>
          <table:table-cell table:formula="of:=&quot;{&quot;&quot;&quot;&amp;[.M34]&amp;&quot;&quot;&quot;,&quot;&quot;&quot;&amp;[.N34]&amp;&quot;&quot;&quot;,&quot;&amp;[.O34]&amp;&quot;},&quot;" office:value-type="string" office:string-value="{&quot;Jindřichův Hradec&quot;,&quot;Dačice&quot;,14}," calcext:value-type="string">
            <text:p>{"Jindřichův Hradec","Dačice",14},</text:p>
          </table:table-cell>
        </table:table-row>
        <table:table-row table:style-name="ro1">
          <table:table-cell table:number-columns-repeated="5"/>
          <table:table-cell table:formula="of:=[.F34]+1" office:value-type="float" office:value="32" calcext:value-type="float">
            <text:p>32</text:p>
          </table:table-cell>
          <table:table-cell office:value-type="string" calcext:value-type="string">
            <text:p>Louny</text:p>
          </table:table-cell>
          <table:table-cell office:value-type="string" calcext:value-type="string">
            <text:p>CZ0424</text:p>
          </table:table-cell>
          <table:table-cell table:formula="of:=MID([.H35];1;5)" office:value-type="string" office:string-value="CZ042" calcext:value-type="string">
            <text:p>CZ042</text:p>
          </table:table-cell>
          <table:table-cell table:formula="of:=SUMIF([.$C$3:.$C$16];[.I35];[.$A$3:.$A$16])" office:value-type="float" office:value="5" calcext:value-type="float">
            <text:p>5</text:p>
          </table:table-cell>
          <table:table-cell office:value-type="float" office:value="86691" calcext:value-type="float">
            <text:p>86691</text:p>
          </table:table-cell>
          <table:table-cell/>
          <table:table-cell table:number-columns-repeated="2" office:value-type="string" calcext:value-type="string">
            <text:p>Jindřichův Hradec</text:p>
          </table:table-cell>
          <table:table-cell table:formula="of:=SUMIF([.$G$3:.$G$79];[.M35];[.$F$3:.$F$79])" office:value-type="float" office:value="14" calcext:value-type="float">
            <text:p>14</text:p>
          </table:table-cell>
          <table:table-cell table:number-columns-repeated="4"/>
          <table:table-cell table:formula="of:=&quot;{&quot;&quot;&quot;&amp;[.H35]&amp;&quot;&quot;&quot;,&quot;&quot;&quot;&amp;[.G35]&amp;&quot;&quot;&quot;,&quot;&amp;[.J35]&amp;&quot;,&quot;&amp;[.K35]&amp;&quot;},&quot;" office:value-type="string" office:string-value="{&quot;CZ0424&quot;,&quot;Louny&quot;,5,86691}," calcext:value-type="string">
            <text:p>{"CZ0424","Louny",5,86691},</text:p>
          </table:table-cell>
          <table:table-cell table:number-columns-repeated="2"/>
          <table:table-cell table:formula="of:=&quot;{&quot;&quot;&quot;&amp;[.M35]&amp;&quot;&quot;&quot;,&quot;&quot;&quot;&amp;[.N35]&amp;&quot;&quot;&quot;,&quot;&amp;[.O35]&amp;&quot;},&quot;" office:value-type="string" office:string-value="{&quot;Jindřichův Hradec&quot;,&quot;Jindřichův Hradec&quot;,14}," calcext:value-type="string">
            <text:p>{"Jindřichův Hradec","Jindřichův Hradec",14},</text:p>
          </table:table-cell>
        </table:table-row>
        <table:table-row table:style-name="ro1">
          <table:table-cell table:number-columns-repeated="5"/>
          <table:table-cell table:formula="of:=[.F35]+1" office:value-type="float" office:value="33" calcext:value-type="float">
            <text:p>33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CZ0425</text:p>
          </table:table-cell>
          <table:table-cell table:formula="of:=MID([.H36];1;5)" office:value-type="string" office:string-value="CZ042" calcext:value-type="string">
            <text:p>CZ042</text:p>
          </table:table-cell>
          <table:table-cell table:formula="of:=SUMIF([.$C$3:.$C$16];[.I36];[.$A$3:.$A$16])" office:value-type="float" office:value="5" calcext:value-type="float">
            <text:p>5</text:p>
          </table:table-cell>
          <table:table-cell office:value-type="float" office:value="111708" calcext:value-type="float">
            <text:p>111708</text:p>
          </table:table-cell>
          <table:table-cell/>
          <table:table-cell office:value-type="string" calcext:value-type="string">
            <text:p>Jindřichův Hradec</text:p>
          </table:table-cell>
          <table:table-cell office:value-type="string" calcext:value-type="string">
            <text:p>Třeboň</text:p>
          </table:table-cell>
          <table:table-cell table:formula="of:=SUMIF([.$G$3:.$G$79];[.M36];[.$F$3:.$F$79])" office:value-type="float" office:value="14" calcext:value-type="float">
            <text:p>14</text:p>
          </table:table-cell>
          <table:table-cell table:number-columns-repeated="4"/>
          <table:table-cell table:formula="of:=&quot;{&quot;&quot;&quot;&amp;[.H36]&amp;&quot;&quot;&quot;,&quot;&quot;&quot;&amp;[.G36]&amp;&quot;&quot;&quot;,&quot;&amp;[.J36]&amp;&quot;,&quot;&amp;[.K36]&amp;&quot;},&quot;" office:value-type="string" office:string-value="{&quot;CZ0425&quot;,&quot;Most&quot;,5,111708}," calcext:value-type="string">
            <text:p>{"CZ0425","Most",5,111708},</text:p>
          </table:table-cell>
          <table:table-cell table:number-columns-repeated="2"/>
          <table:table-cell table:formula="of:=&quot;{&quot;&quot;&quot;&amp;[.M36]&amp;&quot;&quot;&quot;,&quot;&quot;&quot;&amp;[.N36]&amp;&quot;&quot;&quot;,&quot;&amp;[.O36]&amp;&quot;},&quot;" office:value-type="string" office:string-value="{&quot;Jindřichův Hradec&quot;,&quot;Třeboň&quot;,14}," calcext:value-type="string">
            <text:p>{"Jindřichův Hradec","Třeboň",14},</text:p>
          </table:table-cell>
        </table:table-row>
        <table:table-row table:style-name="ro1">
          <table:table-cell table:number-columns-repeated="5"/>
          <table:table-cell table:formula="of:=[.F36]+1" office:value-type="float" office:value="34" calcext:value-type="float">
            <text:p>34</text:p>
          </table:table-cell>
          <table:table-cell office:value-type="string" calcext:value-type="string">
            <text:p>Teplice</text:p>
          </table:table-cell>
          <table:table-cell office:value-type="string" calcext:value-type="string">
            <text:p>CZ0426</text:p>
          </table:table-cell>
          <table:table-cell table:formula="of:=MID([.H37];1;5)" office:value-type="string" office:string-value="CZ042" calcext:value-type="string">
            <text:p>CZ042</text:p>
          </table:table-cell>
          <table:table-cell table:formula="of:=SUMIF([.$C$3:.$C$16];[.I37];[.$A$3:.$A$16])" office:value-type="float" office:value="5" calcext:value-type="float">
            <text:p>5</text:p>
          </table:table-cell>
          <table:table-cell office:value-type="float" office:value="129072" calcext:value-type="float">
            <text:p>129072</text:p>
          </table:table-cell>
          <table:table-cell/>
          <table:table-cell office:value-type="string" calcext:value-type="string">
            <text:p>Písek</text:p>
          </table:table-cell>
          <table:table-cell office:value-type="string" calcext:value-type="string">
            <text:p>Milevsko</text:p>
          </table:table-cell>
          <table:table-cell table:formula="of:=SUMIF([.$G$3:.$G$79];[.M37];[.$F$3:.$F$79])" office:value-type="float" office:value="15" calcext:value-type="float">
            <text:p>15</text:p>
          </table:table-cell>
          <table:table-cell table:number-columns-repeated="4"/>
          <table:table-cell table:formula="of:=&quot;{&quot;&quot;&quot;&amp;[.H37]&amp;&quot;&quot;&quot;,&quot;&quot;&quot;&amp;[.G37]&amp;&quot;&quot;&quot;,&quot;&amp;[.J37]&amp;&quot;,&quot;&amp;[.K37]&amp;&quot;},&quot;" office:value-type="string" office:string-value="{&quot;CZ0426&quot;,&quot;Teplice&quot;,5,129072}," calcext:value-type="string">
            <text:p>{"CZ0426","Teplice",5,129072},</text:p>
          </table:table-cell>
          <table:table-cell table:number-columns-repeated="2"/>
          <table:table-cell table:formula="of:=&quot;{&quot;&quot;&quot;&amp;[.M37]&amp;&quot;&quot;&quot;,&quot;&quot;&quot;&amp;[.N37]&amp;&quot;&quot;&quot;,&quot;&amp;[.O37]&amp;&quot;},&quot;" office:value-type="string" office:string-value="{&quot;Písek&quot;,&quot;Milevsko&quot;,15}," calcext:value-type="string">
            <text:p>{"Písek","Milevsko",15},</text:p>
          </table:table-cell>
        </table:table-row>
        <table:table-row table:style-name="ro1">
          <table:table-cell table:number-columns-repeated="5"/>
          <table:table-cell table:formula="of:=[.F37]+1" office:value-type="float" office:value="35" calcext:value-type="float">
            <text:p>35</text:p>
          </table:table-cell>
          <table:table-cell office:value-type="string" calcext:value-type="string">
            <text:p>Ústí nad Labem</text:p>
          </table:table-cell>
          <table:table-cell office:value-type="string" calcext:value-type="string">
            <text:p>CZ0427</text:p>
          </table:table-cell>
          <table:table-cell table:formula="of:=MID([.H38];1;5)" office:value-type="string" office:string-value="CZ042" calcext:value-type="string">
            <text:p>CZ042</text:p>
          </table:table-cell>
          <table:table-cell table:formula="of:=SUMIF([.$C$3:.$C$16];[.I38];[.$A$3:.$A$16])" office:value-type="float" office:value="5" calcext:value-type="float">
            <text:p>5</text:p>
          </table:table-cell>
          <table:table-cell office:value-type="float" office:value="119338" calcext:value-type="float">
            <text:p>119338</text:p>
          </table:table-cell>
          <table:table-cell/>
          <table:table-cell table:number-columns-repeated="2" office:value-type="string" calcext:value-type="string">
            <text:p>Písek</text:p>
          </table:table-cell>
          <table:table-cell table:formula="of:=SUMIF([.$G$3:.$G$79];[.M38];[.$F$3:.$F$79])" office:value-type="float" office:value="15" calcext:value-type="float">
            <text:p>15</text:p>
          </table:table-cell>
          <table:table-cell table:number-columns-repeated="4"/>
          <table:table-cell table:formula="of:=&quot;{&quot;&quot;&quot;&amp;[.H38]&amp;&quot;&quot;&quot;,&quot;&quot;&quot;&amp;[.G38]&amp;&quot;&quot;&quot;,&quot;&amp;[.J38]&amp;&quot;,&quot;&amp;[.K38]&amp;&quot;},&quot;" office:value-type="string" office:string-value="{&quot;CZ0427&quot;,&quot;Ústí nad Labem&quot;,5,119338}," calcext:value-type="string">
            <text:p>{"CZ0427","Ústí nad Labem",5,119338},</text:p>
          </table:table-cell>
          <table:table-cell table:number-columns-repeated="2"/>
          <table:table-cell table:formula="of:=&quot;{&quot;&quot;&quot;&amp;[.M38]&amp;&quot;&quot;&quot;,&quot;&quot;&quot;&amp;[.N38]&amp;&quot;&quot;&quot;,&quot;&amp;[.O38]&amp;&quot;},&quot;" office:value-type="string" office:string-value="{&quot;Písek&quot;,&quot;Písek&quot;,15}," calcext:value-type="string">
            <text:p>{"Písek","Písek",15},</text:p>
          </table:table-cell>
        </table:table-row>
        <table:table-row table:style-name="ro1">
          <table:table-cell table:number-columns-repeated="5"/>
          <table:table-cell table:formula="of:=[.F38]+1" office:value-type="float" office:value="36" calcext:value-type="float">
            <text:p>36</text:p>
          </table:table-cell>
          <table:table-cell office:value-type="string" calcext:value-type="string">
            <text:p>Česká Lípa</text:p>
          </table:table-cell>
          <table:table-cell office:value-type="string" calcext:value-type="string">
            <text:p>CZ0511</text:p>
          </table:table-cell>
          <table:table-cell table:formula="of:=MID([.H39];1;5)" office:value-type="string" office:string-value="CZ051" calcext:value-type="string">
            <text:p>CZ051</text:p>
          </table:table-cell>
          <table:table-cell table:formula="of:=SUMIF([.$C$3:.$C$16];[.I39];[.$A$3:.$A$16])" office:value-type="float" office:value="6" calcext:value-type="float">
            <text:p>6</text:p>
          </table:table-cell>
          <table:table-cell office:value-type="float" office:value="103300" calcext:value-type="float">
            <text:p>103300</text:p>
          </table:table-cell>
          <table:table-cell/>
          <table:table-cell table:number-columns-repeated="2" office:value-type="string" calcext:value-type="string">
            <text:p>Prachatice</text:p>
          </table:table-cell>
          <table:table-cell table:formula="of:=SUMIF([.$G$3:.$G$79];[.M39];[.$F$3:.$F$79])" office:value-type="float" office:value="16" calcext:value-type="float">
            <text:p>16</text:p>
          </table:table-cell>
          <table:table-cell table:number-columns-repeated="4"/>
          <table:table-cell table:formula="of:=&quot;{&quot;&quot;&quot;&amp;[.H39]&amp;&quot;&quot;&quot;,&quot;&quot;&quot;&amp;[.G39]&amp;&quot;&quot;&quot;,&quot;&amp;[.J39]&amp;&quot;,&quot;&amp;[.K39]&amp;&quot;},&quot;" office:value-type="string" office:string-value="{&quot;CZ0511&quot;,&quot;Česká Lípa&quot;,6,103300}," calcext:value-type="string">
            <text:p>{"CZ0511","Česká Lípa",6,103300},</text:p>
          </table:table-cell>
          <table:table-cell table:number-columns-repeated="2"/>
          <table:table-cell table:formula="of:=&quot;{&quot;&quot;&quot;&amp;[.M39]&amp;&quot;&quot;&quot;,&quot;&quot;&quot;&amp;[.N39]&amp;&quot;&quot;&quot;,&quot;&amp;[.O39]&amp;&quot;},&quot;" office:value-type="string" office:string-value="{&quot;Prachatice&quot;,&quot;Prachatice&quot;,16}," calcext:value-type="string">
            <text:p>{"Prachatice","Prachatice",16},</text:p>
          </table:table-cell>
        </table:table-row>
        <table:table-row table:style-name="ro1">
          <table:table-cell table:number-columns-repeated="5"/>
          <table:table-cell table:formula="of:=[.F39]+1" office:value-type="float" office:value="37" calcext:value-type="float">
            <text:p>37</text:p>
          </table:table-cell>
          <table:table-cell office:value-type="string" calcext:value-type="string">
            <text:p>Jablonec nad Nisou</text:p>
          </table:table-cell>
          <table:table-cell office:value-type="string" calcext:value-type="string">
            <text:p>CZ0512</text:p>
          </table:table-cell>
          <table:table-cell table:formula="of:=MID([.H40];1;5)" office:value-type="string" office:string-value="CZ051" calcext:value-type="string">
            <text:p>CZ051</text:p>
          </table:table-cell>
          <table:table-cell table:formula="of:=SUMIF([.$C$3:.$C$16];[.I40];[.$A$3:.$A$16])" office:value-type="float" office:value="6" calcext:value-type="float">
            <text:p>6</text:p>
          </table:table-cell>
          <table:table-cell office:value-type="float" office:value="90667" calcext:value-type="float">
            <text:p>90667</text:p>
          </table:table-cell>
          <table:table-cell/>
          <table:table-cell office:value-type="string" calcext:value-type="string">
            <text:p>Prachatice</text:p>
          </table:table-cell>
          <table:table-cell office:value-type="string" calcext:value-type="string">
            <text:p>Vimperk</text:p>
          </table:table-cell>
          <table:table-cell table:formula="of:=SUMIF([.$G$3:.$G$79];[.M40];[.$F$3:.$F$79])" office:value-type="float" office:value="16" calcext:value-type="float">
            <text:p>16</text:p>
          </table:table-cell>
          <table:table-cell table:number-columns-repeated="4"/>
          <table:table-cell table:formula="of:=&quot;{&quot;&quot;&quot;&amp;[.H40]&amp;&quot;&quot;&quot;,&quot;&quot;&quot;&amp;[.G40]&amp;&quot;&quot;&quot;,&quot;&amp;[.J40]&amp;&quot;,&quot;&amp;[.K40]&amp;&quot;},&quot;" office:value-type="string" office:string-value="{&quot;CZ0512&quot;,&quot;Jablonec nad Nisou&quot;,6,90667}," calcext:value-type="string">
            <text:p>{"CZ0512","Jablonec nad Nisou",6,90667},</text:p>
          </table:table-cell>
          <table:table-cell table:number-columns-repeated="2"/>
          <table:table-cell table:formula="of:=&quot;{&quot;&quot;&quot;&amp;[.M40]&amp;&quot;&quot;&quot;,&quot;&quot;&quot;&amp;[.N40]&amp;&quot;&quot;&quot;,&quot;&amp;[.O40]&amp;&quot;},&quot;" office:value-type="string" office:string-value="{&quot;Prachatice&quot;,&quot;Vimperk&quot;,16}," calcext:value-type="string">
            <text:p>{"Prachatice","Vimperk",16},</text:p>
          </table:table-cell>
        </table:table-row>
        <table:table-row table:style-name="ro1">
          <table:table-cell table:number-columns-repeated="5"/>
          <table:table-cell table:formula="of:=[.F40]+1" office:value-type="float" office:value="38" calcext:value-type="float">
            <text:p>38</text:p>
          </table:table-cell>
          <table:table-cell office:value-type="string" calcext:value-type="string">
            <text:p>Liberec</text:p>
          </table:table-cell>
          <table:table-cell office:value-type="string" calcext:value-type="string">
            <text:p>CZ0513</text:p>
          </table:table-cell>
          <table:table-cell table:formula="of:=MID([.H41];1;5)" office:value-type="string" office:string-value="CZ051" calcext:value-type="string">
            <text:p>CZ051</text:p>
          </table:table-cell>
          <table:table-cell table:formula="of:=SUMIF([.$C$3:.$C$16];[.I41];[.$A$3:.$A$16])" office:value-type="float" office:value="6" calcext:value-type="float">
            <text:p>6</text:p>
          </table:table-cell>
          <table:table-cell office:value-type="float" office:value="175626" calcext:value-type="float">
            <text:p>175626</text:p>
          </table:table-cell>
          <table:table-cell/>
          <table:table-cell office:value-type="string" calcext:value-type="string">
            <text:p>Strakonice</text:p>
          </table:table-cell>
          <table:table-cell office:value-type="string" calcext:value-type="string">
            <text:p>Blatná</text:p>
          </table:table-cell>
          <table:table-cell table:formula="of:=SUMIF([.$G$3:.$G$79];[.M41];[.$F$3:.$F$79])" office:value-type="float" office:value="17" calcext:value-type="float">
            <text:p>17</text:p>
          </table:table-cell>
          <table:table-cell table:number-columns-repeated="4"/>
          <table:table-cell table:formula="of:=&quot;{&quot;&quot;&quot;&amp;[.H41]&amp;&quot;&quot;&quot;,&quot;&quot;&quot;&amp;[.G41]&amp;&quot;&quot;&quot;,&quot;&amp;[.J41]&amp;&quot;,&quot;&amp;[.K41]&amp;&quot;},&quot;" office:value-type="string" office:string-value="{&quot;CZ0513&quot;,&quot;Liberec&quot;,6,175626}," calcext:value-type="string">
            <text:p>{"CZ0513","Liberec",6,175626},</text:p>
          </table:table-cell>
          <table:table-cell table:number-columns-repeated="2"/>
          <table:table-cell table:formula="of:=&quot;{&quot;&quot;&quot;&amp;[.M41]&amp;&quot;&quot;&quot;,&quot;&quot;&quot;&amp;[.N41]&amp;&quot;&quot;&quot;,&quot;&amp;[.O41]&amp;&quot;},&quot;" office:value-type="string" office:string-value="{&quot;Strakonice&quot;,&quot;Blatná&quot;,17}," calcext:value-type="string">
            <text:p>{"Strakonice","Blatná",17},</text:p>
          </table:table-cell>
        </table:table-row>
        <table:table-row table:style-name="ro1">
          <table:table-cell table:number-columns-repeated="5"/>
          <table:table-cell table:formula="of:=[.F41]+1" office:value-type="float" office:value="39" calcext:value-type="float">
            <text:p>39</text:p>
          </table:table-cell>
          <table:table-cell office:value-type="string" calcext:value-type="string">
            <text:p>Semily</text:p>
          </table:table-cell>
          <table:table-cell office:value-type="string" calcext:value-type="string">
            <text:p>CZ0514</text:p>
          </table:table-cell>
          <table:table-cell table:formula="of:=MID([.H42];1;5)" office:value-type="string" office:string-value="CZ051" calcext:value-type="string">
            <text:p>CZ051</text:p>
          </table:table-cell>
          <table:table-cell table:formula="of:=SUMIF([.$C$3:.$C$16];[.I42];[.$A$3:.$A$16])" office:value-type="float" office:value="6" calcext:value-type="float">
            <text:p>6</text:p>
          </table:table-cell>
          <table:table-cell office:value-type="float" office:value="74097" calcext:value-type="float">
            <text:p>74097</text:p>
          </table:table-cell>
          <table:table-cell/>
          <table:table-cell table:number-columns-repeated="2" office:value-type="string" calcext:value-type="string">
            <text:p>Strakonice</text:p>
          </table:table-cell>
          <table:table-cell table:formula="of:=SUMIF([.$G$3:.$G$79];[.M42];[.$F$3:.$F$79])" office:value-type="float" office:value="17" calcext:value-type="float">
            <text:p>17</text:p>
          </table:table-cell>
          <table:table-cell table:number-columns-repeated="4"/>
          <table:table-cell table:formula="of:=&quot;{&quot;&quot;&quot;&amp;[.H42]&amp;&quot;&quot;&quot;,&quot;&quot;&quot;&amp;[.G42]&amp;&quot;&quot;&quot;,&quot;&amp;[.J42]&amp;&quot;,&quot;&amp;[.K42]&amp;&quot;},&quot;" office:value-type="string" office:string-value="{&quot;CZ0514&quot;,&quot;Semily&quot;,6,74097}," calcext:value-type="string">
            <text:p>{"CZ0514","Semily",6,74097},</text:p>
          </table:table-cell>
          <table:table-cell table:number-columns-repeated="2"/>
          <table:table-cell table:formula="of:=&quot;{&quot;&quot;&quot;&amp;[.M42]&amp;&quot;&quot;&quot;,&quot;&quot;&quot;&amp;[.N42]&amp;&quot;&quot;&quot;,&quot;&amp;[.O42]&amp;&quot;},&quot;" office:value-type="string" office:string-value="{&quot;Strakonice&quot;,&quot;Strakonice&quot;,17}," calcext:value-type="string">
            <text:p>{"Strakonice","Strakonice",17},</text:p>
          </table:table-cell>
        </table:table-row>
        <table:table-row table:style-name="ro1">
          <table:table-cell table:number-columns-repeated="5"/>
          <table:table-cell table:formula="of:=[.F42]+1" office:value-type="float" office:value="40" calcext:value-type="float">
            <text:p>40</text:p>
          </table:table-cell>
          <table:table-cell office:value-type="string" calcext:value-type="string">
            <text:p>Hradec Králové</text:p>
          </table:table-cell>
          <table:table-cell office:value-type="string" calcext:value-type="string">
            <text:p>CZ0521</text:p>
          </table:table-cell>
          <table:table-cell table:formula="of:=MID([.H43];1;5)" office:value-type="string" office:string-value="CZ052" calcext:value-type="string">
            <text:p>CZ052</text:p>
          </table:table-cell>
          <table:table-cell table:formula="of:=SUMIF([.$C$3:.$C$16];[.I43];[.$A$3:.$A$16])" office:value-type="float" office:value="7" calcext:value-type="float">
            <text:p>7</text:p>
          </table:table-cell>
          <table:table-cell office:value-type="float" office:value="164283" calcext:value-type="float">
            <text:p>164283</text:p>
          </table:table-cell>
          <table:table-cell/>
          <table:table-cell office:value-type="string" calcext:value-type="string">
            <text:p>Strakonice</text:p>
          </table:table-cell>
          <table:table-cell office:value-type="string" calcext:value-type="string">
            <text:p>Vodňany</text:p>
          </table:table-cell>
          <table:table-cell table:formula="of:=SUMIF([.$G$3:.$G$79];[.M43];[.$F$3:.$F$79])" office:value-type="float" office:value="17" calcext:value-type="float">
            <text:p>17</text:p>
          </table:table-cell>
          <table:table-cell table:number-columns-repeated="4"/>
          <table:table-cell table:formula="of:=&quot;{&quot;&quot;&quot;&amp;[.H43]&amp;&quot;&quot;&quot;,&quot;&quot;&quot;&amp;[.G43]&amp;&quot;&quot;&quot;,&quot;&amp;[.J43]&amp;&quot;,&quot;&amp;[.K43]&amp;&quot;},&quot;" office:value-type="string" office:string-value="{&quot;CZ0521&quot;,&quot;Hradec Králové&quot;,7,164283}," calcext:value-type="string">
            <text:p>{"CZ0521","Hradec Králové",7,164283},</text:p>
          </table:table-cell>
          <table:table-cell table:number-columns-repeated="2"/>
          <table:table-cell table:formula="of:=&quot;{&quot;&quot;&quot;&amp;[.M43]&amp;&quot;&quot;&quot;,&quot;&quot;&quot;&amp;[.N43]&amp;&quot;&quot;&quot;,&quot;&amp;[.O43]&amp;&quot;},&quot;" office:value-type="string" office:string-value="{&quot;Strakonice&quot;,&quot;Vodňany&quot;,17}," calcext:value-type="string">
            <text:p>{"Strakonice","Vodňany",17},</text:p>
          </table:table-cell>
        </table:table-row>
        <table:table-row table:style-name="ro1">
          <table:table-cell table:number-columns-repeated="5"/>
          <table:table-cell table:formula="of:=[.F43]+1" office:value-type="float" office:value="41" calcext:value-type="float">
            <text:p>41</text:p>
          </table:table-cell>
          <table:table-cell office:value-type="string" calcext:value-type="string">
            <text:p>Jičín</text:p>
          </table:table-cell>
          <table:table-cell office:value-type="string" calcext:value-type="string">
            <text:p>CZ0522</text:p>
          </table:table-cell>
          <table:table-cell table:formula="of:=MID([.H44];1;5)" office:value-type="string" office:string-value="CZ052" calcext:value-type="string">
            <text:p>CZ052</text:p>
          </table:table-cell>
          <table:table-cell table:formula="of:=SUMIF([.$C$3:.$C$16];[.I44];[.$A$3:.$A$16])" office:value-type="float" office:value="7" calcext:value-type="float">
            <text:p>7</text:p>
          </table:table-cell>
          <table:table-cell office:value-type="float" office:value="80045" calcext:value-type="float">
            <text:p>80045</text:p>
          </table:table-cell>
          <table:table-cell/>
          <table:table-cell office:value-type="string" calcext:value-type="string">
            <text:p>Tábor</text:p>
          </table:table-cell>
          <table:table-cell office:value-type="string" calcext:value-type="string">
            <text:p>Soběslav</text:p>
          </table:table-cell>
          <table:table-cell table:formula="of:=SUMIF([.$G$3:.$G$79];[.M44];[.$F$3:.$F$79])" office:value-type="float" office:value="18" calcext:value-type="float">
            <text:p>18</text:p>
          </table:table-cell>
          <table:table-cell table:number-columns-repeated="4"/>
          <table:table-cell table:formula="of:=&quot;{&quot;&quot;&quot;&amp;[.H44]&amp;&quot;&quot;&quot;,&quot;&quot;&quot;&amp;[.G44]&amp;&quot;&quot;&quot;,&quot;&amp;[.J44]&amp;&quot;,&quot;&amp;[.K44]&amp;&quot;},&quot;" office:value-type="string" office:string-value="{&quot;CZ0522&quot;,&quot;Jičín&quot;,7,80045}," calcext:value-type="string">
            <text:p>{"CZ0522","Jičín",7,80045},</text:p>
          </table:table-cell>
          <table:table-cell table:number-columns-repeated="2"/>
          <table:table-cell table:formula="of:=&quot;{&quot;&quot;&quot;&amp;[.M44]&amp;&quot;&quot;&quot;,&quot;&quot;&quot;&amp;[.N44]&amp;&quot;&quot;&quot;,&quot;&amp;[.O44]&amp;&quot;},&quot;" office:value-type="string" office:string-value="{&quot;Tábor&quot;,&quot;Soběslav&quot;,18}," calcext:value-type="string">
            <text:p>{"Tábor","Soběslav",18},</text:p>
          </table:table-cell>
        </table:table-row>
        <table:table-row table:style-name="ro1">
          <table:table-cell table:number-columns-repeated="5"/>
          <table:table-cell table:formula="of:=[.F44]+1" office:value-type="float" office:value="42" calcext:value-type="float">
            <text:p>42</text:p>
          </table:table-cell>
          <table:table-cell office:value-type="string" calcext:value-type="string">
            <text:p>Náchod</text:p>
          </table:table-cell>
          <table:table-cell office:value-type="string" calcext:value-type="string">
            <text:p>CZ0523</text:p>
          </table:table-cell>
          <table:table-cell table:formula="of:=MID([.H45];1;5)" office:value-type="string" office:string-value="CZ052" calcext:value-type="string">
            <text:p>CZ052</text:p>
          </table:table-cell>
          <table:table-cell table:formula="of:=SUMIF([.$C$3:.$C$16];[.I45];[.$A$3:.$A$16])" office:value-type="float" office:value="7" calcext:value-type="float">
            <text:p>7</text:p>
          </table:table-cell>
          <table:table-cell office:value-type="float" office:value="109958" calcext:value-type="float">
            <text:p>109958</text:p>
          </table:table-cell>
          <table:table-cell/>
          <table:table-cell table:number-columns-repeated="2" office:value-type="string" calcext:value-type="string">
            <text:p>Tábor</text:p>
          </table:table-cell>
          <table:table-cell table:formula="of:=SUMIF([.$G$3:.$G$79];[.M45];[.$F$3:.$F$79])" office:value-type="float" office:value="18" calcext:value-type="float">
            <text:p>18</text:p>
          </table:table-cell>
          <table:table-cell table:number-columns-repeated="4"/>
          <table:table-cell table:formula="of:=&quot;{&quot;&quot;&quot;&amp;[.H45]&amp;&quot;&quot;&quot;,&quot;&quot;&quot;&amp;[.G45]&amp;&quot;&quot;&quot;,&quot;&amp;[.J45]&amp;&quot;,&quot;&amp;[.K45]&amp;&quot;},&quot;" office:value-type="string" office:string-value="{&quot;CZ0523&quot;,&quot;Náchod&quot;,7,109958}," calcext:value-type="string">
            <text:p>{"CZ0523","Náchod",7,109958},</text:p>
          </table:table-cell>
          <table:table-cell table:number-columns-repeated="2"/>
          <table:table-cell table:formula="of:=&quot;{&quot;&quot;&quot;&amp;[.M45]&amp;&quot;&quot;&quot;,&quot;&quot;&quot;&amp;[.N45]&amp;&quot;&quot;&quot;,&quot;&amp;[.O45]&amp;&quot;},&quot;" office:value-type="string" office:string-value="{&quot;Tábor&quot;,&quot;Tábor&quot;,18}," calcext:value-type="string">
            <text:p>{"Tábor","Tábor",18},</text:p>
          </table:table-cell>
        </table:table-row>
        <table:table-row table:style-name="ro1">
          <table:table-cell table:number-columns-repeated="5"/>
          <table:table-cell table:formula="of:=[.F45]+1" office:value-type="float" office:value="43" calcext:value-type="float">
            <text:p>43</text:p>
          </table:table-cell>
          <table:table-cell office:value-type="string" calcext:value-type="string">
            <text:p>Rychnov nad Kněžnou</text:p>
          </table:table-cell>
          <table:table-cell office:value-type="string" calcext:value-type="string">
            <text:p>CZ0524</text:p>
          </table:table-cell>
          <table:table-cell table:formula="of:=MID([.H46];1;5)" office:value-type="string" office:string-value="CZ052" calcext:value-type="string">
            <text:p>CZ052</text:p>
          </table:table-cell>
          <table:table-cell table:formula="of:=SUMIF([.$C$3:.$C$16];[.I46];[.$A$3:.$A$16])" office:value-type="float" office:value="7" calcext:value-type="float">
            <text:p>7</text:p>
          </table:table-cell>
          <table:table-cell office:value-type="float" office:value="79383" calcext:value-type="float">
            <text:p>79383</text:p>
          </table:table-cell>
          <table:table-cell/>
          <table:table-cell table:number-columns-repeated="2" office:value-type="string" calcext:value-type="string">
            <text:p>Domažlice</text:p>
          </table:table-cell>
          <table:table-cell table:formula="of:=SUMIF([.$G$3:.$G$79];[.M46];[.$F$3:.$F$79])" office:value-type="float" office:value="19" calcext:value-type="float">
            <text:p>19</text:p>
          </table:table-cell>
          <table:table-cell table:number-columns-repeated="4"/>
          <table:table-cell table:formula="of:=&quot;{&quot;&quot;&quot;&amp;[.H46]&amp;&quot;&quot;&quot;,&quot;&quot;&quot;&amp;[.G46]&amp;&quot;&quot;&quot;,&quot;&amp;[.J46]&amp;&quot;,&quot;&amp;[.K46]&amp;&quot;},&quot;" office:value-type="string" office:string-value="{&quot;CZ0524&quot;,&quot;Rychnov nad Kněžnou&quot;,7,79383}," calcext:value-type="string">
            <text:p>{"CZ0524","Rychnov nad Kněžnou",7,79383},</text:p>
          </table:table-cell>
          <table:table-cell table:number-columns-repeated="2"/>
          <table:table-cell table:formula="of:=&quot;{&quot;&quot;&quot;&amp;[.M46]&amp;&quot;&quot;&quot;,&quot;&quot;&quot;&amp;[.N46]&amp;&quot;&quot;&quot;,&quot;&amp;[.O46]&amp;&quot;},&quot;" office:value-type="string" office:string-value="{&quot;Domažlice&quot;,&quot;Domažlice&quot;,19}," calcext:value-type="string">
            <text:p>{"Domažlice","Domažlice",19},</text:p>
          </table:table-cell>
        </table:table-row>
        <table:table-row table:style-name="ro1">
          <table:table-cell table:number-columns-repeated="5"/>
          <table:table-cell table:formula="of:=[.F46]+1" office:value-type="float" office:value="44" calcext:value-type="float">
            <text:p>44</text:p>
          </table:table-cell>
          <table:table-cell office:value-type="string" calcext:value-type="string">
            <text:p>Trutnov</text:p>
          </table:table-cell>
          <table:table-cell office:value-type="string" calcext:value-type="string">
            <text:p>CZ0525</text:p>
          </table:table-cell>
          <table:table-cell table:formula="of:=MID([.H47];1;5)" office:value-type="string" office:string-value="CZ052" calcext:value-type="string">
            <text:p>CZ052</text:p>
          </table:table-cell>
          <table:table-cell table:formula="of:=SUMIF([.$C$3:.$C$16];[.I47];[.$A$3:.$A$16])" office:value-type="float" office:value="7" calcext:value-type="float">
            <text:p>7</text:p>
          </table:table-cell>
          <table:table-cell office:value-type="float" office:value="117978" calcext:value-type="float">
            <text:p>117978</text:p>
          </table:table-cell>
          <table:table-cell/>
          <table:table-cell office:value-type="string" calcext:value-type="string">
            <text:p>Domažlice</text:p>
          </table:table-cell>
          <table:table-cell office:value-type="string" calcext:value-type="string">
            <text:p>Horšovský Týn</text:p>
          </table:table-cell>
          <table:table-cell table:formula="of:=SUMIF([.$G$3:.$G$79];[.M47];[.$F$3:.$F$79])" office:value-type="float" office:value="19" calcext:value-type="float">
            <text:p>19</text:p>
          </table:table-cell>
          <table:table-cell table:number-columns-repeated="4"/>
          <table:table-cell table:formula="of:=&quot;{&quot;&quot;&quot;&amp;[.H47]&amp;&quot;&quot;&quot;,&quot;&quot;&quot;&amp;[.G47]&amp;&quot;&quot;&quot;,&quot;&amp;[.J47]&amp;&quot;,&quot;&amp;[.K47]&amp;&quot;},&quot;" office:value-type="string" office:string-value="{&quot;CZ0525&quot;,&quot;Trutnov&quot;,7,117978}," calcext:value-type="string">
            <text:p>{"CZ0525","Trutnov",7,117978},</text:p>
          </table:table-cell>
          <table:table-cell table:number-columns-repeated="2"/>
          <table:table-cell table:formula="of:=&quot;{&quot;&quot;&quot;&amp;[.M47]&amp;&quot;&quot;&quot;,&quot;&quot;&quot;&amp;[.N47]&amp;&quot;&quot;&quot;,&quot;&amp;[.O47]&amp;&quot;},&quot;" office:value-type="string" office:string-value="{&quot;Domažlice&quot;,&quot;Horšovský Týn&quot;,19}," calcext:value-type="string">
            <text:p>{"Domažlice","Horšovský Týn",19},</text:p>
          </table:table-cell>
        </table:table-row>
        <table:table-row table:style-name="ro1">
          <table:table-cell table:number-columns-repeated="5"/>
          <table:table-cell table:formula="of:=[.F47]+1" office:value-type="float" office:value="45" calcext:value-type="float">
            <text:p>45</text:p>
          </table:table-cell>
          <table:table-cell office:value-type="string" calcext:value-type="string">
            <text:p>Chrudim</text:p>
          </table:table-cell>
          <table:table-cell office:value-type="string" calcext:value-type="string">
            <text:p>CZ0531</text:p>
          </table:table-cell>
          <table:table-cell table:formula="of:=MID([.H48];1;5)" office:value-type="string" office:string-value="CZ053" calcext:value-type="string">
            <text:p>CZ053</text:p>
          </table:table-cell>
          <table:table-cell table:formula="of:=SUMIF([.$C$3:.$C$16];[.I48];[.$A$3:.$A$16])" office:value-type="float" office:value="8" calcext:value-type="float">
            <text:p>8</text:p>
          </table:table-cell>
          <table:table-cell office:value-type="float" office:value="104613" calcext:value-type="float">
            <text:p>104613</text:p>
          </table:table-cell>
          <table:table-cell/>
          <table:table-cell office:value-type="string" calcext:value-type="string">
            <text:p>Klatovy</text:p>
          </table:table-cell>
          <table:table-cell office:value-type="string" calcext:value-type="string">
            <text:p>Horažďovice</text:p>
          </table:table-cell>
          <table:table-cell table:formula="of:=SUMIF([.$G$3:.$G$79];[.M48];[.$F$3:.$F$79])" office:value-type="float" office:value="20" calcext:value-type="float">
            <text:p>20</text:p>
          </table:table-cell>
          <table:table-cell table:number-columns-repeated="4"/>
          <table:table-cell table:formula="of:=&quot;{&quot;&quot;&quot;&amp;[.H48]&amp;&quot;&quot;&quot;,&quot;&quot;&quot;&amp;[.G48]&amp;&quot;&quot;&quot;,&quot;&amp;[.J48]&amp;&quot;,&quot;&amp;[.K48]&amp;&quot;},&quot;" office:value-type="string" office:string-value="{&quot;CZ0531&quot;,&quot;Chrudim&quot;,8,104613}," calcext:value-type="string">
            <text:p>{"CZ0531","Chrudim",8,104613},</text:p>
          </table:table-cell>
          <table:table-cell table:number-columns-repeated="2"/>
          <table:table-cell table:formula="of:=&quot;{&quot;&quot;&quot;&amp;[.M48]&amp;&quot;&quot;&quot;,&quot;&quot;&quot;&amp;[.N48]&amp;&quot;&quot;&quot;,&quot;&amp;[.O48]&amp;&quot;},&quot;" office:value-type="string" office:string-value="{&quot;Klatovy&quot;,&quot;Horažďovice&quot;,20}," calcext:value-type="string">
            <text:p>{"Klatovy","Horažďovice",20},</text:p>
          </table:table-cell>
        </table:table-row>
        <table:table-row table:style-name="ro1">
          <table:table-cell table:number-columns-repeated="5"/>
          <table:table-cell table:formula="of:=[.F48]+1" office:value-type="float" office:value="46" calcext:value-type="float">
            <text:p>46</text:p>
          </table:table-cell>
          <table:table-cell office:value-type="string" calcext:value-type="string">
            <text:p>Pardubice</text:p>
          </table:table-cell>
          <table:table-cell office:value-type="string" calcext:value-type="string">
            <text:p>CZ0532</text:p>
          </table:table-cell>
          <table:table-cell table:formula="of:=MID([.H49];1;5)" office:value-type="string" office:string-value="CZ053" calcext:value-type="string">
            <text:p>CZ053</text:p>
          </table:table-cell>
          <table:table-cell table:formula="of:=SUMIF([.$C$3:.$C$16];[.I49];[.$A$3:.$A$16])" office:value-type="float" office:value="8" calcext:value-type="float">
            <text:p>8</text:p>
          </table:table-cell>
          <table:table-cell office:value-type="float" office:value="175441" calcext:value-type="float">
            <text:p>175441</text:p>
          </table:table-cell>
          <table:table-cell/>
          <table:table-cell table:number-columns-repeated="2" office:value-type="string" calcext:value-type="string">
            <text:p>Klatovy</text:p>
          </table:table-cell>
          <table:table-cell table:formula="of:=SUMIF([.$G$3:.$G$79];[.M49];[.$F$3:.$F$79])" office:value-type="float" office:value="20" calcext:value-type="float">
            <text:p>20</text:p>
          </table:table-cell>
          <table:table-cell table:number-columns-repeated="4"/>
          <table:table-cell table:formula="of:=&quot;{&quot;&quot;&quot;&amp;[.H49]&amp;&quot;&quot;&quot;,&quot;&quot;&quot;&amp;[.G49]&amp;&quot;&quot;&quot;,&quot;&amp;[.J49]&amp;&quot;,&quot;&amp;[.K49]&amp;&quot;},&quot;" office:value-type="string" office:string-value="{&quot;CZ0532&quot;,&quot;Pardubice&quot;,8,175441}," calcext:value-type="string">
            <text:p>{"CZ0532","Pardubice",8,175441},</text:p>
          </table:table-cell>
          <table:table-cell table:number-columns-repeated="2"/>
          <table:table-cell table:formula="of:=&quot;{&quot;&quot;&quot;&amp;[.M49]&amp;&quot;&quot;&quot;,&quot;&quot;&quot;&amp;[.N49]&amp;&quot;&quot;&quot;,&quot;&amp;[.O49]&amp;&quot;},&quot;" office:value-type="string" office:string-value="{&quot;Klatovy&quot;,&quot;Klatovy&quot;,20}," calcext:value-type="string">
            <text:p>{"Klatovy","Klatovy",20},</text:p>
          </table:table-cell>
        </table:table-row>
        <table:table-row table:style-name="ro1">
          <table:table-cell table:number-columns-repeated="5"/>
          <table:table-cell table:formula="of:=[.F49]+1" office:value-type="float" office:value="47" calcext:value-type="float">
            <text:p>47</text:p>
          </table:table-cell>
          <table:table-cell office:value-type="string" calcext:value-type="string">
            <text:p>Svitavy</text:p>
          </table:table-cell>
          <table:table-cell office:value-type="string" calcext:value-type="string">
            <text:p>CZ0533</text:p>
          </table:table-cell>
          <table:table-cell table:formula="of:=MID([.H50];1;5)" office:value-type="string" office:string-value="CZ053" calcext:value-type="string">
            <text:p>CZ053</text:p>
          </table:table-cell>
          <table:table-cell table:formula="of:=SUMIF([.$C$3:.$C$16];[.I50];[.$A$3:.$A$16])" office:value-type="float" office:value="8" calcext:value-type="float">
            <text:p>8</text:p>
          </table:table-cell>
          <table:table-cell office:value-type="float" office:value="104333" calcext:value-type="float">
            <text:p>104333</text:p>
          </table:table-cell>
          <table:table-cell/>
          <table:table-cell office:value-type="string" calcext:value-type="string">
            <text:p>Klatovy</text:p>
          </table:table-cell>
          <table:table-cell office:value-type="string" calcext:value-type="string">
            <text:p>Sušice</text:p>
          </table:table-cell>
          <table:table-cell table:formula="of:=SUMIF([.$G$3:.$G$79];[.M50];[.$F$3:.$F$79])" office:value-type="float" office:value="20" calcext:value-type="float">
            <text:p>20</text:p>
          </table:table-cell>
          <table:table-cell table:number-columns-repeated="4"/>
          <table:table-cell table:formula="of:=&quot;{&quot;&quot;&quot;&amp;[.H50]&amp;&quot;&quot;&quot;,&quot;&quot;&quot;&amp;[.G50]&amp;&quot;&quot;&quot;,&quot;&amp;[.J50]&amp;&quot;,&quot;&amp;[.K50]&amp;&quot;},&quot;" office:value-type="string" office:string-value="{&quot;CZ0533&quot;,&quot;Svitavy&quot;,8,104333}," calcext:value-type="string">
            <text:p>{"CZ0533","Svitavy",8,104333},</text:p>
          </table:table-cell>
          <table:table-cell table:number-columns-repeated="2"/>
          <table:table-cell table:formula="of:=&quot;{&quot;&quot;&quot;&amp;[.M50]&amp;&quot;&quot;&quot;,&quot;&quot;&quot;&amp;[.N50]&amp;&quot;&quot;&quot;,&quot;&amp;[.O50]&amp;&quot;},&quot;" office:value-type="string" office:string-value="{&quot;Klatovy&quot;,&quot;Sušice&quot;,20}," calcext:value-type="string">
            <text:p>{"Klatovy","Sušice",20},</text:p>
          </table:table-cell>
        </table:table-row>
        <table:table-row table:style-name="ro1">
          <table:table-cell table:number-columns-repeated="5"/>
          <table:table-cell table:formula="of:=[.F50]+1" office:value-type="float" office:value="48" calcext:value-type="float">
            <text:p>48</text:p>
          </table:table-cell>
          <table:table-cell office:value-type="string" calcext:value-type="string">
            <text:p>Ústí nad Orlicí</text:p>
          </table:table-cell>
          <table:table-cell office:value-type="string" calcext:value-type="string">
            <text:p>CZ0534</text:p>
          </table:table-cell>
          <table:table-cell table:formula="of:=MID([.H51];1;5)" office:value-type="string" office:string-value="CZ053" calcext:value-type="string">
            <text:p>CZ053</text:p>
          </table:table-cell>
          <table:table-cell table:formula="of:=SUMIF([.$C$3:.$C$16];[.I51];[.$A$3:.$A$16])" office:value-type="float" office:value="8" calcext:value-type="float">
            <text:p>8</text:p>
          </table:table-cell>
          <table:table-cell office:value-type="float" office:value="138275" calcext:value-type="float">
            <text:p>138275</text:p>
          </table:table-cell>
          <table:table-cell/>
          <table:table-cell office:value-type="string" calcext:value-type="string">
            <text:p>Plzeň-jih</text:p>
          </table:table-cell>
          <table:table-cell office:value-type="string" calcext:value-type="string">
            <text:p>Blovice</text:p>
          </table:table-cell>
          <table:table-cell table:formula="of:=SUMIF([.$G$3:.$G$79];[.M51];[.$F$3:.$F$79])" office:value-type="float" office:value="22" calcext:value-type="float">
            <text:p>22</text:p>
          </table:table-cell>
          <table:table-cell table:number-columns-repeated="4"/>
          <table:table-cell table:formula="of:=&quot;{&quot;&quot;&quot;&amp;[.H51]&amp;&quot;&quot;&quot;,&quot;&quot;&quot;&amp;[.G51]&amp;&quot;&quot;&quot;,&quot;&amp;[.J51]&amp;&quot;,&quot;&amp;[.K51]&amp;&quot;},&quot;" office:value-type="string" office:string-value="{&quot;CZ0534&quot;,&quot;Ústí nad Orlicí&quot;,8,138275}," calcext:value-type="string">
            <text:p>{"CZ0534","Ústí nad Orlicí",8,138275},</text:p>
          </table:table-cell>
          <table:table-cell table:number-columns-repeated="2"/>
          <table:table-cell table:formula="of:=&quot;{&quot;&quot;&quot;&amp;[.M51]&amp;&quot;&quot;&quot;,&quot;&quot;&quot;&amp;[.N51]&amp;&quot;&quot;&quot;,&quot;&amp;[.O51]&amp;&quot;},&quot;" office:value-type="string" office:string-value="{&quot;Plzeň-jih&quot;,&quot;Blovice&quot;,22}," calcext:value-type="string">
            <text:p>{"Plzeň-jih","Blovice",22},</text:p>
          </table:table-cell>
        </table:table-row>
        <table:table-row table:style-name="ro1">
          <table:table-cell table:number-columns-repeated="5"/>
          <table:table-cell table:formula="of:=[.F51]+1" office:value-type="float" office:value="49" calcext:value-type="float">
            <text:p>49</text:p>
          </table:table-cell>
          <table:table-cell office:value-type="string" calcext:value-type="string">
            <text:p>Havlíčkův Brod</text:p>
          </table:table-cell>
          <table:table-cell office:value-type="string" calcext:value-type="string">
            <text:p>CZ0631</text:p>
          </table:table-cell>
          <table:table-cell table:formula="of:=MID([.H52];1;5)" office:value-type="string" office:string-value="CZ063" calcext:value-type="string">
            <text:p>CZ063</text:p>
          </table:table-cell>
          <table:table-cell table:formula="of:=SUMIF([.$C$3:.$C$16];[.I52];[.$A$3:.$A$16])" office:value-type="float" office:value="9" calcext:value-type="float">
            <text:p>9</text:p>
          </table:table-cell>
          <table:table-cell office:value-type="float" office:value="94915" calcext:value-type="float">
            <text:p>94915</text:p>
          </table:table-cell>
          <table:table-cell/>
          <table:table-cell office:value-type="string" calcext:value-type="string">
            <text:p>Plzeň-jih</text:p>
          </table:table-cell>
          <table:table-cell office:value-type="string" calcext:value-type="string">
            <text:p>Nepomuk</text:p>
          </table:table-cell>
          <table:table-cell table:formula="of:=SUMIF([.$G$3:.$G$79];[.M52];[.$F$3:.$F$79])" office:value-type="float" office:value="22" calcext:value-type="float">
            <text:p>22</text:p>
          </table:table-cell>
          <table:table-cell table:number-columns-repeated="4"/>
          <table:table-cell table:formula="of:=&quot;{&quot;&quot;&quot;&amp;[.H52]&amp;&quot;&quot;&quot;,&quot;&quot;&quot;&amp;[.G52]&amp;&quot;&quot;&quot;,&quot;&amp;[.J52]&amp;&quot;,&quot;&amp;[.K52]&amp;&quot;},&quot;" office:value-type="string" office:string-value="{&quot;CZ0631&quot;,&quot;Havlíčkův Brod&quot;,9,94915}," calcext:value-type="string">
            <text:p>{"CZ0631","Havlíčkův Brod",9,94915},</text:p>
          </table:table-cell>
          <table:table-cell table:number-columns-repeated="2"/>
          <table:table-cell table:formula="of:=&quot;{&quot;&quot;&quot;&amp;[.M52]&amp;&quot;&quot;&quot;,&quot;&quot;&quot;&amp;[.N52]&amp;&quot;&quot;&quot;,&quot;&amp;[.O52]&amp;&quot;},&quot;" office:value-type="string" office:string-value="{&quot;Plzeň-jih&quot;,&quot;Nepomuk&quot;,22}," calcext:value-type="string">
            <text:p>{"Plzeň-jih","Nepomuk",22},</text:p>
          </table:table-cell>
        </table:table-row>
        <table:table-row table:style-name="ro1">
          <table:table-cell table:number-columns-repeated="5"/>
          <table:table-cell table:formula="of:=[.F52]+1" office:value-type="float" office:value="50" calcext:value-type="float">
            <text:p>50</text:p>
          </table:table-cell>
          <table:table-cell office:value-type="string" calcext:value-type="string">
            <text:p>Jihlava</text:p>
          </table:table-cell>
          <table:table-cell office:value-type="string" calcext:value-type="string">
            <text:p>CZ0632</text:p>
          </table:table-cell>
          <table:table-cell table:formula="of:=MID([.H53];1;5)" office:value-type="string" office:string-value="CZ063" calcext:value-type="string">
            <text:p>CZ063</text:p>
          </table:table-cell>
          <table:table-cell table:formula="of:=SUMIF([.$C$3:.$C$16];[.I53];[.$A$3:.$A$16])" office:value-type="float" office:value="9" calcext:value-type="float">
            <text:p>9</text:p>
          </table:table-cell>
          <table:table-cell office:value-type="float" office:value="113628" calcext:value-type="float">
            <text:p>113628</text:p>
          </table:table-cell>
          <table:table-cell/>
          <table:table-cell office:value-type="string" calcext:value-type="string">
            <text:p>Plzeň-jih</text:p>
          </table:table-cell>
          <table:table-cell office:value-type="string" calcext:value-type="string">
            <text:p>Přeštice</text:p>
          </table:table-cell>
          <table:table-cell table:formula="of:=SUMIF([.$G$3:.$G$79];[.M53];[.$F$3:.$F$79])" office:value-type="float" office:value="22" calcext:value-type="float">
            <text:p>22</text:p>
          </table:table-cell>
          <table:table-cell table:number-columns-repeated="4"/>
          <table:table-cell table:formula="of:=&quot;{&quot;&quot;&quot;&amp;[.H53]&amp;&quot;&quot;&quot;,&quot;&quot;&quot;&amp;[.G53]&amp;&quot;&quot;&quot;,&quot;&amp;[.J53]&amp;&quot;,&quot;&amp;[.K53]&amp;&quot;},&quot;" office:value-type="string" office:string-value="{&quot;CZ0632&quot;,&quot;Jihlava&quot;,9,113628}," calcext:value-type="string">
            <text:p>{"CZ0632","Jihlava",9,113628},</text:p>
          </table:table-cell>
          <table:table-cell table:number-columns-repeated="2"/>
          <table:table-cell table:formula="of:=&quot;{&quot;&quot;&quot;&amp;[.M53]&amp;&quot;&quot;&quot;,&quot;&quot;&quot;&amp;[.N53]&amp;&quot;&quot;&quot;,&quot;&amp;[.O53]&amp;&quot;},&quot;" office:value-type="string" office:string-value="{&quot;Plzeň-jih&quot;,&quot;Přeštice&quot;,22}," calcext:value-type="string">
            <text:p>{"Plzeň-jih","Přeštice",22},</text:p>
          </table:table-cell>
        </table:table-row>
        <table:table-row table:style-name="ro1">
          <table:table-cell table:number-columns-repeated="5"/>
          <table:table-cell table:formula="of:=[.F53]+1" office:value-type="float" office:value="51" calcext:value-type="float">
            <text:p>51</text:p>
          </table:table-cell>
          <table:table-cell office:value-type="string" calcext:value-type="string">
            <text:p>Pelhřimov</text:p>
          </table:table-cell>
          <table:table-cell office:value-type="string" calcext:value-type="string">
            <text:p>CZ0633</text:p>
          </table:table-cell>
          <table:table-cell table:formula="of:=MID([.H54];1;5)" office:value-type="string" office:string-value="CZ063" calcext:value-type="string">
            <text:p>CZ063</text:p>
          </table:table-cell>
          <table:table-cell table:formula="of:=SUMIF([.$C$3:.$C$16];[.I54];[.$A$3:.$A$16])" office:value-type="float" office:value="9" calcext:value-type="float">
            <text:p>9</text:p>
          </table:table-cell>
          <table:table-cell office:value-type="float" office:value="72302" calcext:value-type="float">
            <text:p>72302</text:p>
          </table:table-cell>
          <table:table-cell/>
          <table:table-cell office:value-type="string" calcext:value-type="string">
            <text:p>Plzeň-jih</text:p>
          </table:table-cell>
          <table:table-cell office:value-type="string" calcext:value-type="string">
            <text:p>Stod</text:p>
          </table:table-cell>
          <table:table-cell table:formula="of:=SUMIF([.$G$3:.$G$79];[.M54];[.$F$3:.$F$79])" office:value-type="float" office:value="22" calcext:value-type="float">
            <text:p>22</text:p>
          </table:table-cell>
          <table:table-cell table:number-columns-repeated="4"/>
          <table:table-cell table:formula="of:=&quot;{&quot;&quot;&quot;&amp;[.H54]&amp;&quot;&quot;&quot;,&quot;&quot;&quot;&amp;[.G54]&amp;&quot;&quot;&quot;,&quot;&amp;[.J54]&amp;&quot;,&quot;&amp;[.K54]&amp;&quot;},&quot;" office:value-type="string" office:string-value="{&quot;CZ0633&quot;,&quot;Pelhřimov&quot;,9,72302}," calcext:value-type="string">
            <text:p>{"CZ0633","Pelhřimov",9,72302},</text:p>
          </table:table-cell>
          <table:table-cell table:number-columns-repeated="2"/>
          <table:table-cell table:formula="of:=&quot;{&quot;&quot;&quot;&amp;[.M54]&amp;&quot;&quot;&quot;,&quot;&quot;&quot;&amp;[.N54]&amp;&quot;&quot;&quot;,&quot;&amp;[.O54]&amp;&quot;},&quot;" office:value-type="string" office:string-value="{&quot;Plzeň-jih&quot;,&quot;Stod&quot;,22}," calcext:value-type="string">
            <text:p>{"Plzeň-jih","Stod",22},</text:p>
          </table:table-cell>
        </table:table-row>
        <table:table-row table:style-name="ro1">
          <table:table-cell table:number-columns-repeated="5"/>
          <table:table-cell table:formula="of:=[.F54]+1" office:value-type="float" office:value="52" calcext:value-type="float">
            <text:p>52</text:p>
          </table:table-cell>
          <table:table-cell office:value-type="string" calcext:value-type="string">
            <text:p>Třebíč</text:p>
          </table:table-cell>
          <table:table-cell office:value-type="string" calcext:value-type="string">
            <text:p>CZ0634</text:p>
          </table:table-cell>
          <table:table-cell table:formula="of:=MID([.H55];1;5)" office:value-type="string" office:string-value="CZ063" calcext:value-type="string">
            <text:p>CZ063</text:p>
          </table:table-cell>
          <table:table-cell table:formula="of:=SUMIF([.$C$3:.$C$16];[.I55];[.$A$3:.$A$16])" office:value-type="float" office:value="9" calcext:value-type="float">
            <text:p>9</text:p>
          </table:table-cell>
          <table:table-cell office:value-type="float" office:value="110810" calcext:value-type="float">
            <text:p>110810</text:p>
          </table:table-cell>
          <table:table-cell/>
          <table:table-cell office:value-type="string" calcext:value-type="string">
            <text:p>Plzeň-město</text:p>
          </table:table-cell>
          <table:table-cell office:value-type="string" calcext:value-type="string">
            <text:p>Plzeň</text:p>
          </table:table-cell>
          <table:table-cell table:formula="of:=SUMIF([.$G$3:.$G$79];[.M55];[.$F$3:.$F$79])" office:value-type="float" office:value="21" calcext:value-type="float">
            <text:p>21</text:p>
          </table:table-cell>
          <table:table-cell table:number-columns-repeated="4"/>
          <table:table-cell table:formula="of:=&quot;{&quot;&quot;&quot;&amp;[.H55]&amp;&quot;&quot;&quot;,&quot;&quot;&quot;&amp;[.G55]&amp;&quot;&quot;&quot;,&quot;&amp;[.J55]&amp;&quot;,&quot;&amp;[.K55]&amp;&quot;},&quot;" office:value-type="string" office:string-value="{&quot;CZ0634&quot;,&quot;Třebíč&quot;,9,110810}," calcext:value-type="string">
            <text:p>{"CZ0634","Třebíč",9,110810},</text:p>
          </table:table-cell>
          <table:table-cell table:number-columns-repeated="2"/>
          <table:table-cell table:formula="of:=&quot;{&quot;&quot;&quot;&amp;[.M55]&amp;&quot;&quot;&quot;,&quot;&quot;&quot;&amp;[.N55]&amp;&quot;&quot;&quot;,&quot;&amp;[.O55]&amp;&quot;},&quot;" office:value-type="string" office:string-value="{&quot;Plzeň-město&quot;,&quot;Plzeň&quot;,21}," calcext:value-type="string">
            <text:p>{"Plzeň-město","Plzeň",21},</text:p>
          </table:table-cell>
        </table:table-row>
        <table:table-row table:style-name="ro1">
          <table:table-cell table:number-columns-repeated="5"/>
          <table:table-cell table:formula="of:=[.F55]+1" office:value-type="float" office:value="53" calcext:value-type="float">
            <text:p>53</text:p>
          </table:table-cell>
          <table:table-cell office:value-type="string" calcext:value-type="string">
            <text:p>Žďár nad Sázavou</text:p>
          </table:table-cell>
          <table:table-cell office:value-type="string" calcext:value-type="string">
            <text:p>CZ0635</text:p>
          </table:table-cell>
          <table:table-cell table:formula="of:=MID([.H56];1;5)" office:value-type="string" office:string-value="CZ063" calcext:value-type="string">
            <text:p>CZ063</text:p>
          </table:table-cell>
          <table:table-cell table:formula="of:=SUMIF([.$C$3:.$C$16];[.I56];[.$A$3:.$A$16])" office:value-type="float" office:value="9" calcext:value-type="float">
            <text:p>9</text:p>
          </table:table-cell>
          <table:table-cell office:value-type="float" office:value="118158" calcext:value-type="float">
            <text:p>118158</text:p>
          </table:table-cell>
          <table:table-cell/>
          <table:table-cell office:value-type="string" calcext:value-type="string">
            <text:p>Plzeň-sever</text:p>
          </table:table-cell>
          <table:table-cell office:value-type="string" calcext:value-type="string">
            <text:p>Kralovice</text:p>
          </table:table-cell>
          <table:table-cell table:formula="of:=SUMIF([.$G$3:.$G$79];[.M56];[.$F$3:.$F$79])" office:value-type="float" office:value="23" calcext:value-type="float">
            <text:p>23</text:p>
          </table:table-cell>
          <table:table-cell table:number-columns-repeated="4"/>
          <table:table-cell table:formula="of:=&quot;{&quot;&quot;&quot;&amp;[.H56]&amp;&quot;&quot;&quot;,&quot;&quot;&quot;&amp;[.G56]&amp;&quot;&quot;&quot;,&quot;&amp;[.J56]&amp;&quot;,&quot;&amp;[.K56]&amp;&quot;},&quot;" office:value-type="string" office:string-value="{&quot;CZ0635&quot;,&quot;Žďár nad Sázavou&quot;,9,118158}," calcext:value-type="string">
            <text:p>{"CZ0635","Žďár nad Sázavou",9,118158},</text:p>
          </table:table-cell>
          <table:table-cell table:number-columns-repeated="2"/>
          <table:table-cell table:formula="of:=&quot;{&quot;&quot;&quot;&amp;[.M56]&amp;&quot;&quot;&quot;,&quot;&quot;&quot;&amp;[.N56]&amp;&quot;&quot;&quot;,&quot;&amp;[.O56]&amp;&quot;},&quot;" office:value-type="string" office:string-value="{&quot;Plzeň-sever&quot;,&quot;Kralovice&quot;,23}," calcext:value-type="string">
            <text:p>{"Plzeň-sever","Kralovice",23},</text:p>
          </table:table-cell>
        </table:table-row>
        <table:table-row table:style-name="ro1">
          <table:table-cell table:number-columns-repeated="5"/>
          <table:table-cell table:formula="of:=[.F56]+1" office:value-type="float" office:value="54" calcext:value-type="float">
            <text:p>54</text:p>
          </table:table-cell>
          <table:table-cell office:value-type="string" calcext:value-type="string">
            <text:p>Blansko</text:p>
          </table:table-cell>
          <table:table-cell office:value-type="string" calcext:value-type="string">
            <text:p>CZ0641</text:p>
          </table:table-cell>
          <table:table-cell table:formula="of:=MID([.H57];1;5)" office:value-type="string" office:string-value="CZ064" calcext:value-type="string">
            <text:p>CZ064</text:p>
          </table:table-cell>
          <table:table-cell table:formula="of:=SUMIF([.$C$3:.$C$16];[.I57];[.$A$3:.$A$16])" office:value-type="float" office:value="10" calcext:value-type="float">
            <text:p>10</text:p>
          </table:table-cell>
          <table:table-cell office:value-type="float" office:value="109136" calcext:value-type="float">
            <text:p>109136</text:p>
          </table:table-cell>
          <table:table-cell/>
          <table:table-cell office:value-type="string" calcext:value-type="string">
            <text:p>Plzeň-sever</text:p>
          </table:table-cell>
          <table:table-cell office:value-type="string" calcext:value-type="string">
            <text:p>Nýřany</text:p>
          </table:table-cell>
          <table:table-cell table:formula="of:=SUMIF([.$G$3:.$G$79];[.M57];[.$F$3:.$F$79])" office:value-type="float" office:value="23" calcext:value-type="float">
            <text:p>23</text:p>
          </table:table-cell>
          <table:table-cell table:number-columns-repeated="4"/>
          <table:table-cell table:formula="of:=&quot;{&quot;&quot;&quot;&amp;[.H57]&amp;&quot;&quot;&quot;,&quot;&quot;&quot;&amp;[.G57]&amp;&quot;&quot;&quot;,&quot;&amp;[.J57]&amp;&quot;,&quot;&amp;[.K57]&amp;&quot;},&quot;" office:value-type="string" office:string-value="{&quot;CZ0641&quot;,&quot;Blansko&quot;,10,109136}," calcext:value-type="string">
            <text:p>{"CZ0641","Blansko",10,109136},</text:p>
          </table:table-cell>
          <table:table-cell table:number-columns-repeated="2"/>
          <table:table-cell table:formula="of:=&quot;{&quot;&quot;&quot;&amp;[.M57]&amp;&quot;&quot;&quot;,&quot;&quot;&quot;&amp;[.N57]&amp;&quot;&quot;&quot;,&quot;&amp;[.O57]&amp;&quot;},&quot;" office:value-type="string" office:string-value="{&quot;Plzeň-sever&quot;,&quot;Nýřany&quot;,23}," calcext:value-type="string">
            <text:p>{"Plzeň-sever","Nýřany",23},</text:p>
          </table:table-cell>
        </table:table-row>
        <table:table-row table:style-name="ro1">
          <table:table-cell table:number-columns-repeated="5"/>
          <table:table-cell table:formula="of:=[.F57]+1" office:value-type="float" office:value="55" calcext:value-type="float">
            <text:p>55</text:p>
          </table:table-cell>
          <table:table-cell office:value-type="string" calcext:value-type="string">
            <text:p>Brno-město</text:p>
          </table:table-cell>
          <table:table-cell office:value-type="string" calcext:value-type="string">
            <text:p>CZ0642</text:p>
          </table:table-cell>
          <table:table-cell table:formula="of:=MID([.H58];1;5)" office:value-type="string" office:string-value="CZ064" calcext:value-type="string">
            <text:p>CZ064</text:p>
          </table:table-cell>
          <table:table-cell table:formula="of:=SUMIF([.$C$3:.$C$16];[.I58];[.$A$3:.$A$16])" office:value-type="float" office:value="10" calcext:value-type="float">
            <text:p>10</text:p>
          </table:table-cell>
          <table:table-cell office:value-type="float" office:value="381346" calcext:value-type="float">
            <text:p>381346</text:p>
          </table:table-cell>
          <table:table-cell/>
          <table:table-cell table:number-columns-repeated="2" office:value-type="string" calcext:value-type="string">
            <text:p>Rokycany</text:p>
          </table:table-cell>
          <table:table-cell table:formula="of:=SUMIF([.$G$3:.$G$79];[.M58];[.$F$3:.$F$79])" office:value-type="float" office:value="24" calcext:value-type="float">
            <text:p>24</text:p>
          </table:table-cell>
          <table:table-cell table:number-columns-repeated="4"/>
          <table:table-cell table:formula="of:=&quot;{&quot;&quot;&quot;&amp;[.H58]&amp;&quot;&quot;&quot;,&quot;&quot;&quot;&amp;[.G58]&amp;&quot;&quot;&quot;,&quot;&amp;[.J58]&amp;&quot;,&quot;&amp;[.K58]&amp;&quot;},&quot;" office:value-type="string" office:string-value="{&quot;CZ0642&quot;,&quot;Brno-město&quot;,10,381346}," calcext:value-type="string">
            <text:p>{"CZ0642","Brno-město",10,381346},</text:p>
          </table:table-cell>
          <table:table-cell table:number-columns-repeated="2"/>
          <table:table-cell table:formula="of:=&quot;{&quot;&quot;&quot;&amp;[.M58]&amp;&quot;&quot;&quot;,&quot;&quot;&quot;&amp;[.N58]&amp;&quot;&quot;&quot;,&quot;&amp;[.O58]&amp;&quot;},&quot;" office:value-type="string" office:string-value="{&quot;Rokycany&quot;,&quot;Rokycany&quot;,24}," calcext:value-type="string">
            <text:p>{"Rokycany","Rokycany",24},</text:p>
          </table:table-cell>
        </table:table-row>
        <table:table-row table:style-name="ro1">
          <table:table-cell table:number-columns-repeated="5"/>
          <table:table-cell table:formula="of:=[.F58]+1" office:value-type="float" office:value="56" calcext:value-type="float">
            <text:p>56</text:p>
          </table:table-cell>
          <table:table-cell office:value-type="string" calcext:value-type="string">
            <text:p>Brno-venkov</text:p>
          </table:table-cell>
          <table:table-cell office:value-type="string" calcext:value-type="string">
            <text:p>CZ0643</text:p>
          </table:table-cell>
          <table:table-cell table:formula="of:=MID([.H59];1;5)" office:value-type="string" office:string-value="CZ064" calcext:value-type="string">
            <text:p>CZ064</text:p>
          </table:table-cell>
          <table:table-cell table:formula="of:=SUMIF([.$C$3:.$C$16];[.I59];[.$A$3:.$A$16])" office:value-type="float" office:value="10" calcext:value-type="float">
            <text:p>10</text:p>
          </table:table-cell>
          <table:table-cell office:value-type="float" office:value="224642" calcext:value-type="float">
            <text:p>224642</text:p>
          </table:table-cell>
          <table:table-cell/>
          <table:table-cell office:value-type="string" calcext:value-type="string">
            <text:p>Tachov</text:p>
          </table:table-cell>
          <table:table-cell office:value-type="string" calcext:value-type="string">
            <text:p>Stříbro</text:p>
          </table:table-cell>
          <table:table-cell table:formula="of:=SUMIF([.$G$3:.$G$79];[.M59];[.$F$3:.$F$79])" office:value-type="float" office:value="25" calcext:value-type="float">
            <text:p>25</text:p>
          </table:table-cell>
          <table:table-cell table:number-columns-repeated="4"/>
          <table:table-cell table:formula="of:=&quot;{&quot;&quot;&quot;&amp;[.H59]&amp;&quot;&quot;&quot;,&quot;&quot;&quot;&amp;[.G59]&amp;&quot;&quot;&quot;,&quot;&amp;[.J59]&amp;&quot;,&quot;&amp;[.K59]&amp;&quot;},&quot;" office:value-type="string" office:string-value="{&quot;CZ0643&quot;,&quot;Brno-venkov&quot;,10,224642}," calcext:value-type="string">
            <text:p>{"CZ0643","Brno-venkov",10,224642},</text:p>
          </table:table-cell>
          <table:table-cell table:number-columns-repeated="2"/>
          <table:table-cell table:formula="of:=&quot;{&quot;&quot;&quot;&amp;[.M59]&amp;&quot;&quot;&quot;,&quot;&quot;&quot;&amp;[.N59]&amp;&quot;&quot;&quot;,&quot;&amp;[.O59]&amp;&quot;},&quot;" office:value-type="string" office:string-value="{&quot;Tachov&quot;,&quot;Stříbro&quot;,25}," calcext:value-type="string">
            <text:p>{"Tachov","Stříbro",25},</text:p>
          </table:table-cell>
        </table:table-row>
        <table:table-row table:style-name="ro1">
          <table:table-cell table:number-columns-repeated="5"/>
          <table:table-cell table:formula="of:=[.F59]+1" office:value-type="float" office:value="57" calcext:value-type="float">
            <text:p>57</text:p>
          </table:table-cell>
          <table:table-cell office:value-type="string" calcext:value-type="string">
            <text:p>Břeclav</text:p>
          </table:table-cell>
          <table:table-cell office:value-type="string" calcext:value-type="string">
            <text:p>CZ0644</text:p>
          </table:table-cell>
          <table:table-cell table:formula="of:=MID([.H60];1;5)" office:value-type="string" office:string-value="CZ064" calcext:value-type="string">
            <text:p>CZ064</text:p>
          </table:table-cell>
          <table:table-cell table:formula="of:=SUMIF([.$C$3:.$C$16];[.I60];[.$A$3:.$A$16])" office:value-type="float" office:value="10" calcext:value-type="float">
            <text:p>10</text:p>
          </table:table-cell>
          <table:table-cell office:value-type="float" office:value="116291" calcext:value-type="float">
            <text:p>116291</text:p>
          </table:table-cell>
          <table:table-cell/>
          <table:table-cell table:number-columns-repeated="2" office:value-type="string" calcext:value-type="string">
            <text:p>Tachov</text:p>
          </table:table-cell>
          <table:table-cell table:formula="of:=SUMIF([.$G$3:.$G$79];[.M60];[.$F$3:.$F$79])" office:value-type="float" office:value="25" calcext:value-type="float">
            <text:p>25</text:p>
          </table:table-cell>
          <table:table-cell table:number-columns-repeated="4"/>
          <table:table-cell table:formula="of:=&quot;{&quot;&quot;&quot;&amp;[.H60]&amp;&quot;&quot;&quot;,&quot;&quot;&quot;&amp;[.G60]&amp;&quot;&quot;&quot;,&quot;&amp;[.J60]&amp;&quot;,&quot;&amp;[.K60]&amp;&quot;},&quot;" office:value-type="string" office:string-value="{&quot;CZ0644&quot;,&quot;Břeclav&quot;,10,116291}," calcext:value-type="string">
            <text:p>{"CZ0644","Břeclav",10,116291},</text:p>
          </table:table-cell>
          <table:table-cell table:number-columns-repeated="2"/>
          <table:table-cell table:formula="of:=&quot;{&quot;&quot;&quot;&amp;[.M60]&amp;&quot;&quot;&quot;,&quot;&quot;&quot;&amp;[.N60]&amp;&quot;&quot;&quot;,&quot;&amp;[.O60]&amp;&quot;},&quot;" office:value-type="string" office:string-value="{&quot;Tachov&quot;,&quot;Tachov&quot;,25}," calcext:value-type="string">
            <text:p>{"Tachov","Tachov",25},</text:p>
          </table:table-cell>
        </table:table-row>
        <table:table-row table:style-name="ro1">
          <table:table-cell table:number-columns-repeated="5"/>
          <table:table-cell table:formula="of:=[.F60]+1" office:value-type="float" office:value="58" calcext:value-type="float">
            <text:p>58</text:p>
          </table:table-cell>
          <table:table-cell office:value-type="string" calcext:value-type="string">
            <text:p>Hodonín</text:p>
          </table:table-cell>
          <table:table-cell office:value-type="string" calcext:value-type="string">
            <text:p>CZ0645</text:p>
          </table:table-cell>
          <table:table-cell table:formula="of:=MID([.H61];1;5)" office:value-type="string" office:string-value="CZ064" calcext:value-type="string">
            <text:p>CZ064</text:p>
          </table:table-cell>
          <table:table-cell table:formula="of:=SUMIF([.$C$3:.$C$16];[.I61];[.$A$3:.$A$16])" office:value-type="float" office:value="10" calcext:value-type="float">
            <text:p>10</text:p>
          </table:table-cell>
          <table:table-cell office:value-type="float" office:value="153943" calcext:value-type="float">
            <text:p>153943</text:p>
          </table:table-cell>
          <table:table-cell/>
          <table:table-cell office:value-type="string" calcext:value-type="string">
            <text:p>Cheb</text:p>
          </table:table-cell>
          <table:table-cell office:value-type="string" calcext:value-type="string">
            <text:p>Aš</text:p>
          </table:table-cell>
          <table:table-cell table:formula="of:=SUMIF([.$G$3:.$G$79];[.M61];[.$F$3:.$F$79])" office:value-type="float" office:value="26" calcext:value-type="float">
            <text:p>26</text:p>
          </table:table-cell>
          <table:table-cell table:number-columns-repeated="4"/>
          <table:table-cell table:formula="of:=&quot;{&quot;&quot;&quot;&amp;[.H61]&amp;&quot;&quot;&quot;,&quot;&quot;&quot;&amp;[.G61]&amp;&quot;&quot;&quot;,&quot;&amp;[.J61]&amp;&quot;,&quot;&amp;[.K61]&amp;&quot;},&quot;" office:value-type="string" office:string-value="{&quot;CZ0645&quot;,&quot;Hodonín&quot;,10,153943}," calcext:value-type="string">
            <text:p>{"CZ0645","Hodonín",10,153943},</text:p>
          </table:table-cell>
          <table:table-cell table:number-columns-repeated="2"/>
          <table:table-cell table:formula="of:=&quot;{&quot;&quot;&quot;&amp;[.M61]&amp;&quot;&quot;&quot;,&quot;&quot;&quot;&amp;[.N61]&amp;&quot;&quot;&quot;,&quot;&amp;[.O61]&amp;&quot;},&quot;" office:value-type="string" office:string-value="{&quot;Cheb&quot;,&quot;Aš&quot;,26}," calcext:value-type="string">
            <text:p>{"Cheb","Aš",26},</text:p>
          </table:table-cell>
        </table:table-row>
        <table:table-row table:style-name="ro1">
          <table:table-cell table:number-columns-repeated="5"/>
          <table:table-cell table:formula="of:=[.F61]+1" office:value-type="float" office:value="59" calcext:value-type="float">
            <text:p>59</text:p>
          </table:table-cell>
          <table:table-cell office:value-type="string" calcext:value-type="string">
            <text:p>Vyškov</text:p>
          </table:table-cell>
          <table:table-cell office:value-type="string" calcext:value-type="string">
            <text:p>CZ0646</text:p>
          </table:table-cell>
          <table:table-cell table:formula="of:=MID([.H62];1;5)" office:value-type="string" office:string-value="CZ064" calcext:value-type="string">
            <text:p>CZ064</text:p>
          </table:table-cell>
          <table:table-cell table:formula="of:=SUMIF([.$C$3:.$C$16];[.I62];[.$A$3:.$A$16])" office:value-type="float" office:value="10" calcext:value-type="float">
            <text:p>10</text:p>
          </table:table-cell>
          <table:table-cell office:value-type="float" office:value="92280" calcext:value-type="float">
            <text:p>92280</text:p>
          </table:table-cell>
          <table:table-cell/>
          <table:table-cell table:number-columns-repeated="2" office:value-type="string" calcext:value-type="string">
            <text:p>Cheb</text:p>
          </table:table-cell>
          <table:table-cell table:formula="of:=SUMIF([.$G$3:.$G$79];[.M62];[.$F$3:.$F$79])" office:value-type="float" office:value="26" calcext:value-type="float">
            <text:p>26</text:p>
          </table:table-cell>
          <table:table-cell table:number-columns-repeated="4"/>
          <table:table-cell table:formula="of:=&quot;{&quot;&quot;&quot;&amp;[.H62]&amp;&quot;&quot;&quot;,&quot;&quot;&quot;&amp;[.G62]&amp;&quot;&quot;&quot;,&quot;&amp;[.J62]&amp;&quot;,&quot;&amp;[.K62]&amp;&quot;},&quot;" office:value-type="string" office:string-value="{&quot;CZ0646&quot;,&quot;Vyškov&quot;,10,92280}," calcext:value-type="string">
            <text:p>{"CZ0646","Vyškov",10,92280},</text:p>
          </table:table-cell>
          <table:table-cell table:number-columns-repeated="2"/>
          <table:table-cell table:formula="of:=&quot;{&quot;&quot;&quot;&amp;[.M62]&amp;&quot;&quot;&quot;,&quot;&quot;&quot;&amp;[.N62]&amp;&quot;&quot;&quot;,&quot;&amp;[.O62]&amp;&quot;},&quot;" office:value-type="string" office:string-value="{&quot;Cheb&quot;,&quot;Cheb&quot;,26}," calcext:value-type="string">
            <text:p>{"Cheb","Cheb",26},</text:p>
          </table:table-cell>
        </table:table-row>
        <table:table-row table:style-name="ro1">
          <table:table-cell table:number-columns-repeated="5"/>
          <table:table-cell table:formula="of:=[.F62]+1" office:value-type="float" office:value="60" calcext:value-type="float">
            <text:p>60</text:p>
          </table:table-cell>
          <table:table-cell office:value-type="string" calcext:value-type="string">
            <text:p>Znojmo</text:p>
          </table:table-cell>
          <table:table-cell office:value-type="string" calcext:value-type="string">
            <text:p>CZ0647</text:p>
          </table:table-cell>
          <table:table-cell table:formula="of:=MID([.H63];1;5)" office:value-type="string" office:string-value="CZ064" calcext:value-type="string">
            <text:p>CZ064</text:p>
          </table:table-cell>
          <table:table-cell table:formula="of:=SUMIF([.$C$3:.$C$16];[.I63];[.$A$3:.$A$16])" office:value-type="float" office:value="10" calcext:value-type="float">
            <text:p>10</text:p>
          </table:table-cell>
          <table:table-cell office:value-type="float" office:value="114351" calcext:value-type="float">
            <text:p>114351</text:p>
          </table:table-cell>
          <table:table-cell/>
          <table:table-cell office:value-type="string" calcext:value-type="string">
            <text:p>Cheb</text:p>
          </table:table-cell>
          <table:table-cell office:value-type="string" calcext:value-type="string">
            <text:p>Mariánské Lázně</text:p>
          </table:table-cell>
          <table:table-cell table:formula="of:=SUMIF([.$G$3:.$G$79];[.M63];[.$F$3:.$F$79])" office:value-type="float" office:value="26" calcext:value-type="float">
            <text:p>26</text:p>
          </table:table-cell>
          <table:table-cell table:number-columns-repeated="4"/>
          <table:table-cell table:formula="of:=&quot;{&quot;&quot;&quot;&amp;[.H63]&amp;&quot;&quot;&quot;,&quot;&quot;&quot;&amp;[.G63]&amp;&quot;&quot;&quot;,&quot;&amp;[.J63]&amp;&quot;,&quot;&amp;[.K63]&amp;&quot;},&quot;" office:value-type="string" office:string-value="{&quot;CZ0647&quot;,&quot;Znojmo&quot;,10,114351}," calcext:value-type="string">
            <text:p>{"CZ0647","Znojmo",10,114351},</text:p>
          </table:table-cell>
          <table:table-cell table:number-columns-repeated="2"/>
          <table:table-cell table:formula="of:=&quot;{&quot;&quot;&quot;&amp;[.M63]&amp;&quot;&quot;&quot;,&quot;&quot;&quot;&amp;[.N63]&amp;&quot;&quot;&quot;,&quot;&amp;[.O63]&amp;&quot;},&quot;" office:value-type="string" office:string-value="{&quot;Cheb&quot;,&quot;Mariánské Lázně&quot;,26}," calcext:value-type="string">
            <text:p>{"Cheb","Mariánské Lázně",26},</text:p>
          </table:table-cell>
        </table:table-row>
        <table:table-row table:style-name="ro1">
          <table:table-cell table:number-columns-repeated="5"/>
          <table:table-cell table:formula="of:=[.F63]+1" office:value-type="float" office:value="61" calcext:value-type="float">
            <text:p>61</text:p>
          </table:table-cell>
          <table:table-cell office:value-type="string" calcext:value-type="string">
            <text:p>Jeseník</text:p>
          </table:table-cell>
          <table:table-cell office:value-type="string" calcext:value-type="string">
            <text:p>CZ0711</text:p>
          </table:table-cell>
          <table:table-cell table:formula="of:=MID([.H64];1;5)" office:value-type="string" office:string-value="CZ071" calcext:value-type="string">
            <text:p>CZ071</text:p>
          </table:table-cell>
          <table:table-cell table:formula="of:=SUMIF([.$C$3:.$C$16];[.I64];[.$A$3:.$A$16])" office:value-type="float" office:value="11" calcext:value-type="float">
            <text:p>11</text:p>
          </table:table-cell>
          <table:table-cell office:value-type="float" office:value="37968" calcext:value-type="float">
            <text:p>37968</text:p>
          </table:table-cell>
          <table:table-cell/>
          <table:table-cell table:number-columns-repeated="2" office:value-type="string" calcext:value-type="string">
            <text:p>Karlovy Vary</text:p>
          </table:table-cell>
          <table:table-cell table:formula="of:=SUMIF([.$G$3:.$G$79];[.M64];[.$F$3:.$F$79])" office:value-type="float" office:value="27" calcext:value-type="float">
            <text:p>27</text:p>
          </table:table-cell>
          <table:table-cell table:number-columns-repeated="4"/>
          <table:table-cell table:formula="of:=&quot;{&quot;&quot;&quot;&amp;[.H64]&amp;&quot;&quot;&quot;,&quot;&quot;&quot;&amp;[.G64]&amp;&quot;&quot;&quot;,&quot;&amp;[.J64]&amp;&quot;,&quot;&amp;[.K64]&amp;&quot;},&quot;" office:value-type="string" office:string-value="{&quot;CZ0711&quot;,&quot;Jeseník&quot;,11,37968}," calcext:value-type="string">
            <text:p>{"CZ0711","Jeseník",11,37968},</text:p>
          </table:table-cell>
          <table:table-cell table:number-columns-repeated="2"/>
          <table:table-cell table:formula="of:=&quot;{&quot;&quot;&quot;&amp;[.M64]&amp;&quot;&quot;&quot;,&quot;&quot;&quot;&amp;[.N64]&amp;&quot;&quot;&quot;,&quot;&amp;[.O64]&amp;&quot;},&quot;" office:value-type="string" office:string-value="{&quot;Karlovy Vary&quot;,&quot;Karlovy Vary&quot;,27}," calcext:value-type="string">
            <text:p>{"Karlovy Vary","Karlovy Vary",27},</text:p>
          </table:table-cell>
        </table:table-row>
        <table:table-row table:style-name="ro1">
          <table:table-cell table:number-columns-repeated="5"/>
          <table:table-cell table:formula="of:=[.F64]+1" office:value-type="float" office:value="62" calcext:value-type="float">
            <text:p>62</text:p>
          </table:table-cell>
          <table:table-cell office:value-type="string" calcext:value-type="string">
            <text:p>Olomouc</text:p>
          </table:table-cell>
          <table:table-cell office:value-type="string" calcext:value-type="string">
            <text:p>CZ0712</text:p>
          </table:table-cell>
          <table:table-cell table:formula="of:=MID([.H65];1;5)" office:value-type="string" office:string-value="CZ071" calcext:value-type="string">
            <text:p>CZ071</text:p>
          </table:table-cell>
          <table:table-cell table:formula="of:=SUMIF([.$C$3:.$C$16];[.I65];[.$A$3:.$A$16])" office:value-type="float" office:value="11" calcext:value-type="float">
            <text:p>11</text:p>
          </table:table-cell>
          <table:table-cell office:value-type="float" office:value="235472" calcext:value-type="float">
            <text:p>235472</text:p>
          </table:table-cell>
          <table:table-cell/>
          <table:table-cell office:value-type="string" calcext:value-type="string">
            <text:p>Karlovy Vary</text:p>
          </table:table-cell>
          <table:table-cell office:value-type="string" calcext:value-type="string">
            <text:p>Ostrov</text:p>
          </table:table-cell>
          <table:table-cell table:formula="of:=SUMIF([.$G$3:.$G$79];[.M65];[.$F$3:.$F$79])" office:value-type="float" office:value="27" calcext:value-type="float">
            <text:p>27</text:p>
          </table:table-cell>
          <table:table-cell table:number-columns-repeated="4"/>
          <table:table-cell table:formula="of:=&quot;{&quot;&quot;&quot;&amp;[.H65]&amp;&quot;&quot;&quot;,&quot;&quot;&quot;&amp;[.G65]&amp;&quot;&quot;&quot;,&quot;&amp;[.J65]&amp;&quot;,&quot;&amp;[.K65]&amp;&quot;},&quot;" office:value-type="string" office:string-value="{&quot;CZ0712&quot;,&quot;Olomouc&quot;,11,235472}," calcext:value-type="string">
            <text:p>{"CZ0712","Olomouc",11,235472},</text:p>
          </table:table-cell>
          <table:table-cell table:number-columns-repeated="2"/>
          <table:table-cell table:formula="of:=&quot;{&quot;&quot;&quot;&amp;[.M65]&amp;&quot;&quot;&quot;,&quot;&quot;&quot;&amp;[.N65]&amp;&quot;&quot;&quot;,&quot;&amp;[.O65]&amp;&quot;},&quot;" office:value-type="string" office:string-value="{&quot;Karlovy Vary&quot;,&quot;Ostrov&quot;,27}," calcext:value-type="string">
            <text:p>{"Karlovy Vary","Ostrov",27},</text:p>
          </table:table-cell>
        </table:table-row>
        <table:table-row table:style-name="ro1">
          <table:table-cell table:number-columns-repeated="5"/>
          <table:table-cell table:formula="of:=[.F65]+1" office:value-type="float" office:value="63" calcext:value-type="float">
            <text:p>63</text:p>
          </table:table-cell>
          <table:table-cell office:value-type="string" calcext:value-type="string">
            <text:p>Prostějov</text:p>
          </table:table-cell>
          <table:table-cell office:value-type="string" calcext:value-type="string">
            <text:p>CZ0713</text:p>
          </table:table-cell>
          <table:table-cell table:formula="of:=MID([.H66];1;5)" office:value-type="string" office:string-value="CZ071" calcext:value-type="string">
            <text:p>CZ071</text:p>
          </table:table-cell>
          <table:table-cell table:formula="of:=SUMIF([.$C$3:.$C$16];[.I66];[.$A$3:.$A$16])" office:value-type="float" office:value="11" calcext:value-type="float">
            <text:p>11</text:p>
          </table:table-cell>
          <table:table-cell office:value-type="float" office:value="108646" calcext:value-type="float">
            <text:p>108646</text:p>
          </table:table-cell>
          <table:table-cell/>
          <table:table-cell office:value-type="string" calcext:value-type="string">
            <text:p>Sokolov</text:p>
          </table:table-cell>
          <table:table-cell office:value-type="string" calcext:value-type="string">
            <text:p>Kraslice</text:p>
          </table:table-cell>
          <table:table-cell table:formula="of:=SUMIF([.$G$3:.$G$79];[.M66];[.$F$3:.$F$79])" office:value-type="float" office:value="28" calcext:value-type="float">
            <text:p>28</text:p>
          </table:table-cell>
          <table:table-cell table:number-columns-repeated="4"/>
          <table:table-cell table:formula="of:=&quot;{&quot;&quot;&quot;&amp;[.H66]&amp;&quot;&quot;&quot;,&quot;&quot;&quot;&amp;[.G66]&amp;&quot;&quot;&quot;,&quot;&amp;[.J66]&amp;&quot;,&quot;&amp;[.K66]&amp;&quot;},&quot;" office:value-type="string" office:string-value="{&quot;CZ0713&quot;,&quot;Prostějov&quot;,11,108646}," calcext:value-type="string">
            <text:p>{"CZ0713","Prostějov",11,108646},</text:p>
          </table:table-cell>
          <table:table-cell table:number-columns-repeated="2"/>
          <table:table-cell table:formula="of:=&quot;{&quot;&quot;&quot;&amp;[.M66]&amp;&quot;&quot;&quot;,&quot;&quot;&quot;&amp;[.N66]&amp;&quot;&quot;&quot;,&quot;&amp;[.O66]&amp;&quot;},&quot;" office:value-type="string" office:string-value="{&quot;Sokolov&quot;,&quot;Kraslice&quot;,28}," calcext:value-type="string">
            <text:p>{"Sokolov","Kraslice",28},</text:p>
          </table:table-cell>
        </table:table-row>
        <table:table-row table:style-name="ro1">
          <table:table-cell table:number-columns-repeated="5"/>
          <table:table-cell table:formula="of:=[.F66]+1" office:value-type="float" office:value="64" calcext:value-type="float">
            <text:p>64</text:p>
          </table:table-cell>
          <table:table-cell office:value-type="string" calcext:value-type="string">
            <text:p>Přerov</text:p>
          </table:table-cell>
          <table:table-cell office:value-type="string" calcext:value-type="string">
            <text:p>CZ0714</text:p>
          </table:table-cell>
          <table:table-cell table:formula="of:=MID([.H67];1;5)" office:value-type="string" office:string-value="CZ071" calcext:value-type="string">
            <text:p>CZ071</text:p>
          </table:table-cell>
          <table:table-cell table:formula="of:=SUMIF([.$C$3:.$C$16];[.I67];[.$A$3:.$A$16])" office:value-type="float" office:value="11" calcext:value-type="float">
            <text:p>11</text:p>
          </table:table-cell>
          <table:table-cell office:value-type="float" office:value="129512" calcext:value-type="float">
            <text:p>129512</text:p>
          </table:table-cell>
          <table:table-cell/>
          <table:table-cell table:number-columns-repeated="2" office:value-type="string" calcext:value-type="string">
            <text:p>Sokolov</text:p>
          </table:table-cell>
          <table:table-cell table:formula="of:=SUMIF([.$G$3:.$G$79];[.M67];[.$F$3:.$F$79])" office:value-type="float" office:value="28" calcext:value-type="float">
            <text:p>28</text:p>
          </table:table-cell>
          <table:table-cell table:number-columns-repeated="4"/>
          <table:table-cell table:formula="of:=&quot;{&quot;&quot;&quot;&amp;[.H67]&amp;&quot;&quot;&quot;,&quot;&quot;&quot;&amp;[.G67]&amp;&quot;&quot;&quot;,&quot;&amp;[.J67]&amp;&quot;,&quot;&amp;[.K67]&amp;&quot;},&quot;" office:value-type="string" office:string-value="{&quot;CZ0714&quot;,&quot;Přerov&quot;,11,129512}," calcext:value-type="string">
            <text:p>{"CZ0714","Přerov",11,129512},</text:p>
          </table:table-cell>
          <table:table-cell table:number-columns-repeated="2"/>
          <table:table-cell table:formula="of:=&quot;{&quot;&quot;&quot;&amp;[.M67]&amp;&quot;&quot;&quot;,&quot;&quot;&quot;&amp;[.N67]&amp;&quot;&quot;&quot;,&quot;&amp;[.O67]&amp;&quot;},&quot;" office:value-type="string" office:string-value="{&quot;Sokolov&quot;,&quot;Sokolov&quot;,28}," calcext:value-type="string">
            <text:p>{"Sokolov","Sokolov",28},</text:p>
          </table:table-cell>
        </table:table-row>
        <table:table-row table:style-name="ro1">
          <table:table-cell table:number-columns-repeated="5"/>
          <table:table-cell table:formula="of:=[.F67]+1" office:value-type="float" office:value="65" calcext:value-type="float">
            <text:p>65</text:p>
          </table:table-cell>
          <table:table-cell office:value-type="string" calcext:value-type="string">
            <text:p>Šumperk</text:p>
          </table:table-cell>
          <table:table-cell office:value-type="string" calcext:value-type="string">
            <text:p>CZ0715</text:p>
          </table:table-cell>
          <table:table-cell table:formula="of:=MID([.H68];1;5)" office:value-type="string" office:string-value="CZ071" calcext:value-type="string">
            <text:p>CZ071</text:p>
          </table:table-cell>
          <table:table-cell table:formula="of:=SUMIF([.$C$3:.$C$16];[.I68];[.$A$3:.$A$16])" office:value-type="float" office:value="11" calcext:value-type="float">
            <text:p>11</text:p>
          </table:table-cell>
          <table:table-cell office:value-type="float" office:value="120417" calcext:value-type="float">
            <text:p>120417</text:p>
          </table:table-cell>
          <table:table-cell/>
          <table:table-cell table:number-columns-repeated="2" office:value-type="string" calcext:value-type="string">
            <text:p>Děčín</text:p>
          </table:table-cell>
          <table:table-cell table:formula="of:=SUMIF([.$G$3:.$G$79];[.M68];[.$F$3:.$F$79])" office:value-type="float" office:value="29" calcext:value-type="float">
            <text:p>29</text:p>
          </table:table-cell>
          <table:table-cell table:number-columns-repeated="4"/>
          <table:table-cell table:formula="of:=&quot;{&quot;&quot;&quot;&amp;[.H68]&amp;&quot;&quot;&quot;,&quot;&quot;&quot;&amp;[.G68]&amp;&quot;&quot;&quot;,&quot;&amp;[.J68]&amp;&quot;,&quot;&amp;[.K68]&amp;&quot;},&quot;" office:value-type="string" office:string-value="{&quot;CZ0715&quot;,&quot;Šumperk&quot;,11,120417}," calcext:value-type="string">
            <text:p>{"CZ0715","Šumperk",11,120417},</text:p>
          </table:table-cell>
          <table:table-cell table:number-columns-repeated="2"/>
          <table:table-cell table:formula="of:=&quot;{&quot;&quot;&quot;&amp;[.M68]&amp;&quot;&quot;&quot;,&quot;&quot;&quot;&amp;[.N68]&amp;&quot;&quot;&quot;,&quot;&amp;[.O68]&amp;&quot;},&quot;" office:value-type="string" office:string-value="{&quot;Děčín&quot;,&quot;Děčín&quot;,29}," calcext:value-type="string">
            <text:p>{"Děčín","Děčín",29},</text:p>
          </table:table-cell>
        </table:table-row>
        <table:table-row table:style-name="ro1">
          <table:table-cell table:number-columns-repeated="5"/>
          <table:table-cell table:formula="of:=[.F68]+1" office:value-type="float" office:value="66" calcext:value-type="float">
            <text:p>66</text:p>
          </table:table-cell>
          <table:table-cell office:value-type="string" calcext:value-type="string">
            <text:p>Kroměříž</text:p>
          </table:table-cell>
          <table:table-cell office:value-type="string" calcext:value-type="string">
            <text:p>CZ0721</text:p>
          </table:table-cell>
          <table:table-cell table:formula="of:=MID([.H69];1;5)" office:value-type="string" office:string-value="CZ072" calcext:value-type="string">
            <text:p>CZ072</text:p>
          </table:table-cell>
          <table:table-cell table:formula="of:=SUMIF([.$C$3:.$C$16];[.I69];[.$A$3:.$A$16])" office:value-type="float" office:value="12" calcext:value-type="float">
            <text:p>12</text:p>
          </table:table-cell>
          <table:table-cell office:value-type="float" office:value="105343" calcext:value-type="float">
            <text:p>105343</text:p>
          </table:table-cell>
          <table:table-cell/>
          <table:table-cell office:value-type="string" calcext:value-type="string">
            <text:p>Děčín</text:p>
          </table:table-cell>
          <table:table-cell office:value-type="string" calcext:value-type="string">
            <text:p>Rumburk</text:p>
          </table:table-cell>
          <table:table-cell table:formula="of:=SUMIF([.$G$3:.$G$79];[.M69];[.$F$3:.$F$79])" office:value-type="float" office:value="29" calcext:value-type="float">
            <text:p>29</text:p>
          </table:table-cell>
          <table:table-cell table:number-columns-repeated="4"/>
          <table:table-cell table:formula="of:=&quot;{&quot;&quot;&quot;&amp;[.H69]&amp;&quot;&quot;&quot;,&quot;&quot;&quot;&amp;[.G69]&amp;&quot;&quot;&quot;,&quot;&amp;[.J69]&amp;&quot;,&quot;&amp;[.K69]&amp;&quot;},&quot;" office:value-type="string" office:string-value="{&quot;CZ0721&quot;,&quot;Kroměříž&quot;,12,105343}," calcext:value-type="string">
            <text:p>{"CZ0721","Kroměříž",12,105343},</text:p>
          </table:table-cell>
          <table:table-cell table:number-columns-repeated="2"/>
          <table:table-cell table:formula="of:=&quot;{&quot;&quot;&quot;&amp;[.M69]&amp;&quot;&quot;&quot;,&quot;&quot;&quot;&amp;[.N69]&amp;&quot;&quot;&quot;,&quot;&amp;[.O69]&amp;&quot;},&quot;" office:value-type="string" office:string-value="{&quot;Děčín&quot;,&quot;Rumburk&quot;,29}," calcext:value-type="string">
            <text:p>{"Děčín","Rumburk",29},</text:p>
          </table:table-cell>
        </table:table-row>
        <table:table-row table:style-name="ro1">
          <table:table-cell table:number-columns-repeated="5"/>
          <table:table-cell table:formula="of:=[.F69]+1" office:value-type="float" office:value="67" calcext:value-type="float">
            <text:p>67</text:p>
          </table:table-cell>
          <table:table-cell office:value-type="string" calcext:value-type="string">
            <text:p>Uherské Hradiště</text:p>
          </table:table-cell>
          <table:table-cell office:value-type="string" calcext:value-type="string">
            <text:p>CZ0722</text:p>
          </table:table-cell>
          <table:table-cell table:formula="of:=MID([.H70];1;5)" office:value-type="string" office:string-value="CZ072" calcext:value-type="string">
            <text:p>CZ072</text:p>
          </table:table-cell>
          <table:table-cell table:formula="of:=SUMIF([.$C$3:.$C$16];[.I70];[.$A$3:.$A$16])" office:value-type="float" office:value="12" calcext:value-type="float">
            <text:p>12</text:p>
          </table:table-cell>
          <table:table-cell office:value-type="float" office:value="142226" calcext:value-type="float">
            <text:p>142226</text:p>
          </table:table-cell>
          <table:table-cell/>
          <table:table-cell office:value-type="string" calcext:value-type="string">
            <text:p>Děčín</text:p>
          </table:table-cell>
          <table:table-cell office:value-type="string" calcext:value-type="string">
            <text:p>Varnsdorf</text:p>
          </table:table-cell>
          <table:table-cell table:formula="of:=SUMIF([.$G$3:.$G$79];[.M70];[.$F$3:.$F$79])" office:value-type="float" office:value="29" calcext:value-type="float">
            <text:p>29</text:p>
          </table:table-cell>
          <table:table-cell table:number-columns-repeated="4"/>
          <table:table-cell table:formula="of:=&quot;{&quot;&quot;&quot;&amp;[.H70]&amp;&quot;&quot;&quot;,&quot;&quot;&quot;&amp;[.G70]&amp;&quot;&quot;&quot;,&quot;&amp;[.J70]&amp;&quot;,&quot;&amp;[.K70]&amp;&quot;},&quot;" office:value-type="string" office:string-value="{&quot;CZ0722&quot;,&quot;Uherské Hradiště&quot;,12,142226}," calcext:value-type="string">
            <text:p>{"CZ0722","Uherské Hradiště",12,142226},</text:p>
          </table:table-cell>
          <table:table-cell table:number-columns-repeated="2"/>
          <table:table-cell table:formula="of:=&quot;{&quot;&quot;&quot;&amp;[.M70]&amp;&quot;&quot;&quot;,&quot;&quot;&quot;&amp;[.N70]&amp;&quot;&quot;&quot;,&quot;&amp;[.O70]&amp;&quot;},&quot;" office:value-type="string" office:string-value="{&quot;Děčín&quot;,&quot;Varnsdorf&quot;,29}," calcext:value-type="string">
            <text:p>{"Děčín","Varnsdorf",29},</text:p>
          </table:table-cell>
        </table:table-row>
        <table:table-row table:style-name="ro1">
          <table:table-cell table:number-columns-repeated="5"/>
          <table:table-cell table:formula="of:=[.F70]+1" office:value-type="float" office:value="68" calcext:value-type="float">
            <text:p>68</text:p>
          </table:table-cell>
          <table:table-cell office:value-type="string" calcext:value-type="string">
            <text:p>Vsetín</text:p>
          </table:table-cell>
          <table:table-cell office:value-type="string" calcext:value-type="string">
            <text:p>CZ0723</text:p>
          </table:table-cell>
          <table:table-cell table:formula="of:=MID([.H71];1;5)" office:value-type="string" office:string-value="CZ072" calcext:value-type="string">
            <text:p>CZ072</text:p>
          </table:table-cell>
          <table:table-cell table:formula="of:=SUMIF([.$C$3:.$C$16];[.I71];[.$A$3:.$A$16])" office:value-type="float" office:value="12" calcext:value-type="float">
            <text:p>12</text:p>
          </table:table-cell>
          <table:table-cell office:value-type="float" office:value="143334" calcext:value-type="float">
            <text:p>143334</text:p>
          </table:table-cell>
          <table:table-cell/>
          <table:table-cell table:number-columns-repeated="2" office:value-type="string" calcext:value-type="string">
            <text:p>Chomutov</text:p>
          </table:table-cell>
          <table:table-cell table:formula="of:=SUMIF([.$G$3:.$G$79];[.M71];[.$F$3:.$F$79])" office:value-type="float" office:value="30" calcext:value-type="float">
            <text:p>30</text:p>
          </table:table-cell>
          <table:table-cell table:number-columns-repeated="4"/>
          <table:table-cell table:formula="of:=&quot;{&quot;&quot;&quot;&amp;[.H71]&amp;&quot;&quot;&quot;,&quot;&quot;&quot;&amp;[.G71]&amp;&quot;&quot;&quot;,&quot;&amp;[.J71]&amp;&quot;,&quot;&amp;[.K71]&amp;&quot;},&quot;" office:value-type="string" office:string-value="{&quot;CZ0723&quot;,&quot;Vsetín&quot;,12,143334}," calcext:value-type="string">
            <text:p>{"CZ0723","Vsetín",12,143334},</text:p>
          </table:table-cell>
          <table:table-cell table:number-columns-repeated="2"/>
          <table:table-cell table:formula="of:=&quot;{&quot;&quot;&quot;&amp;[.M71]&amp;&quot;&quot;&quot;,&quot;&quot;&quot;&amp;[.N71]&amp;&quot;&quot;&quot;,&quot;&amp;[.O71]&amp;&quot;},&quot;" office:value-type="string" office:string-value="{&quot;Chomutov&quot;,&quot;Chomutov&quot;,30}," calcext:value-type="string">
            <text:p>{"Chomutov","Chomutov",30},</text:p>
          </table:table-cell>
        </table:table-row>
        <table:table-row table:style-name="ro1">
          <table:table-cell table:number-columns-repeated="5"/>
          <table:table-cell table:formula="of:=[.F71]+1" office:value-type="float" office:value="69" calcext:value-type="float">
            <text:p>69</text:p>
          </table:table-cell>
          <table:table-cell office:value-type="string" calcext:value-type="string">
            <text:p>Zlín</text:p>
          </table:table-cell>
          <table:table-cell office:value-type="string" calcext:value-type="string">
            <text:p>CZ0724</text:p>
          </table:table-cell>
          <table:table-cell table:formula="of:=MID([.H72];1;5)" office:value-type="string" office:string-value="CZ072" calcext:value-type="string">
            <text:p>CZ072</text:p>
          </table:table-cell>
          <table:table-cell table:formula="of:=SUMIF([.$C$3:.$C$16];[.I72];[.$A$3:.$A$16])" office:value-type="float" office:value="12" calcext:value-type="float">
            <text:p>12</text:p>
          </table:table-cell>
          <table:table-cell office:value-type="float" office:value="191652" calcext:value-type="float">
            <text:p>191652</text:p>
          </table:table-cell>
          <table:table-cell/>
          <table:table-cell office:value-type="string" calcext:value-type="string">
            <text:p>Chomutov</text:p>
          </table:table-cell>
          <table:table-cell office:value-type="string" calcext:value-type="string">
            <text:p>Kadaň</text:p>
          </table:table-cell>
          <table:table-cell table:formula="of:=SUMIF([.$G$3:.$G$79];[.M72];[.$F$3:.$F$79])" office:value-type="float" office:value="30" calcext:value-type="float">
            <text:p>30</text:p>
          </table:table-cell>
          <table:table-cell table:number-columns-repeated="4"/>
          <table:table-cell table:formula="of:=&quot;{&quot;&quot;&quot;&amp;[.H72]&amp;&quot;&quot;&quot;,&quot;&quot;&quot;&amp;[.G72]&amp;&quot;&quot;&quot;,&quot;&amp;[.J72]&amp;&quot;,&quot;&amp;[.K72]&amp;&quot;},&quot;" office:value-type="string" office:string-value="{&quot;CZ0724&quot;,&quot;Zlín&quot;,12,191652}," calcext:value-type="string">
            <text:p>{"CZ0724","Zlín",12,191652},</text:p>
          </table:table-cell>
          <table:table-cell table:number-columns-repeated="2"/>
          <table:table-cell table:formula="of:=&quot;{&quot;&quot;&quot;&amp;[.M72]&amp;&quot;&quot;&quot;,&quot;&quot;&quot;&amp;[.N72]&amp;&quot;&quot;&quot;,&quot;&amp;[.O72]&amp;&quot;},&quot;" office:value-type="string" office:string-value="{&quot;Chomutov&quot;,&quot;Kadaň&quot;,30}," calcext:value-type="string">
            <text:p>{"Chomutov","Kadaň",30},</text:p>
          </table:table-cell>
        </table:table-row>
        <table:table-row table:style-name="ro1">
          <table:table-cell table:number-columns-repeated="5"/>
          <table:table-cell table:formula="of:=[.F72]+1" office:value-type="float" office:value="70" calcext:value-type="float">
            <text:p>70</text:p>
          </table:table-cell>
          <table:table-cell office:value-type="string" calcext:value-type="string">
            <text:p>Bruntál</text:p>
          </table:table-cell>
          <table:table-cell office:value-type="string" calcext:value-type="string">
            <text:p>CZ0801</text:p>
          </table:table-cell>
          <table:table-cell table:formula="of:=MID([.H73];1;5)" office:value-type="string" office:string-value="CZ080" calcext:value-type="string">
            <text:p>CZ080</text:p>
          </table:table-cell>
          <table:table-cell table:formula="of:=SUMIF([.$C$3:.$C$16];[.I73];[.$A$3:.$A$16])" office:value-type="float" office:value="13" calcext:value-type="float">
            <text:p>13</text:p>
          </table:table-cell>
          <table:table-cell office:value-type="float" office:value="91597" calcext:value-type="float">
            <text:p>91597</text:p>
          </table:table-cell>
          <table:table-cell/>
          <table:table-cell table:number-columns-repeated="2" office:value-type="string" calcext:value-type="string">
            <text:p>Litoměřice</text:p>
          </table:table-cell>
          <table:table-cell table:formula="of:=SUMIF([.$G$3:.$G$79];[.M73];[.$F$3:.$F$79])" office:value-type="float" office:value="31" calcext:value-type="float">
            <text:p>31</text:p>
          </table:table-cell>
          <table:table-cell table:number-columns-repeated="4"/>
          <table:table-cell table:formula="of:=&quot;{&quot;&quot;&quot;&amp;[.H73]&amp;&quot;&quot;&quot;,&quot;&quot;&quot;&amp;[.G73]&amp;&quot;&quot;&quot;,&quot;&amp;[.J73]&amp;&quot;,&quot;&amp;[.K73]&amp;&quot;},&quot;" office:value-type="string" office:string-value="{&quot;CZ0801&quot;,&quot;Bruntál&quot;,13,91597}," calcext:value-type="string">
            <text:p>{"CZ0801","Bruntál",13,91597},</text:p>
          </table:table-cell>
          <table:table-cell table:number-columns-repeated="2"/>
          <table:table-cell table:formula="of:=&quot;{&quot;&quot;&quot;&amp;[.M73]&amp;&quot;&quot;&quot;,&quot;&quot;&quot;&amp;[.N73]&amp;&quot;&quot;&quot;,&quot;&amp;[.O73]&amp;&quot;},&quot;" office:value-type="string" office:string-value="{&quot;Litoměřice&quot;,&quot;Litoměřice&quot;,31}," calcext:value-type="string">
            <text:p>{"Litoměřice","Litoměřice",31},</text:p>
          </table:table-cell>
        </table:table-row>
        <table:table-row table:style-name="ro1">
          <table:table-cell table:number-columns-repeated="5"/>
          <table:table-cell table:formula="of:=[.F73]+1" office:value-type="float" office:value="71" calcext:value-type="float">
            <text:p>71</text:p>
          </table:table-cell>
          <table:table-cell office:value-type="string" calcext:value-type="string">
            <text:p>Frýdek-Místek</text:p>
          </table:table-cell>
          <table:table-cell office:value-type="string" calcext:value-type="string">
            <text:p>CZ0802</text:p>
          </table:table-cell>
          <table:table-cell table:formula="of:=MID([.H74];1;5)" office:value-type="string" office:string-value="CZ080" calcext:value-type="string">
            <text:p>CZ080</text:p>
          </table:table-cell>
          <table:table-cell table:formula="of:=SUMIF([.$C$3:.$C$16];[.I74];[.$A$3:.$A$16])" office:value-type="float" office:value="13" calcext:value-type="float">
            <text:p>13</text:p>
          </table:table-cell>
          <table:table-cell office:value-type="float" office:value="214660" calcext:value-type="float">
            <text:p>214660</text:p>
          </table:table-cell>
          <table:table-cell/>
          <table:table-cell office:value-type="string" calcext:value-type="string">
            <text:p>Litoměřice</text:p>
          </table:table-cell>
          <table:table-cell office:value-type="string" calcext:value-type="string">
            <text:p>Lovosice</text:p>
          </table:table-cell>
          <table:table-cell table:formula="of:=SUMIF([.$G$3:.$G$79];[.M74];[.$F$3:.$F$79])" office:value-type="float" office:value="31" calcext:value-type="float">
            <text:p>31</text:p>
          </table:table-cell>
          <table:table-cell table:number-columns-repeated="4"/>
          <table:table-cell table:formula="of:=&quot;{&quot;&quot;&quot;&amp;[.H74]&amp;&quot;&quot;&quot;,&quot;&quot;&quot;&amp;[.G74]&amp;&quot;&quot;&quot;,&quot;&amp;[.J74]&amp;&quot;,&quot;&amp;[.K74]&amp;&quot;},&quot;" office:value-type="string" office:string-value="{&quot;CZ0802&quot;,&quot;Frýdek-Místek&quot;,13,214660}," calcext:value-type="string">
            <text:p>{"CZ0802","Frýdek-Místek",13,214660},</text:p>
          </table:table-cell>
          <table:table-cell table:number-columns-repeated="2"/>
          <table:table-cell table:formula="of:=&quot;{&quot;&quot;&quot;&amp;[.M74]&amp;&quot;&quot;&quot;,&quot;&quot;&quot;&amp;[.N74]&amp;&quot;&quot;&quot;,&quot;&amp;[.O74]&amp;&quot;},&quot;" office:value-type="string" office:string-value="{&quot;Litoměřice&quot;,&quot;Lovosice&quot;,31}," calcext:value-type="string">
            <text:p>{"Litoměřice","Lovosice",31},</text:p>
          </table:table-cell>
        </table:table-row>
        <table:table-row table:style-name="ro1">
          <table:table-cell table:number-columns-repeated="5"/>
          <table:table-cell table:formula="of:=[.F74]+1" office:value-type="float" office:value="72" calcext:value-type="float">
            <text:p>72</text:p>
          </table:table-cell>
          <table:table-cell office:value-type="string" calcext:value-type="string">
            <text:p>Karviná</text:p>
          </table:table-cell>
          <table:table-cell office:value-type="string" calcext:value-type="string">
            <text:p>CZ0803</text:p>
          </table:table-cell>
          <table:table-cell table:formula="of:=MID([.H75];1;5)" office:value-type="string" office:string-value="CZ080" calcext:value-type="string">
            <text:p>CZ080</text:p>
          </table:table-cell>
          <table:table-cell table:formula="of:=SUMIF([.$C$3:.$C$16];[.I75];[.$A$3:.$A$16])" office:value-type="float" office:value="13" calcext:value-type="float">
            <text:p>13</text:p>
          </table:table-cell>
          <table:table-cell office:value-type="float" office:value="246324" calcext:value-type="float">
            <text:p>246324</text:p>
          </table:table-cell>
          <table:table-cell/>
          <table:table-cell office:value-type="string" calcext:value-type="string">
            <text:p>Litoměřice</text:p>
          </table:table-cell>
          <table:table-cell office:value-type="string" calcext:value-type="string">
            <text:p>Roudnice nad Labem</text:p>
          </table:table-cell>
          <table:table-cell table:formula="of:=SUMIF([.$G$3:.$G$79];[.M75];[.$F$3:.$F$79])" office:value-type="float" office:value="31" calcext:value-type="float">
            <text:p>31</text:p>
          </table:table-cell>
          <table:table-cell table:number-columns-repeated="4"/>
          <table:table-cell table:formula="of:=&quot;{&quot;&quot;&quot;&amp;[.H75]&amp;&quot;&quot;&quot;,&quot;&quot;&quot;&amp;[.G75]&amp;&quot;&quot;&quot;,&quot;&amp;[.J75]&amp;&quot;,&quot;&amp;[.K75]&amp;&quot;},&quot;" office:value-type="string" office:string-value="{&quot;CZ0803&quot;,&quot;Karviná&quot;,13,246324}," calcext:value-type="string">
            <text:p>{"CZ0803","Karviná",13,246324},</text:p>
          </table:table-cell>
          <table:table-cell table:number-columns-repeated="2"/>
          <table:table-cell table:formula="of:=&quot;{&quot;&quot;&quot;&amp;[.M75]&amp;&quot;&quot;&quot;,&quot;&quot;&quot;&amp;[.N75]&amp;&quot;&quot;&quot;,&quot;&amp;[.O75]&amp;&quot;},&quot;" office:value-type="string" office:string-value="{&quot;Litoměřice&quot;,&quot;Roudnice nad Labem&quot;,31}," calcext:value-type="string">
            <text:p>{"Litoměřice","Roudnice nad Labem",31},</text:p>
          </table:table-cell>
        </table:table-row>
        <table:table-row table:style-name="ro1">
          <table:table-cell table:number-columns-repeated="5"/>
          <table:table-cell table:formula="of:=[.F75]+1" office:value-type="float" office:value="73" calcext:value-type="float">
            <text:p>73</text:p>
          </table:table-cell>
          <table:table-cell office:value-type="string" calcext:value-type="string">
            <text:p>Nový Jičín</text:p>
          </table:table-cell>
          <table:table-cell office:value-type="string" calcext:value-type="string">
            <text:p>CZ0804</text:p>
          </table:table-cell>
          <table:table-cell table:formula="of:=MID([.H76];1;5)" office:value-type="string" office:string-value="CZ080" calcext:value-type="string">
            <text:p>CZ080</text:p>
          </table:table-cell>
          <table:table-cell table:formula="of:=SUMIF([.$C$3:.$C$16];[.I76];[.$A$3:.$A$16])" office:value-type="float" office:value="13" calcext:value-type="float">
            <text:p>13</text:p>
          </table:table-cell>
          <table:table-cell office:value-type="float" office:value="151577" calcext:value-type="float">
            <text:p>151577</text:p>
          </table:table-cell>
          <table:table-cell/>
          <table:table-cell table:number-columns-repeated="2" office:value-type="string" calcext:value-type="string">
            <text:p>Louny</text:p>
          </table:table-cell>
          <table:table-cell table:formula="of:=SUMIF([.$G$3:.$G$79];[.M76];[.$F$3:.$F$79])" office:value-type="float" office:value="32" calcext:value-type="float">
            <text:p>32</text:p>
          </table:table-cell>
          <table:table-cell table:number-columns-repeated="4"/>
          <table:table-cell table:formula="of:=&quot;{&quot;&quot;&quot;&amp;[.H76]&amp;&quot;&quot;&quot;,&quot;&quot;&quot;&amp;[.G76]&amp;&quot;&quot;&quot;,&quot;&amp;[.J76]&amp;&quot;,&quot;&amp;[.K76]&amp;&quot;},&quot;" office:value-type="string" office:string-value="{&quot;CZ0804&quot;,&quot;Nový Jičín&quot;,13,151577}," calcext:value-type="string">
            <text:p>{"CZ0804","Nový Jičín",13,151577},</text:p>
          </table:table-cell>
          <table:table-cell table:number-columns-repeated="2"/>
          <table:table-cell table:formula="of:=&quot;{&quot;&quot;&quot;&amp;[.M76]&amp;&quot;&quot;&quot;,&quot;&quot;&quot;&amp;[.N76]&amp;&quot;&quot;&quot;,&quot;&amp;[.O76]&amp;&quot;},&quot;" office:value-type="string" office:string-value="{&quot;Louny&quot;,&quot;Louny&quot;,32}," calcext:value-type="string">
            <text:p>{"Louny","Louny",32},</text:p>
          </table:table-cell>
        </table:table-row>
        <table:table-row table:style-name="ro1">
          <table:table-cell table:number-columns-repeated="5"/>
          <table:table-cell table:formula="of:=[.F76]+1" office:value-type="float" office:value="74" calcext:value-type="float">
            <text:p>74</text:p>
          </table:table-cell>
          <table:table-cell office:value-type="string" calcext:value-type="string">
            <text:p>Opava</text:p>
          </table:table-cell>
          <table:table-cell office:value-type="string" calcext:value-type="string">
            <text:p>CZ0805</text:p>
          </table:table-cell>
          <table:table-cell table:formula="of:=MID([.H77];1;5)" office:value-type="string" office:string-value="CZ080" calcext:value-type="string">
            <text:p>CZ080</text:p>
          </table:table-cell>
          <table:table-cell table:formula="of:=SUMIF([.$C$3:.$C$16];[.I77];[.$A$3:.$A$16])" office:value-type="float" office:value="13" calcext:value-type="float">
            <text:p>13</text:p>
          </table:table-cell>
          <table:table-cell office:value-type="float" office:value="176236" calcext:value-type="float">
            <text:p>176236</text:p>
          </table:table-cell>
          <table:table-cell/>
          <table:table-cell office:value-type="string" calcext:value-type="string">
            <text:p>Louny</text:p>
          </table:table-cell>
          <table:table-cell office:value-type="string" calcext:value-type="string">
            <text:p>Podbořany</text:p>
          </table:table-cell>
          <table:table-cell table:formula="of:=SUMIF([.$G$3:.$G$79];[.M77];[.$F$3:.$F$79])" office:value-type="float" office:value="32" calcext:value-type="float">
            <text:p>32</text:p>
          </table:table-cell>
          <table:table-cell table:number-columns-repeated="4"/>
          <table:table-cell table:formula="of:=&quot;{&quot;&quot;&quot;&amp;[.H77]&amp;&quot;&quot;&quot;,&quot;&quot;&quot;&amp;[.G77]&amp;&quot;&quot;&quot;,&quot;&amp;[.J77]&amp;&quot;,&quot;&amp;[.K77]&amp;&quot;},&quot;" office:value-type="string" office:string-value="{&quot;CZ0805&quot;,&quot;Opava&quot;,13,176236}," calcext:value-type="string">
            <text:p>{"CZ0805","Opava",13,176236},</text:p>
          </table:table-cell>
          <table:table-cell table:number-columns-repeated="2"/>
          <table:table-cell table:formula="of:=&quot;{&quot;&quot;&quot;&amp;[.M77]&amp;&quot;&quot;&quot;,&quot;&quot;&quot;&amp;[.N77]&amp;&quot;&quot;&quot;,&quot;&amp;[.O77]&amp;&quot;},&quot;" office:value-type="string" office:string-value="{&quot;Louny&quot;,&quot;Podbořany&quot;,32}," calcext:value-type="string">
            <text:p>{"Louny","Podbořany",32},</text:p>
          </table:table-cell>
        </table:table-row>
        <table:table-row table:style-name="ro1">
          <table:table-cell table:number-columns-repeated="5"/>
          <table:table-cell table:formula="of:=[.F77]+1" office:value-type="float" office:value="75" calcext:value-type="float">
            <text:p>75</text:p>
          </table:table-cell>
          <table:table-cell office:value-type="string" calcext:value-type="string">
            <text:p>Ostrava-město</text:p>
          </table:table-cell>
          <table:table-cell office:value-type="string" calcext:value-type="string">
            <text:p>CZ0806</text:p>
          </table:table-cell>
          <table:table-cell table:formula="of:=MID([.H78];1;5)" office:value-type="string" office:string-value="CZ080" calcext:value-type="string">
            <text:p>CZ080</text:p>
          </table:table-cell>
          <table:table-cell table:formula="of:=SUMIF([.$C$3:.$C$16];[.I78];[.$A$3:.$A$16])" office:value-type="float" office:value="13" calcext:value-type="float">
            <text:p>13</text:p>
          </table:table-cell>
          <table:table-cell office:value-type="float" office:value="320145" calcext:value-type="float">
            <text:p>320145</text:p>
          </table:table-cell>
          <table:table-cell/>
          <table:table-cell office:value-type="string" calcext:value-type="string">
            <text:p>Louny</text:p>
          </table:table-cell>
          <table:table-cell office:value-type="string" calcext:value-type="string">
            <text:p>Žatec</text:p>
          </table:table-cell>
          <table:table-cell table:formula="of:=SUMIF([.$G$3:.$G$79];[.M78];[.$F$3:.$F$79])" office:value-type="float" office:value="32" calcext:value-type="float">
            <text:p>32</text:p>
          </table:table-cell>
          <table:table-cell table:number-columns-repeated="4"/>
          <table:table-cell table:formula="of:=&quot;{&quot;&quot;&quot;&amp;[.H78]&amp;&quot;&quot;&quot;,&quot;&quot;&quot;&amp;[.G78]&amp;&quot;&quot;&quot;,&quot;&amp;[.J78]&amp;&quot;,&quot;&amp;[.K78]&amp;&quot;},&quot;" office:value-type="string" office:string-value="{&quot;CZ0806&quot;,&quot;Ostrava-město&quot;,13,320145}," calcext:value-type="string">
            <text:p>{"CZ0806","Ostrava-město",13,320145},</text:p>
          </table:table-cell>
          <table:table-cell table:number-columns-repeated="2"/>
          <table:table-cell table:formula="of:=&quot;{&quot;&quot;&quot;&amp;[.M78]&amp;&quot;&quot;&quot;,&quot;&quot;&quot;&amp;[.N78]&amp;&quot;&quot;&quot;,&quot;&amp;[.O78]&amp;&quot;},&quot;" office:value-type="string" office:string-value="{&quot;Louny&quot;,&quot;Žatec&quot;,32}," calcext:value-type="string">
            <text:p>{"Louny","Žatec",32},</text:p>
          </table:table-cell>
        </table:table-row>
        <table:table-row table:style-name="ro1">
          <table:table-cell table:number-columns-repeated="5"/>
          <table:table-cell table:formula="of:=[.F78]+1" office:value-type="float" office:value="76" calcext:value-type="float">
            <text:p>76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CZ0100</text:p>
          </table:table-cell>
          <table:table-cell table:formula="of:=MID([.H79];1;5)" office:value-type="string" office:string-value="CZ010" calcext:value-type="string">
            <text:p>CZ010</text:p>
          </table:table-cell>
          <table:table-cell table:formula="of:=SUMIF([.$C$3:.$C$16];[.I79];[.$A$3:.$A$16])" office:value-type="float" office:value="0" calcext:value-type="float">
            <text:p>0</text:p>
          </table:table-cell>
          <table:table-cell office:value-type="float" office:value="1324277" calcext:value-type="float">
            <text:p>1324277</text:p>
          </table:table-cell>
          <table:table-cell/>
          <table:table-cell office:value-type="string" calcext:value-type="string">
            <text:p>Most</text:p>
          </table:table-cell>
          <table:table-cell office:value-type="string" calcext:value-type="string">
            <text:p>Litvínov</text:p>
          </table:table-cell>
          <table:table-cell table:formula="of:=SUMIF([.$G$3:.$G$79];[.M79];[.$F$3:.$F$79])" office:value-type="float" office:value="33" calcext:value-type="float">
            <text:p>33</text:p>
          </table:table-cell>
          <table:table-cell table:number-columns-repeated="4"/>
          <table:table-cell table:formula="of:=&quot;{&quot;&quot;&quot;&amp;[.H79]&amp;&quot;&quot;&quot;,&quot;&quot;&quot;&amp;[.G79]&amp;&quot;&quot;&quot;,&quot;&amp;[.J79]&amp;&quot;,&quot;&amp;[.K79]&amp;&quot;},&quot;" office:value-type="string" office:string-value="{&quot;CZ0100&quot;,&quot;Praha&quot;,0,1324277}," calcext:value-type="string">
            <text:p>{"CZ0100","Praha",0,1324277},</text:p>
          </table:table-cell>
          <table:table-cell table:number-columns-repeated="2"/>
          <table:table-cell table:formula="of:=&quot;{&quot;&quot;&quot;&amp;[.M79]&amp;&quot;&quot;&quot;,&quot;&quot;&quot;&amp;[.N79]&amp;&quot;&quot;&quot;,&quot;&amp;[.O79]&amp;&quot;},&quot;" office:value-type="string" office:string-value="{&quot;Most&quot;,&quot;Litvínov&quot;,33}," calcext:value-type="string">
            <text:p>{"Most","Litvínov",33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Most</text:p>
          </table:table-cell>
          <table:table-cell table:formula="of:=SUMIF([.$G$3:.$G$79];[.M80];[.$F$3:.$F$79])" office:value-type="float" office:value="33" calcext:value-type="float">
            <text:p>33</text:p>
          </table:table-cell>
          <table:table-cell table:number-columns-repeated="7"/>
          <table:table-cell table:formula="of:=&quot;{&quot;&quot;&quot;&amp;[.M80]&amp;&quot;&quot;&quot;,&quot;&quot;&quot;&amp;[.N80]&amp;&quot;&quot;&quot;,&quot;&amp;[.O80]&amp;&quot;},&quot;" office:value-type="string" office:string-value="{&quot;Most&quot;,&quot;Most&quot;,33}," calcext:value-type="string">
            <text:p>{"Most","Most",3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plice</text:p>
          </table:table-cell>
          <table:table-cell office:value-type="string" calcext:value-type="string">
            <text:p>Bílina</text:p>
          </table:table-cell>
          <table:table-cell table:formula="of:=SUMIF([.$G$3:.$G$79];[.M81];[.$F$3:.$F$79])" office:value-type="float" office:value="34" calcext:value-type="float">
            <text:p>34</text:p>
          </table:table-cell>
          <table:table-cell table:number-columns-repeated="7"/>
          <table:table-cell table:formula="of:=&quot;{&quot;&quot;&quot;&amp;[.M81]&amp;&quot;&quot;&quot;,&quot;&quot;&quot;&amp;[.N81]&amp;&quot;&quot;&quot;,&quot;&amp;[.O81]&amp;&quot;},&quot;" office:value-type="string" office:string-value="{&quot;Teplice&quot;,&quot;Bílina&quot;,34}," calcext:value-type="string">
            <text:p>{"Teplice","Bílina",34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Teplice</text:p>
          </table:table-cell>
          <table:table-cell table:formula="of:=SUMIF([.$G$3:.$G$79];[.M82];[.$F$3:.$F$79])" office:value-type="float" office:value="34" calcext:value-type="float">
            <text:p>34</text:p>
          </table:table-cell>
          <table:table-cell table:number-columns-repeated="7"/>
          <table:table-cell table:formula="of:=&quot;{&quot;&quot;&quot;&amp;[.M82]&amp;&quot;&quot;&quot;,&quot;&quot;&quot;&amp;[.N82]&amp;&quot;&quot;&quot;,&quot;&amp;[.O82]&amp;&quot;},&quot;" office:value-type="string" office:string-value="{&quot;Teplice&quot;,&quot;Teplice&quot;,34}," calcext:value-type="string">
            <text:p>{"Teplice","Teplice",34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Ústí nad Labem</text:p>
          </table:table-cell>
          <table:table-cell table:formula="of:=SUMIF([.$G$3:.$G$79];[.M83];[.$F$3:.$F$79])" office:value-type="float" office:value="35" calcext:value-type="float">
            <text:p>35</text:p>
          </table:table-cell>
          <table:table-cell table:number-columns-repeated="7"/>
          <table:table-cell table:formula="of:=&quot;{&quot;&quot;&quot;&amp;[.M83]&amp;&quot;&quot;&quot;,&quot;&quot;&quot;&amp;[.N83]&amp;&quot;&quot;&quot;,&quot;&amp;[.O83]&amp;&quot;},&quot;" office:value-type="string" office:string-value="{&quot;Ústí nad Labem&quot;,&quot;Ústí nad Labem&quot;,35}," calcext:value-type="string">
            <text:p>{"Ústí nad Labem","Ústí nad Labem",35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Česká Lípa</text:p>
          </table:table-cell>
          <table:table-cell table:formula="of:=SUMIF([.$G$3:.$G$79];[.M84];[.$F$3:.$F$79])" office:value-type="float" office:value="36" calcext:value-type="float">
            <text:p>36</text:p>
          </table:table-cell>
          <table:table-cell table:number-columns-repeated="7"/>
          <table:table-cell table:formula="of:=&quot;{&quot;&quot;&quot;&amp;[.M84]&amp;&quot;&quot;&quot;,&quot;&quot;&quot;&amp;[.N84]&amp;&quot;&quot;&quot;,&quot;&amp;[.O84]&amp;&quot;},&quot;" office:value-type="string" office:string-value="{&quot;Česká Lípa&quot;,&quot;Česká Lípa&quot;,36}," calcext:value-type="string">
            <text:p>{"Česká Lípa","Česká Lípa",3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Česká Lípa</text:p>
          </table:table-cell>
          <table:table-cell office:value-type="string" calcext:value-type="string">
            <text:p>Nový Bor</text:p>
          </table:table-cell>
          <table:table-cell table:formula="of:=SUMIF([.$G$3:.$G$79];[.M85];[.$F$3:.$F$79])" office:value-type="float" office:value="36" calcext:value-type="float">
            <text:p>36</text:p>
          </table:table-cell>
          <table:table-cell table:number-columns-repeated="7"/>
          <table:table-cell table:formula="of:=&quot;{&quot;&quot;&quot;&amp;[.M85]&amp;&quot;&quot;&quot;,&quot;&quot;&quot;&amp;[.N85]&amp;&quot;&quot;&quot;,&quot;&amp;[.O85]&amp;&quot;},&quot;" office:value-type="string" office:string-value="{&quot;Česká Lípa&quot;,&quot;Nový Bor&quot;,36}," calcext:value-type="string">
            <text:p>{"Česká Lípa","Nový Bor",36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Jablonec nad Nisou</text:p>
          </table:table-cell>
          <table:table-cell table:formula="of:=SUMIF([.$G$3:.$G$79];[.M86];[.$F$3:.$F$79])" office:value-type="float" office:value="37" calcext:value-type="float">
            <text:p>37</text:p>
          </table:table-cell>
          <table:table-cell table:number-columns-repeated="7"/>
          <table:table-cell table:formula="of:=&quot;{&quot;&quot;&quot;&amp;[.M86]&amp;&quot;&quot;&quot;,&quot;&quot;&quot;&amp;[.N86]&amp;&quot;&quot;&quot;,&quot;&amp;[.O86]&amp;&quot;},&quot;" office:value-type="string" office:string-value="{&quot;Jablonec nad Nisou&quot;,&quot;Jablonec nad Nisou&quot;,37}," calcext:value-type="string">
            <text:p>{"Jablonec nad Nisou","Jablonec nad Nisou",3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Jablonec nad Nisou</text:p>
          </table:table-cell>
          <table:table-cell office:value-type="string" calcext:value-type="string">
            <text:p>Tanvald</text:p>
          </table:table-cell>
          <table:table-cell table:formula="of:=SUMIF([.$G$3:.$G$79];[.M87];[.$F$3:.$F$79])" office:value-type="float" office:value="37" calcext:value-type="float">
            <text:p>37</text:p>
          </table:table-cell>
          <table:table-cell table:number-columns-repeated="7"/>
          <table:table-cell table:formula="of:=&quot;{&quot;&quot;&quot;&amp;[.M87]&amp;&quot;&quot;&quot;,&quot;&quot;&quot;&amp;[.N87]&amp;&quot;&quot;&quot;,&quot;&amp;[.O87]&amp;&quot;},&quot;" office:value-type="string" office:string-value="{&quot;Jablonec nad Nisou&quot;,&quot;Tanvald&quot;,37}," calcext:value-type="string">
            <text:p>{"Jablonec nad Nisou","Tanvald",3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Jablonec nad Nisou</text:p>
          </table:table-cell>
          <table:table-cell office:value-type="string" calcext:value-type="string">
            <text:p>Železný Brod</text:p>
          </table:table-cell>
          <table:table-cell table:formula="of:=SUMIF([.$G$3:.$G$79];[.M88];[.$F$3:.$F$79])" office:value-type="float" office:value="37" calcext:value-type="float">
            <text:p>37</text:p>
          </table:table-cell>
          <table:table-cell table:number-columns-repeated="7"/>
          <table:table-cell table:formula="of:=&quot;{&quot;&quot;&quot;&amp;[.M88]&amp;&quot;&quot;&quot;,&quot;&quot;&quot;&amp;[.N88]&amp;&quot;&quot;&quot;,&quot;&amp;[.O88]&amp;&quot;},&quot;" office:value-type="string" office:string-value="{&quot;Jablonec nad Nisou&quot;,&quot;Železný Brod&quot;,37}," calcext:value-type="string">
            <text:p>{"Jablonec nad Nisou","Železný Brod",3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iberec</text:p>
          </table:table-cell>
          <table:table-cell office:value-type="string" calcext:value-type="string">
            <text:p>Frýdlant</text:p>
          </table:table-cell>
          <table:table-cell table:formula="of:=SUMIF([.$G$3:.$G$79];[.M89];[.$F$3:.$F$79])" office:value-type="float" office:value="38" calcext:value-type="float">
            <text:p>38</text:p>
          </table:table-cell>
          <table:table-cell table:number-columns-repeated="7"/>
          <table:table-cell table:formula="of:=&quot;{&quot;&quot;&quot;&amp;[.M89]&amp;&quot;&quot;&quot;,&quot;&quot;&quot;&amp;[.N89]&amp;&quot;&quot;&quot;,&quot;&amp;[.O89]&amp;&quot;},&quot;" office:value-type="string" office:string-value="{&quot;Liberec&quot;,&quot;Frýdlant&quot;,38}," calcext:value-type="string">
            <text:p>{"Liberec","Frýdlant",38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Liberec</text:p>
          </table:table-cell>
          <table:table-cell table:formula="of:=SUMIF([.$G$3:.$G$79];[.M90];[.$F$3:.$F$79])" office:value-type="float" office:value="38" calcext:value-type="float">
            <text:p>38</text:p>
          </table:table-cell>
          <table:table-cell table:number-columns-repeated="7"/>
          <table:table-cell table:formula="of:=&quot;{&quot;&quot;&quot;&amp;[.M90]&amp;&quot;&quot;&quot;,&quot;&quot;&quot;&amp;[.N90]&amp;&quot;&quot;&quot;,&quot;&amp;[.O90]&amp;&quot;},&quot;" office:value-type="string" office:string-value="{&quot;Liberec&quot;,&quot;Liberec&quot;,38}," calcext:value-type="string">
            <text:p>{"Liberec","Liberec",3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mily</text:p>
          </table:table-cell>
          <table:table-cell office:value-type="string" calcext:value-type="string">
            <text:p>Jilemnice</text:p>
          </table:table-cell>
          <table:table-cell table:formula="of:=SUMIF([.$G$3:.$G$79];[.M91];[.$F$3:.$F$79])" office:value-type="float" office:value="39" calcext:value-type="float">
            <text:p>39</text:p>
          </table:table-cell>
          <table:table-cell table:number-columns-repeated="7"/>
          <table:table-cell table:formula="of:=&quot;{&quot;&quot;&quot;&amp;[.M91]&amp;&quot;&quot;&quot;,&quot;&quot;&quot;&amp;[.N91]&amp;&quot;&quot;&quot;,&quot;&amp;[.O91]&amp;&quot;},&quot;" office:value-type="string" office:string-value="{&quot;Semily&quot;,&quot;Jilemnice&quot;,39}," calcext:value-type="string">
            <text:p>{"Semily","Jilemnice",39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Semily</text:p>
          </table:table-cell>
          <table:table-cell table:formula="of:=SUMIF([.$G$3:.$G$79];[.M92];[.$F$3:.$F$79])" office:value-type="float" office:value="39" calcext:value-type="float">
            <text:p>39</text:p>
          </table:table-cell>
          <table:table-cell table:number-columns-repeated="7"/>
          <table:table-cell table:formula="of:=&quot;{&quot;&quot;&quot;&amp;[.M92]&amp;&quot;&quot;&quot;,&quot;&quot;&quot;&amp;[.N92]&amp;&quot;&quot;&quot;,&quot;&amp;[.O92]&amp;&quot;},&quot;" office:value-type="string" office:string-value="{&quot;Semily&quot;,&quot;Semily&quot;,39}," calcext:value-type="string">
            <text:p>{"Semily","Semily",39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mily</text:p>
          </table:table-cell>
          <table:table-cell office:value-type="string" calcext:value-type="string">
            <text:p>Turnov</text:p>
          </table:table-cell>
          <table:table-cell table:formula="of:=SUMIF([.$G$3:.$G$79];[.M93];[.$F$3:.$F$79])" office:value-type="float" office:value="39" calcext:value-type="float">
            <text:p>39</text:p>
          </table:table-cell>
          <table:table-cell table:number-columns-repeated="7"/>
          <table:table-cell table:formula="of:=&quot;{&quot;&quot;&quot;&amp;[.M93]&amp;&quot;&quot;&quot;,&quot;&quot;&quot;&amp;[.N93]&amp;&quot;&quot;&quot;,&quot;&amp;[.O93]&amp;&quot;},&quot;" office:value-type="string" office:string-value="{&quot;Semily&quot;,&quot;Turnov&quot;,39}," calcext:value-type="string">
            <text:p>{"Semily","Turnov",39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Hradec Králové</text:p>
          </table:table-cell>
          <table:table-cell table:formula="of:=SUMIF([.$G$3:.$G$79];[.M94];[.$F$3:.$F$79])" office:value-type="float" office:value="40" calcext:value-type="float">
            <text:p>40</text:p>
          </table:table-cell>
          <table:table-cell table:number-columns-repeated="7"/>
          <table:table-cell table:formula="of:=&quot;{&quot;&quot;&quot;&amp;[.M94]&amp;&quot;&quot;&quot;,&quot;&quot;&quot;&amp;[.N94]&amp;&quot;&quot;&quot;,&quot;&amp;[.O94]&amp;&quot;},&quot;" office:value-type="string" office:string-value="{&quot;Hradec Králové&quot;,&quot;Hradec Králové&quot;,40}," calcext:value-type="string">
            <text:p>{"Hradec Králové","Hradec Králové",40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radec Králové</text:p>
          </table:table-cell>
          <table:table-cell office:value-type="string" calcext:value-type="string">
            <text:p>Nový Bydžov</text:p>
          </table:table-cell>
          <table:table-cell table:formula="of:=SUMIF([.$G$3:.$G$79];[.M95];[.$F$3:.$F$79])" office:value-type="float" office:value="40" calcext:value-type="float">
            <text:p>40</text:p>
          </table:table-cell>
          <table:table-cell table:number-columns-repeated="7"/>
          <table:table-cell table:formula="of:=&quot;{&quot;&quot;&quot;&amp;[.M95]&amp;&quot;&quot;&quot;,&quot;&quot;&quot;&amp;[.N95]&amp;&quot;&quot;&quot;,&quot;&amp;[.O95]&amp;&quot;},&quot;" office:value-type="string" office:string-value="{&quot;Hradec Králové&quot;,&quot;Nový Bydžov&quot;,40}," calcext:value-type="string">
            <text:p>{"Hradec Králové","Nový Bydžov",40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Jičín</text:p>
          </table:table-cell>
          <table:table-cell office:value-type="string" calcext:value-type="string">
            <text:p>Hořice</text:p>
          </table:table-cell>
          <table:table-cell table:formula="of:=SUMIF([.$G$3:.$G$79];[.M96];[.$F$3:.$F$79])" office:value-type="float" office:value="41" calcext:value-type="float">
            <text:p>41</text:p>
          </table:table-cell>
          <table:table-cell table:number-columns-repeated="7"/>
          <table:table-cell table:formula="of:=&quot;{&quot;&quot;&quot;&amp;[.M96]&amp;&quot;&quot;&quot;,&quot;&quot;&quot;&amp;[.N96]&amp;&quot;&quot;&quot;,&quot;&amp;[.O96]&amp;&quot;},&quot;" office:value-type="string" office:string-value="{&quot;Jičín&quot;,&quot;Hořice&quot;,41}," calcext:value-type="string">
            <text:p>{"Jičín","Hořice",41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Jičín</text:p>
          </table:table-cell>
          <table:table-cell table:formula="of:=SUMIF([.$G$3:.$G$79];[.M97];[.$F$3:.$F$79])" office:value-type="float" office:value="41" calcext:value-type="float">
            <text:p>41</text:p>
          </table:table-cell>
          <table:table-cell table:number-columns-repeated="7"/>
          <table:table-cell table:formula="of:=&quot;{&quot;&quot;&quot;&amp;[.M97]&amp;&quot;&quot;&quot;,&quot;&quot;&quot;&amp;[.N97]&amp;&quot;&quot;&quot;,&quot;&amp;[.O97]&amp;&quot;},&quot;" office:value-type="string" office:string-value="{&quot;Jičín&quot;,&quot;Jičín&quot;,41}," calcext:value-type="string">
            <text:p>{"Jičín","Jičín",4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Jičín</text:p>
          </table:table-cell>
          <table:table-cell office:value-type="string" calcext:value-type="string">
            <text:p>Nová Paka</text:p>
          </table:table-cell>
          <table:table-cell table:formula="of:=SUMIF([.$G$3:.$G$79];[.M98];[.$F$3:.$F$79])" office:value-type="float" office:value="41" calcext:value-type="float">
            <text:p>41</text:p>
          </table:table-cell>
          <table:table-cell table:number-columns-repeated="7"/>
          <table:table-cell table:formula="of:=&quot;{&quot;&quot;&quot;&amp;[.M98]&amp;&quot;&quot;&quot;,&quot;&quot;&quot;&amp;[.N98]&amp;&quot;&quot;&quot;,&quot;&amp;[.O98]&amp;&quot;},&quot;" office:value-type="string" office:string-value="{&quot;Jičín&quot;,&quot;Nová Paka&quot;,41}," calcext:value-type="string">
            <text:p>{"Jičín","Nová Paka",4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áchod</text:p>
          </table:table-cell>
          <table:table-cell office:value-type="string" calcext:value-type="string">
            <text:p>Broumov</text:p>
          </table:table-cell>
          <table:table-cell table:formula="of:=SUMIF([.$G$3:.$G$79];[.M99];[.$F$3:.$F$79])" office:value-type="float" office:value="42" calcext:value-type="float">
            <text:p>42</text:p>
          </table:table-cell>
          <table:table-cell table:number-columns-repeated="7"/>
          <table:table-cell table:formula="of:=&quot;{&quot;&quot;&quot;&amp;[.M99]&amp;&quot;&quot;&quot;,&quot;&quot;&quot;&amp;[.N99]&amp;&quot;&quot;&quot;,&quot;&amp;[.O99]&amp;&quot;},&quot;" office:value-type="string" office:string-value="{&quot;Náchod&quot;,&quot;Broumov&quot;,42}," calcext:value-type="string">
            <text:p>{"Náchod","Broumov",4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áchod</text:p>
          </table:table-cell>
          <table:table-cell office:value-type="string" calcext:value-type="string">
            <text:p>Jaroměř</text:p>
          </table:table-cell>
          <table:table-cell table:formula="of:=SUMIF([.$G$3:.$G$79];[.M100];[.$F$3:.$F$79])" office:value-type="float" office:value="42" calcext:value-type="float">
            <text:p>42</text:p>
          </table:table-cell>
          <table:table-cell table:number-columns-repeated="7"/>
          <table:table-cell table:formula="of:=&quot;{&quot;&quot;&quot;&amp;[.M100]&amp;&quot;&quot;&quot;,&quot;&quot;&quot;&amp;[.N100]&amp;&quot;&quot;&quot;,&quot;&amp;[.O100]&amp;&quot;},&quot;" office:value-type="string" office:string-value="{&quot;Náchod&quot;,&quot;Jaroměř&quot;,42}," calcext:value-type="string">
            <text:p>{"Náchod","Jaroměř",42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Náchod</text:p>
          </table:table-cell>
          <table:table-cell table:formula="of:=SUMIF([.$G$3:.$G$79];[.M101];[.$F$3:.$F$79])" office:value-type="float" office:value="42" calcext:value-type="float">
            <text:p>42</text:p>
          </table:table-cell>
          <table:table-cell table:number-columns-repeated="7"/>
          <table:table-cell table:formula="of:=&quot;{&quot;&quot;&quot;&amp;[.M101]&amp;&quot;&quot;&quot;,&quot;&quot;&quot;&amp;[.N101]&amp;&quot;&quot;&quot;,&quot;&amp;[.O101]&amp;&quot;},&quot;" office:value-type="string" office:string-value="{&quot;Náchod&quot;,&quot;Náchod&quot;,42}," calcext:value-type="string">
            <text:p>{"Náchod","Náchod",4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áchod</text:p>
          </table:table-cell>
          <table:table-cell office:value-type="string" calcext:value-type="string">
            <text:p>Nové Město nad Metují</text:p>
          </table:table-cell>
          <table:table-cell table:formula="of:=SUMIF([.$G$3:.$G$79];[.M102];[.$F$3:.$F$79])" office:value-type="float" office:value="42" calcext:value-type="float">
            <text:p>42</text:p>
          </table:table-cell>
          <table:table-cell table:number-columns-repeated="7"/>
          <table:table-cell table:formula="of:=&quot;{&quot;&quot;&quot;&amp;[.M102]&amp;&quot;&quot;&quot;,&quot;&quot;&quot;&amp;[.N102]&amp;&quot;&quot;&quot;,&quot;&amp;[.O102]&amp;&quot;},&quot;" office:value-type="string" office:string-value="{&quot;Náchod&quot;,&quot;Nové Město nad Metují&quot;,42}," calcext:value-type="string">
            <text:p>{"Náchod","Nové Město nad Metují",4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ychnov nad Kněžnou</text:p>
          </table:table-cell>
          <table:table-cell office:value-type="string" calcext:value-type="string">
            <text:p>Dobruška</text:p>
          </table:table-cell>
          <table:table-cell table:formula="of:=SUMIF([.$G$3:.$G$79];[.M103];[.$F$3:.$F$79])" office:value-type="float" office:value="43" calcext:value-type="float">
            <text:p>43</text:p>
          </table:table-cell>
          <table:table-cell table:number-columns-repeated="7"/>
          <table:table-cell table:formula="of:=&quot;{&quot;&quot;&quot;&amp;[.M103]&amp;&quot;&quot;&quot;,&quot;&quot;&quot;&amp;[.N103]&amp;&quot;&quot;&quot;,&quot;&amp;[.O103]&amp;&quot;},&quot;" office:value-type="string" office:string-value="{&quot;Rychnov nad Kněžnou&quot;,&quot;Dobruška&quot;,43}," calcext:value-type="string">
            <text:p>{"Rychnov nad Kněžnou","Dobruška",4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ychnov nad Kněžnou</text:p>
          </table:table-cell>
          <table:table-cell office:value-type="string" calcext:value-type="string">
            <text:p>Kostelec nad Orlicí</text:p>
          </table:table-cell>
          <table:table-cell table:formula="of:=SUMIF([.$G$3:.$G$79];[.M104];[.$F$3:.$F$79])" office:value-type="float" office:value="43" calcext:value-type="float">
            <text:p>43</text:p>
          </table:table-cell>
          <table:table-cell table:number-columns-repeated="7"/>
          <table:table-cell table:formula="of:=&quot;{&quot;&quot;&quot;&amp;[.M104]&amp;&quot;&quot;&quot;,&quot;&quot;&quot;&amp;[.N104]&amp;&quot;&quot;&quot;,&quot;&amp;[.O104]&amp;&quot;},&quot;" office:value-type="string" office:string-value="{&quot;Rychnov nad Kněžnou&quot;,&quot;Kostelec nad Orlicí&quot;,43}," calcext:value-type="string">
            <text:p>{"Rychnov nad Kněžnou","Kostelec nad Orlicí",43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Rychnov nad Kněžnou</text:p>
          </table:table-cell>
          <table:table-cell table:formula="of:=SUMIF([.$G$3:.$G$79];[.M105];[.$F$3:.$F$79])" office:value-type="float" office:value="43" calcext:value-type="float">
            <text:p>43</text:p>
          </table:table-cell>
          <table:table-cell table:number-columns-repeated="7"/>
          <table:table-cell table:formula="of:=&quot;{&quot;&quot;&quot;&amp;[.M105]&amp;&quot;&quot;&quot;,&quot;&quot;&quot;&amp;[.N105]&amp;&quot;&quot;&quot;,&quot;&amp;[.O105]&amp;&quot;},&quot;" office:value-type="string" office:string-value="{&quot;Rychnov nad Kněžnou&quot;,&quot;Rychnov nad Kněžnou&quot;,43}," calcext:value-type="string">
            <text:p>{"Rychnov nad Kněžnou","Rychnov nad Kněžnou",4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rutnov</text:p>
          </table:table-cell>
          <table:table-cell office:value-type="string" calcext:value-type="string">
            <text:p>Dvůr Králové nad Labem</text:p>
          </table:table-cell>
          <table:table-cell table:formula="of:=SUMIF([.$G$3:.$G$79];[.M106];[.$F$3:.$F$79])" office:value-type="float" office:value="44" calcext:value-type="float">
            <text:p>44</text:p>
          </table:table-cell>
          <table:table-cell table:number-columns-repeated="7"/>
          <table:table-cell table:formula="of:=&quot;{&quot;&quot;&quot;&amp;[.M106]&amp;&quot;&quot;&quot;,&quot;&quot;&quot;&amp;[.N106]&amp;&quot;&quot;&quot;,&quot;&amp;[.O106]&amp;&quot;},&quot;" office:value-type="string" office:string-value="{&quot;Trutnov&quot;,&quot;Dvůr Králové nad Labem&quot;,44}," calcext:value-type="string">
            <text:p>{"Trutnov","Dvůr Králové nad Labem",44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Trutnov</text:p>
          </table:table-cell>
          <table:table-cell table:formula="of:=SUMIF([.$G$3:.$G$79];[.M107];[.$F$3:.$F$79])" office:value-type="float" office:value="44" calcext:value-type="float">
            <text:p>44</text:p>
          </table:table-cell>
          <table:table-cell table:number-columns-repeated="7"/>
          <table:table-cell table:formula="of:=&quot;{&quot;&quot;&quot;&amp;[.M107]&amp;&quot;&quot;&quot;,&quot;&quot;&quot;&amp;[.N107]&amp;&quot;&quot;&quot;,&quot;&amp;[.O107]&amp;&quot;},&quot;" office:value-type="string" office:string-value="{&quot;Trutnov&quot;,&quot;Trutnov&quot;,44}," calcext:value-type="string">
            <text:p>{"Trutnov","Trutnov",4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rutnov</text:p>
          </table:table-cell>
          <table:table-cell office:value-type="string" calcext:value-type="string">
            <text:p>Vrchlabí</text:p>
          </table:table-cell>
          <table:table-cell table:formula="of:=SUMIF([.$G$3:.$G$79];[.M108];[.$F$3:.$F$79])" office:value-type="float" office:value="44" calcext:value-type="float">
            <text:p>44</text:p>
          </table:table-cell>
          <table:table-cell table:number-columns-repeated="7"/>
          <table:table-cell table:formula="of:=&quot;{&quot;&quot;&quot;&amp;[.M108]&amp;&quot;&quot;&quot;,&quot;&quot;&quot;&amp;[.N108]&amp;&quot;&quot;&quot;,&quot;&amp;[.O108]&amp;&quot;},&quot;" office:value-type="string" office:string-value="{&quot;Trutnov&quot;,&quot;Vrchlabí&quot;,44}," calcext:value-type="string">
            <text:p>{"Trutnov","Vrchlabí",4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hrudim</text:p>
          </table:table-cell>
          <table:table-cell office:value-type="string" calcext:value-type="string">
            <text:p>Hlinsko</text:p>
          </table:table-cell>
          <table:table-cell table:formula="of:=SUMIF([.$G$3:.$G$79];[.M109];[.$F$3:.$F$79])" office:value-type="float" office:value="45" calcext:value-type="float">
            <text:p>45</text:p>
          </table:table-cell>
          <table:table-cell table:number-columns-repeated="7"/>
          <table:table-cell table:formula="of:=&quot;{&quot;&quot;&quot;&amp;[.M109]&amp;&quot;&quot;&quot;,&quot;&quot;&quot;&amp;[.N109]&amp;&quot;&quot;&quot;,&quot;&amp;[.O109]&amp;&quot;},&quot;" office:value-type="string" office:string-value="{&quot;Chrudim&quot;,&quot;Hlinsko&quot;,45}," calcext:value-type="string">
            <text:p>{"Chrudim","Hlinsko",45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Chrudim</text:p>
          </table:table-cell>
          <table:table-cell table:formula="of:=SUMIF([.$G$3:.$G$79];[.M110];[.$F$3:.$F$79])" office:value-type="float" office:value="45" calcext:value-type="float">
            <text:p>45</text:p>
          </table:table-cell>
          <table:table-cell table:number-columns-repeated="7"/>
          <table:table-cell table:formula="of:=&quot;{&quot;&quot;&quot;&amp;[.M110]&amp;&quot;&quot;&quot;,&quot;&quot;&quot;&amp;[.N110]&amp;&quot;&quot;&quot;,&quot;&amp;[.O110]&amp;&quot;},&quot;" office:value-type="string" office:string-value="{&quot;Chrudim&quot;,&quot;Chrudim&quot;,45}," calcext:value-type="string">
            <text:p>{"Chrudim","Chrudim",45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rdubice</text:p>
          </table:table-cell>
          <table:table-cell office:value-type="string" calcext:value-type="string">
            <text:p>Holice</text:p>
          </table:table-cell>
          <table:table-cell table:formula="of:=SUMIF([.$G$3:.$G$79];[.M111];[.$F$3:.$F$79])" office:value-type="float" office:value="46" calcext:value-type="float">
            <text:p>46</text:p>
          </table:table-cell>
          <table:table-cell table:number-columns-repeated="7"/>
          <table:table-cell table:formula="of:=&quot;{&quot;&quot;&quot;&amp;[.M111]&amp;&quot;&quot;&quot;,&quot;&quot;&quot;&amp;[.N111]&amp;&quot;&quot;&quot;,&quot;&amp;[.O111]&amp;&quot;},&quot;" office:value-type="string" office:string-value="{&quot;Pardubice&quot;,&quot;Holice&quot;,46}," calcext:value-type="string">
            <text:p>{"Pardubice","Holice",46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Pardubice</text:p>
          </table:table-cell>
          <table:table-cell table:formula="of:=SUMIF([.$G$3:.$G$79];[.M112];[.$F$3:.$F$79])" office:value-type="float" office:value="46" calcext:value-type="float">
            <text:p>46</text:p>
          </table:table-cell>
          <table:table-cell table:number-columns-repeated="7"/>
          <table:table-cell table:formula="of:=&quot;{&quot;&quot;&quot;&amp;[.M112]&amp;&quot;&quot;&quot;,&quot;&quot;&quot;&amp;[.N112]&amp;&quot;&quot;&quot;,&quot;&amp;[.O112]&amp;&quot;},&quot;" office:value-type="string" office:string-value="{&quot;Pardubice&quot;,&quot;Pardubice&quot;,46}," calcext:value-type="string">
            <text:p>{"Pardubice","Pardubice",4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rdubice</text:p>
          </table:table-cell>
          <table:table-cell office:value-type="string" calcext:value-type="string">
            <text:p>Přelouč</text:p>
          </table:table-cell>
          <table:table-cell table:formula="of:=SUMIF([.$G$3:.$G$79];[.M113];[.$F$3:.$F$79])" office:value-type="float" office:value="46" calcext:value-type="float">
            <text:p>46</text:p>
          </table:table-cell>
          <table:table-cell table:number-columns-repeated="7"/>
          <table:table-cell table:formula="of:=&quot;{&quot;&quot;&quot;&amp;[.M113]&amp;&quot;&quot;&quot;,&quot;&quot;&quot;&amp;[.N113]&amp;&quot;&quot;&quot;,&quot;&amp;[.O113]&amp;&quot;},&quot;" office:value-type="string" office:string-value="{&quot;Pardubice&quot;,&quot;Přelouč&quot;,46}," calcext:value-type="string">
            <text:p>{"Pardubice","Přelouč",4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vitavy</text:p>
          </table:table-cell>
          <table:table-cell office:value-type="string" calcext:value-type="string">
            <text:p>Litomyšl</text:p>
          </table:table-cell>
          <table:table-cell table:formula="of:=SUMIF([.$G$3:.$G$79];[.M114];[.$F$3:.$F$79])" office:value-type="float" office:value="47" calcext:value-type="float">
            <text:p>47</text:p>
          </table:table-cell>
          <table:table-cell table:number-columns-repeated="7"/>
          <table:table-cell table:formula="of:=&quot;{&quot;&quot;&quot;&amp;[.M114]&amp;&quot;&quot;&quot;,&quot;&quot;&quot;&amp;[.N114]&amp;&quot;&quot;&quot;,&quot;&amp;[.O114]&amp;&quot;},&quot;" office:value-type="string" office:string-value="{&quot;Svitavy&quot;,&quot;Litomyšl&quot;,47}," calcext:value-type="string">
            <text:p>{"Svitavy","Litomyšl",4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vitavy</text:p>
          </table:table-cell>
          <table:table-cell office:value-type="string" calcext:value-type="string">
            <text:p>Moravská Třebová</text:p>
          </table:table-cell>
          <table:table-cell table:formula="of:=SUMIF([.$G$3:.$G$79];[.M115];[.$F$3:.$F$79])" office:value-type="float" office:value="47" calcext:value-type="float">
            <text:p>47</text:p>
          </table:table-cell>
          <table:table-cell table:number-columns-repeated="7"/>
          <table:table-cell table:formula="of:=&quot;{&quot;&quot;&quot;&amp;[.M115]&amp;&quot;&quot;&quot;,&quot;&quot;&quot;&amp;[.N115]&amp;&quot;&quot;&quot;,&quot;&amp;[.O115]&amp;&quot;},&quot;" office:value-type="string" office:string-value="{&quot;Svitavy&quot;,&quot;Moravská Třebová&quot;,47}," calcext:value-type="string">
            <text:p>{"Svitavy","Moravská Třebová",4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vitavy</text:p>
          </table:table-cell>
          <table:table-cell office:value-type="string" calcext:value-type="string">
            <text:p>Polička</text:p>
          </table:table-cell>
          <table:table-cell table:formula="of:=SUMIF([.$G$3:.$G$79];[.M116];[.$F$3:.$F$79])" office:value-type="float" office:value="47" calcext:value-type="float">
            <text:p>47</text:p>
          </table:table-cell>
          <table:table-cell table:number-columns-repeated="7"/>
          <table:table-cell table:formula="of:=&quot;{&quot;&quot;&quot;&amp;[.M116]&amp;&quot;&quot;&quot;,&quot;&quot;&quot;&amp;[.N116]&amp;&quot;&quot;&quot;,&quot;&amp;[.O116]&amp;&quot;},&quot;" office:value-type="string" office:string-value="{&quot;Svitavy&quot;,&quot;Polička&quot;,47}," calcext:value-type="string">
            <text:p>{"Svitavy","Polička",47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Svitavy</text:p>
          </table:table-cell>
          <table:table-cell table:formula="of:=SUMIF([.$G$3:.$G$79];[.M117];[.$F$3:.$F$79])" office:value-type="float" office:value="47" calcext:value-type="float">
            <text:p>47</text:p>
          </table:table-cell>
          <table:table-cell table:number-columns-repeated="7"/>
          <table:table-cell table:formula="of:=&quot;{&quot;&quot;&quot;&amp;[.M117]&amp;&quot;&quot;&quot;,&quot;&quot;&quot;&amp;[.N117]&amp;&quot;&quot;&quot;,&quot;&amp;[.O117]&amp;&quot;},&quot;" office:value-type="string" office:string-value="{&quot;Svitavy&quot;,&quot;Svitavy&quot;,47}," calcext:value-type="string">
            <text:p>{"Svitavy","Svitavy",4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Ústí nad Orlicí</text:p>
          </table:table-cell>
          <table:table-cell office:value-type="string" calcext:value-type="string">
            <text:p>Česká Třebová</text:p>
          </table:table-cell>
          <table:table-cell table:formula="of:=SUMIF([.$G$3:.$G$79];[.M118];[.$F$3:.$F$79])" office:value-type="float" office:value="48" calcext:value-type="float">
            <text:p>48</text:p>
          </table:table-cell>
          <table:table-cell table:number-columns-repeated="7"/>
          <table:table-cell table:formula="of:=&quot;{&quot;&quot;&quot;&amp;[.M118]&amp;&quot;&quot;&quot;,&quot;&quot;&quot;&amp;[.N118]&amp;&quot;&quot;&quot;,&quot;&amp;[.O118]&amp;&quot;},&quot;" office:value-type="string" office:string-value="{&quot;Ústí nad Orlicí&quot;,&quot;Česká Třebová&quot;,48}," calcext:value-type="string">
            <text:p>{"Ústí nad Orlicí","Česká Třebová",4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Ústí nad Orlicí</text:p>
          </table:table-cell>
          <table:table-cell office:value-type="string" calcext:value-type="string">
            <text:p>Králíky</text:p>
          </table:table-cell>
          <table:table-cell table:formula="of:=SUMIF([.$G$3:.$G$79];[.M119];[.$F$3:.$F$79])" office:value-type="float" office:value="48" calcext:value-type="float">
            <text:p>48</text:p>
          </table:table-cell>
          <table:table-cell table:number-columns-repeated="7"/>
          <table:table-cell table:formula="of:=&quot;{&quot;&quot;&quot;&amp;[.M119]&amp;&quot;&quot;&quot;,&quot;&quot;&quot;&amp;[.N119]&amp;&quot;&quot;&quot;,&quot;&amp;[.O119]&amp;&quot;},&quot;" office:value-type="string" office:string-value="{&quot;Ústí nad Orlicí&quot;,&quot;Králíky&quot;,48}," calcext:value-type="string">
            <text:p>{"Ústí nad Orlicí","Králíky",4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Ústí nad Orlicí</text:p>
          </table:table-cell>
          <table:table-cell office:value-type="string" calcext:value-type="string">
            <text:p>Lanškroun</text:p>
          </table:table-cell>
          <table:table-cell table:formula="of:=SUMIF([.$G$3:.$G$79];[.M120];[.$F$3:.$F$79])" office:value-type="float" office:value="48" calcext:value-type="float">
            <text:p>48</text:p>
          </table:table-cell>
          <table:table-cell table:number-columns-repeated="7"/>
          <table:table-cell table:formula="of:=&quot;{&quot;&quot;&quot;&amp;[.M120]&amp;&quot;&quot;&quot;,&quot;&quot;&quot;&amp;[.N120]&amp;&quot;&quot;&quot;,&quot;&amp;[.O120]&amp;&quot;},&quot;" office:value-type="string" office:string-value="{&quot;Ústí nad Orlicí&quot;,&quot;Lanškroun&quot;,48}," calcext:value-type="string">
            <text:p>{"Ústí nad Orlicí","Lanškroun",48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Ústí nad Orlicí</text:p>
          </table:table-cell>
          <table:table-cell table:formula="of:=SUMIF([.$G$3:.$G$79];[.M121];[.$F$3:.$F$79])" office:value-type="float" office:value="48" calcext:value-type="float">
            <text:p>48</text:p>
          </table:table-cell>
          <table:table-cell table:number-columns-repeated="7"/>
          <table:table-cell table:formula="of:=&quot;{&quot;&quot;&quot;&amp;[.M121]&amp;&quot;&quot;&quot;,&quot;&quot;&quot;&amp;[.N121]&amp;&quot;&quot;&quot;,&quot;&amp;[.O121]&amp;&quot;},&quot;" office:value-type="string" office:string-value="{&quot;Ústí nad Orlicí&quot;,&quot;Ústí nad Orlicí&quot;,48}," calcext:value-type="string">
            <text:p>{"Ústí nad Orlicí","Ústí nad Orlicí",4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Ústí nad Orlicí</text:p>
          </table:table-cell>
          <table:table-cell office:value-type="string" calcext:value-type="string">
            <text:p>Vysoké Mýto</text:p>
          </table:table-cell>
          <table:table-cell table:formula="of:=SUMIF([.$G$3:.$G$79];[.M122];[.$F$3:.$F$79])" office:value-type="float" office:value="48" calcext:value-type="float">
            <text:p>48</text:p>
          </table:table-cell>
          <table:table-cell table:number-columns-repeated="7"/>
          <table:table-cell table:formula="of:=&quot;{&quot;&quot;&quot;&amp;[.M122]&amp;&quot;&quot;&quot;,&quot;&quot;&quot;&amp;[.N122]&amp;&quot;&quot;&quot;,&quot;&amp;[.O122]&amp;&quot;},&quot;" office:value-type="string" office:string-value="{&quot;Ústí nad Orlicí&quot;,&quot;Vysoké Mýto&quot;,48}," calcext:value-type="string">
            <text:p>{"Ústí nad Orlicí","Vysoké Mýto",4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Ústí nad Orlicí</text:p>
          </table:table-cell>
          <table:table-cell office:value-type="string" calcext:value-type="string">
            <text:p>Žamberk</text:p>
          </table:table-cell>
          <table:table-cell table:formula="of:=SUMIF([.$G$3:.$G$79];[.M123];[.$F$3:.$F$79])" office:value-type="float" office:value="48" calcext:value-type="float">
            <text:p>48</text:p>
          </table:table-cell>
          <table:table-cell table:number-columns-repeated="7"/>
          <table:table-cell table:formula="of:=&quot;{&quot;&quot;&quot;&amp;[.M123]&amp;&quot;&quot;&quot;,&quot;&quot;&quot;&amp;[.N123]&amp;&quot;&quot;&quot;,&quot;&amp;[.O123]&amp;&quot;},&quot;" office:value-type="string" office:string-value="{&quot;Ústí nad Orlicí&quot;,&quot;Žamberk&quot;,48}," calcext:value-type="string">
            <text:p>{"Ústí nad Orlicí","Žamberk",48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Havlíčkův Brod</text:p>
          </table:table-cell>
          <table:table-cell table:formula="of:=SUMIF([.$G$3:.$G$79];[.M124];[.$F$3:.$F$79])" office:value-type="float" office:value="49" calcext:value-type="float">
            <text:p>49</text:p>
          </table:table-cell>
          <table:table-cell table:number-columns-repeated="7"/>
          <table:table-cell table:formula="of:=&quot;{&quot;&quot;&quot;&amp;[.M124]&amp;&quot;&quot;&quot;,&quot;&quot;&quot;&amp;[.N124]&amp;&quot;&quot;&quot;,&quot;&amp;[.O124]&amp;&quot;},&quot;" office:value-type="string" office:string-value="{&quot;Havlíčkův Brod&quot;,&quot;Havlíčkův Brod&quot;,49}," calcext:value-type="string">
            <text:p>{"Havlíčkův Brod","Havlíčkův Brod",49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vlíčkův Brod</text:p>
          </table:table-cell>
          <table:table-cell office:value-type="string" calcext:value-type="string">
            <text:p>Chotěboř</text:p>
          </table:table-cell>
          <table:table-cell table:formula="of:=SUMIF([.$G$3:.$G$79];[.M125];[.$F$3:.$F$79])" office:value-type="float" office:value="49" calcext:value-type="float">
            <text:p>49</text:p>
          </table:table-cell>
          <table:table-cell table:number-columns-repeated="7"/>
          <table:table-cell table:formula="of:=&quot;{&quot;&quot;&quot;&amp;[.M125]&amp;&quot;&quot;&quot;,&quot;&quot;&quot;&amp;[.N125]&amp;&quot;&quot;&quot;,&quot;&amp;[.O125]&amp;&quot;},&quot;" office:value-type="string" office:string-value="{&quot;Havlíčkův Brod&quot;,&quot;Chotěboř&quot;,49}," calcext:value-type="string">
            <text:p>{"Havlíčkův Brod","Chotěboř",49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vlíčkův Brod</text:p>
          </table:table-cell>
          <table:table-cell office:value-type="string" calcext:value-type="string">
            <text:p>Světlá nad Sázavou</text:p>
          </table:table-cell>
          <table:table-cell table:formula="of:=SUMIF([.$G$3:.$G$79];[.M126];[.$F$3:.$F$79])" office:value-type="float" office:value="49" calcext:value-type="float">
            <text:p>49</text:p>
          </table:table-cell>
          <table:table-cell table:number-columns-repeated="7"/>
          <table:table-cell table:formula="of:=&quot;{&quot;&quot;&quot;&amp;[.M126]&amp;&quot;&quot;&quot;,&quot;&quot;&quot;&amp;[.N126]&amp;&quot;&quot;&quot;,&quot;&amp;[.O126]&amp;&quot;},&quot;" office:value-type="string" office:string-value="{&quot;Havlíčkův Brod&quot;,&quot;Světlá nad Sázavou&quot;,49}," calcext:value-type="string">
            <text:p>{"Havlíčkův Brod","Světlá nad Sázavou",49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Jihlava</text:p>
          </table:table-cell>
          <table:table-cell table:formula="of:=SUMIF([.$G$3:.$G$79];[.M127];[.$F$3:.$F$79])" office:value-type="float" office:value="50" calcext:value-type="float">
            <text:p>50</text:p>
          </table:table-cell>
          <table:table-cell table:number-columns-repeated="7"/>
          <table:table-cell table:formula="of:=&quot;{&quot;&quot;&quot;&amp;[.M127]&amp;&quot;&quot;&quot;,&quot;&quot;&quot;&amp;[.N127]&amp;&quot;&quot;&quot;,&quot;&amp;[.O127]&amp;&quot;},&quot;" office:value-type="string" office:string-value="{&quot;Jihlava&quot;,&quot;Jihlava&quot;,50}," calcext:value-type="string">
            <text:p>{"Jihlava","Jihlava",50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Jihlava</text:p>
          </table:table-cell>
          <table:table-cell office:value-type="string" calcext:value-type="string">
            <text:p>Telč</text:p>
          </table:table-cell>
          <table:table-cell table:formula="of:=SUMIF([.$G$3:.$G$79];[.M128];[.$F$3:.$F$79])" office:value-type="float" office:value="50" calcext:value-type="float">
            <text:p>50</text:p>
          </table:table-cell>
          <table:table-cell table:number-columns-repeated="7"/>
          <table:table-cell table:formula="of:=&quot;{&quot;&quot;&quot;&amp;[.M128]&amp;&quot;&quot;&quot;,&quot;&quot;&quot;&amp;[.N128]&amp;&quot;&quot;&quot;,&quot;&amp;[.O128]&amp;&quot;},&quot;" office:value-type="string" office:string-value="{&quot;Jihlava&quot;,&quot;Telč&quot;,50}," calcext:value-type="string">
            <text:p>{"Jihlava","Telč",50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lhřimov</text:p>
          </table:table-cell>
          <table:table-cell office:value-type="string" calcext:value-type="string">
            <text:p>Humpolec</text:p>
          </table:table-cell>
          <table:table-cell table:formula="of:=SUMIF([.$G$3:.$G$79];[.M129];[.$F$3:.$F$79])" office:value-type="float" office:value="51" calcext:value-type="float">
            <text:p>51</text:p>
          </table:table-cell>
          <table:table-cell table:number-columns-repeated="7"/>
          <table:table-cell table:formula="of:=&quot;{&quot;&quot;&quot;&amp;[.M129]&amp;&quot;&quot;&quot;,&quot;&quot;&quot;&amp;[.N129]&amp;&quot;&quot;&quot;,&quot;&amp;[.O129]&amp;&quot;},&quot;" office:value-type="string" office:string-value="{&quot;Pelhřimov&quot;,&quot;Humpolec&quot;,51}," calcext:value-type="string">
            <text:p>{"Pelhřimov","Humpolec",5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lhřimov</text:p>
          </table:table-cell>
          <table:table-cell office:value-type="string" calcext:value-type="string">
            <text:p>Pacov</text:p>
          </table:table-cell>
          <table:table-cell table:formula="of:=SUMIF([.$G$3:.$G$79];[.M130];[.$F$3:.$F$79])" office:value-type="float" office:value="51" calcext:value-type="float">
            <text:p>51</text:p>
          </table:table-cell>
          <table:table-cell table:number-columns-repeated="7"/>
          <table:table-cell table:formula="of:=&quot;{&quot;&quot;&quot;&amp;[.M130]&amp;&quot;&quot;&quot;,&quot;&quot;&quot;&amp;[.N130]&amp;&quot;&quot;&quot;,&quot;&amp;[.O130]&amp;&quot;},&quot;" office:value-type="string" office:string-value="{&quot;Pelhřimov&quot;,&quot;Pacov&quot;,51}," calcext:value-type="string">
            <text:p>{"Pelhřimov","Pacov",51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Pelhřimov</text:p>
          </table:table-cell>
          <table:table-cell table:formula="of:=SUMIF([.$G$3:.$G$79];[.M131];[.$F$3:.$F$79])" office:value-type="float" office:value="51" calcext:value-type="float">
            <text:p>51</text:p>
          </table:table-cell>
          <table:table-cell table:number-columns-repeated="7"/>
          <table:table-cell table:formula="of:=&quot;{&quot;&quot;&quot;&amp;[.M131]&amp;&quot;&quot;&quot;,&quot;&quot;&quot;&amp;[.N131]&amp;&quot;&quot;&quot;,&quot;&amp;[.O131]&amp;&quot;},&quot;" office:value-type="string" office:string-value="{&quot;Pelhřimov&quot;,&quot;Pelhřimov&quot;,51}," calcext:value-type="string">
            <text:p>{"Pelhřimov","Pelhřimov",5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řebíč</text:p>
          </table:table-cell>
          <table:table-cell office:value-type="string" calcext:value-type="string">
            <text:p>Moravské Budějovice</text:p>
          </table:table-cell>
          <table:table-cell table:formula="of:=SUMIF([.$G$3:.$G$79];[.M132];[.$F$3:.$F$79])" office:value-type="float" office:value="52" calcext:value-type="float">
            <text:p>52</text:p>
          </table:table-cell>
          <table:table-cell table:number-columns-repeated="7"/>
          <table:table-cell table:formula="of:=&quot;{&quot;&quot;&quot;&amp;[.M132]&amp;&quot;&quot;&quot;,&quot;&quot;&quot;&amp;[.N132]&amp;&quot;&quot;&quot;,&quot;&amp;[.O132]&amp;&quot;},&quot;" office:value-type="string" office:string-value="{&quot;Třebíč&quot;,&quot;Moravské Budějovice&quot;,52}," calcext:value-type="string">
            <text:p>{"Třebíč","Moravské Budějovice",5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řebíč</text:p>
          </table:table-cell>
          <table:table-cell office:value-type="string" calcext:value-type="string">
            <text:p>Náměšť nad Oslavou</text:p>
          </table:table-cell>
          <table:table-cell table:formula="of:=SUMIF([.$G$3:.$G$79];[.M133];[.$F$3:.$F$79])" office:value-type="float" office:value="52" calcext:value-type="float">
            <text:p>52</text:p>
          </table:table-cell>
          <table:table-cell table:number-columns-repeated="7"/>
          <table:table-cell table:formula="of:=&quot;{&quot;&quot;&quot;&amp;[.M133]&amp;&quot;&quot;&quot;,&quot;&quot;&quot;&amp;[.N133]&amp;&quot;&quot;&quot;,&quot;&amp;[.O133]&amp;&quot;},&quot;" office:value-type="string" office:string-value="{&quot;Třebíč&quot;,&quot;Náměšť nad Oslavou&quot;,52}," calcext:value-type="string">
            <text:p>{"Třebíč","Náměšť nad Oslavou",52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Třebíč</text:p>
          </table:table-cell>
          <table:table-cell table:formula="of:=SUMIF([.$G$3:.$G$79];[.M134];[.$F$3:.$F$79])" office:value-type="float" office:value="52" calcext:value-type="float">
            <text:p>52</text:p>
          </table:table-cell>
          <table:table-cell table:number-columns-repeated="7"/>
          <table:table-cell table:formula="of:=&quot;{&quot;&quot;&quot;&amp;[.M134]&amp;&quot;&quot;&quot;,&quot;&quot;&quot;&amp;[.N134]&amp;&quot;&quot;&quot;,&quot;&amp;[.O134]&amp;&quot;},&quot;" office:value-type="string" office:string-value="{&quot;Třebíč&quot;,&quot;Třebíč&quot;,52}," calcext:value-type="string">
            <text:p>{"Třebíč","Třebíč",5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Žďár nad Sázavou</text:p>
          </table:table-cell>
          <table:table-cell office:value-type="string" calcext:value-type="string">
            <text:p>Bystřice nad Pernštejnem</text:p>
          </table:table-cell>
          <table:table-cell table:formula="of:=SUMIF([.$G$3:.$G$79];[.M135];[.$F$3:.$F$79])" office:value-type="float" office:value="53" calcext:value-type="float">
            <text:p>53</text:p>
          </table:table-cell>
          <table:table-cell table:number-columns-repeated="7"/>
          <table:table-cell table:formula="of:=&quot;{&quot;&quot;&quot;&amp;[.M135]&amp;&quot;&quot;&quot;,&quot;&quot;&quot;&amp;[.N135]&amp;&quot;&quot;&quot;,&quot;&amp;[.O135]&amp;&quot;},&quot;" office:value-type="string" office:string-value="{&quot;Žďár nad Sázavou&quot;,&quot;Bystřice nad Pernštejnem&quot;,53}," calcext:value-type="string">
            <text:p>{"Žďár nad Sázavou","Bystřice nad Pernštejnem",5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Žďár nad Sázavou</text:p>
          </table:table-cell>
          <table:table-cell office:value-type="string" calcext:value-type="string">
            <text:p>Nové Město na Moravě</text:p>
          </table:table-cell>
          <table:table-cell table:formula="of:=SUMIF([.$G$3:.$G$79];[.M136];[.$F$3:.$F$79])" office:value-type="float" office:value="53" calcext:value-type="float">
            <text:p>53</text:p>
          </table:table-cell>
          <table:table-cell table:number-columns-repeated="7"/>
          <table:table-cell table:formula="of:=&quot;{&quot;&quot;&quot;&amp;[.M136]&amp;&quot;&quot;&quot;,&quot;&quot;&quot;&amp;[.N136]&amp;&quot;&quot;&quot;,&quot;&amp;[.O136]&amp;&quot;},&quot;" office:value-type="string" office:string-value="{&quot;Žďár nad Sázavou&quot;,&quot;Nové Město na Moravě&quot;,53}," calcext:value-type="string">
            <text:p>{"Žďár nad Sázavou","Nové Město na Moravě",5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Žďár nad Sázavou</text:p>
          </table:table-cell>
          <table:table-cell office:value-type="string" calcext:value-type="string">
            <text:p>Velké Meziříčí</text:p>
          </table:table-cell>
          <table:table-cell table:formula="of:=SUMIF([.$G$3:.$G$79];[.M137];[.$F$3:.$F$79])" office:value-type="float" office:value="53" calcext:value-type="float">
            <text:p>53</text:p>
          </table:table-cell>
          <table:table-cell table:number-columns-repeated="7"/>
          <table:table-cell table:formula="of:=&quot;{&quot;&quot;&quot;&amp;[.M137]&amp;&quot;&quot;&quot;,&quot;&quot;&quot;&amp;[.N137]&amp;&quot;&quot;&quot;,&quot;&amp;[.O137]&amp;&quot;},&quot;" office:value-type="string" office:string-value="{&quot;Žďár nad Sázavou&quot;,&quot;Velké Meziříčí&quot;,53}," calcext:value-type="string">
            <text:p>{"Žďár nad Sázavou","Velké Meziříčí",53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Žďár nad Sázavou</text:p>
          </table:table-cell>
          <table:table-cell table:formula="of:=SUMIF([.$G$3:.$G$79];[.M138];[.$F$3:.$F$79])" office:value-type="float" office:value="53" calcext:value-type="float">
            <text:p>53</text:p>
          </table:table-cell>
          <table:table-cell table:number-columns-repeated="7"/>
          <table:table-cell table:formula="of:=&quot;{&quot;&quot;&quot;&amp;[.M138]&amp;&quot;&quot;&quot;,&quot;&quot;&quot;&amp;[.N138]&amp;&quot;&quot;&quot;,&quot;&amp;[.O138]&amp;&quot;},&quot;" office:value-type="string" office:string-value="{&quot;Žďár nad Sázavou&quot;,&quot;Žďár nad Sázavou&quot;,53}," calcext:value-type="string">
            <text:p>{"Žďár nad Sázavou","Žďár nad Sázavou",53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Blansko</text:p>
          </table:table-cell>
          <table:table-cell table:formula="of:=SUMIF([.$G$3:.$G$79];[.M139];[.$F$3:.$F$79])" office:value-type="float" office:value="54" calcext:value-type="float">
            <text:p>54</text:p>
          </table:table-cell>
          <table:table-cell table:number-columns-repeated="7"/>
          <table:table-cell table:formula="of:=&quot;{&quot;&quot;&quot;&amp;[.M139]&amp;&quot;&quot;&quot;,&quot;&quot;&quot;&amp;[.N139]&amp;&quot;&quot;&quot;,&quot;&amp;[.O139]&amp;&quot;},&quot;" office:value-type="string" office:string-value="{&quot;Blansko&quot;,&quot;Blansko&quot;,54}," calcext:value-type="string">
            <text:p>{"Blansko","Blansko",5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lansko</text:p>
          </table:table-cell>
          <table:table-cell office:value-type="string" calcext:value-type="string">
            <text:p>Boskovice</text:p>
          </table:table-cell>
          <table:table-cell table:formula="of:=SUMIF([.$G$3:.$G$79];[.M140];[.$F$3:.$F$79])" office:value-type="float" office:value="54" calcext:value-type="float">
            <text:p>54</text:p>
          </table:table-cell>
          <table:table-cell table:number-columns-repeated="7"/>
          <table:table-cell table:formula="of:=&quot;{&quot;&quot;&quot;&amp;[.M140]&amp;&quot;&quot;&quot;,&quot;&quot;&quot;&amp;[.N140]&amp;&quot;&quot;&quot;,&quot;&amp;[.O140]&amp;&quot;},&quot;" office:value-type="string" office:string-value="{&quot;Blansko&quot;,&quot;Boskovice&quot;,54}," calcext:value-type="string">
            <text:p>{"Blansko","Boskovice",5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no-město</text:p>
          </table:table-cell>
          <table:table-cell office:value-type="string" calcext:value-type="string">
            <text:p>Brno</text:p>
          </table:table-cell>
          <table:table-cell table:formula="of:=SUMIF([.$G$3:.$G$79];[.M141];[.$F$3:.$F$79])" office:value-type="float" office:value="55" calcext:value-type="float">
            <text:p>55</text:p>
          </table:table-cell>
          <table:table-cell table:number-columns-repeated="7"/>
          <table:table-cell table:formula="of:=&quot;{&quot;&quot;&quot;&amp;[.M141]&amp;&quot;&quot;&quot;,&quot;&quot;&quot;&amp;[.N141]&amp;&quot;&quot;&quot;,&quot;&amp;[.O141]&amp;&quot;},&quot;" office:value-type="string" office:string-value="{&quot;Brno-město&quot;,&quot;Brno&quot;,55}," calcext:value-type="string">
            <text:p>{"Brno-město","Brno",55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no-venkov</text:p>
          </table:table-cell>
          <table:table-cell office:value-type="string" calcext:value-type="string">
            <text:p>Ivančice</text:p>
          </table:table-cell>
          <table:table-cell table:formula="of:=SUMIF([.$G$3:.$G$79];[.M142];[.$F$3:.$F$79])" office:value-type="float" office:value="56" calcext:value-type="float">
            <text:p>56</text:p>
          </table:table-cell>
          <table:table-cell table:number-columns-repeated="7"/>
          <table:table-cell table:formula="of:=&quot;{&quot;&quot;&quot;&amp;[.M142]&amp;&quot;&quot;&quot;,&quot;&quot;&quot;&amp;[.N142]&amp;&quot;&quot;&quot;,&quot;&amp;[.O142]&amp;&quot;},&quot;" office:value-type="string" office:string-value="{&quot;Brno-venkov&quot;,&quot;Ivančice&quot;,56}," calcext:value-type="string">
            <text:p>{"Brno-venkov","Ivančice",5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no-venkov</text:p>
          </table:table-cell>
          <table:table-cell office:value-type="string" calcext:value-type="string">
            <text:p>Kuřim</text:p>
          </table:table-cell>
          <table:table-cell table:formula="of:=SUMIF([.$G$3:.$G$79];[.M143];[.$F$3:.$F$79])" office:value-type="float" office:value="56" calcext:value-type="float">
            <text:p>56</text:p>
          </table:table-cell>
          <table:table-cell table:number-columns-repeated="7"/>
          <table:table-cell table:formula="of:=&quot;{&quot;&quot;&quot;&amp;[.M143]&amp;&quot;&quot;&quot;,&quot;&quot;&quot;&amp;[.N143]&amp;&quot;&quot;&quot;,&quot;&amp;[.O143]&amp;&quot;},&quot;" office:value-type="string" office:string-value="{&quot;Brno-venkov&quot;,&quot;Kuřim&quot;,56}," calcext:value-type="string">
            <text:p>{"Brno-venkov","Kuřim",5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no-venkov</text:p>
          </table:table-cell>
          <table:table-cell office:value-type="string" calcext:value-type="string">
            <text:p>Pohořelice</text:p>
          </table:table-cell>
          <table:table-cell table:formula="of:=SUMIF([.$G$3:.$G$79];[.M144];[.$F$3:.$F$79])" office:value-type="float" office:value="56" calcext:value-type="float">
            <text:p>56</text:p>
          </table:table-cell>
          <table:table-cell table:number-columns-repeated="7"/>
          <table:table-cell table:formula="of:=&quot;{&quot;&quot;&quot;&amp;[.M144]&amp;&quot;&quot;&quot;,&quot;&quot;&quot;&amp;[.N144]&amp;&quot;&quot;&quot;,&quot;&amp;[.O144]&amp;&quot;},&quot;" office:value-type="string" office:string-value="{&quot;Brno-venkov&quot;,&quot;Pohořelice&quot;,56}," calcext:value-type="string">
            <text:p>{"Brno-venkov","Pohořelice",5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no-venkov</text:p>
          </table:table-cell>
          <table:table-cell office:value-type="string" calcext:value-type="string">
            <text:p>Rosice</text:p>
          </table:table-cell>
          <table:table-cell table:formula="of:=SUMIF([.$G$3:.$G$79];[.M145];[.$F$3:.$F$79])" office:value-type="float" office:value="56" calcext:value-type="float">
            <text:p>56</text:p>
          </table:table-cell>
          <table:table-cell table:number-columns-repeated="7"/>
          <table:table-cell table:formula="of:=&quot;{&quot;&quot;&quot;&amp;[.M145]&amp;&quot;&quot;&quot;,&quot;&quot;&quot;&amp;[.N145]&amp;&quot;&quot;&quot;,&quot;&amp;[.O145]&amp;&quot;},&quot;" office:value-type="string" office:string-value="{&quot;Brno-venkov&quot;,&quot;Rosice&quot;,56}," calcext:value-type="string">
            <text:p>{"Brno-venkov","Rosice",5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no-venkov</text:p>
          </table:table-cell>
          <table:table-cell office:value-type="string" calcext:value-type="string">
            <text:p>Šlapanice</text:p>
          </table:table-cell>
          <table:table-cell table:formula="of:=SUMIF([.$G$3:.$G$79];[.M146];[.$F$3:.$F$79])" office:value-type="float" office:value="56" calcext:value-type="float">
            <text:p>56</text:p>
          </table:table-cell>
          <table:table-cell table:number-columns-repeated="7"/>
          <table:table-cell table:formula="of:=&quot;{&quot;&quot;&quot;&amp;[.M146]&amp;&quot;&quot;&quot;,&quot;&quot;&quot;&amp;[.N146]&amp;&quot;&quot;&quot;,&quot;&amp;[.O146]&amp;&quot;},&quot;" office:value-type="string" office:string-value="{&quot;Brno-venkov&quot;,&quot;Šlapanice&quot;,56}," calcext:value-type="string">
            <text:p>{"Brno-venkov","Šlapanice",5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no-venkov</text:p>
          </table:table-cell>
          <table:table-cell office:value-type="string" calcext:value-type="string">
            <text:p>Tišnov</text:p>
          </table:table-cell>
          <table:table-cell table:formula="of:=SUMIF([.$G$3:.$G$79];[.M147];[.$F$3:.$F$79])" office:value-type="float" office:value="56" calcext:value-type="float">
            <text:p>56</text:p>
          </table:table-cell>
          <table:table-cell table:number-columns-repeated="7"/>
          <table:table-cell table:formula="of:=&quot;{&quot;&quot;&quot;&amp;[.M147]&amp;&quot;&quot;&quot;,&quot;&quot;&quot;&amp;[.N147]&amp;&quot;&quot;&quot;,&quot;&amp;[.O147]&amp;&quot;},&quot;" office:value-type="string" office:string-value="{&quot;Brno-venkov&quot;,&quot;Tišnov&quot;,56}," calcext:value-type="string">
            <text:p>{"Brno-venkov","Tišnov",5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no-venkov</text:p>
          </table:table-cell>
          <table:table-cell office:value-type="string" calcext:value-type="string">
            <text:p>Židlochovice</text:p>
          </table:table-cell>
          <table:table-cell table:formula="of:=SUMIF([.$G$3:.$G$79];[.M148];[.$F$3:.$F$79])" office:value-type="float" office:value="56" calcext:value-type="float">
            <text:p>56</text:p>
          </table:table-cell>
          <table:table-cell table:number-columns-repeated="7"/>
          <table:table-cell table:formula="of:=&quot;{&quot;&quot;&quot;&amp;[.M148]&amp;&quot;&quot;&quot;,&quot;&quot;&quot;&amp;[.N148]&amp;&quot;&quot;&quot;,&quot;&amp;[.O148]&amp;&quot;},&quot;" office:value-type="string" office:string-value="{&quot;Brno-venkov&quot;,&quot;Židlochovice&quot;,56}," calcext:value-type="string">
            <text:p>{"Brno-venkov","Židlochovice",56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Břeclav</text:p>
          </table:table-cell>
          <table:table-cell table:formula="of:=SUMIF([.$G$3:.$G$79];[.M149];[.$F$3:.$F$79])" office:value-type="float" office:value="57" calcext:value-type="float">
            <text:p>57</text:p>
          </table:table-cell>
          <table:table-cell table:number-columns-repeated="7"/>
          <table:table-cell table:formula="of:=&quot;{&quot;&quot;&quot;&amp;[.M149]&amp;&quot;&quot;&quot;,&quot;&quot;&quot;&amp;[.N149]&amp;&quot;&quot;&quot;,&quot;&amp;[.O149]&amp;&quot;},&quot;" office:value-type="string" office:string-value="{&quot;Břeclav&quot;,&quot;Břeclav&quot;,57}," calcext:value-type="string">
            <text:p>{"Břeclav","Břeclav",5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řeclav</text:p>
          </table:table-cell>
          <table:table-cell office:value-type="string" calcext:value-type="string">
            <text:p>Hustopeče</text:p>
          </table:table-cell>
          <table:table-cell table:formula="of:=SUMIF([.$G$3:.$G$79];[.M150];[.$F$3:.$F$79])" office:value-type="float" office:value="57" calcext:value-type="float">
            <text:p>57</text:p>
          </table:table-cell>
          <table:table-cell table:number-columns-repeated="7"/>
          <table:table-cell table:formula="of:=&quot;{&quot;&quot;&quot;&amp;[.M150]&amp;&quot;&quot;&quot;,&quot;&quot;&quot;&amp;[.N150]&amp;&quot;&quot;&quot;,&quot;&amp;[.O150]&amp;&quot;},&quot;" office:value-type="string" office:string-value="{&quot;Břeclav&quot;,&quot;Hustopeče&quot;,57}," calcext:value-type="string">
            <text:p>{"Břeclav","Hustopeče",5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řeclav</text:p>
          </table:table-cell>
          <table:table-cell office:value-type="string" calcext:value-type="string">
            <text:p>Mikulov</text:p>
          </table:table-cell>
          <table:table-cell table:formula="of:=SUMIF([.$G$3:.$G$79];[.M151];[.$F$3:.$F$79])" office:value-type="float" office:value="57" calcext:value-type="float">
            <text:p>57</text:p>
          </table:table-cell>
          <table:table-cell table:number-columns-repeated="7"/>
          <table:table-cell table:formula="of:=&quot;{&quot;&quot;&quot;&amp;[.M151]&amp;&quot;&quot;&quot;,&quot;&quot;&quot;&amp;[.N151]&amp;&quot;&quot;&quot;,&quot;&amp;[.O151]&amp;&quot;},&quot;" office:value-type="string" office:string-value="{&quot;Břeclav&quot;,&quot;Mikulov&quot;,57}," calcext:value-type="string">
            <text:p>{"Břeclav","Mikulov",57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Hodonín</text:p>
          </table:table-cell>
          <table:table-cell table:formula="of:=SUMIF([.$G$3:.$G$79];[.M152];[.$F$3:.$F$79])" office:value-type="float" office:value="58" calcext:value-type="float">
            <text:p>58</text:p>
          </table:table-cell>
          <table:table-cell table:number-columns-repeated="7"/>
          <table:table-cell table:formula="of:=&quot;{&quot;&quot;&quot;&amp;[.M152]&amp;&quot;&quot;&quot;,&quot;&quot;&quot;&amp;[.N152]&amp;&quot;&quot;&quot;,&quot;&amp;[.O152]&amp;&quot;},&quot;" office:value-type="string" office:string-value="{&quot;Hodonín&quot;,&quot;Hodonín&quot;,58}," calcext:value-type="string">
            <text:p>{"Hodonín","Hodonín",5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donín</text:p>
          </table:table-cell>
          <table:table-cell office:value-type="string" calcext:value-type="string">
            <text:p>Kyjov</text:p>
          </table:table-cell>
          <table:table-cell table:formula="of:=SUMIF([.$G$3:.$G$79];[.M153];[.$F$3:.$F$79])" office:value-type="float" office:value="58" calcext:value-type="float">
            <text:p>58</text:p>
          </table:table-cell>
          <table:table-cell table:number-columns-repeated="7"/>
          <table:table-cell table:formula="of:=&quot;{&quot;&quot;&quot;&amp;[.M153]&amp;&quot;&quot;&quot;,&quot;&quot;&quot;&amp;[.N153]&amp;&quot;&quot;&quot;,&quot;&amp;[.O153]&amp;&quot;},&quot;" office:value-type="string" office:string-value="{&quot;Hodonín&quot;,&quot;Kyjov&quot;,58}," calcext:value-type="string">
            <text:p>{"Hodonín","Kyjov",5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donín</text:p>
          </table:table-cell>
          <table:table-cell office:value-type="string" calcext:value-type="string">
            <text:p>Veselí nad Moravou</text:p>
          </table:table-cell>
          <table:table-cell table:formula="of:=SUMIF([.$G$3:.$G$79];[.M154];[.$F$3:.$F$79])" office:value-type="float" office:value="58" calcext:value-type="float">
            <text:p>58</text:p>
          </table:table-cell>
          <table:table-cell table:number-columns-repeated="7"/>
          <table:table-cell table:formula="of:=&quot;{&quot;&quot;&quot;&amp;[.M154]&amp;&quot;&quot;&quot;,&quot;&quot;&quot;&amp;[.N154]&amp;&quot;&quot;&quot;,&quot;&amp;[.O154]&amp;&quot;},&quot;" office:value-type="string" office:string-value="{&quot;Hodonín&quot;,&quot;Veselí nad Moravou&quot;,58}," calcext:value-type="string">
            <text:p>{"Hodonín","Veselí nad Moravou",5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yškov</text:p>
          </table:table-cell>
          <table:table-cell office:value-type="string" calcext:value-type="string">
            <text:p>Bučovice</text:p>
          </table:table-cell>
          <table:table-cell table:formula="of:=SUMIF([.$G$3:.$G$79];[.M155];[.$F$3:.$F$79])" office:value-type="float" office:value="59" calcext:value-type="float">
            <text:p>59</text:p>
          </table:table-cell>
          <table:table-cell table:number-columns-repeated="7"/>
          <table:table-cell table:formula="of:=&quot;{&quot;&quot;&quot;&amp;[.M155]&amp;&quot;&quot;&quot;,&quot;&quot;&quot;&amp;[.N155]&amp;&quot;&quot;&quot;,&quot;&amp;[.O155]&amp;&quot;},&quot;" office:value-type="string" office:string-value="{&quot;Vyškov&quot;,&quot;Bučovice&quot;,59}," calcext:value-type="string">
            <text:p>{"Vyškov","Bučovice",59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yškov</text:p>
          </table:table-cell>
          <table:table-cell office:value-type="string" calcext:value-type="string">
            <text:p>Slavkov u Brna</text:p>
          </table:table-cell>
          <table:table-cell table:formula="of:=SUMIF([.$G$3:.$G$79];[.M156];[.$F$3:.$F$79])" office:value-type="float" office:value="59" calcext:value-type="float">
            <text:p>59</text:p>
          </table:table-cell>
          <table:table-cell table:number-columns-repeated="7"/>
          <table:table-cell table:formula="of:=&quot;{&quot;&quot;&quot;&amp;[.M156]&amp;&quot;&quot;&quot;,&quot;&quot;&quot;&amp;[.N156]&amp;&quot;&quot;&quot;,&quot;&amp;[.O156]&amp;&quot;},&quot;" office:value-type="string" office:string-value="{&quot;Vyškov&quot;,&quot;Slavkov u Brna&quot;,59}," calcext:value-type="string">
            <text:p>{"Vyškov","Slavkov u Brna",59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Vyškov</text:p>
          </table:table-cell>
          <table:table-cell table:formula="of:=SUMIF([.$G$3:.$G$79];[.M157];[.$F$3:.$F$79])" office:value-type="float" office:value="59" calcext:value-type="float">
            <text:p>59</text:p>
          </table:table-cell>
          <table:table-cell table:number-columns-repeated="7"/>
          <table:table-cell table:formula="of:=&quot;{&quot;&quot;&quot;&amp;[.M157]&amp;&quot;&quot;&quot;,&quot;&quot;&quot;&amp;[.N157]&amp;&quot;&quot;&quot;,&quot;&amp;[.O157]&amp;&quot;},&quot;" office:value-type="string" office:string-value="{&quot;Vyškov&quot;,&quot;Vyškov&quot;,59}," calcext:value-type="string">
            <text:p>{"Vyškov","Vyškov",59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Znojmo</text:p>
          </table:table-cell>
          <table:table-cell office:value-type="string" calcext:value-type="string">
            <text:p>Moravský Krumlov</text:p>
          </table:table-cell>
          <table:table-cell table:formula="of:=SUMIF([.$G$3:.$G$79];[.M158];[.$F$3:.$F$79])" office:value-type="float" office:value="60" calcext:value-type="float">
            <text:p>60</text:p>
          </table:table-cell>
          <table:table-cell table:number-columns-repeated="7"/>
          <table:table-cell table:formula="of:=&quot;{&quot;&quot;&quot;&amp;[.M158]&amp;&quot;&quot;&quot;,&quot;&quot;&quot;&amp;[.N158]&amp;&quot;&quot;&quot;,&quot;&amp;[.O158]&amp;&quot;},&quot;" office:value-type="string" office:string-value="{&quot;Znojmo&quot;,&quot;Moravský Krumlov&quot;,60}," calcext:value-type="string">
            <text:p>{"Znojmo","Moravský Krumlov",60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Znojmo</text:p>
          </table:table-cell>
          <table:table-cell table:formula="of:=SUMIF([.$G$3:.$G$79];[.M159];[.$F$3:.$F$79])" office:value-type="float" office:value="60" calcext:value-type="float">
            <text:p>60</text:p>
          </table:table-cell>
          <table:table-cell table:number-columns-repeated="7"/>
          <table:table-cell table:formula="of:=&quot;{&quot;&quot;&quot;&amp;[.M159]&amp;&quot;&quot;&quot;,&quot;&quot;&quot;&amp;[.N159]&amp;&quot;&quot;&quot;,&quot;&amp;[.O159]&amp;&quot;},&quot;" office:value-type="string" office:string-value="{&quot;Znojmo&quot;,&quot;Znojmo&quot;,60}," calcext:value-type="string">
            <text:p>{"Znojmo","Znojmo",60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Jeseník</text:p>
          </table:table-cell>
          <table:table-cell table:formula="of:=SUMIF([.$G$3:.$G$79];[.M160];[.$F$3:.$F$79])" office:value-type="float" office:value="61" calcext:value-type="float">
            <text:p>61</text:p>
          </table:table-cell>
          <table:table-cell table:number-columns-repeated="7"/>
          <table:table-cell table:formula="of:=&quot;{&quot;&quot;&quot;&amp;[.M160]&amp;&quot;&quot;&quot;,&quot;&quot;&quot;&amp;[.N160]&amp;&quot;&quot;&quot;,&quot;&amp;[.O160]&amp;&quot;},&quot;" office:value-type="string" office:string-value="{&quot;Jeseník&quot;,&quot;Jeseník&quot;,61}," calcext:value-type="string">
            <text:p>{"Jeseník","Jeseník",6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lomouc</text:p>
          </table:table-cell>
          <table:table-cell office:value-type="string" calcext:value-type="string">
            <text:p>Litovel</text:p>
          </table:table-cell>
          <table:table-cell table:formula="of:=SUMIF([.$G$3:.$G$79];[.M161];[.$F$3:.$F$79])" office:value-type="float" office:value="62" calcext:value-type="float">
            <text:p>62</text:p>
          </table:table-cell>
          <table:table-cell table:number-columns-repeated="7"/>
          <table:table-cell table:formula="of:=&quot;{&quot;&quot;&quot;&amp;[.M161]&amp;&quot;&quot;&quot;,&quot;&quot;&quot;&amp;[.N161]&amp;&quot;&quot;&quot;,&quot;&amp;[.O161]&amp;&quot;},&quot;" office:value-type="string" office:string-value="{&quot;Olomouc&quot;,&quot;Litovel&quot;,62}," calcext:value-type="string">
            <text:p>{"Olomouc","Litovel",62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Olomouc</text:p>
          </table:table-cell>
          <table:table-cell table:formula="of:=SUMIF([.$G$3:.$G$79];[.M162];[.$F$3:.$F$79])" office:value-type="float" office:value="62" calcext:value-type="float">
            <text:p>62</text:p>
          </table:table-cell>
          <table:table-cell table:number-columns-repeated="7"/>
          <table:table-cell table:formula="of:=&quot;{&quot;&quot;&quot;&amp;[.M162]&amp;&quot;&quot;&quot;,&quot;&quot;&quot;&amp;[.N162]&amp;&quot;&quot;&quot;,&quot;&amp;[.O162]&amp;&quot;},&quot;" office:value-type="string" office:string-value="{&quot;Olomouc&quot;,&quot;Olomouc&quot;,62}," calcext:value-type="string">
            <text:p>{"Olomouc","Olomouc",6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lomouc</text:p>
          </table:table-cell>
          <table:table-cell office:value-type="string" calcext:value-type="string">
            <text:p>Šternberk</text:p>
          </table:table-cell>
          <table:table-cell table:formula="of:=SUMIF([.$G$3:.$G$79];[.M163];[.$F$3:.$F$79])" office:value-type="float" office:value="62" calcext:value-type="float">
            <text:p>62</text:p>
          </table:table-cell>
          <table:table-cell table:number-columns-repeated="7"/>
          <table:table-cell table:formula="of:=&quot;{&quot;&quot;&quot;&amp;[.M163]&amp;&quot;&quot;&quot;,&quot;&quot;&quot;&amp;[.N163]&amp;&quot;&quot;&quot;,&quot;&amp;[.O163]&amp;&quot;},&quot;" office:value-type="string" office:string-value="{&quot;Olomouc&quot;,&quot;Šternberk&quot;,62}," calcext:value-type="string">
            <text:p>{"Olomouc","Šternberk",6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lomouc</text:p>
          </table:table-cell>
          <table:table-cell office:value-type="string" calcext:value-type="string">
            <text:p>Uničov</text:p>
          </table:table-cell>
          <table:table-cell table:formula="of:=SUMIF([.$G$3:.$G$79];[.M164];[.$F$3:.$F$79])" office:value-type="float" office:value="62" calcext:value-type="float">
            <text:p>62</text:p>
          </table:table-cell>
          <table:table-cell table:number-columns-repeated="7"/>
          <table:table-cell table:formula="of:=&quot;{&quot;&quot;&quot;&amp;[.M164]&amp;&quot;&quot;&quot;,&quot;&quot;&quot;&amp;[.N164]&amp;&quot;&quot;&quot;,&quot;&amp;[.O164]&amp;&quot;},&quot;" office:value-type="string" office:string-value="{&quot;Olomouc&quot;,&quot;Uničov&quot;,62}," calcext:value-type="string">
            <text:p>{"Olomouc","Uničov",6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stějov</text:p>
          </table:table-cell>
          <table:table-cell office:value-type="string" calcext:value-type="string">
            <text:p>Konice</text:p>
          </table:table-cell>
          <table:table-cell table:formula="of:=SUMIF([.$G$3:.$G$79];[.M165];[.$F$3:.$F$79])" office:value-type="float" office:value="63" calcext:value-type="float">
            <text:p>63</text:p>
          </table:table-cell>
          <table:table-cell table:number-columns-repeated="7"/>
          <table:table-cell table:formula="of:=&quot;{&quot;&quot;&quot;&amp;[.M165]&amp;&quot;&quot;&quot;,&quot;&quot;&quot;&amp;[.N165]&amp;&quot;&quot;&quot;,&quot;&amp;[.O165]&amp;&quot;},&quot;" office:value-type="string" office:string-value="{&quot;Prostějov&quot;,&quot;Konice&quot;,63}," calcext:value-type="string">
            <text:p>{"Prostějov","Konice",63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Prostějov</text:p>
          </table:table-cell>
          <table:table-cell table:formula="of:=SUMIF([.$G$3:.$G$79];[.M166];[.$F$3:.$F$79])" office:value-type="float" office:value="63" calcext:value-type="float">
            <text:p>63</text:p>
          </table:table-cell>
          <table:table-cell table:number-columns-repeated="7"/>
          <table:table-cell table:formula="of:=&quot;{&quot;&quot;&quot;&amp;[.M166]&amp;&quot;&quot;&quot;,&quot;&quot;&quot;&amp;[.N166]&amp;&quot;&quot;&quot;,&quot;&amp;[.O166]&amp;&quot;},&quot;" office:value-type="string" office:string-value="{&quot;Prostějov&quot;,&quot;Prostějov&quot;,63}," calcext:value-type="string">
            <text:p>{"Prostějov","Prostějov",6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řerov</text:p>
          </table:table-cell>
          <table:table-cell office:value-type="string" calcext:value-type="string">
            <text:p>Hranice</text:p>
          </table:table-cell>
          <table:table-cell table:formula="of:=SUMIF([.$G$3:.$G$79];[.M167];[.$F$3:.$F$79])" office:value-type="float" office:value="64" calcext:value-type="float">
            <text:p>64</text:p>
          </table:table-cell>
          <table:table-cell table:number-columns-repeated="7"/>
          <table:table-cell table:formula="of:=&quot;{&quot;&quot;&quot;&amp;[.M167]&amp;&quot;&quot;&quot;,&quot;&quot;&quot;&amp;[.N167]&amp;&quot;&quot;&quot;,&quot;&amp;[.O167]&amp;&quot;},&quot;" office:value-type="string" office:string-value="{&quot;Přerov&quot;,&quot;Hranice&quot;,64}," calcext:value-type="string">
            <text:p>{"Přerov","Hranice",6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řerov</text:p>
          </table:table-cell>
          <table:table-cell office:value-type="string" calcext:value-type="string">
            <text:p>Lipník nad Bečvou</text:p>
          </table:table-cell>
          <table:table-cell table:formula="of:=SUMIF([.$G$3:.$G$79];[.M168];[.$F$3:.$F$79])" office:value-type="float" office:value="64" calcext:value-type="float">
            <text:p>64</text:p>
          </table:table-cell>
          <table:table-cell table:number-columns-repeated="7"/>
          <table:table-cell table:formula="of:=&quot;{&quot;&quot;&quot;&amp;[.M168]&amp;&quot;&quot;&quot;,&quot;&quot;&quot;&amp;[.N168]&amp;&quot;&quot;&quot;,&quot;&amp;[.O168]&amp;&quot;},&quot;" office:value-type="string" office:string-value="{&quot;Přerov&quot;,&quot;Lipník nad Bečvou&quot;,64}," calcext:value-type="string">
            <text:p>{"Přerov","Lipník nad Bečvou",64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Přerov</text:p>
          </table:table-cell>
          <table:table-cell table:formula="of:=SUMIF([.$G$3:.$G$79];[.M169];[.$F$3:.$F$79])" office:value-type="float" office:value="64" calcext:value-type="float">
            <text:p>64</text:p>
          </table:table-cell>
          <table:table-cell table:number-columns-repeated="7"/>
          <table:table-cell table:formula="of:=&quot;{&quot;&quot;&quot;&amp;[.M169]&amp;&quot;&quot;&quot;,&quot;&quot;&quot;&amp;[.N169]&amp;&quot;&quot;&quot;,&quot;&amp;[.O169]&amp;&quot;},&quot;" office:value-type="string" office:string-value="{&quot;Přerov&quot;,&quot;Přerov&quot;,64}," calcext:value-type="string">
            <text:p>{"Přerov","Přerov",6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Šumperk</text:p>
          </table:table-cell>
          <table:table-cell office:value-type="string" calcext:value-type="string">
            <text:p>Mohelnice</text:p>
          </table:table-cell>
          <table:table-cell table:formula="of:=SUMIF([.$G$3:.$G$79];[.M170];[.$F$3:.$F$79])" office:value-type="float" office:value="65" calcext:value-type="float">
            <text:p>65</text:p>
          </table:table-cell>
          <table:table-cell table:number-columns-repeated="7"/>
          <table:table-cell table:formula="of:=&quot;{&quot;&quot;&quot;&amp;[.M170]&amp;&quot;&quot;&quot;,&quot;&quot;&quot;&amp;[.N170]&amp;&quot;&quot;&quot;,&quot;&amp;[.O170]&amp;&quot;},&quot;" office:value-type="string" office:string-value="{&quot;Šumperk&quot;,&quot;Mohelnice&quot;,65}," calcext:value-type="string">
            <text:p>{"Šumperk","Mohelnice",65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Šumperk</text:p>
          </table:table-cell>
          <table:table-cell table:formula="of:=SUMIF([.$G$3:.$G$79];[.M171];[.$F$3:.$F$79])" office:value-type="float" office:value="65" calcext:value-type="float">
            <text:p>65</text:p>
          </table:table-cell>
          <table:table-cell table:number-columns-repeated="7"/>
          <table:table-cell table:formula="of:=&quot;{&quot;&quot;&quot;&amp;[.M171]&amp;&quot;&quot;&quot;,&quot;&quot;&quot;&amp;[.N171]&amp;&quot;&quot;&quot;,&quot;&amp;[.O171]&amp;&quot;},&quot;" office:value-type="string" office:string-value="{&quot;Šumperk&quot;,&quot;Šumperk&quot;,65}," calcext:value-type="string">
            <text:p>{"Šumperk","Šumperk",65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Šumperk</text:p>
          </table:table-cell>
          <table:table-cell office:value-type="string" calcext:value-type="string">
            <text:p>Zábřeh</text:p>
          </table:table-cell>
          <table:table-cell table:formula="of:=SUMIF([.$G$3:.$G$79];[.M172];[.$F$3:.$F$79])" office:value-type="float" office:value="65" calcext:value-type="float">
            <text:p>65</text:p>
          </table:table-cell>
          <table:table-cell table:number-columns-repeated="7"/>
          <table:table-cell table:formula="of:=&quot;{&quot;&quot;&quot;&amp;[.M172]&amp;&quot;&quot;&quot;,&quot;&quot;&quot;&amp;[.N172]&amp;&quot;&quot;&quot;,&quot;&amp;[.O172]&amp;&quot;},&quot;" office:value-type="string" office:string-value="{&quot;Šumperk&quot;,&quot;Zábřeh&quot;,65}," calcext:value-type="string">
            <text:p>{"Šumperk","Zábřeh",65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Bruntál</text:p>
          </table:table-cell>
          <table:table-cell table:formula="of:=SUMIF([.$G$3:.$G$79];[.M173];[.$F$3:.$F$79])" office:value-type="float" office:value="70" calcext:value-type="float">
            <text:p>70</text:p>
          </table:table-cell>
          <table:table-cell table:number-columns-repeated="7"/>
          <table:table-cell table:formula="of:=&quot;{&quot;&quot;&quot;&amp;[.M173]&amp;&quot;&quot;&quot;,&quot;&quot;&quot;&amp;[.N173]&amp;&quot;&quot;&quot;,&quot;&amp;[.O173]&amp;&quot;},&quot;" office:value-type="string" office:string-value="{&quot;Bruntál&quot;,&quot;Bruntál&quot;,70}," calcext:value-type="string">
            <text:p>{"Bruntál","Bruntál",70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untál</text:p>
          </table:table-cell>
          <table:table-cell office:value-type="string" calcext:value-type="string">
            <text:p>Krnov</text:p>
          </table:table-cell>
          <table:table-cell table:formula="of:=SUMIF([.$G$3:.$G$79];[.M174];[.$F$3:.$F$79])" office:value-type="float" office:value="70" calcext:value-type="float">
            <text:p>70</text:p>
          </table:table-cell>
          <table:table-cell table:number-columns-repeated="7"/>
          <table:table-cell table:formula="of:=&quot;{&quot;&quot;&quot;&amp;[.M174]&amp;&quot;&quot;&quot;,&quot;&quot;&quot;&amp;[.N174]&amp;&quot;&quot;&quot;,&quot;&amp;[.O174]&amp;&quot;},&quot;" office:value-type="string" office:string-value="{&quot;Bruntál&quot;,&quot;Krnov&quot;,70}," calcext:value-type="string">
            <text:p>{"Bruntál","Krnov",70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untál</text:p>
          </table:table-cell>
          <table:table-cell office:value-type="string" calcext:value-type="string">
            <text:p>Rýmařov</text:p>
          </table:table-cell>
          <table:table-cell table:formula="of:=SUMIF([.$G$3:.$G$79];[.M175];[.$F$3:.$F$79])" office:value-type="float" office:value="70" calcext:value-type="float">
            <text:p>70</text:p>
          </table:table-cell>
          <table:table-cell table:number-columns-repeated="7"/>
          <table:table-cell table:formula="of:=&quot;{&quot;&quot;&quot;&amp;[.M175]&amp;&quot;&quot;&quot;,&quot;&quot;&quot;&amp;[.N175]&amp;&quot;&quot;&quot;,&quot;&amp;[.O175]&amp;&quot;},&quot;" office:value-type="string" office:string-value="{&quot;Bruntál&quot;,&quot;Rýmařov&quot;,70}," calcext:value-type="string">
            <text:p>{"Bruntál","Rýmařov",70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Frýdek-Místek</text:p>
          </table:table-cell>
          <table:table-cell table:formula="of:=SUMIF([.$G$3:.$G$79];[.M176];[.$F$3:.$F$79])" office:value-type="float" office:value="71" calcext:value-type="float">
            <text:p>71</text:p>
          </table:table-cell>
          <table:table-cell table:number-columns-repeated="7"/>
          <table:table-cell table:formula="of:=&quot;{&quot;&quot;&quot;&amp;[.M176]&amp;&quot;&quot;&quot;,&quot;&quot;&quot;&amp;[.N176]&amp;&quot;&quot;&quot;,&quot;&amp;[.O176]&amp;&quot;},&quot;" office:value-type="string" office:string-value="{&quot;Frýdek-Místek&quot;,&quot;Frýdek-Místek&quot;,71}," calcext:value-type="string">
            <text:p>{"Frýdek-Místek","Frýdek-Místek",7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rýdek-Místek</text:p>
          </table:table-cell>
          <table:table-cell office:value-type="string" calcext:value-type="string">
            <text:p>Frýdlant nad Ostravicí</text:p>
          </table:table-cell>
          <table:table-cell table:formula="of:=SUMIF([.$G$3:.$G$79];[.M177];[.$F$3:.$F$79])" office:value-type="float" office:value="71" calcext:value-type="float">
            <text:p>71</text:p>
          </table:table-cell>
          <table:table-cell table:number-columns-repeated="7"/>
          <table:table-cell table:formula="of:=&quot;{&quot;&quot;&quot;&amp;[.M177]&amp;&quot;&quot;&quot;,&quot;&quot;&quot;&amp;[.N177]&amp;&quot;&quot;&quot;,&quot;&amp;[.O177]&amp;&quot;},&quot;" office:value-type="string" office:string-value="{&quot;Frýdek-Místek&quot;,&quot;Frýdlant nad Ostravicí&quot;,71}," calcext:value-type="string">
            <text:p>{"Frýdek-Místek","Frýdlant nad Ostravicí",7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rýdek-Místek</text:p>
          </table:table-cell>
          <table:table-cell office:value-type="string" calcext:value-type="string">
            <text:p>Jablunkov</text:p>
          </table:table-cell>
          <table:table-cell table:formula="of:=SUMIF([.$G$3:.$G$79];[.M178];[.$F$3:.$F$79])" office:value-type="float" office:value="71" calcext:value-type="float">
            <text:p>71</text:p>
          </table:table-cell>
          <table:table-cell table:number-columns-repeated="7"/>
          <table:table-cell table:formula="of:=&quot;{&quot;&quot;&quot;&amp;[.M178]&amp;&quot;&quot;&quot;,&quot;&quot;&quot;&amp;[.N178]&amp;&quot;&quot;&quot;,&quot;&amp;[.O178]&amp;&quot;},&quot;" office:value-type="string" office:string-value="{&quot;Frýdek-Místek&quot;,&quot;Jablunkov&quot;,71}," calcext:value-type="string">
            <text:p>{"Frýdek-Místek","Jablunkov",7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rýdek-Místek</text:p>
          </table:table-cell>
          <table:table-cell office:value-type="string" calcext:value-type="string">
            <text:p>Třinec</text:p>
          </table:table-cell>
          <table:table-cell table:formula="of:=SUMIF([.$G$3:.$G$79];[.M179];[.$F$3:.$F$79])" office:value-type="float" office:value="71" calcext:value-type="float">
            <text:p>71</text:p>
          </table:table-cell>
          <table:table-cell table:number-columns-repeated="7"/>
          <table:table-cell table:formula="of:=&quot;{&quot;&quot;&quot;&amp;[.M179]&amp;&quot;&quot;&quot;,&quot;&quot;&quot;&amp;[.N179]&amp;&quot;&quot;&quot;,&quot;&amp;[.O179]&amp;&quot;},&quot;" office:value-type="string" office:string-value="{&quot;Frýdek-Místek&quot;,&quot;Třinec&quot;,71}," calcext:value-type="string">
            <text:p>{"Frýdek-Místek","Třinec",71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arviná</text:p>
          </table:table-cell>
          <table:table-cell office:value-type="string" calcext:value-type="string">
            <text:p>Bohumín</text:p>
          </table:table-cell>
          <table:table-cell table:formula="of:=SUMIF([.$G$3:.$G$79];[.M180];[.$F$3:.$F$79])" office:value-type="float" office:value="72" calcext:value-type="float">
            <text:p>72</text:p>
          </table:table-cell>
          <table:table-cell table:number-columns-repeated="7"/>
          <table:table-cell table:formula="of:=&quot;{&quot;&quot;&quot;&amp;[.M180]&amp;&quot;&quot;&quot;,&quot;&quot;&quot;&amp;[.N180]&amp;&quot;&quot;&quot;,&quot;&amp;[.O180]&amp;&quot;},&quot;" office:value-type="string" office:string-value="{&quot;Karviná&quot;,&quot;Bohumín&quot;,72}," calcext:value-type="string">
            <text:p>{"Karviná","Bohumín",7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arviná</text:p>
          </table:table-cell>
          <table:table-cell office:value-type="string" calcext:value-type="string">
            <text:p>Český Těšín</text:p>
          </table:table-cell>
          <table:table-cell table:formula="of:=SUMIF([.$G$3:.$G$79];[.M181];[.$F$3:.$F$79])" office:value-type="float" office:value="72" calcext:value-type="float">
            <text:p>72</text:p>
          </table:table-cell>
          <table:table-cell table:number-columns-repeated="7"/>
          <table:table-cell table:formula="of:=&quot;{&quot;&quot;&quot;&amp;[.M181]&amp;&quot;&quot;&quot;,&quot;&quot;&quot;&amp;[.N181]&amp;&quot;&quot;&quot;,&quot;&amp;[.O181]&amp;&quot;},&quot;" office:value-type="string" office:string-value="{&quot;Karviná&quot;,&quot;Český Těšín&quot;,72}," calcext:value-type="string">
            <text:p>{"Karviná","Český Těšín",7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arviná</text:p>
          </table:table-cell>
          <table:table-cell office:value-type="string" calcext:value-type="string">
            <text:p>Havířov</text:p>
          </table:table-cell>
          <table:table-cell table:formula="of:=SUMIF([.$G$3:.$G$79];[.M182];[.$F$3:.$F$79])" office:value-type="float" office:value="72" calcext:value-type="float">
            <text:p>72</text:p>
          </table:table-cell>
          <table:table-cell table:number-columns-repeated="7"/>
          <table:table-cell table:formula="of:=&quot;{&quot;&quot;&quot;&amp;[.M182]&amp;&quot;&quot;&quot;,&quot;&quot;&quot;&amp;[.N182]&amp;&quot;&quot;&quot;,&quot;&amp;[.O182]&amp;&quot;},&quot;" office:value-type="string" office:string-value="{&quot;Karviná&quot;,&quot;Havířov&quot;,72}," calcext:value-type="string">
            <text:p>{"Karviná","Havířov",72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Karviná</text:p>
          </table:table-cell>
          <table:table-cell table:formula="of:=SUMIF([.$G$3:.$G$79];[.M183];[.$F$3:.$F$79])" office:value-type="float" office:value="72" calcext:value-type="float">
            <text:p>72</text:p>
          </table:table-cell>
          <table:table-cell table:number-columns-repeated="7"/>
          <table:table-cell table:formula="of:=&quot;{&quot;&quot;&quot;&amp;[.M183]&amp;&quot;&quot;&quot;,&quot;&quot;&quot;&amp;[.N183]&amp;&quot;&quot;&quot;,&quot;&amp;[.O183]&amp;&quot;},&quot;" office:value-type="string" office:string-value="{&quot;Karviná&quot;,&quot;Karviná&quot;,72}," calcext:value-type="string">
            <text:p>{"Karviná","Karviná",7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arviná</text:p>
          </table:table-cell>
          <table:table-cell office:value-type="string" calcext:value-type="string">
            <text:p>Orlová</text:p>
          </table:table-cell>
          <table:table-cell table:formula="of:=SUMIF([.$G$3:.$G$79];[.M184];[.$F$3:.$F$79])" office:value-type="float" office:value="72" calcext:value-type="float">
            <text:p>72</text:p>
          </table:table-cell>
          <table:table-cell table:number-columns-repeated="7"/>
          <table:table-cell table:formula="of:=&quot;{&quot;&quot;&quot;&amp;[.M184]&amp;&quot;&quot;&quot;,&quot;&quot;&quot;&amp;[.N184]&amp;&quot;&quot;&quot;,&quot;&amp;[.O184]&amp;&quot;},&quot;" office:value-type="string" office:string-value="{&quot;Karviná&quot;,&quot;Orlová&quot;,72}," calcext:value-type="string">
            <text:p>{"Karviná","Orlová",72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vý Jičín</text:p>
          </table:table-cell>
          <table:table-cell office:value-type="string" calcext:value-type="string">
            <text:p>Bílovec</text:p>
          </table:table-cell>
          <table:table-cell table:formula="of:=SUMIF([.$G$3:.$G$79];[.M185];[.$F$3:.$F$79])" office:value-type="float" office:value="73" calcext:value-type="float">
            <text:p>73</text:p>
          </table:table-cell>
          <table:table-cell table:number-columns-repeated="7"/>
          <table:table-cell table:formula="of:=&quot;{&quot;&quot;&quot;&amp;[.M185]&amp;&quot;&quot;&quot;,&quot;&quot;&quot;&amp;[.N185]&amp;&quot;&quot;&quot;,&quot;&amp;[.O185]&amp;&quot;},&quot;" office:value-type="string" office:string-value="{&quot;Nový Jičín&quot;,&quot;Bílovec&quot;,73}," calcext:value-type="string">
            <text:p>{"Nový Jičín","Bílovec",7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vý Jičín</text:p>
          </table:table-cell>
          <table:table-cell office:value-type="string" calcext:value-type="string">
            <text:p>Frenštát pod Radhoštěm</text:p>
          </table:table-cell>
          <table:table-cell table:formula="of:=SUMIF([.$G$3:.$G$79];[.M186];[.$F$3:.$F$79])" office:value-type="float" office:value="73" calcext:value-type="float">
            <text:p>73</text:p>
          </table:table-cell>
          <table:table-cell table:number-columns-repeated="7"/>
          <table:table-cell table:formula="of:=&quot;{&quot;&quot;&quot;&amp;[.M186]&amp;&quot;&quot;&quot;,&quot;&quot;&quot;&amp;[.N186]&amp;&quot;&quot;&quot;,&quot;&amp;[.O186]&amp;&quot;},&quot;" office:value-type="string" office:string-value="{&quot;Nový Jičín&quot;,&quot;Frenštát pod Radhoštěm&quot;,73}," calcext:value-type="string">
            <text:p>{"Nový Jičín","Frenštát pod Radhoštěm",7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vý Jičín</text:p>
          </table:table-cell>
          <table:table-cell office:value-type="string" calcext:value-type="string">
            <text:p>Kopřivnice</text:p>
          </table:table-cell>
          <table:table-cell table:formula="of:=SUMIF([.$G$3:.$G$79];[.M187];[.$F$3:.$F$79])" office:value-type="float" office:value="73" calcext:value-type="float">
            <text:p>73</text:p>
          </table:table-cell>
          <table:table-cell table:number-columns-repeated="7"/>
          <table:table-cell table:formula="of:=&quot;{&quot;&quot;&quot;&amp;[.M187]&amp;&quot;&quot;&quot;,&quot;&quot;&quot;&amp;[.N187]&amp;&quot;&quot;&quot;,&quot;&amp;[.O187]&amp;&quot;},&quot;" office:value-type="string" office:string-value="{&quot;Nový Jičín&quot;,&quot;Kopřivnice&quot;,73}," calcext:value-type="string">
            <text:p>{"Nový Jičín","Kopřivnice",73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Nový Jičín</text:p>
          </table:table-cell>
          <table:table-cell table:formula="of:=SUMIF([.$G$3:.$G$79];[.M188];[.$F$3:.$F$79])" office:value-type="float" office:value="73" calcext:value-type="float">
            <text:p>73</text:p>
          </table:table-cell>
          <table:table-cell table:number-columns-repeated="7"/>
          <table:table-cell table:formula="of:=&quot;{&quot;&quot;&quot;&amp;[.M188]&amp;&quot;&quot;&quot;,&quot;&quot;&quot;&amp;[.N188]&amp;&quot;&quot;&quot;,&quot;&amp;[.O188]&amp;&quot;},&quot;" office:value-type="string" office:string-value="{&quot;Nový Jičín&quot;,&quot;Nový Jičín&quot;,73}," calcext:value-type="string">
            <text:p>{"Nový Jičín","Nový Jičín",7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vý Jičín</text:p>
          </table:table-cell>
          <table:table-cell office:value-type="string" calcext:value-type="string">
            <text:p>Odry</text:p>
          </table:table-cell>
          <table:table-cell table:formula="of:=SUMIF([.$G$3:.$G$79];[.M189];[.$F$3:.$F$79])" office:value-type="float" office:value="73" calcext:value-type="float">
            <text:p>73</text:p>
          </table:table-cell>
          <table:table-cell table:number-columns-repeated="7"/>
          <table:table-cell table:formula="of:=&quot;{&quot;&quot;&quot;&amp;[.M189]&amp;&quot;&quot;&quot;,&quot;&quot;&quot;&amp;[.N189]&amp;&quot;&quot;&quot;,&quot;&amp;[.O189]&amp;&quot;},&quot;" office:value-type="string" office:string-value="{&quot;Nový Jičín&quot;,&quot;Odry&quot;,73}," calcext:value-type="string">
            <text:p>{"Nový Jičín","Odry",73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pava</text:p>
          </table:table-cell>
          <table:table-cell office:value-type="string" calcext:value-type="string">
            <text:p>Hlučín</text:p>
          </table:table-cell>
          <table:table-cell table:formula="of:=SUMIF([.$G$3:.$G$79];[.M190];[.$F$3:.$F$79])" office:value-type="float" office:value="74" calcext:value-type="float">
            <text:p>74</text:p>
          </table:table-cell>
          <table:table-cell table:number-columns-repeated="7"/>
          <table:table-cell table:formula="of:=&quot;{&quot;&quot;&quot;&amp;[.M190]&amp;&quot;&quot;&quot;,&quot;&quot;&quot;&amp;[.N190]&amp;&quot;&quot;&quot;,&quot;&amp;[.O190]&amp;&quot;},&quot;" office:value-type="string" office:string-value="{&quot;Opava&quot;,&quot;Hlučín&quot;,74}," calcext:value-type="string">
            <text:p>{"Opava","Hlučín",7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pava</text:p>
          </table:table-cell>
          <table:table-cell office:value-type="string" calcext:value-type="string">
            <text:p>Kravaře</text:p>
          </table:table-cell>
          <table:table-cell table:formula="of:=SUMIF([.$G$3:.$G$79];[.M191];[.$F$3:.$F$79])" office:value-type="float" office:value="74" calcext:value-type="float">
            <text:p>74</text:p>
          </table:table-cell>
          <table:table-cell table:number-columns-repeated="7"/>
          <table:table-cell table:formula="of:=&quot;{&quot;&quot;&quot;&amp;[.M191]&amp;&quot;&quot;&quot;,&quot;&quot;&quot;&amp;[.N191]&amp;&quot;&quot;&quot;,&quot;&amp;[.O191]&amp;&quot;},&quot;" office:value-type="string" office:string-value="{&quot;Opava&quot;,&quot;Kravaře&quot;,74}," calcext:value-type="string">
            <text:p>{"Opava","Kravaře",74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Opava</text:p>
          </table:table-cell>
          <table:table-cell table:formula="of:=SUMIF([.$G$3:.$G$79];[.M192];[.$F$3:.$F$79])" office:value-type="float" office:value="74" calcext:value-type="float">
            <text:p>74</text:p>
          </table:table-cell>
          <table:table-cell table:number-columns-repeated="7"/>
          <table:table-cell table:formula="of:=&quot;{&quot;&quot;&quot;&amp;[.M192]&amp;&quot;&quot;&quot;,&quot;&quot;&quot;&amp;[.N192]&amp;&quot;&quot;&quot;,&quot;&amp;[.O192]&amp;&quot;},&quot;" office:value-type="string" office:string-value="{&quot;Opava&quot;,&quot;Opava&quot;,74}," calcext:value-type="string">
            <text:p>{"Opava","Opava",7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pava</text:p>
          </table:table-cell>
          <table:table-cell office:value-type="string" calcext:value-type="string">
            <text:p>Vítkov</text:p>
          </table:table-cell>
          <table:table-cell table:formula="of:=SUMIF([.$G$3:.$G$79];[.M193];[.$F$3:.$F$79])" office:value-type="float" office:value="74" calcext:value-type="float">
            <text:p>74</text:p>
          </table:table-cell>
          <table:table-cell table:number-columns-repeated="7"/>
          <table:table-cell table:formula="of:=&quot;{&quot;&quot;&quot;&amp;[.M193]&amp;&quot;&quot;&quot;,&quot;&quot;&quot;&amp;[.N193]&amp;&quot;&quot;&quot;,&quot;&amp;[.O193]&amp;&quot;},&quot;" office:value-type="string" office:string-value="{&quot;Opava&quot;,&quot;Vítkov&quot;,74}," calcext:value-type="string">
            <text:p>{"Opava","Vítkov",74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strava-město</text:p>
          </table:table-cell>
          <table:table-cell office:value-type="string" calcext:value-type="string">
            <text:p>Ostrava</text:p>
          </table:table-cell>
          <table:table-cell table:formula="of:=SUMIF([.$G$3:.$G$79];[.M194];[.$F$3:.$F$79])" office:value-type="float" office:value="75" calcext:value-type="float">
            <text:p>75</text:p>
          </table:table-cell>
          <table:table-cell table:number-columns-repeated="7"/>
          <table:table-cell table:formula="of:=&quot;{&quot;&quot;&quot;&amp;[.M194]&amp;&quot;&quot;&quot;,&quot;&quot;&quot;&amp;[.N194]&amp;&quot;&quot;&quot;,&quot;&amp;[.O194]&amp;&quot;},&quot;" office:value-type="string" office:string-value="{&quot;Ostrava-město&quot;,&quot;Ostrava&quot;,75}," calcext:value-type="string">
            <text:p>{"Ostrava-město","Ostrava",75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roměříž</text:p>
          </table:table-cell>
          <table:table-cell office:value-type="string" calcext:value-type="string">
            <text:p>Bystřice pod Hostýnem</text:p>
          </table:table-cell>
          <table:table-cell table:formula="of:=SUMIF([.$G$3:.$G$79];[.M195];[.$F$3:.$F$79])" office:value-type="float" office:value="66" calcext:value-type="float">
            <text:p>66</text:p>
          </table:table-cell>
          <table:table-cell table:number-columns-repeated="7"/>
          <table:table-cell table:formula="of:=&quot;{&quot;&quot;&quot;&amp;[.M195]&amp;&quot;&quot;&quot;,&quot;&quot;&quot;&amp;[.N195]&amp;&quot;&quot;&quot;,&quot;&amp;[.O195]&amp;&quot;},&quot;" office:value-type="string" office:string-value="{&quot;Kroměříž&quot;,&quot;Bystřice pod Hostýnem&quot;,66}," calcext:value-type="string">
            <text:p>{"Kroměříž","Bystřice pod Hostýnem",6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roměříž</text:p>
          </table:table-cell>
          <table:table-cell office:value-type="string" calcext:value-type="string">
            <text:p>Holešov</text:p>
          </table:table-cell>
          <table:table-cell table:formula="of:=SUMIF([.$G$3:.$G$79];[.M196];[.$F$3:.$F$79])" office:value-type="float" office:value="66" calcext:value-type="float">
            <text:p>66</text:p>
          </table:table-cell>
          <table:table-cell table:number-columns-repeated="7"/>
          <table:table-cell table:formula="of:=&quot;{&quot;&quot;&quot;&amp;[.M196]&amp;&quot;&quot;&quot;,&quot;&quot;&quot;&amp;[.N196]&amp;&quot;&quot;&quot;,&quot;&amp;[.O196]&amp;&quot;},&quot;" office:value-type="string" office:string-value="{&quot;Kroměříž&quot;,&quot;Holešov&quot;,66}," calcext:value-type="string">
            <text:p>{"Kroměříž","Holešov",66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Kroměříž</text:p>
          </table:table-cell>
          <table:table-cell table:formula="of:=SUMIF([.$G$3:.$G$79];[.M197];[.$F$3:.$F$79])" office:value-type="float" office:value="66" calcext:value-type="float">
            <text:p>66</text:p>
          </table:table-cell>
          <table:table-cell table:number-columns-repeated="7"/>
          <table:table-cell table:formula="of:=&quot;{&quot;&quot;&quot;&amp;[.M197]&amp;&quot;&quot;&quot;,&quot;&quot;&quot;&amp;[.N197]&amp;&quot;&quot;&quot;,&quot;&amp;[.O197]&amp;&quot;},&quot;" office:value-type="string" office:string-value="{&quot;Kroměříž&quot;,&quot;Kroměříž&quot;,66}," calcext:value-type="string">
            <text:p>{"Kroměříž","Kroměříž",66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Uherské Hradiště</text:p>
          </table:table-cell>
          <table:table-cell office:value-type="string" calcext:value-type="string">
            <text:p>Uherský Brod</text:p>
          </table:table-cell>
          <table:table-cell table:formula="of:=SUMIF([.$G$3:.$G$79];[.M198];[.$F$3:.$F$79])" office:value-type="float" office:value="67" calcext:value-type="float">
            <text:p>67</text:p>
          </table:table-cell>
          <table:table-cell table:number-columns-repeated="7"/>
          <table:table-cell table:formula="of:=&quot;{&quot;&quot;&quot;&amp;[.M198]&amp;&quot;&quot;&quot;,&quot;&quot;&quot;&amp;[.N198]&amp;&quot;&quot;&quot;,&quot;&amp;[.O198]&amp;&quot;},&quot;" office:value-type="string" office:string-value="{&quot;Uherské Hradiště&quot;,&quot;Uherský Brod&quot;,67}," calcext:value-type="string">
            <text:p>{"Uherské Hradiště","Uherský Brod",67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Uherské Hradiště</text:p>
          </table:table-cell>
          <table:table-cell table:formula="of:=SUMIF([.$G$3:.$G$79];[.M199];[.$F$3:.$F$79])" office:value-type="float" office:value="67" calcext:value-type="float">
            <text:p>67</text:p>
          </table:table-cell>
          <table:table-cell table:number-columns-repeated="7"/>
          <table:table-cell table:formula="of:=&quot;{&quot;&quot;&quot;&amp;[.M199]&amp;&quot;&quot;&quot;,&quot;&quot;&quot;&amp;[.N199]&amp;&quot;&quot;&quot;,&quot;&amp;[.O199]&amp;&quot;},&quot;" office:value-type="string" office:string-value="{&quot;Uherské Hradiště&quot;,&quot;Uherské Hradiště&quot;,67}," calcext:value-type="string">
            <text:p>{"Uherské Hradiště","Uherské Hradiště",67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setín</text:p>
          </table:table-cell>
          <table:table-cell office:value-type="string" calcext:value-type="string">
            <text:p>Rožnov pod Radhoštěm</text:p>
          </table:table-cell>
          <table:table-cell table:formula="of:=SUMIF([.$G$3:.$G$79];[.M200];[.$F$3:.$F$79])" office:value-type="float" office:value="68" calcext:value-type="float">
            <text:p>68</text:p>
          </table:table-cell>
          <table:table-cell table:number-columns-repeated="7"/>
          <table:table-cell table:formula="of:=&quot;{&quot;&quot;&quot;&amp;[.M200]&amp;&quot;&quot;&quot;,&quot;&quot;&quot;&amp;[.N200]&amp;&quot;&quot;&quot;,&quot;&amp;[.O200]&amp;&quot;},&quot;" office:value-type="string" office:string-value="{&quot;Vsetín&quot;,&quot;Rožnov pod Radhoštěm&quot;,68}," calcext:value-type="string">
            <text:p>{"Vsetín","Rožnov pod Radhoštěm",6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setín</text:p>
          </table:table-cell>
          <table:table-cell office:value-type="string" calcext:value-type="string">
            <text:p>Valašské Meziříčí</text:p>
          </table:table-cell>
          <table:table-cell table:formula="of:=SUMIF([.$G$3:.$G$79];[.M201];[.$F$3:.$F$79])" office:value-type="float" office:value="68" calcext:value-type="float">
            <text:p>68</text:p>
          </table:table-cell>
          <table:table-cell table:number-columns-repeated="7"/>
          <table:table-cell table:formula="of:=&quot;{&quot;&quot;&quot;&amp;[.M201]&amp;&quot;&quot;&quot;,&quot;&quot;&quot;&amp;[.N201]&amp;&quot;&quot;&quot;,&quot;&amp;[.O201]&amp;&quot;},&quot;" office:value-type="string" office:string-value="{&quot;Vsetín&quot;,&quot;Valašské Meziříčí&quot;,68}," calcext:value-type="string">
            <text:p>{"Vsetín","Valašské Meziříčí",68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Vsetín</text:p>
          </table:table-cell>
          <table:table-cell table:formula="of:=SUMIF([.$G$3:.$G$79];[.M202];[.$F$3:.$F$79])" office:value-type="float" office:value="68" calcext:value-type="float">
            <text:p>68</text:p>
          </table:table-cell>
          <table:table-cell table:number-columns-repeated="7"/>
          <table:table-cell table:formula="of:=&quot;{&quot;&quot;&quot;&amp;[.M202]&amp;&quot;&quot;&quot;,&quot;&quot;&quot;&amp;[.N202]&amp;&quot;&quot;&quot;,&quot;&amp;[.O202]&amp;&quot;},&quot;" office:value-type="string" office:string-value="{&quot;Vsetín&quot;,&quot;Vsetín&quot;,68}," calcext:value-type="string">
            <text:p>{"Vsetín","Vsetín",68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Zlín</text:p>
          </table:table-cell>
          <table:table-cell office:value-type="string" calcext:value-type="string">
            <text:p>Luhačovice</text:p>
          </table:table-cell>
          <table:table-cell table:formula="of:=SUMIF([.$G$3:.$G$79];[.M203];[.$F$3:.$F$79])" office:value-type="float" office:value="69" calcext:value-type="float">
            <text:p>69</text:p>
          </table:table-cell>
          <table:table-cell table:number-columns-repeated="7"/>
          <table:table-cell table:formula="of:=&quot;{&quot;&quot;&quot;&amp;[.M203]&amp;&quot;&quot;&quot;,&quot;&quot;&quot;&amp;[.N203]&amp;&quot;&quot;&quot;,&quot;&amp;[.O203]&amp;&quot;},&quot;" office:value-type="string" office:string-value="{&quot;Zlín&quot;,&quot;Luhačovice&quot;,69}," calcext:value-type="string">
            <text:p>{"Zlín","Luhačovice",69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Zlín</text:p>
          </table:table-cell>
          <table:table-cell office:value-type="string" calcext:value-type="string">
            <text:p>Otrokovice</text:p>
          </table:table-cell>
          <table:table-cell table:formula="of:=SUMIF([.$G$3:.$G$79];[.M204];[.$F$3:.$F$79])" office:value-type="float" office:value="69" calcext:value-type="float">
            <text:p>69</text:p>
          </table:table-cell>
          <table:table-cell table:number-columns-repeated="7"/>
          <table:table-cell table:formula="of:=&quot;{&quot;&quot;&quot;&amp;[.M204]&amp;&quot;&quot;&quot;,&quot;&quot;&quot;&amp;[.N204]&amp;&quot;&quot;&quot;,&quot;&amp;[.O204]&amp;&quot;},&quot;" office:value-type="string" office:string-value="{&quot;Zlín&quot;,&quot;Otrokovice&quot;,69}," calcext:value-type="string">
            <text:p>{"Zlín","Otrokovice",69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Zlín</text:p>
          </table:table-cell>
          <table:table-cell office:value-type="string" calcext:value-type="string">
            <text:p>Valašské Klobouky</text:p>
          </table:table-cell>
          <table:table-cell table:formula="of:=SUMIF([.$G$3:.$G$79];[.M205];[.$F$3:.$F$79])" office:value-type="float" office:value="69" calcext:value-type="float">
            <text:p>69</text:p>
          </table:table-cell>
          <table:table-cell table:number-columns-repeated="7"/>
          <table:table-cell table:formula="of:=&quot;{&quot;&quot;&quot;&amp;[.M205]&amp;&quot;&quot;&quot;,&quot;&quot;&quot;&amp;[.N205]&amp;&quot;&quot;&quot;,&quot;&amp;[.O205]&amp;&quot;},&quot;" office:value-type="string" office:string-value="{&quot;Zlín&quot;,&quot;Valašské Klobouky&quot;,69}," calcext:value-type="string">
            <text:p>{"Zlín","Valašské Klobouky",69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Zlín</text:p>
          </table:table-cell>
          <table:table-cell office:value-type="string" calcext:value-type="string">
            <text:p>Vizovice</text:p>
          </table:table-cell>
          <table:table-cell table:formula="of:=SUMIF([.$G$3:.$G$79];[.M206];[.$F$3:.$F$79])" office:value-type="float" office:value="69" calcext:value-type="float">
            <text:p>69</text:p>
          </table:table-cell>
          <table:table-cell table:number-columns-repeated="7"/>
          <table:table-cell table:formula="of:=&quot;{&quot;&quot;&quot;&amp;[.M206]&amp;&quot;&quot;&quot;,&quot;&quot;&quot;&amp;[.N206]&amp;&quot;&quot;&quot;,&quot;&amp;[.O206]&amp;&quot;},&quot;" office:value-type="string" office:string-value="{&quot;Zlín&quot;,&quot;Vizovice&quot;,69}," calcext:value-type="string">
            <text:p>{"Zlín","Vizovice",69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Zlín</text:p>
          </table:table-cell>
          <table:table-cell table:formula="of:=SUMIF([.$G$3:.$G$79];[.M207];[.$F$3:.$F$79])" office:value-type="float" office:value="69" calcext:value-type="float">
            <text:p>69</text:p>
          </table:table-cell>
          <table:table-cell table:number-columns-repeated="7"/>
          <table:table-cell table:formula="of:=&quot;{&quot;&quot;&quot;&amp;[.M207]&amp;&quot;&quot;&quot;,&quot;&quot;&quot;&amp;[.N207]&amp;&quot;&quot;&quot;,&quot;&amp;[.O207]&amp;&quot;},&quot;" office:value-type="string" office:string-value="{&quot;Zlín&quot;,&quot;Zlín&quot;,69}," calcext:value-type="string">
            <text:p>{"Zlín","Zlín",69},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Praha</text:p>
          </table:table-cell>
          <table:table-cell table:formula="of:=SUMIF([.$G$3:.$G$79];[.M208];[.$F$3:.$F$79])" office:value-type="float" office:value="76" calcext:value-type="float">
            <text:p>76</text:p>
          </table:table-cell>
          <table:table-cell table:number-columns-repeated="7"/>
          <table:table-cell table:formula="of:=&quot;{&quot;&quot;&quot;&amp;[.M208]&amp;&quot;&quot;&quot;,&quot;&quot;&quot;&amp;[.N208]&amp;&quot;&quot;&quot;,&quot;&amp;[.O208]&amp;&quot;},&quot;" office:value-type="string" office:string-value="{&quot;Praha&quot;,&quot;Praha&quot;,76}," calcext:value-type="string">
            <text:p>{"Praha","Praha",76},</text:p>
          </table:table-cell>
        </table:table-row>
      </table:table>
      <table:table table:name="Excess deat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2">
          <table:table-cell table:number-columns-repeated="7"/>
        </table:table-row>
        <table:table-row table:style-name="ro2">
          <table:table-cell/>
          <table:table-cell table:formula="of:=[$'Districts and ORPs'.B3]" office:value-type="string" office:string-value="Hlavní město Praha" calcext:value-type="string">
            <text:p>Hlavní město Praha</text:p>
          </table:table-cell>
          <table:table-cell table:style-name="ce3" office:value-type="string" calcext:value-type="string">
            <text:p>Hlavní město Praha</text:p>
          </table:table-cell>
          <table:table-cell table:style-name="ce4" office:value-type="float" office:value="1335084" calcext:value-type="float">
            <text:p>1,335,084</text:p>
          </table:table-cell>
          <table:table-cell table:style-name="ce5" office:value-type="float" office:value="1516" calcext:value-type="float">
            <text:p>1516</text:p>
          </table:table-cell>
          <table:table-cell table:style-name="ce5" table:formula="of:=[.E2]/[.D2]*100000" office:value-type="float" office:value="113.550907658245" calcext:value-type="float">
            <text:p>113.55090765824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4]" office:value-type="string" office:string-value="Středočeský kraj" calcext:value-type="string">
            <text:p>Středočeský kraj</text:p>
          </table:table-cell>
          <table:table-cell table:style-name="ce3" office:value-type="string" calcext:value-type="string">
            <text:p>Středočeský kraj</text:p>
          </table:table-cell>
          <table:table-cell table:style-name="ce4" office:value-type="float" office:value="1397997" calcext:value-type="float">
            <text:p>1,397,997</text:p>
          </table:table-cell>
          <table:table-cell table:style-name="ce5" office:value-type="float" office:value="2338" calcext:value-type="float">
            <text:p>2338</text:p>
          </table:table-cell>
          <table:table-cell table:style-name="ce5" table:formula="of:=[.E3]/[.D3]*100000" office:value-type="float" office:value="167.239271615032" calcext:value-type="float">
            <text:p>167.23927161503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5]" office:value-type="string" office:string-value="Jihočeský kraj" calcext:value-type="string">
            <text:p>Jihočeský kraj</text:p>
          </table:table-cell>
          <table:table-cell table:style-name="ce3" office:value-type="string" calcext:value-type="string">
            <text:p>Jihočeský kraj</text:p>
          </table:table-cell>
          <table:table-cell table:style-name="ce4" office:value-type="float" office:value="643551" calcext:value-type="float">
            <text:p>643,551</text:p>
          </table:table-cell>
          <table:table-cell table:style-name="ce5" office:value-type="float" office:value="963" calcext:value-type="float">
            <text:p>963</text:p>
          </table:table-cell>
          <table:table-cell table:style-name="ce5" table:formula="of:=[.E4]/[.D4]*100000" office:value-type="float" office:value="149.638490189589" calcext:value-type="float">
            <text:p>149.63849018958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6]" office:value-type="string" office:string-value="Plzeňský kraj" calcext:value-type="string">
            <text:p>Plzeňský kraj</text:p>
          </table:table-cell>
          <table:table-cell table:style-name="ce3" office:value-type="string" calcext:value-type="string">
            <text:p>Plzeňský kraj</text:p>
          </table:table-cell>
          <table:table-cell table:style-name="ce4" office:value-type="float" office:value="591041" calcext:value-type="float">
            <text:p>591,041</text:p>
          </table:table-cell>
          <table:table-cell table:style-name="ce6" office:value-type="float" office:value="1230" calcext:value-type="float">
            <text:p>1230</text:p>
          </table:table-cell>
          <table:table-cell table:style-name="ce5" table:formula="of:=[.E5]/[.D5]*100000" office:value-type="float" office:value="208.107390181053" calcext:value-type="float">
            <text:p>208.10739018105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7]" office:value-type="string" office:string-value="Karlovarský kraj" calcext:value-type="string">
            <text:p>Karlovarský kraj</text:p>
          </table:table-cell>
          <table:table-cell table:style-name="ce3" office:value-type="string" calcext:value-type="string">
            <text:p>Karlovarský kraj</text:p>
          </table:table-cell>
          <table:table-cell table:style-name="ce4" office:value-type="float" office:value="293311" calcext:value-type="float">
            <text:p>293,311</text:p>
          </table:table-cell>
          <table:table-cell table:style-name="ce6" office:value-type="float" office:value="1117" calcext:value-type="float">
            <text:p>1117</text:p>
          </table:table-cell>
          <table:table-cell table:style-name="ce5" table:formula="of:=[.E6]/[.D6]*100000" office:value-type="float" office:value="380.824449134195" calcext:value-type="float">
            <text:p>380.82444913419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8]" office:value-type="string" office:string-value="Ústecký kraj" calcext:value-type="string">
            <text:p>Ústecký kraj</text:p>
          </table:table-cell>
          <table:table-cell table:style-name="ce3" office:value-type="string" calcext:value-type="string">
            <text:p>Ústecký kraj</text:p>
          </table:table-cell>
          <table:table-cell table:style-name="ce4" office:value-type="float" office:value="817004" calcext:value-type="float">
            <text:p>817,004</text:p>
          </table:table-cell>
          <table:table-cell table:style-name="ce6" office:value-type="float" office:value="1708" calcext:value-type="float">
            <text:p>1708</text:p>
          </table:table-cell>
          <table:table-cell table:style-name="ce5" table:formula="of:=[.E7]/[.D7]*100000" office:value-type="float" office:value="209.056504007324" calcext:value-type="float">
            <text:p>209.05650400732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9]" office:value-type="string" office:string-value="Liberecký kraj" calcext:value-type="string">
            <text:p>Liberecký kraj</text:p>
          </table:table-cell>
          <table:table-cell table:style-name="ce3" office:value-type="string" calcext:value-type="string">
            <text:p>Liberecký kraj</text:p>
          </table:table-cell>
          <table:table-cell table:style-name="ce4" office:value-type="float" office:value="442476" calcext:value-type="float">
            <text:p>442,476</text:p>
          </table:table-cell>
          <table:table-cell table:style-name="ce6" office:value-type="float" office:value="880" calcext:value-type="float">
            <text:p>880</text:p>
          </table:table-cell>
          <table:table-cell table:style-name="ce5" table:formula="of:=[.E8]/[.D8]*100000" office:value-type="float" office:value="198.880843254775" calcext:value-type="float">
            <text:p>198.88084325477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10]" office:value-type="string" office:string-value="Královéhradecký kraj" calcext:value-type="string">
            <text:p>Královéhradecký kraj</text:p>
          </table:table-cell>
          <table:table-cell table:style-name="ce3" office:value-type="string" calcext:value-type="string">
            <text:p>Královéhradecký kraj</text:p>
          </table:table-cell>
          <table:table-cell table:style-name="ce4" office:value-type="float" office:value="550803" calcext:value-type="float">
            <text:p>550,803</text:p>
          </table:table-cell>
          <table:table-cell table:style-name="ce6" office:value-type="float" office:value="1419" calcext:value-type="float">
            <text:p>1419</text:p>
          </table:table-cell>
          <table:table-cell table:style-name="ce5" table:formula="of:=[.E9]/[.D9]*100000" office:value-type="float" office:value="257.623869151039" calcext:value-type="float">
            <text:p>257.62386915103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11]" office:value-type="string" office:string-value="Pardubický kraj" calcext:value-type="string">
            <text:p>Pardubický kraj</text:p>
          </table:table-cell>
          <table:table-cell table:style-name="ce3" office:value-type="string" calcext:value-type="string">
            <text:p>Pardubický kraj</text:p>
          </table:table-cell>
          <table:table-cell table:style-name="ce4" office:value-type="float" office:value="522856" calcext:value-type="float">
            <text:p>522,856</text:p>
          </table:table-cell>
          <table:table-cell table:style-name="ce6" office:value-type="float" office:value="1093" calcext:value-type="float">
            <text:p>1093</text:p>
          </table:table-cell>
          <table:table-cell table:style-name="ce5" table:formula="of:=[.E10]/[.D10]*100000" office:value-type="float" office:value="209.044172774148" calcext:value-type="float">
            <text:p>209.04417277414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12]" office:value-type="string" office:string-value="Kraj Vysočina" calcext:value-type="string">
            <text:p>Kraj Vysočina</text:p>
          </table:table-cell>
          <table:table-cell table:style-name="ce3" office:value-type="string" calcext:value-type="string">
            <text:p>Kraj Vysočina</text:p>
          </table:table-cell>
          <table:table-cell table:style-name="ce4" office:value-type="float" office:value="508852" calcext:value-type="float">
            <text:p>508,852</text:p>
          </table:table-cell>
          <table:table-cell table:style-name="ce6" office:value-type="float" office:value="623" calcext:value-type="float">
            <text:p>623</text:p>
          </table:table-cell>
          <table:table-cell table:style-name="ce5" table:formula="of:=[.E11]/[.D11]*100000" office:value-type="float" office:value="122.432455802473" calcext:value-type="float">
            <text:p>122.43245580247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13]" office:value-type="string" office:string-value="Jihomoravský kraj" calcext:value-type="string">
            <text:p>Jihomoravský kraj</text:p>
          </table:table-cell>
          <table:table-cell table:style-name="ce3" office:value-type="string" calcext:value-type="string">
            <text:p>Jihomoravský kraj</text:p>
          </table:table-cell>
          <table:table-cell table:style-name="ce4" office:value-type="float" office:value="1195327" calcext:value-type="float">
            <text:p>1,195,327</text:p>
          </table:table-cell>
          <table:table-cell table:style-name="ce6" office:value-type="float" office:value="1624" calcext:value-type="float">
            <text:p>1624</text:p>
          </table:table-cell>
          <table:table-cell table:style-name="ce5" table:formula="of:=[.E12]/[.D12]*100000" office:value-type="float" office:value="135.86240417894" calcext:value-type="float">
            <text:p>135.8624041789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14]" office:value-type="string" office:string-value="Olomoucký kraj" calcext:value-type="string">
            <text:p>Olomoucký kraj</text:p>
          </table:table-cell>
          <table:table-cell table:style-name="ce3" office:value-type="string" calcext:value-type="string">
            <text:p>Olomoucký kraj</text:p>
          </table:table-cell>
          <table:table-cell table:style-name="ce4" office:value-type="float" office:value="630522" calcext:value-type="float">
            <text:p>630,522</text:p>
          </table:table-cell>
          <table:table-cell table:style-name="ce6" office:value-type="float" office:value="848" calcext:value-type="float">
            <text:p>848</text:p>
          </table:table-cell>
          <table:table-cell table:style-name="ce5" table:formula="of:=[.E13]/[.D13]*100000" office:value-type="float" office:value="134.491738591199" calcext:value-type="float">
            <text:p>134.49173859119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15]" office:value-type="string" office:string-value="Zlínský kraj" calcext:value-type="string">
            <text:p>Zlínský kraj</text:p>
          </table:table-cell>
          <table:table-cell table:style-name="ce3" office:value-type="string" calcext:value-type="string">
            <text:p>Zlínský kraj</text:p>
          </table:table-cell>
          <table:table-cell table:style-name="ce4" office:value-type="float" office:value="580119" calcext:value-type="float">
            <text:p>580,119</text:p>
          </table:table-cell>
          <table:table-cell table:style-name="ce6" office:value-type="float" office:value="681" calcext:value-type="float">
            <text:p>681</text:p>
          </table:table-cell>
          <table:table-cell table:style-name="ce5" table:formula="of:=[.E14]/[.D14]*100000" office:value-type="float" office:value="117.389707973709" calcext:value-type="float">
            <text:p>117.38970797370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table:formula="of:=[$'Districts and ORPs'.B16]" office:value-type="string" office:string-value="Moravskoslezský kraj" calcext:value-type="string">
            <text:p>Moravskoslezský kraj</text:p>
          </table:table-cell>
          <table:table-cell table:style-name="ce3" office:value-type="string" calcext:value-type="string">
            <text:p>Moravskoslezský kraj</text:p>
          </table:table-cell>
          <table:table-cell table:style-name="ce4" office:value-type="float" office:value="1192834" calcext:value-type="float">
            <text:p>1,192,834</text:p>
          </table:table-cell>
          <table:table-cell table:style-name="ce6" office:value-type="float" office:value="1932" calcext:value-type="float">
            <text:p>1932</text:p>
          </table:table-cell>
          <table:table-cell table:style-name="ce5" table:formula="of:=[.E15]/[.D15]*100000" office:value-type="float" office:value="161.967214214216" calcext:value-type="float">
            <text:p>161.967214214216</text:p>
          </table:table-cell>
          <table:table-cell office:value-type="string" calcext:value-type="string">
            <text:p>,</text:p>
          </table:table-cell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Orp wiki import'.C1:'Orp wiki import'.D29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0" loext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1:00:49.867879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8:17:50.857670228</meta:creation-date>
    <dc:date>2021-11-01T14:26:08.159575632</dc:date>
    <meta:editing-duration>PT2H47M19S</meta:editing-duration>
    <meta:editing-cycles>4</meta:editing-cycles>
    <meta:generator>LibreOffice/6.4.7.2$Linux_X86_64 LibreOffice_project/40$Build-2</meta:generator>
    <meta:document-statistic meta:table-count="3" meta:cell-count="2600" meta:object-count="0"/>
  </office:meta>
</office:document-meta>
</file>